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helvetica" svg:font-family="helvetica" style:font-adornments="Regular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73cm"/>
    </style:style>
    <style:style style:name="co3" style:family="table-column">
      <style:table-column-properties fo:break-before="auto" style:column-width="3.491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4.009cm"/>
    </style:style>
    <style:style style:name="co6" style:family="table-column">
      <style:table-column-properties fo:break-before="auto" style:column-width="5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helvetica" fo:font-weight="normal" style:font-weight-asian="bold" style:font-weight-complex="bold"/>
    </style:style>
    <style:style style:name="ce2" style:family="table-cell" style:parent-style-name="Default">
      <style:text-properties style:font-name="helvetica" fo:font-weight="normal"/>
    </style:style>
    <style:style style:name="ce3" style:family="table-cell" style:parent-style-name="Default" style:data-style-name="N99">
      <style:text-properties style:font-name="helvetica" fo:font-weight="normal"/>
    </style:style>
    <style:style style:name="ce4" style:family="table-cell" style:parent-style-name="Default" style:data-style-name="N0">
      <style:text-properties style:font-name="helvetica" fo:font-weight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elvetica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helvetica" fo:font-weight="normal" style:font-weight-asian="normal" style:font-weight-complex="normal"/>
    </style:style>
    <style:style style:name="ce7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helvetica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style:font-name="helvetica" fo:font-weight="normal" style:font-weight-asian="bold" style:font-weight-complex="bold"/>
    </style:style>
    <style:style style:name="ce9" style:family="table-cell" style:parent-style-name="Default">
      <style:table-cell-properties fo:wrap-option="no-wrap"/>
      <style:text-properties style:font-name="helvetica" fo:font-weight="normal"/>
    </style:style>
    <style:style style:name="ce1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helvetica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1" table:default-cell-style-name="ce9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evolved organism</text:p>
          </table:table-cell>
          <table:table-cell table:style-name="ce1" office:value-type="string" calcext:value-type="string">
            <text:p>selection pressure</text:p>
          </table:table-cell>
          <table:table-cell table:style-name="ce1" office:value-type="string" calcext:value-type="string">
            <text:p>reached threshold</text:p>
          </table:table-cell>
          <table:table-cell table:style-name="ce1" office:value-type="string" calcext:value-type="string">
            <text:p>reproduciblity</text:p>
          </table:table-cell>
          <table:table-cell table:style-name="ce1" office:value-type="string" calcext:value-type="string">
            <text:p>average complexity</text:p>
          </table:table-cell>
          <table:table-cell table:style-name="ce1" office:value-type="string" calcext:value-type="string">
            <text:p>Stem-cell system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genome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85.1581" calcext:value-type="float">
            <text:p>85.1581</text:p>
          </table:table-cell>
          <table:table-cell office:value-type="float" office:value="0.574826" calcext:value-type="float">
            <text:p>0.574826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1, 0, -1, 1, 0, -2, 0, 1, 0 }, { 2, 0, -1, 1, 0, 0, 0, 0, 0 }, { 0, 1, -1, 1, 1, 0, 0, 0, 0 }, { -1, 1, -2, 0, 1, -1, 2, 1, 1 }, { 0, 1, 0, -2, 0, 0, 1, 0, 2 }, { -2, 0, 1, 0, 2, 2, 1, -1, -1 }, { -1, 2, 1, 0, 0, 1, 0, 0, -1 }, { 2, 0, 0, 2, 0, 0, 1, 0, -1 }, { 0, 0, 0, -1, 0, 0, 0, 0, 0 }, { 0, 0, 0, 0, 0, 0, 1, 0, 0 }, { 0, 0, -1, 0, 0, 0, 0, 0, 0 }, { 0, 1, 0, 0, 0, 0, -2, 0, 1 }, { 0, -2, 0, -1, 0, -1, 0, -1, 1 }, { 0, 0, 1, -2, 0, 0, -1, 0, 1 }, { 1, 0, 0, 0, -1, 0, 0, 0, 1 }, { 0, -1, 0, -1, -1, 1, -1, 0, 0 }, { -1, 0, 0, 0, 0, 0, -2, -1, 0 }, { -2, 0, 1, 0, 0, 1, 2, -2, 1 }, { 0, 0, 0, 0, 0, 0, 1, -2, 0 }, { 0, 2, 0, 0, 0, 1, 0, -1, 0 }, { -1, 0, 0, 1, -1, 0, 0, 2, 2 }, { 0, 0, 2, 0, 0, 0, 1, 1, 0 }, { -1, 0, -1, 1, -1, 0, -1, 1, 0 }, { 1, 0, -1, 0, 0, 0, 1, 0, 0 }, { 0, 0, -1, 0, 0, 2, -1, 0, 0 }, { 0, 0, -2, 0, 0, 0, -1, 0, -1 }, { 0, 0, -1, 0, 0, -1, 1, 1, 0 }, }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92.3269" calcext:value-type="float">
            <text:p>92.3269</text:p>
          </table:table-cell>
          <table:table-cell office:value-type="float" office:value="0.571458" calcext:value-type="float">
            <text:p>0.571458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1, 1, 0, -2, 0, 1, 0, 1 }, { 0, 0, -1, 1, -1, 1, 0, 0, -1 }, { 0, 1, 0, 0, 0, 0, 1, 0, 0 }, { 1, 0, 0, 0, 0, 0, 1, -2, 0 }, { -1, 2, 0, 2, 1, 0, -1, 1, 0 }, { 0, 0, 1, 1, 0, -1, 2, -1, 0 }, { 1, 0, 1, 0, 2, 0, 0, 0, 1 }, { 0, 0, 1, 0, -1, -1, 2, 0, 0 }, { -2, 1, 0, -1, 0, 1, -1, 1, -1 }, { 0, -1, 0, 0, 1, 1, 1, 0, -2 }, { 1, 1, 0, 0, 0, 0, 1, -1, 2 }, { 0, 0, 1, 1, 0, 0, 0, -2, 0 }, { 1, -2, 0, 0, 0, 0, 0, 0, -1 }, { 0, 0, 0, 0, 0, 1, 0, 0, -1 }, { 0, 0, 0, -2, 0, -1, 0, -1, -1 }, { -1, 1, 0, 1, -1, 1, 1, 1, 0 }, { 0, -1, 2, 2, 0, -2, 0, 0, 2 }, { 0, 0, 0, 0, 0, 0, 1, 0, 0 }, { 1, 0, -2, 0, 0, 0, 0, -1, 1 }, { 0, -1, 0, 0, 0, 2, 0, 0, 1 }, { 0, 0, 0, 0, -1, 0, -1, 1, 0 }, { 0, -1, 2, 0, 2, -1, -1, 0, 2 }, { 0, 1, 0, -2, 0, 0, 0, 0, 1 }, { 0, 0, -1, 0, 0, 0, 0, 1, 0 }, { 0, 1, 0, 1, 0, 0, 0, 0, 1 }, { 0, 1, 0, 0, 0, 0, 0, 0, 1 }, { 0, 0, 0, 0, 0, 0, 0, 0, 1 }, }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93.329" calcext:value-type="float">
            <text:p>93.329</text:p>
          </table:table-cell>
          <table:table-cell office:value-type="float" office:value="0.558104" calcext:value-type="float">
            <text:p>0.558104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2, 0, 0, -1, 0, 0, 1, 2, 1 }, { 1, 1, 0, -1, 1, 0, 0, 0, 0 }, { -2, 0, -1, 0, 0, -1, 0, 1, 0 }, { 1, 0, 2, 1, 0, 1, 0, 0, -2 }, { -2, 0, 1, 0, 2, -1, -1, -1, 2 }, { 0, 0, 0, 0, 0, 1, 0, 0, 0 }, { -2, 0, -1, 0, 2, 0, 1, 0, -1 }, { 1, 0, -2, 0, -1, -2, 0, 0, 0 }, { -1, 0, 1, 0, -1, 1, 0, 0, 0 }, { 1, 0, 1, 0, 0, 1, -1, 2, 1 }, { 0, 0, 0, 0, -1, 1, 0, 0, -1 }, { 0, 2, 1, 0, -1, -2, 1, 0, 2 }, { 0, 0, 0, -1, -1, 1, 0, 0, -1 }, { -2, 0, 1, -2, 0, 1, 0, 0, 0 }, { 0, 1, 0, 0, 0, 0, 0, 0, 0 }, { -1, 0, -1, 0, 0, 0, -1, 0, 0 }, { 0, -1, 0, 0, 1, -1, 0, 0, 0 }, { 0, -1, 0, 0, 0, 1, 0, -2, 2 }, { 0, 1, 0, 1, 0, 0, 0, 0, -1 }, { 1, -1, 0, 0, 0, 0, 1, -1, 0 }, { 0, -1, 0, 0, 0, 1, 0, 0, 1 }, { 0, 0, 0, 1, 0, 0, 0, 0, -1 }, { 0, 0, -2, 0, 1, -2, 0, 0, 0 }, { 1, 0, -1, 0, -2, -1, 1, -1, 2 }, { 0, 0, 1, 0, 0, 0, -2, 0, 1 }, { 1, 0, 0, -1, 0, 0, 0, -1, 2 }, { 0, 0, 0, 0, 0, 0, 1, 0, 1 }, }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22.231" calcext:value-type="float">
            <text:p>122.231</text:p>
          </table:table-cell>
          <table:table-cell office:value-type="float" office:value="0.447914" calcext:value-type="float">
            <text:p>0.447914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1, -1, 0, 0, -1, 0, 0, 0, 1 }, { 1, 0, -2, 0, 1, 0, 0, -2, 2 }, { -2, 0, 0, 1, 0, 1, 0, -1, 1 }, { 0, 1, 0, 0, 0, -1, 1, 0, 0 }, { 2, 0, 1, 0, 0, -1, 0, 0, -1 }, { 0, 0, 0, 0, 0, 1, 0, 0, 0 }, { 1, 1, 2, 2, 0, -2, 0, 1, 0 }, { 0, 1, 0, 0, 0, 0, 0, 0, 0 }, { 0, 0, 0, 0, 0, 2, -1, 2, -1 }, { 0, 0, 1, 1, 1, 0, 1, 1, 1 }, { 0, 1, 0, 0, 1, 0, 1, 0, 0 }, { 2, -1, -2, 0, 0, 0, 0, 0, -1 }, { 0, 0, 2, 0, 0, 0, 0, 1, 0 }, { -1, 2, 0, 0, 1, -2, 0, 0, -2 }, { 0, 0, 0, 0, -2, -2, 0, 1, 1 }, { 0, 0, -1, 0, 2, 1, 0, -1, 0 }, { 0, 0, 2, 0, 0, 0, -1, 1, 0 }, { -1, -2, 0, -1, 2, -2, -2, 0, -1 }, { 0, 0, 0, 0, 0, 0, 0, 1, 0 }, { 0, 0, 0, 0, -1, 0, 1, 0, 0 }, { 0, 0, 1, -1, 1, 1, 1, -2, 1 }, { 0, 0, -1, 0, 1, 1, -1, -1, 1 }, { -1, 1, 1, 1, -1, 0, 1, -2, 0 }, { -1, 0, 0, 0, 0, 0, 0, 0, 1 }, { -2, -1, 0, -2, 0, 2, 1, 1, 0 }, { 0, -2, 0, 0, 0, 1, 0, 0, 0 }, { 0, 1, 0, 0, -1, 0, 0, 1, -2 }, }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06.126" calcext:value-type="float">
            <text:p>106.126</text:p>
          </table:table-cell>
          <table:table-cell office:value-type="float" office:value="0.548059" calcext:value-type="float">
            <text:p>0.548059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0, 0, 0, -1, 0, 0, 0 }, { -1, -1, 0, 0, -2, 0, 0, -1, 0 }, { 0, 0, 2, 1, 0, -1, 2, 1, 0 }, { 2, 0, 0, 0, 0, 0, -2, 0, 0 }, { 0, 0, 0, 1, 1, -1, -1, 0, -2 }, { 0, 0, -2, 0, -1, -1, 1, 0, 0 }, { 0, 0, 0, 0, 2, 0, 0, 0, 1 }, { 0, 0, 2, 2, -1, -2, 0, 0, 0 }, { 0, -2, -1, 0, -1, -1, 0, 1, 0 }, { -2, 2, 0, 0, 0, 0, 1, 0, 0 }, { -1, 0, 2, -1, 0, 0, 0, 1, -1 }, { -1, 0, 0, 1, 0, 0, 1, 0, 1 }, { 0, 0, 1, 2, 0, 0, -1, 0, 1 }, { -1, 1, 1, 1, 0, 0, 0, 1, 0 }, { 0, 2, 0, 0, 0, 0, 0, -1, 0 }, { 0, 0, 1, -2, 0, 0, 0, 0, 0 }, { 0, -1, 0, 0, 0, 2, 0, 1, 0 }, { 0, 1, 0, -2, 2, 0, 0, 0, 0 }, { -2, -1, 1, -1, -1, 0, -1, -1, 0 }, { 0, 1, 0, 0, 0, 0, 0, 0, 1 }, { -1, 2, 0, -1, 0, 0, 1, -1, 0 }, { 1, -1, 0, 1, 0, 2, 0, -1, 1 }, { 0, -2, 0, 0, -2, 0, 1, 0, 1 }, { -1, 0, 0, 0, -2, 0, 1, 0, 1 }, { 1, 0, 0, 0, 0, 1, 0, 0, 1 }, { 0, 1, 0, 2, 0, -1, 1, 0, 1 }, { 0, -1, 0, 0, 2, 0, 1, -2, -1 }, }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05.426" calcext:value-type="float">
            <text:p>105.426</text:p>
          </table:table-cell>
          <table:table-cell office:value-type="float" office:value="0.523456" calcext:value-type="float">
            <text:p>0.523456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1, 1, 0, 1, 0, -1, 0, 0, -1 }, { -2, 0, 2, 2, 0, -1, 0, -1, -1 }, { 0, 0, 0, 0, 0, 2, 0, 0, 0 }, { 0, 0, 0, 0, 0, 0, 1, 0, 0 }, { 0, 1, -1, 0, -1, 0, 1, 0, 1 }, { 1, 0, -1, -2, 0, -2, -2, 0, 0 }, { 0, -1, -1, 2, 1, 0, 0, 1, 0 }, { -1, 0, 0, 1, 0, -1, 0, 0, -1 }, { -1, -1, -1, 0, 0, 0, 0, 0, 1 }, { 1, 0, 0, 0, 0, 0, 0, 0, 0 }, { 1, 0, -1, 1, 0, 0, 1, 0, 0 }, { 0, 0, 0, 0, 0, 1, -2, 1, 0 }, { 1, 0, 1, -1, 0, 0, 0, 1, 1 }, { -1, 0, 0, 0, 0, 1, 1, 2, 0 }, { 0, 2, 0, 1, 1, 0, 0, 0, 0 }, { 0, 1, 0, -1, 0, 0, 2, 0, -2 }, { 1, 0, 0, 1, 0, -1, 0, -1, 0 }, { 0, 0, 1, 0, 0, -1, 0, 1, 0 }, { -1, -1, 0, 0, 0, 0, 0, 1, -2 }, { 0, 0, -2, 0, 0, 0, 0, 1, -1 }, { -1, 0, 0, -1, 0, 0, 0, 0, 1 }, { 0, 0, 0, -1, -1, 0, 0, 0, 0 }, { 1, 0, 0, -2, -1, 0, 2, 1, 1 }, { -1, -1, -1, 0, 0, 1, 0, 2, -1 }, { 1, 0, -2, -2, -1, -2, 2, 1, 0 }, { 0, 1, 1, 0, 0, 1, -1, 2, -1 }, { 1, 0, 0, -2, -1, 0, 2, 1, 1 }, }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12.146" calcext:value-type="float">
            <text:p>112.146</text:p>
          </table:table-cell>
          <table:table-cell office:value-type="float" office:value="0.525933" calcext:value-type="float">
            <text:p>0.525933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1, 0, 0, -2, -1, 1, 0 }, { 2, -1, 0, 0, 0, 1, -1, 0, -1 }, { -1, 0, 0, 0, -1, 0, 0, 0, 0 }, { 1, -1, -1, 0, -1, -2, -1, 2, 1 }, { 0, 1, 1, 0, -1, 0, 0, 1, -1 }, { 0, -1, 1, 0, 0, 0, -1, 0, 0 }, { -1, 0, -1, 0, 1, 0, -2, 0, -1 }, { 0, 0, -1, 0, 1, 1, 1, 1, 0 }, { 0, 0, -1, 0, 1, 0, 0, 0, -1 }, { 0, 0, 0, 0, 0, 0, 0, 0, 2 }, { 0, 0, 0, 1, 0, -2, 0, 0, 0 }, { 0, 2, 0, 0, 2, -1, 0, -1, 0 }, { 0, -1, 0, -1, 1, -1, -1, 0, 1 }, { 0, 0, 0, 2, -1, 0, 1, 0, -2 }, { -1, 2, 2, 0, 1, -1, 2, 0, 0 }, { 0, 0, -1, 1, 0, 0, 2, 0, 1 }, { 0, 0, 0, 2, 1, 1, 1, -1, 1 }, { 0, -1, 1, 1, 2, 0, 0, 0, 0 }, { 1, 0, 1, -2, 0, 0, 0, 1, 0 }, { 0, 0, 1, 1, -1, -2, 0, 0, 0 }, { -1, 0, 0, 0, -1, 0, -1, -2, 0 }, { 0, 0, 0, 0, 1, -1, 0, -1, 0 }, { -1, 0, -1, 0, 0, 0, 1, 1, 0 }, { -1, 0, -1, 1, 0, 0, 0, 0, 0 }, { -1, 0, 1, 1, 0, 1, 0, 0, 0 }, { 2, -1, -1, -1, 0, 1, 0, 0, 0 }, { 0, -2, 0, -1, 0, 2, -1, -1, 0 }, }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05.177" calcext:value-type="float">
            <text:p>105.177</text:p>
          </table:table-cell>
          <table:table-cell office:value-type="float" office:value="0.548794" calcext:value-type="float">
            <text:p>0.548794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-1, 0, -2, 1, -1, -1, -1 }, { 2, 0, 0, 1, 1, 0, 0, 0, 0 }, { 0, 1, 0, -1, 0, -1, 1, 0, 0 }, { -2, 1, 1, 1, 1, 0, 0, 1, 1 }, { 0, 0, 1, 0, 0, 0, -1, 0, 0 }, { 0, -1, 0, 0, 0, -1, -1, 0, -1 }, { 0, -2, 0, 1, 1, 1, 0, -1, 1 }, { 0, 0, 2, 0, 1, -1, 0, 0, -1 }, { 0, 1, -1, 0, 0, 0, 0, 0, 1 }, { 0, 0, 0, 0, 0, 1, 0, 0, 1 }, { -1, 0, 2, 0, 0, -1, 0, 0, 1 }, { -1, 0, 1, 1, 0, 0, 0, 0, 0 }, { 0, 0, 0, 0, 0, -1, 1, 1, 0 }, { -2, 0, 0, 0, 0, 0, -1, 0, 1 }, { -2, 0, 1, 0, 1, -1, -1, 0, 0 }, { 0, 0, 0, 1, -1, 0, 0, 0, 0 }, { -1, 0, -2, 0, -1, -1, -1, 0, 0 }, { 1, -2, 1, -1, -1, 1, 0, 0, 0 }, { 0, 0, 0, 1, 0, 0, 1, 0, -1 }, { 1, -1, 0, 2, 0, -2, 0, 0, 0 }, { -1, 0, 0, -1, 0, -2, 0, -1, 0 }, { 0, 0, 1, 0, 0, 2, 1, 0, 0 }, { 1, 0, 1, 0, 0, 1, 0, 0, 0 }, { 0, 0, 1, 0, 0, 0, 0, 0, 0 }, { 1, 0, 1, 1, 0, 0, 0, 0, -1 }, { 0, 0, -1, 0, -1, 0, -2, -1, 1 }, { 0, 0, 1, 0, -1, 0, 0, 0, 0 }, }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20.831" calcext:value-type="float">
            <text:p>120.831</text:p>
          </table:table-cell>
          <table:table-cell office:value-type="float" office:value="0.507988" calcext:value-type="float">
            <text:p>0.507988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0, 0, 1, 1, 0, 1, 0 }, { 1, 0, 0, 0, 0, -1, 1, 0, 0 }, { 0, 0, 0, 0, 0, 1, 0, -1, 0 }, { 1, 0, 0, 0, 0, 0, 1, 2, 0 }, { 0, 1, 0, -1, -2, 0, 0, 1, 1 }, { -2, -1, 0, 0, 0, 0, 0, -2, 0 }, { -2, 0, 0, 2, 2, 0, 0, -2, 1 }, { 0, 0, 1, 0, 0, 0, 0, -1, 1 }, { 0, -1, 0, 1, 1, 0, -1, 1, 2 }, { 0, -1, 0, 1, 0, 0, 0, 1, 0 }, { 1, 1, 0, 0, 0, 2, -1, 0, 1 }, { 0, 1, 2, 0, -1, 0, 1, 0, 0 }, { -1, -1, 0, -1, 0, 1, 0, 0, 1 }, { 1, 0, 1, -1, 1, 0, 2, 0, 0 }, { 0, 2, -1, 0, 0, 0, 0, 0, 2 }, { 0, 1, 0, 0, -2, -2, -1, -1, 1 }, { -1, 1, 0, 0, 0, 0, 0, 1, 0 }, { 0, 0, -1, 1, 2, -1, 0, -1, -1 }, { 1, 1, -1, -1, 1, 0, 0, 0, -1 }, { 0, 1, 0, 0, -1, 0, 0, 0, 0 }, { 0, 0, 0, 0, 0, 0, 0, 0, 1 }, { 0, -1, 0, 0, 0, -1, -1, 0, -1 }, { -1, 0, 0, 1, 0, 0, 0, 0, 0 }, { 0, -1, 0, 1, 0, 1, 0, 0, 0 }, { 0, -1, -1, 1, 0, 0, 0, 0, 0 }, { -2, 1, 0, 0, 0, -2, 0, 1, 0 }, { -1, 0, -1, 1, -1, 0, -2, 0, 1 }, }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02.693" calcext:value-type="float">
            <text:p>102.693</text:p>
          </table:table-cell>
          <table:table-cell office:value-type="float" office:value="0.549763" calcext:value-type="float">
            <text:p>0.549763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1, 1, 1, 0, -1, 0, -1, 2, 1 }, { 1, 1, 0, 1, 0, 0, 2, 0, 0 }, { 1, 1, 0, -1, 0, 0, 0, 0, -2 }, { 1, 0, 1, -1, 2, 0, 0, 2, 0 }, { 1, 0, 0, 0, 0, 0, 0, -1, 1 }, { 0, 0, 1, 0, 1, 1, -1, 1, 0 }, { -2, 0, 0, 1, 0, 1, 1, -1, 0 }, { 0, 0, 0, 0, 0, 0, 0, 1, 2 }, { 0, 0, 0, 1, 1, -2, 0, 0, 0 }, { 0, 1, 0, -1, 0, -1, 0, 0, 0 }, { -1, 0, 1, 0, 0, 0, 1, 0, -1 }, { 0, 0, -1, 0, 0, -1, 1, -1, 0 }, { 0, 0, 0, 0, 1, -1, 0, 0, 0 }, { 1, 0, -2, 0, -1, 0, 0, 0, 0 }, { 0, 0, -1, 2, -1, 0, 0, 1, 1 }, { -1, 0, 0, 0, -2, 0, 1, 1, -1 }, { -1, 0, 1, 0, 1, 0, 0, 0, 0 }, { -1, 0, 1, 0, 0, -1, 2, 2, 0 }, { 1, 0, 1, 0, 0, 0, 0, 1, -2 }, { 0, 0, -2, 0, 0, 0, 1, -1, 1 }, { -1, -1, 0, 0, -2, 1, -1, -2, 1 }, { 1, -1, 2, 0, -1, 0, 0, 0, -2 }, { 0, 0, -1, 0, 0, 1, 0, 0, 0 }, { 0, 0, -1, 1, 1, 0, 0, 0, 0 }, { -1, 0, 0, 0, 0, 1, 0, 0, 0 }, { 0, 0, -1, 0, 0, 1, 0, 0, 0 }, { 0, 0, 0, 1, 0, -1, 0, 0, 1 }, }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30.479" calcext:value-type="float">
            <text:p>130.479</text:p>
          </table:table-cell>
          <table:table-cell office:value-type="float" office:value="0.555577" calcext:value-type="float">
            <text:p>0.555577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1, 1, 0, 2, 0, 0, -1 }, { -1, -1, 0, 2, -1, -1, 0, 0, 1 }, { -1, 0, 1, 1, -1, 2, 0, 0, -2 }, { 1, 0, 0, -1, 1, 2, -1, 1, -1 }, { -1, 0, 0, -1, -2, 0, 1, 0, 1 }, { 0, 0, -2, 1, -1, 1, 1, -2, 0 }, { 0, 0, 0, 1, 0, 0, -1, 1, 0 }, { 0, 0, 0, -1, -1, 1, 2, 0, 2 }, { 0, -2, 1, 0, -1, -1, 0, 0, 1 }, { 1, 0, -1, 0, 0, -2, 0, 0, -1 }, { 0, 0, 0, 0, -2, 0, 0, 1, 0 }, { 1, -1, 1, 0, 1, 0, 1, 0, -1 }, { 0, 0, 0, 0, 2, 0, 0, 1, 0 }, { 1, 1, 0, 0, 0, 1, 0, 1, 1 }, { -1, 0, 0, -1, 0, 1, 1, 0, 0 }, { -1, 2, 0, 0, 0, -1, 0, 1, 0 }, { 1, 2, 1, 1, 1, 1, 0, 0, -1 }, { -2, 0, 0, 0, 0, 0, 0, 0, 0 }, { 0, 0, 0, 0, 1, 0, -2, 1, 1 }, { -2, 0, 1, 0, 1, -1, 1, 0, 0 }, { 0, 0, 1, 0, 0, 1, 0, 0, -1 }, { -2, 1, 1, 0, 2, 1, 2, -1, 0 }, { -2, -1, 0, 0, 1, -1, 1, 0, 1 }, { 0, -1, 0, -2, 0, 0, 1, 0, 0 }, { -1, 0, 0, -1, 0, 0, 1, 0, -1 }, { -1, 0, 1, -1, 0, 0, 1, 0, 0 }, { -1, -1, -2, -2, 2, 0, 0, 1, 1 }, }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06.617" calcext:value-type="float">
            <text:p>106.617</text:p>
          </table:table-cell>
          <table:table-cell office:value-type="float" office:value="0.515819" calcext:value-type="float">
            <text:p>0.515819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1, 0, -1, 0, 0, -1, 0, 0, 0 }, { 0, -2, -1, 0, 0, 0, 0, 0, 2 }, { 1, 1, -1, 1, 0, 0, 0, 0, 2 }, { 0, 0, 0, 0, 0, 0, 1, -1, 0 }, { 2, 0, -1, 0, -1, 0, 1, 1, 1 }, { 0, 0, -1, 2, 0, 0, 2, -1, 0 }, { 1, 0, 1, 1, 0, 0, 0, 0, 0 }, { 1, 0, 0, 0, 0, 0, 0, 0, 2 }, { 1, 0, 0, 0, 1, 0, 0, 0, 0 }, { 0, -1, 0, -1, 0, 2, 1, 0, 0 }, { 0, 0, 2, 1, 1, 0, 0, 0, 0 }, { 0, 0, -2, -1, -1, 0, 0, 1, -1 }, { 0, 0, 2, 0, 0, 0, 0, 0, 0 }, { 0, 1, 0, 0, 0, 0, -1, 1, 0 }, { -1, -1, 2, -2, 0, 0, -2, 1, -1 }, { 0, 0, 0, 0, 0, 0, 0, 0, 0 }, { -1, -1, -1, 1, -1, 0, 2, -1, 0 }, { -1, 0, -2, 0, 0, -1, 0, 1, -1 }, { 0, 0, 0, 0, 0, 0, 0, 0, 0 }, { 0, -1, 1, -1, 0, 0, 0, 2, 0 }, { 0, 0, 0, 0, 0, 0, 1, 1, -1 }, { -2, 0, -1, 0, 0, -1, 0, 1, -2 }, { 1, 2, 0, 0, 0, 2, 1, -2, 0 }, { 0, 0, 0, 0, 0, 1, 0, 0, 0 }, { -2, 0, 1, -1, -1, 2, 0, 0, 0 }, { 1, 0, -1, 2, 1, 1, -1, -2, 2 }, { 0, 0, 0, 1, 0, 1, 0, 0, 0 }, }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47.204" calcext:value-type="float">
            <text:p>147.204</text:p>
          </table:table-cell>
          <table:table-cell office:value-type="float" office:value="0.455749" calcext:value-type="float">
            <text:p>0.455749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-1, 0, 0, 2, 0, 0, 0 }, { 2, 1, 1, 0, 1, 0, 0, 0, -1 }, { 2, 2, 0, 0, 0, 0, 0, 2, 0 }, { 0, 2, 0, 0, 0, 0, -1, -1, 1 }, { -1, 0, 0, 0, 1, 1, 0, 0, 0 }, { 0, 2, 2, 0, 1, 0, 0, 1, 0 }, { 0, 0, 0, 0, 0, 0, 0, 0, 0 }, { -1, 0, 0, 0, 0, 0, 0, 0, 0 }, { 1, 0, 0, 0, 0, 0, -1, 0, -1 }, { -1, 2, 0, 0, 0, 0, 1, 0, 0 }, { 0, 2, 0, 0, 0, 0, 0, 0, -1 }, { -1, -1, 0, 1, 0, 0, -1, -2, 0 }, { 0, 0, 0, -1, 0, 0, 0, 0, 0 }, { 1, 0, -1, 0, 0, 2, -1, 0, 0 }, { 0, 0, 2, 2, 0, 1, -1, 2, 1 }, { 1, 0, 1, 0, -1, 0, 0, -2, 0 }, { 0, 0, 1, 0, 1, -1, 1, -1, -1 }, { 0, 1, 1, 0, 0, -1, 0, 0, 2 }, { 0, 1, 1, 0, -1, -1, -1, 0, 1 }, { 2, -1, 1, -1, 0, 0, 0, 0, -1 }, { -2, -1, -1, 1, 0, -2, 0, 0, 0 }, { 0, 0, -2, 0, 0, -1, -1, -1, 0 }, { -1, 0, 0, -1, 2, 0, 0, -2, 0 }, { 0, -1, 0, 1, 0, 0, 0, 0, 0 }, { 0, -1, 0, 1, 0, 0, 0, 0, 0 }, { 0, -1, 0, 0, 0, 1, -1, 0, 0 }, { 0, 0, -1, 0, 1, 0, 0, -1, 0 }, }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20.599" calcext:value-type="float">
            <text:p>120.599</text:p>
          </table:table-cell>
          <table:table-cell office:value-type="float" office:value="0.505864" calcext:value-type="float">
            <text:p>0.505864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-1, -2, 0, 1, 1, 0, 0, 1 }, { 0, -1, 0, 0, 0, 0, 0, 0, 0 }, { 0, -2, 0, -1, 1, -1, 1, 0, 0 }, { -1, -2, 0, -1, 1, 0, 0, -2, 0 }, { 0, 0, 1, 0, 1, 1, 1, 2, 0 }, { 0, -2, 0, -1, 0, 2, -1, 1, 1 }, { 0, 0, 0, 0, 0, 1, 0, 0, 0 }, { 0, 0, 2, 0, -1, 0, -1, 0, 0 }, { 0, 0, 0, 1, 0, 0, 2, 2, 1 }, { 0, 1, 0, 0, 2, 1, 2, -1, 0 }, { 0, 0, 2, 1, 0, 0, 0, -2, -1 }, { 1, 1, 0, 0, -1, 0, -1, -1, 0 }, { 1, 0, 0, 0, 1, -1, 1, 0, 0 }, { 0, 0, 1, 2, 0, 0, 0, 2, 0 }, { -1, 0, 0, -1, 0, 0, 1, 0, 0 }, { -2, -1, 0, -1, 0, 1, 0, -1, 1 }, { -1, -1, 1, 2, 0, 1, 1, 0, 0 }, { 0, 2, -1, 1, 1, 0, 0, 2, 0 }, { -1, 0, 0, 0, -1, 1, 0, -1, 0 }, { 0, -1, 1, 0, 0, 0, 0, 0, 0 }, { -1, 0, 0, -1, 0, 0, -1, 1, 0 }, { 0, -1, 0, 0, 0, 0, 0, 0, 0 }, { -1, -1, 0, 0, 0, 0, 1, 0, 0 }, { -1, 1, 0, 0, 0, 0, 1, 0, 0 }, { 1, 1, -1, 2, 0, -1, 1, 0, 0 }, { -1, 0, 0, 0, 0, 0, 0, -1, 1 }, { -1, 0, 0, 0, 1, 0, 0, 0, 0 }, }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33.027" calcext:value-type="float">
            <text:p>133.027</text:p>
          </table:table-cell>
          <table:table-cell office:value-type="float" office:value="0.528577" calcext:value-type="float">
            <text:p>0.528577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1, -1, 2, 0, 0, 0, 0, 0, 0 }, { 0, 2, 1, 0, 0, 2, 0, 0, -1 }, { 0, 0, 0, 1, 0, 0, -1, 1, 0 }, { 1, 0, 0, 0, 1, 0, 1, 0, 1 }, { 0, -1, 0, 0, 0, -1, 0, 0, 2 }, { -1, -1, -1, 1, 1, 1, 0, 0, 0 }, { 0, 2, 0, -2, 0, 0, 0, 0, 0 }, { -1, 0, 0, 0, 0, 0, 0, 0, 0 }, { 0, 2, 0, 0, 0, 2, -2, 1, 0 }, { 0, 2, -2, 0, 2, -1, 0, 0, 1 }, { 0, 1, 0, 0, 1, 0, 0, -2, 0 }, { 0, 1, -1, 0, 0, 1, 0, -1, 2 }, { -1, 1, 0, -1, 0, 0, 0, 0, 1 }, { 0, 2, -1, 0, 1, 0, 2, 0, -2 }, { 0, 0, 0, -2, 0, 0, 1, -2, -1 }, { 0, 0, 1, 0, 0, 1, 2, 2, -1 }, { 2, 0, 0, 0, 0, 0, -1, 0, -1 }, { 0, 0, 2, 0, 0, 0, 0, 1, -2 }, { 0, 0, 0, 1, 0, 0, 0, 0, 0 }, { 2, 0, 0, 0, 0, 0, 0, 0, 0 }, { 1, -1, 0, 1, 1, 0, 0, 0, 0 }, { 2, 1, -1, 0, 0, 0, 1, -1, -1 }, { -1, -1, 0, 0, 0, 1, 2, 0, 1 }, { 0, 0, 0, 0, 0, 1, 0, 0, 0 }, { 0, 0, 0, 2, 0, 1, -1, 2, -2 }, { 0, 0, 0, 0, -1, 1, 0, 0, 1 }, { 0, 0, 0, -1, 1, 2, 0, 0, 0 }, }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04.41" calcext:value-type="float">
            <text:p>104.41</text:p>
          </table:table-cell>
          <table:table-cell office:value-type="float" office:value="0.554405" calcext:value-type="float">
            <text:p>0.554405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-1, 0, 0, 1, -1, 0, 0, 0 }, { 0, 1, 0, 0, 0, 1, -1, 0, 0 }, { 0, 0, 0, -1, 0, 0, -1, -1, -2 }, { 1, -1, 0, 1, 0, 0, 1, 0, 0 }, { 1, -1, 0, 0, 0, 0, 0, -1, -1 }, { 0, 0, 0, 0, 0, -1, 0, 1, -1 }, { -2, 0, 0, -1, 0, 1, 0, 0, -1 }, { 0, 0, 2, 2, 0, 1, 1, 0, 0 }, { 0, 0, 1, 0, -1, 0, 0, 0, 0 }, { 0, 0, -2, 0, 0, -1, 1, 0, 0 }, { -2, -1, 0, 0, 0, -1, 0, -1, 2 }, { 1, 0, 0, 0, 0, 0, 2, 0, 0 }, { 0, 0, 0, 0, 0, -1, -1, 0, 1 }, { 0, -2, 0, -1, 2, 0, 0, 0, -1 }, { 1, 0, 0, 0, 0, 0, 0, 2, -2 }, { -1, 1, 1, 1, 2, -1, -2, 2, 0 }, { 0, 0, -1, -1, 0, 0, 0, 1, 0 }, { 0, 0, -1, 2, 0, 0, 1, 0, 0 }, { 0, 0, 0, 0, 0, 2, 0, 0, 2 }, { 1, 0, -1, 0, 0, 0, -1, 0, 0 }, { 1, 1, -1, 0, -2, -1, 0, 0, 0 }, { -1, 1, -2, -1, 0, 0, 0, 0, 0 }, { 0, 0, -1, 2, 1, -2, 0, 1, 0 }, { 0, 0, 0, 1, 1, 0, 0, 0, 0 }, { -1, 0, 0, 1, 0, 0, 0, 0, 0 }, { 0, 0, 0, 1, -1, 0, 0, 0, 0 }, { 1, 0, 0, 1, 1, 0, 0, 0, 1 }, }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98.9695" calcext:value-type="float">
            <text:p>98.9695</text:p>
          </table:table-cell>
          <table:table-cell office:value-type="float" office:value="0.544847" calcext:value-type="float">
            <text:p>0.544847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1, 0, 0, 0, 0, 0, 0, 0 }, { 0, -1, 0, -1, 0, -1, 0, 0, 0 }, { 0, 0, 0, 0, 0, 0, 0, -1, 1 }, { 0, 0, 0, 0, 2, -1, 0, 0, 1 }, { 1, 0, 0, 1, 0, -1, 0, 0, 0 }, { -2, 0, -2, 0, 0, 2, 0, 0, 1 }, { -1, -1, -1, 2, -2, -1, 0, 0, 2 }, { 0, 0, 0, 0, -1, 0, 0, 0, 0 }, { 0, 1, 0, 0, -1, 1, 0, 0, 0 }, { 2, 1, 0, -2, 0, 0, -1, 1, 2 }, { 1, 0, 1, 1, 0, -1, 0, 0, 2 }, { -1, 0, 0, 0, 0, 0, 1, 1, 1 }, { 0, 0, 0, 0, 0, 0, 0, -1, 0 }, { 0, 1, 1, 0, 0, -1, 1, 2, 0 }, { 0, 0, 0, 0, 0, 0, 0, -1, 0 }, { 0, -1, 0, -2, 0, 0, -1, 0, 1 }, { 0, 0, 1, 1, 0, 0, 0, 0, 2 }, { 2, 0, 0, 0, 0, 0, 0, 0, 1 }, { 0, 0, 1, -1, 0, 1, 1, 0, 0 }, { 0, -1, -1, 0, 0, 0, 0, 0, 1 }, { 0, 1, 0, 0, 0, 0, 0, 0, 0 }, { 0, 0, 0, 0, 0, 1, -2, 0, -1 }, { 2, 0, 0, 0, 0, 1, 1, -2, -1 }, { 1, 0, 0, 1, -2, 0, 0, 1, -2 }, { 0, 0, 0, 2, 0, -1, 1, -1, 1 }, { -1, 0, 0, 1, 0, 0, 1, 0, 0 }, { -2, -2, 0, 0, 0, 0, 1, 1, 0 }, }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30.915" calcext:value-type="float">
            <text:p>130.915</text:p>
          </table:table-cell>
          <table:table-cell office:value-type="float" office:value="0.471878" calcext:value-type="float">
            <text:p>0.471878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1, -1, 0, 0, 0, 0, 1, -1, 0 }, { 0, 0, 1, 0, 0, 1, 0, 0, 1 }, { 0, 0, 0, 1, 0, 0, 0, -2, 1 }, { 0, 1, 2, 0, 0, 0, 1, 1, -2 }, { 0, 1, 0, -1, -1, 2, -1, 0, -1 }, { 0, 0, 0, 0, 0, 1, 1, 1, 2 }, { 0, -1, 0, 1, -1, 1, -2, 0, 0 }, { 0, 0, 0, -1, 1, 0, 1, 0, 0 }, { 0, -1, -1, 1, 1, -1, -1, -1, 0 }, { 0, 0, 0, 2, 0, 0, 0, 1, 0 }, { 0, 1, 0, 0, 0, 2, -1, -2, 0 }, { 0, 0, 0, 1, -2, 0, 0, 0, 0 }, { 0, 0, 1, 0, 1, -1, 0, 0, 0 }, { 0, 0, 0, -1, 0, -1, 0, 1, 0 }, { 0, 1, 1, -2, 1, 2, -1, -2, 0 }, { 0, 0, 0, -1, 0, -1, 0, 0, 0 }, { 0, 0, -1, 1, 0, -1, -1, 0, 1 }, { 0, 1, 0, 0, 0, 0, -1, 0, 1 }, { 0, -1, 2, 0, 1, 0, -2, 1, 0 }, { 0, 0, 0, -1, 0, 1, 0, 0, 1 }, { -1, 0, 0, 0, 1, 1, 0, 1, 1 }, { 0, 1, 0, -1, 2, 0, 0, -1, -1 }, { 0, 0, -1, 1, 0, 0, 1, 0, 0 }, { 0, -1, 0, 2, -1, 0, 1, 0, 0 }, { 0, 0, -1, 1, 0, 0, 1, 1, 1 }, { 0, -1, 0, 0, 1, 0, 1, -1, 0 }, { 0, -1, 0, 0, 1, 0, 1, -1, 1 }, }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29.911" calcext:value-type="float">
            <text:p>129.911</text:p>
          </table:table-cell>
          <table:table-cell office:value-type="float" office:value="0.48941" calcext:value-type="float">
            <text:p>0.48941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-1, -1, 0, 2, 0, 0, 0, 0 }, { 1, -2, 0, 1, 2, 0, 0, 0, -2 }, { -1, -1, 0, 0, 0, 1, 0, 1, 0 }, { -1, 1, -1, -1, -2, 0, 1, 0, 0 }, { -1, 0, 1, 1, 1, 0, 0, 0, -1 }, { 0, 0, 0, 1, 2, 0, 0, 0, 0 }, { 0, 0, 0, 1, 0, 0, 0, 0, 1 }, { 0, 0, 0, 0, 0, 0, 0, 1, 0 }, { 0, 0, 0, 1, 0, -1, 0, -1, 0 }, { -1, 0, 0, -1, 2, -1, 0, 1, 0 }, { -1, -1, 2, 0, 1, 0, -1, 2, 0 }, { 0, 0, -1, 0, 0, 0, -1, 0, 0 }, { 0, 0, 2, 0, 0, 0, 0, 0, -1 }, { 0, 0, 1, 1, -1, 1, 0, 2, -1 }, { -1, -1, 0, 0, 0, 0, 0, 0, 0 }, { -1, 0, 2, 2, 0, -1, 2, 0, -1 }, { 1, 0, 0, -1, 0, 0, 0, 0, -1 }, { 0, 1, -2, 0, 0, 0, 0, 0, 2 }, { 0, 0, -1, -1, 0, 0, 0, 1, 2 }, { 0, 1, 2, 0, 1, 0, 0, 0, 1 }, { -1, -1, 0, 0, 0, 2, 1, 0, 0 }, { 0, 1, 0, 1, 0, -1, 1, 0, 0 }, { 0, -1, 0, 0, 0, 0, 0, 1, 0 }, { 0, -1, 0, -1, 0, 1, 0, 0, 1 }, { -1, 0, 1, 0, -1, -1, 1, 0, 0 }, { 0, -1, 0, -2, 1, 0, -1, 0, 1 }, { 0, -1, 0, 0, 0, 1, 1, 0, 1 }, }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90.9895" calcext:value-type="float">
            <text:p>90.9895</text:p>
          </table:table-cell>
          <table:table-cell office:value-type="float" office:value="0.611585" calcext:value-type="float">
            <text:p>0.611585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1, 0, 1, -1, -1, 1, 1, 2, 0 }, { 0, -1, -1, 0, 1, 0, -2, 0, 1 }, { 0, -2, 1, 0, 0, 0, 2, -1, 1 }, { 0, 0, 2, 0, 0, 0, 0, 0, 0 }, { 1, 1, 0, 1, 0, 0, 0, 0, -1 }, { 1, 1, 0, 0, -1, 0, 0, 0, 0 }, { 0, 0, 0, 0, -1, 1, 0, 0, 0 }, { -1, -1, 0, -1, 0, 1, 0, 1, 0 }, { 0, 0, 0, 0, 1, 0, 0, -1, 0 }, { 1, 1, -2, -2, 0, 0, 0, 0, 1 }, { 0, 0, 0, 1, 1, 2, -1, 0, 1 }, { 0, 0, -2, 2, -1, 0, -1, 0, -1 }, { 0, 0, 0, 0, 2, 0, 0, 0, 0 }, { 0, 0, 0, -1, 0, 1, -2, 0, 0 }, { 1, 1, 2, 0, 0, 0, 0, 1, -2 }, { 0, 0, 0, 0, 2, -1, 1, 1, 1 }, { 2, 0, -1, -2, 0, -1, -1, 0, 0 }, { 0, 0, 0, 0, 0, 0, 0, -1, 0 }, { 0, 0, -1, 2, 1, 1, 0, 0, -1 }, { 0, 0, 0, 0, 1, 0, 0, 1, 1 }, { 0, 0, 0, 0, 0, 0, 0, 0, 0 }, { 0, 1, 1, 0, -1, 0, 2, 0, 0 }, { 0, 0, 0, 0, 0, -1, 0, 0, 1 }, { 0, 0, -1, 1, 1, 0, 0, 1, -1 }, { 0, 1, 0, 1, 0, -1, 0, 2, 0 }, { 0, 0, 1, 0, 1, -1, 0, 0, 0 }, { -1, 0, 0, 0, -1, 0, 1, 0, -2 }, }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29.85" calcext:value-type="float">
            <text:p>129.85</text:p>
          </table:table-cell>
          <table:table-cell office:value-type="float" office:value="0.503476" calcext:value-type="float">
            <text:p>0.503476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1, -1, 0, 0, 0, -2, -1, 0 }, { 1, 0, 1, 1, -1, 0, 0, 1, 1 }, { 0, 1, -1, 1, 0, 1, 2, 0, 0 }, { -1, -1, 0, 1, 0, 0, 1, 1, 0 }, { 1, 1, -1, 0, 0, 0, 1, 1, 0 }, { 0, 1, 0, -1, 1, 1, 2, -1, 0 }, { 1, 0, 1, -1, 0, 0, 0, 0, 0 }, { 0, 1, 1, -1, 0, 0, 2, 1, 0 }, { 0, 0, 0, 0, -1, 0, 0, -1, 0 }, { -1, 0, 0, 1, 1, 0, 0, 0, 0 }, { -1, 0, -1, 1, 0, -1, 0, 2, 2 }, { 0, 0, -2, 0, -1, 0, -2, 2, 0 }, { -1, 0, 0, -1, -1, 1, 0, 0, 0 }, { 0, 0, 0, 0, 0, 1, 0, 0, 0 }, { 0, 1, 0, 1, 0, 2, -1, 0, -1 }, { 0, 0, 1, 1, 1, 0, 0, -1, 0 }, { 0, 0, 0, 0, -1, 1, 0, 0, 0 }, { 0, 1, 1, 0, 1, -1, 0, 0, -2 }, { 0, 0, 1, 0, 0, 0, -1, 0, 1 }, { 0, 0, 0, 0, 0, 0, 0, 0, 0 }, { 0, -1, 0, 0, 0, -1, 0, 1, 0 }, { 0, -1, -1, 0, 1, 0, 1, 1, 1 }, { 0, -1, 0, 1, 0, -1, 0, 0, 0 }, { 0, -1, 0, 1, 0, 0, 0, 0, -2 }, { 2, -1, 0, 1, 0, 0, -2, 0, 0 }, { -1, -1, 0, 0, 0, 0, 0, 1, 0 }, { 0, 0, -1, 0, 0, 0, 0, 1, 0 }, }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19.673" calcext:value-type="float">
            <text:p>119.673</text:p>
          </table:table-cell>
          <table:table-cell office:value-type="float" office:value="0.524491" calcext:value-type="float">
            <text:p>0.524491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2, 1, 2, 0, 0, -1, -2, -2, 0 }, { 0, 0, -1, 0, 1, 0, 1, 0, 0 }, { 1, 0, 0, 0, 2, 0, 0, 0, 2 }, { 0, 0, 0, 0, 1, 0, 0, 0, 2 }, { 0, 0, 0, 1, 0, 2, 0, 0, 0 }, { -1, -2, -1, 1, 1, 0, -2, 1, 0 }, { 0, -2, -1, 2, -1, 0, 0, 0, 0 }, { 1, 1, -1, 0, 0, 0, 0, 0, 0 }, { 2, 0, 0, 0, 0, 1, 0, 0, 0 }, { 0, 0, 0, 2, 1, -2, 0, 0, 0 }, { 1, 2, -1, 0, 1, -1, 1, 0, 0 }, { 1, 0, -1, -1, 2, 0, 0, 0, 2 }, { 1, 0, 0, -1, 1, -1, 0, 0, 1 }, { 2, 1, 0, -2, 0, 0, -1, 0, 0 }, { 0, 0, 0, 0, -1, 0, 0, 0, 0 }, { 0, -2, 0, 0, 2, 0, 0, 1, 0 }, { 0, 0, 0, 2, -1, -1, 1, -1, 0 }, { 1, 0, 0, 0, -1, 0, -1, 0, 0 }, { -2, 1, 2, 1, 0, 0, 0, -1, 0 }, { 0, 0, -1, 0, 0, 0, -2, 0, 1 }, { 0, 1, -1, 0, 1, -2, 0, 0, 0 }, { 0, 0, 0, -2, 0, 1, 0, 0, 0 }, { -1, -1, 0, 0, 0, 1, -2, 0, 1 }, { 0, 0, 0, 0, 0, 1, -1, 0, 0 }, { 0, 0, 0, 0, 0, 1, -1, 0, 0 }, { 1, 0, 0, -1, -1, 1, 0, 0, 1 }, { -1, 0, 0, 0, 1, 0, -1, 0, 0 }, }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07.943" calcext:value-type="float">
            <text:p>107.943</text:p>
          </table:table-cell>
          <table:table-cell office:value-type="float" office:value="0.569511" calcext:value-type="float">
            <text:p>0.569511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1, 0, 1, 0, 0, 0, -2, 1, 0 }, { 0, -2, 0, 0, 0, 0, 0, 0, 0 }, { 1, 0, 1, 0, 1, 0, 0, -1, 0 }, { 0, 1, 1, 0, -2, 0, -1, 0, -1 }, { 2, 1, 1, 0, 1, 2, 0, 1, 0 }, { 0, 0, 0, 0, 0, 0, 0, 0, 2 }, { 0, 0, 0, -1, 1, 1, 0, 0, 0 }, { -1, -1, 2, 0, 0, 0, 0, 0, 0 }, { 0, 0, 0, 0, 1, 2, 1, 0, 1 }, { 0, 0, 0, 0, 0, 0, 1, -1, 1 }, { 0, 0, -1, 0, 1, 0, 0, 1, 0 }, { 0, 0, 1, -1, -1, -1, -2, 1, -1 }, { -1, 0, -2, 0, 0, 0, 0, 2, 0 }, { 1, -1, 0, 1, 0, 1, -2, 1, 0 }, { 2, 0, 2, 0, -1, 0, -1, 0, 0 }, { 0, -1, 0, 0, 1, 0, 0, 0, 0 }, { 0, 0, 2, 0, 2, -1, 1, 0, 1 }, { 2, -1, 0, -1, 0, 0, 0, 0, 0 }, { 0, 0, 0, -2, -2, 1, 2, 0, 1 }, { 2, 0, 1, 0, 0, 1, 0, 0, 0 }, { 0, 0, 0, 0, 0, 0, 0, -1, 0 }, { 0, 0, 0, -1, 0, -1, -2, 0, 0 }, { 0, 0, -1, 0, 1, 1, 0, 0, -1 }, { -2, -1, -2, 0, 0, 0, 0, 0, 0 }, { -1, -1, -1, 0, 2, 1, -1, -1, 0 }, { 0, -1, -1, -2, 1, 1, 0, -1, 0 }, { 1, 0, -1, 1, 0, 0, 0, 1, 0 }, }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16.211" calcext:value-type="float">
            <text:p>116.211</text:p>
          </table:table-cell>
          <table:table-cell office:value-type="float" office:value="0.546356" calcext:value-type="float">
            <text:p>0.546356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0, 0, 0, 0, 0, 2, -1 }, { 1, 1, 0, 0, 1, -1, 0, 1, -1 }, { 1, 0, 0, 0, 0, -1, 0, 0, 0 }, { 0, 0, -2, -2, -2, 0, 0, 0, 0 }, { 2, 0, 0, -2, 0, 0, 0, 0, 0 }, { -1, -1, 0, 2, 0, 1, -1, 1, 0 }, { -1, 0, 0, 0, 0, 0, 1, 1, 0 }, { 0, 0, 2, 1, -1, 1, 1, 0, 1 }, { -1, 0, 1, 0, 0, 1, 1, -1, 1 }, { 1, 0, 0, 0, 0, 1, 0, 0, 0 }, { 0, 1, 1, -1, 1, -1, 0, -1, 0 }, { 0, 0, 0, -1, 0, 0, 0, -1, 0 }, { 0, 0, 0, -1, 0, -1, 0, 0, 1 }, { 0, 0, 2, 0, 1, 1, 0, -1, -1 }, { 0, 1, 0, 0, 0, 0, 2, 0, 0 }, { 0, 0, -2, 0, 0, 1, 1, 1, 0 }, { 0, 0, 2, 0, 0, -1, 0, -1, -1 }, { 0, 0, 0, 0, 0, 0, 0, -2, -2 }, { 0, 0, 0, 0, 0, 0, -1, 1, 0 }, { 0, -1, 1, 0, 0, 0, 0, 0, 0 }, { 0, 1, 0, 0, 0, 0, -1, -1, -1 }, { 0, -1, 0, 0, 1, 0, 0, 0, 1 }, { 0, 0, -1, 1, 0, 0, 2, -1, 0 }, { 0, 0, -1, 1, 0, 0, 1, 0, 0 }, { 0, 0, -1, -1, 1, -1, 2, -2, 0 }, { 0, -1, 0, 0, 2, 1, -1, 1, -1 }, { 0, 0, -1, 0, 0, 0, -1, 2, 0 }, }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19.431" calcext:value-type="float">
            <text:p>119.431</text:p>
          </table:table-cell>
          <table:table-cell office:value-type="float" office:value="0.512395" calcext:value-type="float">
            <text:p>0.512395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-1, 1, 0, 0, 0, -1, 0 }, { 0, 0, 0, -1, -2, 0, 0, 1, 0 }, { 0, 0, 0, 0, 0, 0, 0, 1, 0 }, { 1, 1, 0, 0, 0, 0, 1, 0, 0 }, { 0, 0, -1, 0, 0, 0, 0, 0, 1 }, { 0, 0, 0, 0, 1, -2, 0, 0, 1 }, { 0, 0, 0, -1, 1, 0, -1, 1, 0 }, { 0, 0, 0, 0, -1, 0, 1, 2, 0 }, { 0, 1, 0, 2, -1, 0, 1, 0, 0 }, { 0, 1, 2, -2, 0, 0, 0, 1, -1 }, { 0, 0, 1, 0, 0, -1, 0, 0, 0 }, { 0, -2, 0, -1, 1, 0, 0, 0, 0 }, { 0, -1, -1, 0, 0, 1, 0, 2, 0 }, { 0, 0, 0, 0, 1, 0, 2, 0, 0 }, { 0, -1, -1, -1, 0, 1, 1, 1, -1 }, { 0, -1, 0, 0, 0, 0, -1, 1, 0 }, { 0, 0, 0, 0, 2, 0, 2, 0, 0 }, { 0, 0, 0, 0, 0, 0, -1, 0, -1 }, { -1, 0, -1, 1, -2, 0, 0, -2, -1 }, { 1, -1, 1, -1, -1, 0, 0, 1, 0 }, { -1, 0, -1, 0, 0, 0, 1, -2, 0 }, { 0, 0, 0, -2, 2, 1, 0, 0, 0 }, { 0, 0, 0, 0, 1, 0, 0, -1, 1 }, { -1, 1, 0, 0, 1, 1, 1, -1, 0 }, { 0, 0, -2, 0, 1, 0, 1, 0, 1 }, { 1, -1, 0, 0, 2, 0, -1, 0, 0 }, { 0, 0, 0, 0, 0, 0, 1, 0, 0 }, }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29.228" calcext:value-type="float">
            <text:p>129.228</text:p>
          </table:table-cell>
          <table:table-cell office:value-type="float" office:value="0.470783" calcext:value-type="float">
            <text:p>0.470783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0, 0, -1, 2, 0, 0, 0 }, { 2, 0, 0, 1, 0, 0, 0, 0, 2 }, { -2, 0, 0, -1, 0, 0, 0, 0, 0 }, { 0, 1, -1, 1, 0, -2, 1, 0, 1 }, { 1, 1, -1, -2, 1, 0, 0, 0, -1 }, { 0, -1, 0, 0, -1, 0, 0, 0, 1 }, { 1, 0, 0, -1, 0, -1, 0, 0, -1 }, { 0, 0, -1, 0, 2, 1, 0, 0, 0 }, { 0, 1, 0, 0, 0, 0, 0, -1, 1 }, { 0, 1, 0, 0, 0, 0, 0, -1, 0 }, { 0, 0, 0, 0, 0, 1, -1, -1, 2 }, { -1, 1, 0, -1, 1, 0, 2, 0, 1 }, { 0, 0, 0, -1, 2, 0, 0, -1, 2 }, { 1, 0, 0, -1, 1, 1, 0, 0, 1 }, { 0, 0, 0, 0, 0, 1, 0, -1, 0 }, { 0, 0, 0, 0, 0, 0, 0, 0, 0 }, { 1, 0, 0, 1, 1, 0, 0, -1, 0 }, { 0, 1, 0, -1, 1, 1, -1, 0, 0 }, { 0, 0, 0, 0, 2, -1, 0, 1, 0 }, { 0, 0, 0, 1, 1, 0, 2, -1, 0 }, { 2, -1, 0, 1, 0, 2, 0, 0, 0 }, { 0, -1, 0, 0, 1, 0, 1, -1, -1 }, { -1, -1, 0, 0, 0, 0, 0, 1, 1 }, { 0, -1, -1, 0, 0, 2, 0, 1, 0 }, { 0, 0, 0, 0, -1, 1, 0, 0, 0 }, { 0, -2, 0, 1, 0, 2, 2, 0, 0 }, { 1, 0, 0, -1, -1, 2, 0, 0, 0 }, }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15.479" calcext:value-type="float">
            <text:p>115.479</text:p>
          </table:table-cell>
          <table:table-cell office:value-type="float" office:value="0.532217" calcext:value-type="float">
            <text:p>0.532217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1, 0, 1, 1, -1, -1, 1, 0, 0 }, { 0, 0, 0, 0, 0, 1, -2, 1, 0 }, { 1, -2, 0, 0, -1, 1, 0, 0, 0 }, { 1, -1, 1, 0, 1, 0, 0, 0, 0 }, { 0, 0, 0, 0, 2, 1, 0, 1, 1 }, { 1, -1, 0, 0, -1, 1, 0, 1, -2 }, { -1, 0, -1, 1, 1, 1, 0, 0, 0 }, { 0, 1, -1, 1, -1, 0, 0, 0, -1 }, { 0, 0, 0, 0, 0, 1, -1, 0, 0 }, { 0, 0, 0, 1, 0, -2, 0, 0, 0 }, { 2, -2, 0, -1, 0, 1, 0, -1, 0 }, { 0, -1, 0, -1, 2, 0, 0, 1, 1 }, { 0, 1, 2, 1, 1, 0, 0, 0, 0 }, { -1, 0, -1, 2, 0, 0, -2, 0, 0 }, { -1, 0, 0, 0, 0, 1, 0, 0, 0 }, { 0, -1, -1, 0, 0, 0, 0, 2, 0 }, { 0, 0, 0, 0, 1, -2, 1, -1, 0 }, { 0, -1, -2, -1, 0, 0, 0, 0, 0 }, { 0, 0, 1, 0, 0, 1, 1, 0, -1 }, { 0, 1, -2, 1, 0, -1, 0, 0, 0 }, { -2, 0, 0, 1, 0, 0, 1, -1, 1 }, { 1, 0, 2, -1, 0, -2, 0, 1, 0 }, { -1, -1, -1, 0, 0, 0, 1, 0, 0 }, { -1, 0, -2, 0, 0, 0, 1, 0, 0 }, { -1, -2, 0, 2, -1, -2, 0, 0, 1 }, { 0, 0, 0, 0, 0, 1, 0, 2, 0 }, { 0, 0, 0, 0, 0, 0, -1, -1, 0 }, }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22.686" calcext:value-type="float">
            <text:p>122.686</text:p>
          </table:table-cell>
          <table:table-cell office:value-type="float" office:value="0.58076" calcext:value-type="float">
            <text:p>0.58076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1, 0, 0, 0, 0, 0, 1, -1, 0 }, { -1, 0, -1, 0, 0, 0, -1, 0, 1 }, { 0, 0, -1, 1, 0, 1, 0, 0, 0 }, { 0, 0, 0, 2, 1, 1, 1, 1, 0 }, { 0, 0, 0, 1, 0, 0, 1, 1, 0 }, { 0, 0, 0, 1, 0, 0, -2, 0, 1 }, { -1, 1, 1, 1, -1, 0, 0, -1, 0 }, { 0, 0, 0, 0, 2, 2, 2, 1, 0 }, { -1, 0, 0, 1, 0, 0, 1, 0, 1 }, { 1, 0, 1, 1, 2, -1, 0, 0, 0 }, { 1, 0, 0, 0, 2, 1, -1, 0, 0 }, { 0, 0, 0, 2, -1, 1, 0, 0, 1 }, { 1, 0, 1, -1, 0, -1, 0, -2, 0 }, { 0, 1, 1, 2, -1, 0, 0, 0, 0 }, { -2, -1, 0, 0, 0, 0, 0, 1, 1 }, { -1, 1, 1, 1, 0, -2, 1, 0, 0 }, { 1, 1, 2, 0, 0, -1, 2, 0, -1 }, { 0, 1, -1, 1, 0, -1, 0, 0, 1 }, { 1, 0, 0, 0, -1, 0, 0, 0, 0 }, { 0, 0, 0, 0, 0, 1, 2, -2, 1 }, { 0, 0, 0, 0, 0, 2, 0, 0, 0 }, { 1, 0, 0, 1, -1, 0, 1, 1, 0 }, { 0, 2, 0, 0, 0, 0, 0, 0, 0 }, { 0, 2, 0, 0, 0, 0, 0, 0, 0 }, { -1, 2, 1, 0, 0, -1, 0, 0, 0 }, { 0, 2, 0, 1, 1, 0, 0, -2, 0 }, { 0, -1, -1, -1, -1, 0, -1, 0, 0 }, }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09.444" calcext:value-type="float">
            <text:p>109.444</text:p>
          </table:table-cell>
          <table:table-cell office:value-type="float" office:value="0.528664" calcext:value-type="float">
            <text:p>0.528664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1, 0, -1, 0, 0, -1, 1, 0, 0 }, { 0, 0, 0, 0, 0, 0, 0, -1, 0 }, { 0, 0, 0, 0, 0, 0, 0, 0, 0 }, { 0, 0, 0, 0, -2, 0, 1, -1, 2 }, { 0, 0, 0, -1, 0, 1, 0, 0, 0 }, { -2, 0, 0, 0, 1, 0, 0, -1, 0 }, { -1, 0, 0, -1, 0, 0, 0, 1, 2 }, { -1, 2, 0, 0, 0, 0, 0, 0, 0 }, { 0, 1, 0, 2, 1, 0, 0, 0, 0 }, { 0, 0, 0, 2, 0, -1, 2, 0, 1 }, { 0, 0, 0, 1, 0, 0, 0, 0, 0 }, { 0, 0, 1, -1, -1, 0, 0, 1, 0 }, { 0, 0, -2, 0, -1, 0, 0, 0, 1 }, { 0, -1, 2, 0, -1, 1, 0, 1, 0 }, { 0, -2, 0, 1, 0, 2, 0, 0, 0 }, { -2, 0, 1, 0, 0, 0, 0, 0, 0 }, { 1, -2, 1, 0, 0, 0, 0, -1, 1 }, { 0, 0, 0, -1, 0, -1, 2, 1, 0 }, { -1, 0, -1, 0, 1, 1, 0, 0, 1 }, { 0, -1, 1, -1, 0, -1, 0, 0, 0 }, { 0, 0, -1, 0, 0, -1, -1, 0, 1 }, { -1, 1, 0, -2, 0, -2, -1, 0, -2 }, { 0, 0, 0, -1, 0, 0, 2, -1, 1 }, { 0, 0, 1, 0, 1, 0, 2, 0, 0 }, { -1, 0, 0, 1, 0, 0, 0, 0, 0 }, { -1, 0, 2, 0, -1, 0, 1, 0, 1 }, { -1, 0, -1, 0, 0, 2, 0, 0, 1 }, }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07.893" calcext:value-type="float">
            <text:p>107.893</text:p>
          </table:table-cell>
          <table:table-cell office:value-type="float" office:value="0.523765" calcext:value-type="float">
            <text:p>0.523765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-1, 1, 0, 0, 0, 0, 2 }, { 0, 2, 1, 0, 0, 0, 0, 0, -1 }, { -2, 1, 0, 0, -2, 1, 0, 0, -1 }, { 1, 0, 0, 1, 0, 1, 0, 0, 1 }, { -1, -2, 0, 1, 0, 0, -1, 0, 0 }, { 0, 1, 0, 0, 0, 0, -1, 1, -1 }, { 0, 2, 1, -1, 1, 0, 1, 0, -1 }, { 0, 0, 0, -1, 0, 0, 0, -2, 0 }, { 1, 1, 0, 0, 0, 0, 0, -1, 0 }, { 1, 1, 1, 0, 1, -2, 0, 0, 0 }, { 1, 0, -1, 0, 0, 1, 0, 1, 1 }, { 0, 1, 0, 2, 1, -1, 0, -1, 0 }, { 0, 0, 0, 0, 0, 0, -1, 0, -1 }, { 0, 0, 1, 0, 0, -1, -1, 0, 1 }, { 2, 0, 0, 0, 2, 1, -1, -1, 0 }, { 0, 0, -1, 0, 0, -1, 0, -1, -1 }, { 0, 0, 0, 1, 0, 0, 0, 1, 0 }, { 1, -1, -1, 0, 0, 0, 0, 0, 2 }, { 2, -1, 0, -1, 0, 0, 0, -2, -1 }, { 1, 0, 0, -1, 0, 0, 0, -1, -1 }, { 0, 0, 0, 0, 0, 0, -1, -2, 0 }, { 0, 0, -2, -1, 2, 2, 0, 0, 0 }, { 0, 0, 0, 0, 1, -1, 0, 0, 0 }, { 0, 0, -1, 2, 1, 1, 0, 1, -2 }, { 0, 2, 0, 0, 2, -2, -1, 2, 0 }, { 0, -1, 1, 0, 1, 0, 1, -1, 0 }, { 0, -1, -1, 0, 1, 1, 0, 1, 0 }, }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24.181" calcext:value-type="float">
            <text:p>124.181</text:p>
          </table:table-cell>
          <table:table-cell office:value-type="float" office:value="0.550364" calcext:value-type="float">
            <text:p>0.550364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1, -1, 0, -1, 1, 1, 0, -1, 1 }, { 0, 2, 2, 2, -1, 0, 0, 1, 0 }, { 0, 0, 1, 2, 0, 0, 1, -1, 0 }, { 0, 0, 0, 0, 0, -1, 0, 0, 2 }, { 0, 0, 0, 1, 1, 0, 2, 1, 0 }, { 1, 0, 2, 0, 0, -1, 0, 0, 0 }, { 0, -2, 0, -1, -1, 0, 0, -1, 0 }, { 1, 0, 1, 2, 0, 0, -1, 0, -1 }, { -1, -2, 0, 0, 0, -2, 2, 0, 1 }, { 1, 0, 0, 1, 1, 0, 0, 0, 1 }, { 0, 0, 0, 0, 1, 0, 0, 1, 0 }, { 0, 1, 0, -1, 0, -1, -1, 0, -1 }, { 1, 1, 0, 1, 0, 1, 0, 1, 1 }, { 0, 1, 0, 1, 1, 0, -1, 0, -1 }, { 0, 0, 1, -1, 2, 2, 0, -2, -1 }, { -1, 1, -1, 0, 0, 1, -1, -1, -1 }, { 1, -1, 0, 0, 0, 0, -1, 0, 0 }, { 0, 0, -1, 0, 0, 0, 0, 0, 0 }, { -1, 0, 0, 0, 0, 0, -1, 0, 0 }, { -1, 1, 0, 0, -1, 0, 0, 0, 0 }, { 0, 0, 0, 0, 0, -2, 0, 0, 0 }, { 0, 1, -1, -1, -1, 1, 1, 0, 0 }, { 0, 0, 0, -1, 0, 0, 0, 1, -1 }, { 0, 0, 0, 0, 0, 0, 0, 1, 0 }, { 0, 0, 0, 0, 0, 0, -2, 1, 1 }, { 0, 0, 0, 0, 0, 0, 0, 1, 0 }, { 0, 0, 0, 0, 0, 0, 0, 1, 1 }, }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25.729" calcext:value-type="float">
            <text:p>125.729</text:p>
          </table:table-cell>
          <table:table-cell office:value-type="float" office:value="0.482117" calcext:value-type="float">
            <text:p>0.482117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2, 0, -2, 0, 0, 1, 0, 0, 1 }, { 1, 2, 0, 0, 0, 0, 0, 0, -1 }, { 0, 1, 0, 0, -1, 0, 0, 0, 0 }, { 0, 0, 0, -1, 1, 0, 0, 0, 0 }, { 0, 0, 0, 0, 2, 1, 0, -1, 1 }, { 0, -2, 0, 0, 0, 1, 0, -1, 2 }, { 0, 0, -1, 0, 0, 0, 0, -1, 0 }, { 0, 1, 0, 0, 0, 0, 0, 0, 0 }, { 0, 0, 0, 0, 0, 1, -1, 0, 0 }, { 0, 0, 0, -1, 0, -2, 0, 1, 0 }, { 0, 0, 0, -1, 0, 0, 0, 0, 0 }, { 1, -1, 0, 0, 0, 0, 0, 1, 1 }, { 2, 0, 1, 1, 0, -2, -1, -2, 0 }, { -1, -1, 1, 1, 0, 0, -1, 1, -1 }, { -1, 0, 0, 0, 0, -1, 1, 0, 0 }, { -1, -1, 0, 1, 0, 1, 0, 0, 0 }, { 0, 0, 0, 1, 0, 0, 0, -1, -1 }, { 0, 2, -1, 1, -1, 0, 0, 2, 1 }, { 0, 1, 0, 1, 0, 0, 1, 0, 0 }, { 2, 2, 0, 2, -1, -2, 1, 0, 2 }, { 1, 0, 1, -2, 1, 0, 2, -1, 0 }, { 2, 0, 1, 0, 1, -2, 0, 0, 1 }, { -1, 0, 0, 0, 1, 0, 0, -2, 0 }, { -1, 1, 0, 0, 2, 0, -1, -1, -1 }, { -1, -1, 1, 0, 0, 0, 0, -2, 1 }, { -1, -2, 0, 0, 0, 1, -2, 0, 0 }, { 2, 0, -1, -2, -1, -1, 0, 0, 0 }, }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28.383" calcext:value-type="float">
            <text:p>128.383</text:p>
          </table:table-cell>
          <table:table-cell office:value-type="float" office:value="0.513108" calcext:value-type="float">
            <text:p>0.513108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0, 1, 0, 0, 2, 0, 0 }, { 0, 0, -1, 1, 0, 0, 0, 0, 0 }, { 0, 0, 0, -1, 0, 0, 0, 0, 0 }, { 1, 0, -2, 0, 1, 0, 1, 0, 0 }, { 2, 1, 0, 1, 1, 0, 1, 0, 2 }, { 0, 2, 0, -1, 0, 1, -1, 0, 0 }, { 0, 0, 0, 1, -1, 1, 2, 0, 0 }, { -1, 0, 2, 1, 0, 1, -1, 0, 0 }, { 2, 1, 0, 0, 0, 1, 0, 2, 0 }, { 2, 1, 0, 0, 0, 0, -1, -2, 0 }, { 1, 0, 0, 0, 0, 2, 0, 1, 0 }, { 0, 2, 0, 0, 1, 0, -2, -1, 0 }, { 0, 0, 0, 0, -2, 0, 0, -1, 2 }, { -1, 0, -1, 0, 0, 0, 1, 0, 0 }, { 0, -1, 0, 2, 0, 0, 0, 1, 1 }, { -1, 0, 0, 0, 0, 0, -2, 0, -1 }, { -1, 0, -2, 0, -1, -2, -1, 0, 1 }, { 0, 0, 0, 0, 1, 1, 1, -1, 0 }, { 1, 0, 0, 0, 0, 0, 1, 0, -1 }, { 0, -1, 2, 0, 0, 1, -2, 0, 0 }, { 0, 0, -2, 0, 1, -2, 0, 1, 0 }, { -1, -1, 1, 1, -1, 0, 0, 0, 2 }, { 0, -1, 0, 0, 0, -2, 0, 0, 1 }, { 0, -1, -1, 0, 0, 0, 0, 0, 1 }, { -2, 1, 1, 0, 1, 0, 0, 0, 0 }, { 0, -1, 0, 0, 0, 0, 0, 0, 1 }, { -1, 0, 1, -1, 0, 0, 0, 0, 2 }, }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08.865" calcext:value-type="float">
            <text:p>108.865</text:p>
          </table:table-cell>
          <table:table-cell office:value-type="float" office:value="0.505648" calcext:value-type="float">
            <text:p>0.505648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1, 0, 0, 0, 0, 0, -1, 0, -1 }, { 0, -1, 0, 1, 0, 1, 2, -1, 1 }, { 1, 1, 0, -1, 1, 0, -1, 0, 0 }, { 0, 1, -1, 0, 0, 0, 2, 0, -1 }, { 0, 1, 0, -1, 0, 0, 1, 0, 0 }, { 1, 0, 0, 0, 2, 1, 0, 0, 0 }, { 0, -2, -1, 1, 0, 1, -1, 0, 0 }, { 0, 0, 0, 0, -1, 0, 1, 0, 1 }, { 1, 0, 0, 0, 0, 0, 1, -1, 1 }, { 0, 2, 2, 0, 0, 2, 0, 1, -2 }, { 0, 1, 1, 1, 1, 0, 0, 0, -2 }, { 2, 0, -2, 0, 0, 0, 1, 0, -2 }, { 1, 0, 0, 0, 0, 1, 0, 0, 0 }, { 0, 2, 0, 0, 0, 1, 1, 1, 0 }, { 1, 1, 0, 0, 2, 0, 2, 0, 0 }, { 0, 1, 1, 0, 0, 0, -1, 0, 0 }, { 0, 0, 0, 0, 0, 0, 0, 0, 1 }, { -1, 2, 2, -2, 0, 0, 0, 0, 0 }, { 1, 1, 0, -1, 1, 0, 0, -1, 0 }, { 0, -2, 1, 0, 0, 0, 0, 1, 1 }, { 2, 1, 0, 0, 1, 0, 0, 0, 0 }, { 0, 2, 2, -1, -1, 0, 0, 1, 0 }, { 1, -1, 2, 0, -2, 1, -1, 1, 1 }, { 0, 0, 0, 0, 0, 0, 0, 1, 1 }, { 0, -1, 0, 1, 0, 0, 0, 0, 0 }, { 0, 0, -1, 0, 0, 0, 0, 1, 0 }, { 1, 0, 1, -2, 0, 1, 1, 2, -1 }, }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19.576" calcext:value-type="float">
            <text:p>119.576</text:p>
          </table:table-cell>
          <table:table-cell office:value-type="float" office:value="0.522608" calcext:value-type="float">
            <text:p>0.522608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0, 0, 0, 0, 1, 0, 0 }, { 0, 0, 0, -1, -2, 0, 1, -1, 1 }, { -2, 1, 0, 0, 0, 0, 0, -1, 0 }, { 0, 0, 0, 0, 0, 0, 1, 2, -1 }, { 0, 0, 0, 0, 0, 0, -1, 0, -2 }, { 0, 0, 0, 1, 0, 0, 1, 0, 0 }, { 1, 0, 0, 0, -1, 1, 0, 0, -1 }, { -1, 0, 0, 0, 1, 0, 1, 0, 0 }, { -1, 0, 1, 1, 0, 0, 0, 1, -1 }, { 0, 0, 2, 1, 0, 2, -1, 0, -1 }, { -1, 0, 0, -1, 2, -1, 0, 0, 0 }, { 0, 1, 0, 2, 1, -1, -1, 0, -1 }, { 0, 0, 0, 0, 0, 0, 0, 0, -2 }, { -1, 0, 0, 2, 0, 1, 0, 0, 0 }, { 0, -2, 0, 0, 0, -2, 0, 2, 1 }, { 2, -1, 0, 0, 1, -2, 1, 0, -2 }, { 0, 0, 0, 0, 1, 0, -1, 0, -1 }, { 0, -1, 0, 0, -1, 2, 0, 0, -1 }, { -2, 1, -1, 0, 0, 0, -1, 0, 0 }, { -1, 0, 1, 0, 1, 0, 1, 1, 0 }, { 0, 0, 0, 0, 2, 0, 0, 0, 0 }, { 2, 0, 0, -1, 0, 1, -1, 1, 0 }, { 0, 0, -2, -2, 1, 0, 2, 0, 1 }, { -1, 0, -1, 0, -1, 0, 0, 1, 2 }, { 0, 0, 0, 0, 0, 0, 0, 0, 1 }, { 0, -1, 0, 0, 0, 0, 0, 0, 1 }, { 0, 0, 1, 0, -2, 0, 0, 1, 0 }, }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00.919" calcext:value-type="float">
            <text:p>100.919</text:p>
          </table:table-cell>
          <table:table-cell office:value-type="float" office:value="0.540633" calcext:value-type="float">
            <text:p>0.540633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0, 0, 0, 0, 0, 0, 0 }, { 2, 0, 0, 0, 0, 0, 1, -1, 0 }, { 0, 0, 0, 0, 0, 1, 0, 0, 0 }, { 0, -2, 0, 0, 0, 0, 0, 2, 1 }, { 0, 0, 1, 0, 2, -1, 0, 1, -1 }, { 0, 0, 0, 1, 0, 1, 0, -1, 2 }, { -1, -1, 0, -1, 0, -2, 0, 0, -1 }, { 0, 0, 0, 0, 0, 0, 0, 0, -1 }, { 2, 1, 0, 0, -1, -2, 1, 0, 1 }, { 1, 0, 1, 0, 0, 0, 0, 0, 1 }, { 0, -1, 0, 0, 0, 2, 0, 0, 2 }, { 0, 1, 0, -2, 0, -1, 0, 0, 0 }, { 0, 0, 0, 0, 1, 1, 0, -1, 0 }, { 0, 0, -2, -1, 0, 2, 0, 0, 0 }, { 0, 0, -1, 0, -1, 0, 1, 0, -1 }, { -1, 1, 0, 0, 0, 0, 0, -2, 0 }, { 1, 0, 1, 0, -2, 0, -2, 0, 0 }, { 0, -1, -2, 0, -1, 0, 0, 0, -1 }, { 0, 0, 0, 0, 0, -2, 0, 0, -1 }, { 0, 0, 2, -1, 0, 0, 0, 1, 0 }, { 0, 1, 1, -1, 0, 0, -2, 0, 0 }, { 0, 1, 0, 0, 0, 0, 0, 1, 0 }, { 0, -1, -1, 1, 0, 1, 1, 0, 0 }, { -1, -1, 0, 0, 0, 0, 0, 0, -2 }, { 0, 0, -1, 0, 0, 1, 0, 0, 1 }, { -1, 0, -1, 0, 0, 1, 0, 1, 0 }, { 0, 0, 0, 0, -1, -1, 0, 0, 0 }, }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04.761" calcext:value-type="float">
            <text:p>104.761</text:p>
          </table:table-cell>
          <table:table-cell office:value-type="float" office:value="0.562868" calcext:value-type="float">
            <text:p>0.562868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1, 0, 0, 1, 0, 0, 0, 1 }, { 1, 0, 0, 1, 0, 0, -1, 2, 0 }, { -2, -2, -1, 0, -1, 0, -2, 0, 0 }, { 1, 0, 0, 1, -2, 0, 2, 0, -1 }, { 1, 0, 0, 0, 0, 0, 0, 0, -2 }, { 0, 0, 0, 0, 0, 0, 2, 0, 1 }, { 0, 0, 1, -2, -2, 0, 1, -1, 0 }, { 0, 0, 0, 0, -1, 0, 0, 0, -1 }, { 0, 0, -1, 0, 0, 1, 0, -1, 0 }, { -1, 2, 1, 0, 1, 0, 0, 2, 0 }, { 1, 0, 1, 1, 0, 1, 0, -1, 1 }, { 2, 0, 1, -1, 0, 0, 0, 2, 0 }, { -1, 0, 1, 0, 2, 0, 0, 1, 0 }, { 0, 1, 0, 1, 0, 1, 1, 1, -1 }, { -2, 0, 0, 0, 0, 0, 0, 2, 1 }, { 0, -2, 2, 0, 1, 1, -2, -1, 1 }, { 0, 1, 0, 2, 2, 1, 0, 1, 0 }, { 0, 0, 2, 0, 0, 1, 1, -2, 0 }, { 0, 0, 0, 1, 0, 0, 2, -1, 0 }, { 0, 0, -1, 0, 0, 2, 2, 2, 0 }, { 0, 0, 0, 0, 0, 0, 0, 0, 0 }, { 0, 0, 1, 0, 1, -1, -1, 0, 0 }, { 0, -1, 0, -1, -1, 1, 0, 1, 0 }, { 0, -1, 0, -1, 1, 0, 0, 0, 1 }, { 0, -2, -1, 0, -1, 0, 0, -1, 0 }, { -1, 0, 1, 0, 0, 0, 0, 0, 1 }, { 0, -1, 0, 0, 0, 1, 1, 0, 0 }, }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19.973" calcext:value-type="float">
            <text:p>119.973</text:p>
          </table:table-cell>
          <table:table-cell office:value-type="float" office:value="0.521578" calcext:value-type="float">
            <text:p>0.521578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0, -1, 0, 0, 0, -1, 0 }, { 1, 0, -1, 2, 0, -1, 0, 0, 0 }, { 0, 0, 0, 1, 0, 2, 1, 0, 0 }, { 0, 0, 0, 0, 0, 1, -1, 0, 1 }, { -1, 0, 1, 0, 1, 1, 0, -1, -1 }, { 0, 0, 0, 0, 1, 0, 0, 1, 0 }, { 0, 1, 1, 0, 0, 0, 0, 1, 1 }, { 0, 1, -1, 0, 0, 0, 0, 1, 0 }, { 0, 0, -1, 0, 1, 1, -1, -1, 0 }, { 0, -1, -1, 0, 0, 0, -1, 0, -2 }, { 0, 0, -1, 0, 0, -1, 0, 0, 1 }, { 0, 0, 0, 0, 0, -1, 0, 0, 0 }, { 0, 2, -1, 0, 2, 0, 0, 0, 0 }, { -1, 1, 0, 1, 1, 0, -1, 0, 0 }, { 1, 0, -1, 0, 0, 1, 0, 0, 0 }, { 0, -1, 1, 0, 0, 0, 0, -2, 0 }, { 0, 0, 0, 0, 0, 0, -1, 0, -1 }, { 0, 0, -1, 0, -2, 0, 0, 1, -1 }, { 0, 1, 1, 0, 0, 0, 0, -1, 1 }, { 0, 0, 0, 1, 0, 0, 0, -1, 0 }, { -1, 0, -1, 0, -1, 0, 0, -2, -1 }, { 0, 0, 0, -2, 1, 0, 1, 0, 0 }, { -1, 1, 0, 1, 0, 0, 0, 0, 1 }, { 0, 0, 0, 1, 0, 0, 0, 0, 1 }, { -1, 1, 0, 1, -1, 0, 1, 0, 0 }, { -1, 1, 0, 1, 1, -1, 0, -1, 1 }, { 1, -1, 0, 0, -1, 0, 1, 1, 0 }, }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16.069" calcext:value-type="float">
            <text:p>116.069</text:p>
          </table:table-cell>
          <table:table-cell office:value-type="float" office:value="0.467492" calcext:value-type="float">
            <text:p>0.467492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0, 1, 2, 2, 0, 0, -1 }, { 0, 0, 0, 1, -2, 1, 1, 0, 0 }, { 0, 0, 0, 1, 2, 0, 1, 0, 0 }, { -1, 0, 0, 1, -1, 0, 0, 0, 0 }, { 0, 0, 1, -1, 2, 1, 0, 0, 0 }, { -2, -2, 1, 0, 1, 0, 0, 0, 0 }, { 0, 0, 1, 0, 0, 1, 2, 2, 0 }, { 1, 0, 0, 1, -1, 2, 0, 0, 2 }, { -1, 1, 0, 0, 2, 1, -1, 0, 0 }, { 0, 0, -2, 0, 2, 0, 0, 1, 0 }, { 0, 0, 2, 0, -1, 1, 0, 1, 0 }, { -1, 0, 0, -1, 0, 1, 0, -1, 0 }, { 0, -2, -1, 0, 0, -2, 0, 0, 0 }, { 0, 0, -1, -1, 0, 1, 1, 2, 2 }, { 0, -1, 0, -1, 1, 0, 2, 0, 1 }, { 1, 1, 0, 2, 0, -1, 0, -1, -1 }, { 0, 0, 1, -1, 0, 0, -2, 0, 0 }, { -1, 0, 2, -1, 0, 1, 0, 1, 0 }, { -1, 0, 0, 1, -1, 0, -2, -1, 0 }, { 0, 0, 0, 0, -1, 0, 1, -1, 0 }, { 0, -1, 0, 0, 2, 1, 0, 1, 0 }, { 1, 0, 0, 0, 0, 0, 0, 0, 0 }, { 1, 0, 0, 1, 0, 2, -2, 0, 2 }, { -1, 0, 0, 0, 0, 1, 0, 1, 0 }, { -1, -2, 0, 0, -1, 0, 1, 0, 2 }, { 0, -2, 0, 1, 0, 1, 0, 0, 0 }, { -1, 2, 0, 0, -1, 0, 0, 0, 0 }, }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45.083" calcext:value-type="float">
            <text:p>145.083</text:p>
          </table:table-cell>
          <table:table-cell office:value-type="float" office:value="0.493738" calcext:value-type="float">
            <text:p>0.493738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1, -1, -2, 0, 2, 0, 0, 0, 1 }, { 0, 1, 0, 0, 1, 0, 2, 0, 0 }, { -1, 1, 0, 0, 0, 1, 0, -1, 0 }, { 1, 0, 0, 0, 1, 0, 0, -1, 1 }, { 0, 1, 1, 0, -1, 0, -1, 0, 0 }, { 1, 0, 0, 1, 0, 0, 1, 0, 0 }, { 0, 2, 0, 1, 0, -1, 1, 0, 0 }, { 0, 1, 0, -1, 1, 0, 0, 0, -1 }, { 0, 0, -1, 0, 0, 1, 0, 0, 0 }, { 0, 0, 0, 0, 1, 0, 1, -1, 1 }, { -1, 0, 1, 0, 0, 0, 1, 0, 0 }, { 0, 0, 0, 0, 0, 1, 0, 0, 1 }, { 0, 0, 0, 0, 0, 0, 0, 0, 0 }, { 1, 1, 0, 0, 0, 0, 0, 0, 0 }, { 0, 0, 0, -1, 1, 1, -1, 0, 1 }, { 0, 0, 0, 1, 0, 0, 0, -1, 1 }, { -1, 0, 0, 2, 0, 0, 0, 0, 0 }, { 0, 1, 0, 2, -1, 0, 0, 0, 1 }, { 1, 0, -1, 2, 0, 0, -1, 0, 0 }, { 0, -1, 0, 2, 0, 0, 0, 0, 0 }, { 0, 2, -2, 0, 0, 1, 0, 0, 0 }, { 0, -1, 0, -1, 0, 1, 1, -1, 0 }, { 0, 0, -2, 2, 0, 1, 0, 0, 1 }, { 0, 0, 0, 1, 0, 0, 0, 0, 1 }, { 0, 0, 0, 1, 0, 0, 0, 0, 1 }, { 1, 0, -1, 0, 0, 2, 0, -1, -1 }, { 0, 0, 0, 1, 0, 0, 0, 0, 1 }, }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25.632" calcext:value-type="float">
            <text:p>125.632</text:p>
          </table:table-cell>
          <table:table-cell office:value-type="float" office:value="0.495003" calcext:value-type="float">
            <text:p>0.495003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1, 1, -1, 0, 0, 0, 2, 0 }, { 0, 0, 0, -1, 0, 0, 0, 0, 0 }, { 0, -1, 0, 0, 0, 0, 0, 1, 0 }, { -1, -2, 1, 0, 1, 0, -1, -1, 0 }, { -1, 0, 0, -1, -1, 0, 0, 1, 0 }, { 0, 1, 0, 0, -1, 1, 1, 0, -1 }, { 0, 0, 0, 0, 0, 0, 1, 1, 1 }, { 0, 0, 1, 0, -2, 0, 1, 0, 0 }, { -1, 0, 0, 0, 0, 0, 1, 0, 0 }, { 0, 0, 1, -1, 0, 0, 0, 1, -1 }, { 2, 0, 1, 0, -1, 0, 1, 0, 0 }, { -1, 0, 0, 0, -1, 2, 0, -2, 0 }, { 0, 0, 0, 1, -1, 1, 0, 2, 0 }, { 1, 0, 0, 0, 0, 1, 1, -2, -1 }, { 0, 0, 0, 0, 0, -1, 0, 0, 0 }, { 0, 1, -1, -1, 0, -1, 0, 0, 0 }, { 0, 0, 0, 0, -1, -2, -1, 0, 0 }, { 0, -1, -2, 0, 0, -2, 0, 0, -2 }, { 0, 0, 0, 1, 0, -1, 0, 0, 1 }, { -2, 2, 1, 1, 0, 0, 2, -1, 0 }, { 0, 0, 0, 0, 0, 1, 0, 0, -1 }, { 0, 0, -1, 0, 0, 1, 0, 1, 0 }, { 0, 0, 0, 1, 1, 0, 0, 0, 1 }, { 0, -1, 0, -1, 1, 0, 1, -1, 1 }, { 0, 0, 0, -1, 1, 0, 0, 0, 1 }, { 0, 0, 0, 0, 1, -1, 0, 1, 1 }, { -1, 0, 1, 0, 2, 1, 0, -1, 0 }, }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91.9119" calcext:value-type="float">
            <text:p>91.9119</text:p>
          </table:table-cell>
          <table:table-cell office:value-type="float" office:value="0.578667" calcext:value-type="float">
            <text:p>0.578667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-2, 0, -1, 0, -1, -1, 0, 0 }, { 0, 0, 0, 0, 0, 1, 0, 1, 0 }, { 0, -1, 1, 0, 1, 0, 0, -1, -1 }, { 1, -1, -1, 0, 1, 0, 0, 2, -1 }, { 0, 1, -1, 1, 1, -1, 0, 0, 2 }, { -1, 0, 0, 2, 1, 0, 0, 0, -1 }, { 0, 0, 0, 0, 0, -1, -2, 2, 0 }, { 0, 1, 2, -1, 0, -1, -1, 0, 0 }, { 0, -1, 0, 1, -1, 0, -2, -2, 0 }, { -1, 2, -1, 0, 0, 2, 0, 1, 0 }, { 0, 2, -1, 0, 0, 0, 0, 0, 0 }, { 0, 0, 0, -1, 0, 0, 0, 1, 0 }, { 1, -2, 0, 1, 0, 0, 0, 0, 0 }, { 0, 0, 2, 2, 0, 0, 2, 0, 1 }, { 1, -1, 0, -2, 0, 0, -2, 0, 0 }, { -1, 0, 1, 0, 1, 1, 0, 0, 0 }, { 0, 1, 0, 0, 0, 0, 0, 0, 0 }, { 0, 0, 1, 1, 0, 0, 0, 1, -2 }, { 1, 0, 0, 0, 0, -1, 1, 0, 0 }, { 0, 2, -1, 0, 1, 0, 0, 0, -1 }, { 0, 0, -1, 0, 0, -1, -1, 0, 0 }, { -2, 0, 0, 0, 0, 0, -1, 0, 0 }, { 0, 0, 1, 1, 0, 0, 1, -1, 0 }, { 0, 0, 0, 2, 0, 0, 0, 0, 0 }, { 0, 0, 0, 2, 0, 0, 0, 0, 0 }, { 0, 0, 1, 1, 0, 0, 0, -2, 0 }, { 0, 0, -1, 0, 0, 0, -2, -2, 0 }, }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49.897" calcext:value-type="float">
            <text:p>149.897</text:p>
          </table:table-cell>
          <table:table-cell office:value-type="float" office:value="0.460165" calcext:value-type="float">
            <text:p>0.460165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1, 2, 1, 2, 0, 1, 0, 0, 0 }, { 1, 0, 1, 0, 0, 0, 0, 0, 1 }, { -2, 1, -1, -1, 0, 1, 1, 0, 1 }, { -1, 0, 0, 0, 0, 1, 1, 0, 0 }, { 0, 0, -1, 0, 0, 2, 1, 0, 0 }, { 0, 0, 0, -1, -1, 1, 0, 0, -1 }, { 0, 0, 0, 1, 1, -1, 0, 2, 0 }, { 1, 0, 0, 0, 0, -1, 0, 1, 0 }, { -2, -1, 0, 0, 0, -1, 1, 2, 0 }, { 0, 0, 1, 2, 1, 0, 0, 0, 0 }, { 0, 1, 1, 2, 0, 1, 0, 0, 1 }, { 0, 0, 0, 2, 0, 1, 0, 0, 0 }, { 0, 0, 1, 0, 0, 1, -1, 1, 2 }, { 0, 0, -1, 0, -1, 1, 0, 0, -2 }, { 0, 0, 0, -2, 0, -2, -2, 0, 0 }, { 0, 0, -1, -1, 2, 0, 0, -1, 0 }, { 0, 0, 0, 0, 1, 0, -1, 1, -1 }, { -1, -1, 0, 1, -2, 0, 1, 0, -2 }, { -1, 2, 2, 0, 0, 1, 2, 0, 0 }, { -1, 0, 0, 0, 1, 0, 1, 1, -1 }, { 0, 0, 0, -2, 0, -2, 0, -2, 0 }, { 0, 2, 0, 0, 1, 0, 0, -1, 0 }, { -1, 0, 0, 0, 0, 1, 1, 0, 0 }, { 0, -1, 0, 0, 0, 2, 1, 0, 0 }, { 0, -1, 0, 0, 0, 2, 2, -1, 0 }, { 0, -1, 0, 0, 0, 0, 1, 0, 0 }, { 0, -1, 0, 0, 0, -1, 0, 1, 0 }, }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39.817" calcext:value-type="float">
            <text:p>139.817</text:p>
          </table:table-cell>
          <table:table-cell office:value-type="float" office:value="0.485896" calcext:value-type="float">
            <text:p>0.485896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2, -1, -2, 0, 0, 0, -1, -2, 1 }, { 0, 0, 0, 0, 0, 0, 0, -1, 0 }, { 2, 0, 1, 0, 0, 0, 2, -2, 0 }, { 0, -1, 0, 2, 0, 2, 0, 1, 0 }, { 0, 1, 2, 0, 0, 1, 0, 0, 0 }, { 0, 0, 0, 0, 0, 2, 1, 0, 0 }, { 2, 0, -1, 0, 1, 0, 0, 0, 2 }, { 0, -2, -1, 0, 0, 0, 0, -2, 0 }, { -1, 0, -1, 0, 0, -1, 0, -1, 0 }, { 0, 0, 2, 0, 0, 0, 0, 0, 0 }, { 0, -1, 1, 0, 0, 0, 0, 2, 0 }, { 1, 0, 0, 1, 2, 0, 2, -1, 2 }, { 0, 0, 0, 0, -1, 0, 0, 0, 1 }, { 1, 0, 0, 0, -1, -1, 0, -1, 1 }, { 0, 0, 1, 1, 1, 0, 1, 0, 0 }, { 0, 0, 0, 0, 0, 2, 0, 0, 0 }, { 0, -1, 1, 0, 0, 0, 1, 0, 2 }, { -1, -1, -1, 0, 1, 0, 1, 1, 0 }, { 0, -1, 1, 2, 0, 0, 0, 0, 0 }, { -1, 0, 0, 0, 0, 0, 1, -1, 1 }, { -1, -1, 2, -1, -1, 0, 0, 0, 0 }, { 0, 1, 1, 0, 0, -1, 1, 1, 0 }, { 2, 1, -1, 0, 1, 0, 0, 0, 0 }, { 0, 0, -1, 0, 1, 0, 0, 0, 0 }, { 1, 0, -1, 0, 1, 0, 0, 0, -1 }, { 0, 0, -1, 1, 0, 0, 0, 0, 0 }, { -1, 0, -1, 1, 0, 0, 0, 0, 0 }, }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20.024" calcext:value-type="float">
            <text:p>120.024</text:p>
          </table:table-cell>
          <table:table-cell office:value-type="float" office:value="0.463061" calcext:value-type="float">
            <text:p>0.463061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-1, 0, 0, 0, 1, 0, 0, 0 }, { 0, 0, 0, 2, 1, 0, 1, 1, 1 }, { 0, 0, -1, 0, 0, 0, 0, 1, -2 }, { 0, 0, 0, 0, 0, 0, -1, 2, 0 }, { -2, 1, 0, 0, -1, 1, 1, 0, 1 }, { 0, -1, 0, 0, 0, 0, 0, 0, 1 }, { -1, 2, 0, 0, -1, 0, 0, 2, -1 }, { 0, 0, -2, 0, 1, 1, 0, 0, -1 }, { 1, 2, -1, 0, -1, 0, 0, 0, -1 }, { -1, 1, -1, 0, 0, 0, 1, 1, 0 }, { 1, 0, -2, 0, 2, 0, 0, 2, -1 }, { 0, 1, 0, 0, -1, 1, -2, 0, 0 }, { 0, -2, 0, 0, 1, -1, 0, 0, 0 }, { 1, -1, 0, 0, 0, 1, 0, 1, 0 }, { 0, 0, -1, -1, 0, -2, 2, -1, -1 }, { 1, -1, 0, 0, 2, -1, 0, 0, 0 }, { 0, 2, 0, 0, 0, 0, -2, 0, 0 }, { 0, 1, 1, 0, 0, 0, 0, 0, 0 }, { -1, 0, 0, 1, 1, 0, 0, 0, 1 }, { -2, 0, -2, 0, 0, 0, 1, -2, 0 }, { 0, 0, -1, 0, 0, 1, 0, 0, -1 }, { 0, 1, 0, 1, 0, 0, 0, -2, -1 }, { 2, -2, 2, 0, 0, 0, 0, 2, -1 }, { 0, -1, 0, 0, 1, -1, 0, 0, 0 }, { 0, -1, 2, -1, 0, 0, 0, 2, -2 }, { 0, 0, 0, 0, 1, -1, -1, 1, -2 }, { 0, 0, 1, 0, -1, 0, 0, 2, -1 }, }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29.234" calcext:value-type="float">
            <text:p>129.234</text:p>
          </table:table-cell>
          <table:table-cell office:value-type="float" office:value="0.535232" calcext:value-type="float">
            <text:p>0.535232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1, 0, -1, 0, 0, 0, 0 }, { 1, 0, -1, 0, 0, 0, 0, -1, 1 }, { 0, 0, 0, 0, 0, -1, -2, 1, 0 }, { 0, 1, 1, 0, 1, -1, 0, 0, 0 }, { 0, -1, 0, 0, 0, -2, 0, -1, 1 }, { 2, 0, 0, -1, -2, -1, 0, 2, 0 }, { 0, 0, 0, 0, 1, 1, 0, 2, 0 }, { 0, -2, 1, 1, 2, 0, 2, -1, -1 }, { 0, 0, 0, 0, 1, 0, 0, 0, 1 }, { -2, 0, 0, 0, 0, 0, 1, 0, 1 }, { -1, 2, -1, 1, 0, 0, 1, 2, 1 }, { 0, 0, 0, 0, 0, 0, 0, 0, 0 }, { 0, 0, 0, 0, 1, 0, 0, -1, 0 }, { 0, 0, 0, -2, 0, 2, 0, 0, 0 }, { -1, -1, 0, 0, 0, -1, -1, 0, 0 }, { 1, -2, 0, 0, 0, 0, -1, 0, 0 }, { -1, 0, 0, 1, 0, 2, 1, 0, 0 }, { -2, 1, 0, 0, -1, 0, 1, 0, 0 }, { 0, 0, 0, 2, 0, -1, 1, 0, 0 }, { 0, -1, 0, 0, -1, 0, 1, -1, 0 }, { -2, 1, 1, 1, 0, 0, 0, 0, 0 }, { -1, 1, 0, -1, 0, -1, 1, 0, 0 }, { -1, 0, 0, 0, 0, 0, 1, 1, 0 }, { 0, 0, 1, 0, 0, 0, 1, 1, 0 }, { 2, -1, 0, -1, 1, 0, 1, 1, 1 }, { -1, 0, 0, 0, 0, 0, 1, 2, 0 }, { 0, -2, 1, 1, 0, -1, 1, 2, 0 }, }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33.184" calcext:value-type="float">
            <text:p>133.184</text:p>
          </table:table-cell>
          <table:table-cell office:value-type="float" office:value="0.528542" calcext:value-type="float">
            <text:p>0.528542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1, 0, 0, 0, 0, 2, -1 }, { 1, 0, -1, 1, 0, 0, 1, 0, -2 }, { 0, -1, 0, 0, 1, 0, 0, -2, 0 }, { -1, 0, -1, 0, 0, -1, 0, 0, -1 }, { -1, 0, 1, -2, 0, 0, 0, -2, 0 }, { 1, 1, -1, 0, 0, 0, 0, 0, 0 }, { 1, 1, -1, 0, 1, 0, 0, 0, -1 }, { 2, 0, -1, 1, -1, 1, 0, 0, 1 }, { -1, 0, -1, -2, 2, 0, 1, 0, 0 }, { 1, 1, 0, 0, 0, 1, -1, 0, 0 }, { -1, 1, 1, 0, 0, 1, 1, 0, 0 }, { 2, 0, 0, 0, 0, -1, 0, -1, 0 }, { -2, 0, 0, 0, 1, 0, 1, 0, 0 }, { 1, 1, 0, -1, 0, 0, 1, 0, 0 }, { 1, 1, -1, 0, 0, 0, -2, 0, -2 }, { 0, -1, 1, 0, 0, 0, 0, 0, 1 }, { 1, -1, 1, 0, 0, -1, 1, -1, 0 }, { 1, 0, -1, 0, -1, 0, 1, 0, 0 }, { 0, 2, 0, 0, -1, -2, 0, 1, -1 }, { 0, 1, 1, -1, 0, 0, 0, 0, 0 }, { 0, 1, 1, 0, 0, 0, 0, 2, 0 }, { 0, 0, 0, 0, 0, -1, 2, 0, -2 }, { 0, -1, 0, 0, 1, 0, 0, 1, 0 }, { 0, -1, -1, 1, -2, 0, 0, 1, 0 }, { -1, 0, 0, 0, 0, 0, -1, 2, 0 }, { 0, -1, 0, 0, 1, 0, 0, 1, 0 }, { 0, 0, 0, -2, -1, 0, 0, 0, 1 }, }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42.845" calcext:value-type="float">
            <text:p>142.845</text:p>
          </table:table-cell>
          <table:table-cell office:value-type="float" office:value="0.501986" calcext:value-type="float">
            <text:p>0.501986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2, 0, -1, 1, 0, -1, 0, 0, 2 }, { -2, 1, -2, 2, 2, 1, 0, 0, 0 }, { 0, 0, 0, -1, 1, 1, 1, 0, -1 }, { 1, 0, 0, 0, 0, 2, 1, 0, 0 }, { 2, 0, -1, 1, 2, -1, 0, 1, 0 }, { 2, 0, 0, 0, 0, 0, 0, 0, 1 }, { -2, -1, 0, 1, 0, 1, 1, 0, -1 }, { 0, -2, 0, 0, 0, 2, -1, 0, 0 }, { 2, -2, 0, 0, 1, 0, 0, 0, -1 }, { -1, 1, 0, 0, 0, 1, 0, 0, 0 }, { 0, 1, 1, 1, 1, 1, 0, 1, 2 }, { -1, 0, 0, 0, 0, 0, 0, -2, 0 }, { -2, 0, 2, -1, 0, 1, 0, 1, 1 }, { 0, 0, 1, 0, 1, 0, 0, 0, 0 }, { -2, 1, 0, 1, 1, 0, 1, 2, 0 }, { 0, 1, 0, -1, 0, -1, 0, 2, 1 }, { -1, -1, 0, 2, 0, -2, 0, 0, 1 }, { 2, -1, -1, 0, 0, 0, 2, 0, 0 }, { 2, 0, 2, -2, 1, 1, -1, 0, -2 }, { 0, -2, -1, 0, -2, 0, 0, 0, 0 }, { 2, -2, 0, 0, 0, 2, 2, 0, -2 }, { 0, 0, 0, 0, 0, 0, 0, 0, -1 }, { 1, 0, -1, 1, 0, 0, 0, 0, 0 }, { 1, -1, 0, 0, 1, 0, 0, 0, 0 }, { 1, -1, 0, 0, 0, 0, 1, 1, 1 }, { 1, 0, -1, 2, -1, 0, 0, 2, 0 }, { 1, 0, -1, 1, 0, 0, 0, -1, 0 }, }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25.106" calcext:value-type="float">
            <text:p>125.106</text:p>
          </table:table-cell>
          <table:table-cell office:value-type="float" office:value="0.537265" calcext:value-type="float">
            <text:p>0.537265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-1, 0, 2, 0, 0, 0, 0, 1 }, { -1, 0, 0, 0, 0, 0, 1, 1, 1 }, { 0, 0, 0, 0, 0, 0, 1, 0, -1 }, { 0, -1, 0, 0, 0, 0, 0, 0, 1 }, { 0, 0, 0, 0, 0, 0, 1, 0, 0 }, { 0, 0, 0, 0, 1, 0, 0, 1, 0 }, { 0, 0, 0, 2, 0, 0, 1, 1, -1 }, { 0, 0, 0, 0, 1, 1, 2, 0, 2 }, { 1, -2, 0, -1, 1, 0, 0, 1, 0 }, { 2, 0, 0, 0, 0, 2, -1, 0, 0 }, { 1, 0, 0, 1, 0, 0, 1, 0, 0 }, { 0, 0, 0, 0, 1, 0, 1, 0, 2 }, { 0, 0, 1, 0, 0, 0, -2, 0, 0 }, { 0, 0, 1, 1, -1, 0, 0, 1, 0 }, { -1, 0, 0, -1, 0, 0, 0, -1, 0 }, { 1, -1, 0, 0, 1, 0, 0, 0, 1 }, { 0, 0, 0, -1, 0, 0, 0, 0, 1 }, { 1, -1, 0, -1, 0, 0, 2, 0, 0 }, { 0, 0, 0, 0, 0, 1, 0, -1, 1 }, { 0, 2, 0, 0, 0, 1, 0, -1, 0 }, { -2, 0, 1, 0, -1, -1, 0, 0, 0 }, { 0, 0, 0, 0, 0, 0, 0, 0, -2 }, { 0, 0, 0, 1, 0, 0, 0, 0, 0 }, { 0, 0, -1, 2, -2, 0, 1, 0, 1 }, { 0, 0, -2, 2, 0, -1, 0, 0, 1 }, { 0, -1, -1, 0, 0, 1, 0, 0, 0 }, { 0, -1, 0, 0, 0, -1, 0, 0, 0 }, }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12.16" calcext:value-type="float">
            <text:p>112.16</text:p>
          </table:table-cell>
          <table:table-cell office:value-type="float" office:value="0.577556" calcext:value-type="float">
            <text:p>0.577556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1, 0, 1, 0, 0, 0, -1, 0, 0 }, { 1, 0, 0, 0, -1, 0, 0, 1, 0 }, { 2, 0, 0, 0, 0, 1, 1, 0, 0 }, { -1, 1, 1, 0, 0, 0, 0, 1, 0 }, { 0, 0, 1, 0, 0, 0, 0, 0, 1 }, { 0, 0, 0, 2, 0, 0, 0, 0, 1 }, { 1, 0, 1, -1, 0, 0, 1, 0, 0 }, { 1, 0, 0, 0, -1, 0, 0, 0, 0 }, { 0, 0, 0, 0, 0, 0, 1, 0, 0 }, { 1, 0, 1, 0, 0, 0, 0, -1, 0 }, { 0, 0, 0, 0, -1, 1, 0, 0, -1 }, { -1, 0, 0, 1, 0, 0, -1, 0, 0 }, { 0, 0, 2, 0, 0, 0, 0, 0, 0 }, { 0, -1, -1, 0, 1, 0, 0, 0, 0 }, { 1, 0, 0, 1, 0, 2, 0, 0, 0 }, { 2, 1, 1, 0, 1, 0, 0, 0, 0 }, { 0, 1, -1, 0, 0, 0, -2, 0, 0 }, { 0, 1, -2, 1, 0, 0, 0, 1, -2 }, { 0, 0, 0, 1, -1, 0, 1, 2, 0 }, { 0, 1, 0, -1, 0, 1, -2, 0, 0 }, { 0, -1, 1, 0, 0, -2, 0, 1, 0 }, { -2, 2, 0, 2, 0, 2, 0, 0, 0 }, { 0, 0, 0, 1, 0, 0, 0, 0, 0 }, { 0, 1, 0, 1, -2, 0, 1, 0, 1 }, { 0, -1, 0, 1, 0, 0, 0, 0, 0 }, { 0, 0, 1, 2, -1, 0, 0, 0, -1 }, { 0, 2, 0, 1, 0, 0, 0, 1, 0 }, }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16.748" calcext:value-type="float">
            <text:p>116.748</text:p>
          </table:table-cell>
          <table:table-cell office:value-type="float" office:value="0.542831" calcext:value-type="float">
            <text:p>0.542831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0, 1, 0, 0, 0, 2, 1 }, { 1, 0, 1, -2, 0, 2, 1, 1, 0 }, { 1, 0, 1, 0, 0, 0, -1, 0, 0 }, { 0, 0, -1, 0, 0, 2, -1, 0, 0 }, { 0, 0, 0, 0, 0, 0, 2, 0, 0 }, { 0, 0, 0, 0, -1, 2, 2, 0, 1 }, { 0, 0, -2, 0, 0, 1, -1, 2, 0 }, { 0, 2, 0, 0, 0, 0, 0, 0, 0 }, { 0, 0, 0, -2, 0, 0, 0, 0, 0 }, { 0, 1, -1, 1, 0, 0, 1, 0, 0 }, { 2, -2, 1, 0, 0, 1, 1, 0, 0 }, { 0, 0, 2, 0, -2, 0, -1, -1, 0 }, { 0, 0, -1, 0, -2, -1, 0, 2, 0 }, { -1, 1, 0, 2, 0, -1, 1, 1, -1 }, { 0, 1, 0, 0, 0, -2, 0, 0, 0 }, { -1, 0, 1, 0, 0, 0, 0, 0, -1 }, { -1, 1, 2, 1, 0, 0, -1, 0, 1 }, { 0, 0, 0, 0, 0, 1, 1, 0, -1 }, { 0, 0, 0, 0, -1, 1, 0, 0, 1 }, { 1, 0, 0, 0, 0, 0, 0, 0, 0 }, { -2, -1, 0, 0, 0, 1, 1, 1, 0 }, { 2, 0, 0, 1, 0, 0, 1, 0, 1 }, { 0, -1, 0, 0, 2, -1, 0, 0, 0 }, { 0, -1, 0, 1, 0, 1, 0, -1, 0 }, { 0, 0, -2, 0, 0, 0, -2, 1, 1 }, { -1, 0, 0, 0, 1, 1, 0, -1, 0 }, { 0, -1, -1, 0, 0, 0, 1, 0, -1 }, }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37.74" calcext:value-type="float">
            <text:p>137.74</text:p>
          </table:table-cell>
          <table:table-cell office:value-type="float" office:value="0.443172" calcext:value-type="float">
            <text:p>0.443172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1, 1, -1, 0, 1, 0, 2, 1 }, { 1, 0, 0, 0, 1, 2, 0, 2, 0 }, { -1, 0, 0, 0, 0, 0, 0, 0, 1 }, { 0, 0, 0, 0, 0, 0, -1, 0, -1 }, { 0, 0, 0, 0, 0, 2, 0, 0, 1 }, { -1, 1, -1, 0, -1, 0, -1, 0, 0 }, { 0, 0, 0, 0, 0, 0, 0, 0, 1 }, { 2, -1, 0, 2, 0, 0, 0, -1, 0 }, { 0, 2, 0, 0, 1, 0, 0, -1, 0 }, { 0, 0, 0, -1, 0, 1, 1, 0, 0 }, { 0, 1, 0, 0, 1, 1, 0, 0, 2 }, { 0, 0, 0, -1, 0, 1, 0, 1, 0 }, { 0, 0, 0, 0, 0, 0, -1, 2, 0 }, { -1, 0, 1, -1, 0, 0, 1, 0, 0 }, { 0, -2, 0, -1, 0, 0, -1, 0, 0 }, { 0, 2, 0, 0, 0, 0, 1, 1, 0 }, { 0, 0, 0, 1, -2, 0, 0, 0, 0 }, { 0, 0, 2, 0, 0, 0, 1, 0, 1 }, { 0, -1, 0, 1, 0, -1, 0, 0, 0 }, { 0, 0, 1, 0, 0, 0, 1, 1, 0 }, { -1, 0, 0, 0, 0, 0, 0, 0, 0 }, { 0, 1, -2, 0, 0, 0, 0, 0, 0 }, { 0, -1, 0, -1, 0, 1, 2, 0, -1 }, { 0, -1, 0, 0, 0, 2, 1, 0, 0 }, { -1, 0, 0, 0, 0, 0, 0, 0, 1 }, { 0, -1, 0, 0, 0, 0, 1, 0, 0 }, { 0, 0, 0, 1, 0, 0, 0, 0, 0 }, }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26.27" calcext:value-type="float">
            <text:p>126.27</text:p>
          </table:table-cell>
          <table:table-cell office:value-type="float" office:value="0.540208" calcext:value-type="float">
            <text:p>0.540208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Organism-2 main text</text:p>
          </table:table-cell>
          <table:table-cell office:value-type="string" calcext:value-type="string">
            <text:p>{ { 1, 0, 0, -2, 1, 0, -1, 1, -1 }, { 0, 2, 1, 1, 0, 0, 0, 0, 0 }, { -1, 0, 0, 0, 0, 2, 0, 0, 0 }, { 0, 0, 2, 0, 0, 0, 1, 0, 0 }, { 1, 1, 0, 1, 1, -1, -1, -1, 0 }, { 0, -2, -1, -1, 1, 0, 0, 0, 1 }, { 0, -1, 0, -1, 0, 1, 0, -1, 0 }, { 0, 0, 1, 1, 0, 0, 0, 0, 0 }, { 0, 0, 0, 0, 2, 2, 0, -1, 0 }, { 1, 0, -1, 1, 0, 0, 0, 0, 0 }, { 1, 1, 2, 0, 0, 0, 0, 0, -1 }, { 0, 0, 0, 0, -2, 2, 0, 1, -1 }, { 0, 0, 0, 0, 0, 0, -1, 1, 0 }, { 1, 1, -1, 0, 1, 0, 1, 1, 1 }, { 0, 1, -1, 1, -1, 0, 0, 0, 0 }, { -2, 0, 1, 0, 2, 1, 0, -1, -1 }, { 0, 0, 0, 0, 0, -1, 0, 0, 0 }, { 0, 1, 2, 0, -1, 2, 1, 1, -1 }, { 1, 1, 0, 0, -2, 0, 0, 0, -2 }, { 0, 0, 0, 0, 0, 0, 1, 0, 1 }, { 2, -2, -1, -1, 0, -1, -1, 2, 1 }, { -2, 0, 0, -1, 1, 0, 1, 1, 1 }, { -1, 0, 0, 0, -1, 0, 0, 2, 1 }, { 0, 0, -2, 2, 0, 0, 0, 0, 0 }, { 0, -1, 1, 0, 0, 0, 0, 2, 0 }, { 0, -1, 0, 1, 0, 0, 0, 2, 0 }, { 0, 0, -1, 0, 1, -2, 0, 1, 0 }, }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25.017" calcext:value-type="float">
            <text:p>125.017</text:p>
          </table:table-cell>
          <table:table-cell office:value-type="float" office:value="0.551597" calcext:value-type="float">
            <text:p>0.551597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1, 0, -1, 0, -1, 0, 0, 0, 0 }, { 0, 1, 0, 2, 0, 0, -1, 0, 1 }, { 1, 2, 1, 0, 0, 1, 0, -2, 0 }, { 0, 1, -1, 0, 0, 1, 0, 0, 0 }, { 1, 2, 1, 2, 0, 0, -2, 0, 0 }, { -1, 0, 0, 0, -1, 1, 0, 0, 0 }, { 0, -1, 1, -1, 0, 0, 0, 0, 1 }, { 0, 0, 1, 1, 0, -1, 0, 0, -1 }, { 2, 1, 0, 2, 2, 1, 0, -2, 0 }, { 0, 1, 0, 0, 1, 0, 0, 0, 0 }, { 2, 1, 0, 0, 0, -1, 0, 0, 0 }, { 0, 0, 0, 0, -2, -1, 0, 0, 0 }, { -1, 2, 1, 0, -1, 0, -2, 2, 0 }, { 0, 1, -1, 0, -1, 0, 1, -2, 0 }, { 0, 0, 0, 0, 1, -1, 1, 0, 0 }, { 2, 0, 1, 0, 2, -1, 2, 0, 2 }, { 1, 2, 2, -2, 0, 2, -2, 2, 0 }, { 0, 1, 0, 0, 0, 0, 2, 0, 1 }, { 1, 0, 0, 0, -1, 0, -1, 0, 0 }, { 0, 1, 0, 0, 0, 0, -2, 1, 1 }, { -1, -2, -2, 1, 0, 0, -1, 0, -2 }, { 0, -1, -1, 0, -1, 0, 1, -1, 1 }, { 0, 0, 0, 0, 0, 0, 1, 2, -1 }, { 0, 0, 1, -1, 0, 0, 0, 2, -1 }, { 0, 1, -1, 0, 0, 0, 1, 2, -1 }, { -1, 0, 0, -1, 0, 2, -1, 1, 1 }, { 0, -2, 1, -2, 0, -1, 1, 2, -1 }, }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33.464" calcext:value-type="float">
            <text:p>133.464</text:p>
          </table:table-cell>
          <table:table-cell office:value-type="float" office:value="0.509557" calcext:value-type="float">
            <text:p>0.509557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0, 0, 1, 2, 0, 0, 1 }, { 0, 0, 0, -1, 0, 1, 0, 1, 1 }, { 0, 2, 1, 0, 0, -2, 0, 2, 2 }, { 0, -1, 0, 0, 1, -2, 1, 0, 0 }, { 0, 0, 0, 0, 1, -2, 1, -1, -1 }, { 1, 1, 0, 0, 0, 0, 0, -1, -1 }, { 1, 2, 0, 0, -1, 1, 0, -1, 2 }, { 0, 2, 0, 0, 0, -1, 1, 0, 0 }, { 0, 1, 1, 1, 0, -1, 0, 1, 0 }, { 0, 0, 1, 1, 1, 0, 0, 0, 0 }, { 2, 0, 0, 1, -1, 0, 2, 0, 0 }, { 0, 0, 0, 0, 0, 1, 1, -1, 0 }, { -1, -2, 0, 0, 0, -1, 0, 2, 1 }, { 0, -1, 0, 0, -1, 0, -1, 1, 0 }, { 1, 1, 0, 1, -1, 0, 0, 0, -2 }, { 0, 0, -1, 0, 1, 0, -1, 2, 0 }, { 0, -1, 0, 2, 0, 2, 0, 1, 0 }, { 0, -2, 0, 0, 0, -1, 1, 0, -2 }, { -1, 0, 1, 0, 1, 0, 0, 1, 2 }, { 1, 0, 1, 0, -1, 0, 0, 0, 0 }, { 0, 0, 1, 0, 0, 2, 0, 0, 0 }, { 0, 1, 0, 0, 0, 0, 0, 0, 0 }, { 0, -1, 1, 1, 0, 0, 0, 0, 0 }, { 0, -1, -1, 2, 0, 0, 1, 0, 0 }, { 0, 0, 0, 1, 0, -1, 0, 0, 0 }, { 0, 0, 0, 1, 0, 1, -1, 0, 1 }, { 0, 0, 0, 1, 1, 0, -2, 2, 0 }, }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24.956" calcext:value-type="float">
            <text:p>124.956</text:p>
          </table:table-cell>
          <table:table-cell office:value-type="float" office:value="0.537971" calcext:value-type="float">
            <text:p>0.537971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-1, -1, 0, 2, 1, 0, 0 }, { 1, 1, 2, 1, 2, 0, 0, 0, 1 }, { 0, 0, -1, 0, 0, -1, 0, 0, 0 }, { 2, 1, 0, -2, 0, 0, 0, 2, 0 }, { 0, 0, 2, 0, 1, -1, 0, 0, 0 }, { -1, -1, 1, 2, 2, -1, 1, 0, 0 }, { 2, 0, -1, 0, 1, -1, 0, 1, -1 }, { 1, 0, 1, 0, 0, 2, 0, 0, 0 }, { 0, -1, 0, -2, 0, 0, 0, 0, 1 }, { 0, 1, 0, 0, -2, 0, 0, 1, -1 }, { 1, 0, 0, 0, 1, 0, -1, 1, 0 }, { 0, -2, 2, 0, 0, 0, 0, 2, 0 }, { 2, 0, 0, 0, 0, 0, 0, 0, 1 }, { 1, 0, 0, 0, -1, 1, 0, 0, 0 }, { -1, 1, 0, 0, 0, 0, -1, 0, 1 }, { 0, -1, -1, 0, 1, -1, 0, 0, 0 }, { -1, 0, 1, 1, 0, 0, 1, 2, -2 }, { -1, 0, -2, 0, 0, 0, 2, -2, -1 }, { -1, 0, -1, 1, 0, 0, 0, 0, 0 }, { 0, 0, 0, 0, -1, 1, 1, 0, 0 }, { -2, -1, 0, 0, 1, 1, 1, 1, 2 }, { 1, 2, 0, -1, -1, -1, -1, 0, 0 }, { 0, -1, 1, 1, -1, 0, 1, -1, 1 }, { 0, -1, -1, -1, -2, 0, 0, 2, -1 }, { -1, 0, 0, 1, 0, 0, 1, -1, 0 }, { -2, 1, -1, -1, 1, 1, 0, 1, -1 }, { 0, -1, 0, 0, -1, 1, 0, 0, 0 }, }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09.766" calcext:value-type="float">
            <text:p>109.766</text:p>
          </table:table-cell>
          <table:table-cell office:value-type="float" office:value="0.516945" calcext:value-type="float">
            <text:p>0.516945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-1, 0, 0, 0, 1, 0, 1 }, { 1, 1, 0, 0, -1, 0, 0, 1, 1 }, { 0, 0, 0, -1, 1, 1, 1, 0, 0 }, { -2, 0, 0, 1, -1, 2, -2, 0, 2 }, { -1, 0, -2, -1, 0, 1, 0, 0, 1 }, { -1, -1, 1, 0, 0, 0, 0, 1, 1 }, { 0, 0, 0, 0, 2, 0, 0, 0, 0 }, { -1, 0, -1, 1, 0, 0, 1, 1, 0 }, { 0, -1, 0, 1, 1, -1, 0, 0, 1 }, { 2, 1, 2, 2, 0, 0, -1, 1, 1 }, { 0, 2, 0, 1, 2, 0, -1, 1, 2 }, { 0, 1, 1, 0, 0, 1, -1, -1, 0 }, { 0, 0, -1, 0, -1, 1, -1, 1, 2 }, { 2, 1, 0, 0, 0, 0, 1, 1, 0 }, { 0, 0, 0, -1, 0, 0, 0, 0, -2 }, { -1, 0, 1, 0, 0, 1, 0, -1, 1 }, { 1, 0, 0, -1, 0, 0, 0, 0, 0 }, { 0, 0, 2, 0, 0, 0, -1, 0, 0 }, { 1, -1, 1, 1, 1, 0, 1, -1, 1 }, { 1, 0, 1, 1, 1, 1, 0, 0, 0 }, { 0, 0, 1, 2, 1, 0, 0, 1, 0 }, { 2, 0, 2, 0, 0, 2, 0, 0, -1 }, { 0, -1, 0, 0, 0, 0, 1, 1, 0 }, { 0, 1, 0, 0, 1, 2, 1, -1, 2 }, { 0, 0, 1, 0, 0, 1, 1, 0, 0 }, { 1, 0, -1, 0, 0, 1, -1, 0, 0 }, { 0, -1, 0, 0, -1, 0, 2, 1, 0 }, }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97.7458" calcext:value-type="float">
            <text:p>97.7458</text:p>
          </table:table-cell>
          <table:table-cell office:value-type="float" office:value="0.513057" calcext:value-type="float">
            <text:p>0.513057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0, 1, 1, 1, -1, 0, -1 }, { 0, 0, 0, 0, -1, 1, 1, 2, 0 }, { 0, 0, 0, 0, -1, -1, 0, 0, 0 }, { 0, 1, 0, 0, 0, 2, -1, 0, 0 }, { 1, -1, 0, -1, 2, 1, 0, 0, 1 }, { 0, 2, 0, 0, 2, 0, 1, -1, 0 }, { 2, 0, 2, 0, -2, 2, -2, 0, -1 }, { -1, 1, 0, 0, 0, 1, 0, 0, -1 }, { 0, 2, 1, 0, -1, 0, -1, 0, 0 }, { 0, 2, -2, -1, -1, 1, 1, 2, 0 }, { 0, -1, 1, 1, 0, 2, -1, 1, -1 }, { 0, 0, 0, 0, 0, 1, 0, 0, 0 }, { 0, 1, 0, 0, 0, 0, -1, 0, 0 }, { 2, 0, 0, -1, -1, 0, -1, 1, 0 }, { 0, 0, 1, 0, 0, 0, 0, -1, 1 }, { 2, -1, 0, -1, 0, 0, 1, 1, -1 }, { 0, 1, 0, 2, 0, 1, -1, 0, 0 }, { 0, 1, 0, 1, 2, 0, 0, 1, 0 }, { 0, 2, 1, 2, 2, 0, 1, 0, 0 }, { -1, 0, -1, 1, -1, 1, -1, 1, -2 }, { 0, -1, 0, 0, 0, 0, 1, 0, 0 }, { 0, -2, 0, -1, 0, 0, -1, 2, 0 }, { 0, 0, -1, 0, 1, 0, -2, 0, 0 }, { 0, -1, 1, 1, -2, 1, 0, 1, 0 }, { -1, 0, -2, 1, 0, 0, 0, 0, 0 }, { -1, 0, 1, 0, 0, 1, 0, 0, -1 }, { 0, 0, 0, 1, 0, 0, 0, -1, 0 }, }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45.562" calcext:value-type="float">
            <text:p>145.562</text:p>
          </table:table-cell>
          <table:table-cell office:value-type="float" office:value="0.4766" calcext:value-type="float">
            <text:p>0.4766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-2, -1, 0, 2, 2, 1, 1 }, { 1, 0, 0, 0, 0, -1, 1, 0, -2 }, { 0, 0, 0, -1, 0, 1, 0, 1, 1 }, { 2, 2, 1, 1, -1, 0, 2, -2, 0 }, { 0, 0, -1, 0, 0, 1, 1, -1, 0 }, { 0, -1, -1, 1, 0, 0, 0, 0, 2 }, { 0, 1, 1, -1, -1, -2, 1, 1, 1 }, { 2, 0, 0, 0, 0, 1, -1, 0, 0 }, { 0, 0, 0, 0, -1, 0, 2, -1, 0 }, { 0, 1, 0, 1, -2, 0, 1, 0, -1 }, { 0, 0, 0, 1, 0, -1, 1, 0, 0 }, { 2, -2, 0, 1, -1, 0, 0, 0, 0 }, { -1, -1, -1, 1, 0, 1, 1, 0, 0 }, { -1, 0, -1, 1, 0, 0, 1, 0, 2 }, { -1, -1, 0, 0, 0, 0, 0, 1, 0 }, { -2, 0, 0, 0, 1, -1, -1, 1, 0 }, { 0, -1, 0, 1, 2, 1, -1, -2, 1 }, { 1, -1, 0, 0, 0, -2, 0, 0, -2 }, { 2, 1, 0, 0, 0, -1, -2, 0, 1 }, { 0, -1, 2, 0, 0, 0, 0, 0, -1 }, { 0, 0, 0, 1, 0, 0, 0, 1, 0 }, { 0, 1, 0, 0, 0, -1, 1, 1, -1 }, { -1, 2, -1, 1, 2, 0, 0, 1, -2 }, { 1, 0, -1, 1, 0, 0, -1, 0, 0 }, { 0, 0, 1, 1, 1, 0, -1, 0, -1 }, { 0, 0, 0, 2, 0, 0, -2, 0, 0 }, { 1, 1, 0, 1, 1, 0, -1, -1, 0 }, }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38.381" calcext:value-type="float">
            <text:p>138.381</text:p>
          </table:table-cell>
          <table:table-cell office:value-type="float" office:value="0.447621" calcext:value-type="float">
            <text:p>0.447621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1, 0, 0, 2, -1, 0, 0 }, { 0, 0, 0, -1, 1, 2, -1, 0, 0 }, { 2, -1, 1, -1, 0, 0, 0, 0, 0 }, { 2, 1, 2, 2, 0, -1, 1, -2, 0 }, { 1, 0, -1, 0, -1, 1, 0, 0, 0 }, { 2, 1, 0, 0, 1, 0, -1, 2, 1 }, { -2, 0, 0, 2, 2, 1, -1, 1, -1 }, { 0, 2, 1, 0, 0, 0, 0, 0, 1 }, { 2, 0, 1, 0, 0, 0, 0, 0, 2 }, { 1, 1, 1, 1, 2, 0, 0, 2, 0 }, { 0, -1, 0, 1, 0, 0, 0, 0, 2 }, { 0, 0, -1, 0, 0, -1, 0, 0, 2 }, { -1, 2, 1, 0, -1, 2, -1, 0, 0 }, { 0, -1, -1, 2, 0, 1, 1, 0, 0 }, { 1, 0, 1, 0, 0, 0, -2, 1, 0 }, { 0, 1, 1, 1, 0, 0, 0, 0, 0 }, { 2, 2, 1, 1, 0, 0, 0, 0, 0 }, { 0, 0, 0, 0, 0, 0, 0, 0, -1 }, { 2, 1, -1, -2, -1, 1, 1, 0, -1 }, { 0, 1, 0, 0, 0, -1, 0, 1, 0 }, { -1, 0, 0, 1, 1, 0, -1, 0, 0 }, { 0, -1, 0, 0, 1, 0, -1, 0, 0 }, { -1, 0, 0, 0, 0, -1, 0, 1, 1 }, { 0, -1, 0, 1, 0, -1, 1, 0, 0 }, { 0, -1, 0, 0, 0, 1, 0, 0, 0 }, { 0, -1, 0, 0, 0, 0, 0, 0, 1 }, { 0, -1, 0, 1, 0, 0, 0, 0, 0 }, }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37.831" calcext:value-type="float">
            <text:p>137.831</text:p>
          </table:table-cell>
          <table:table-cell office:value-type="float" office:value="0.472662" calcext:value-type="float">
            <text:p>0.472662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1, -1, 2, 1, -1, 0, 2, 2, 0 }, { -1, 0, 0, 1, 2, 0, 0, 1, 0 }, { -1, 1, 1, -1, 0, -1, 0, 0, 0 }, { 0, 0, -2, 0, -1, 0, 2, -1, -1 }, { 0, 0, 0, 0, 0, 2, 0, 0, -1 }, { 0, 1, -1, -1, 0, 0, 0, 1, 1 }, { -2, -1, -1, 0, 1, 0, 0, -1, 0 }, { 1, 0, 0, -1, -1, -1, 0, 0, -1 }, { 0, 0, 0, 1, 1, 0, 0, 0, 1 }, { 1, 2, 1, 0, 0, 1, 1, 0, -2 }, { -1, 2, 0, 1, 0, 0, 2, 1, 1 }, { -1, 2, 2, 0, 0, -1, 0, 1, 0 }, { 1, 1, 0, 0, 0, 0, 2, 1, -1 }, { 0, 2, 0, -1, 0, 0, 2, 0, -2 }, { 0, 0, 1, -1, -2, -1, 0, 1, -1 }, { 0, 0, 0, 1, -1, 0, 1, -1, 0 }, { 0, 0, 0, -1, 0, 1, 1, -1, 0 }, { 2, 0, -1, 0, 2, 2, -1, 0, 0 }, { -2, 0, 0, 0, 0, 0, 2, 0, 1 }, { 0, 0, -2, 1, 0, 1, 2, -1, -1 }, { -1, -1, -1, 2, 0, 1, 0, 0, 1 }, { 2, -2, 1, 0, 0, -1, 0, 0, 0 }, { 0, 0, -1, 0, 1, 0, 2, -1, -1 }, { -1, 0, 0, 0, -1, 0, 2, 0, 1 }, { 0, 0, 0, -1, -1, 1, 2, 0, 0 }, { -2, -1, -1, 1, 0, 1, 0, 0, 0 }, { 0, 0, 1, -2, 0, -1, 2, 1, 1 }, }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45.097" calcext:value-type="float">
            <text:p>145.097</text:p>
          </table:table-cell>
          <table:table-cell office:value-type="float" office:value="0.441788" calcext:value-type="float">
            <text:p>0.441788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1, 1, 0, 1, 0, 0, -1, 1, 0 }, { 0, 0, 0, 0, -1, 0, -1, 1, 1 }, { 0, -2, 0, 0, 2, 1, 1, 0, 0 }, { 0, 0, 0, 0, 0, 0, 0, -1, -2 }, { -1, 0, 1, 0, 1, -1, -1, 0, 1 }, { 0, 0, 0, 0, 0, 0, 1, 0, 0 }, { 2, 1, 0, 0, 0, 0, 1, 0, -2 }, { 2, 0, 0, 0, -1, 1, -1, 1, 0 }, { 1, 0, 1, 0, 1, 1, 2, -2, 1 }, { 2, 1, 0, 1, 1, 0, 0, 0, -1 }, { 0, 0, 0, 1, 0, 0, 0, -1, 2 }, { 0, 0, 1, 1, 0, -1, 0, 0, -1 }, { 0, 0, 0, -1, 1, 0, 0, 0, 0 }, { 0, 0, 0, -1, 0, 0, -1, 2, 0 }, { 0, -1, 1, 1, 0, 1, 0, 1, -1 }, { 0, -1, -1, -1, 1, 1, 0, 0, 1 }, { -1, 0, 0, 0, 0, 0, 1, 0, 0 }, { 0, 0, -1, 0, -1, 0, 0, 0, 1 }, { 0, -1, -1, 2, 0, 0, 0, -1, 0 }, { 0, 2, 1, 0, 1, 0, 0, 0, -2 }, { -1, 0, 0, 0, 0, 0, 0, 0, 0 }, { -1, 0, 0, 1, -1, 1, 1, -1, 0 }, { 1, -1, 0, 0, 2, 0, -1, 0, 1 }, { 1, 0, 1, 0, 0, 0, -1, 0, 0 }, { 0, 0, 0, 0, 1, 0, -1, 0, 1 }, { -1, -1, 0, 0, 1, 0, 0, 1, 0 }, { 1, 0, 0, 1, -1, -1, -1, 0, 1 }, }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83.5206" calcext:value-type="float">
            <text:p>83.5206</text:p>
          </table:table-cell>
          <table:table-cell office:value-type="float" office:value="0.572837" calcext:value-type="float">
            <text:p>0.572837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-2, 1, 0, -2, 0, 0, 1, 0 }, { 0, -1, 0, 0, 0, -1, 0, 2, -1 }, { 1, 1, -1, 0, -1, 1, 0, 0, 0 }, { 1, 0, 0, 0, 0, 0, 1, 0, 0 }, { 1, 0, 0, -1, 0, 1, 0, -1, 0 }, { 1, 0, -2, 0, 0, 1, 0, 0, 0 }, { -1, -1, 1, 0, 0, 0, -1, 0, 2 }, { 0, 0, -1, 0, 0, 0, 1, 0, 0 }, { -1, 0, -1, 1, 0, 1, 0, 0, 1 }, { 0, 1, 0, 1, 1, -2, 1, 0, 0 }, { 0, 0, 1, 0, 0, 0, 0, 0, 0 }, { 0, 1, 0, -1, -2, 0, -2, 0, 0 }, { -2, 0, 0, 0, 2, -1, 0, 2, 0 }, { 0, 1, 0, 0, 0, 0, 2, 1, 0 }, { -1, 0, 0, 0, 1, 0, 0, 0, 0 }, { 0, -1, 1, 1, 0, 0, 1, 0, 0 }, { 1, -1, -1, 0, 0, 0, 0, 0, 0 }, { 0, 2, 0, 0, -1, 0, 0, 1, 1 }, { -1, -1, 0, 1, -1, 0, 0, 0, 0 }, { 2, 0, 0, 0, -1, 0, 0, 0, 0 }, { 0, -2, 0, 0, 0, -1, 1, 1, 0 }, { 0, 0, 1, 1, -1, -1, 0, 0, 0 }, { 0, 0, 0, 0, 1, 0, 0, 0, 2 }, { 0, 0, 0, 0, 0, 0, 0, 1, 2 }, { 0, 0, 0, 0, -1, 0, 0, 0, 2 }, { 0, 0, 0, 2, 0, 0, 0, 0, 1 }, { 0, 0, 0, 0, 0, 0, 0, 0, 2 }, }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80.2751" calcext:value-type="float">
            <text:p>80.2751</text:p>
          </table:table-cell>
          <table:table-cell office:value-type="float" office:value="0.499161" calcext:value-type="float">
            <text:p>0.499161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0, 0, 0, -1, 1, 0, 1 }, { -1, -1, 0, 0, 1, 0, 1, 0, 0 }, { 0, 1, 2, 1, -2, 0, 0, 1, 0 }, { 0, 1, 0, 0, 0, 0, -1, 0, 0 }, { -1, 0, 0, -1, -1, 1, 0, 2, 1 }, { -1, 0, 1, 0, 0, 0, 0, 1, 0 }, { -2, 1, 1, 1, 1, 0, 0, 0, -1 }, { 0, 0, 0, 0, 0, 0, 1, 0, 0 }, { -1, 0, 2, 0, 0, 0, 0, 1, -1 }, { 0, 0, 2, 0, 0, 0, 0, 0, 2 }, { 0, 1, -1, 1, 1, 0, 0, 1, 1 }, { 1, -1, 1, 0, 1, 0, 0, 0, 0 }, { 0, 0, 2, 0, -1, 1, 0, 0, 0 }, { 0, -1, 2, 0, 1, 0, 0, 0, 1 }, { 0, 0, 1, 0, 0, 0, -1, 0, 0 }, { 0, 0, 0, -2, 0, 0, 1, 0, 0 }, { 0, 1, -2, -1, 0, 0, -1, 2, 0 }, { 2, 0, 0, 0, 0, 0, 1, -1, 0 }, { -2, -1, 0, -1, 0, 0, 1, 1, 1 }, { 0, 0, 0, 1, 1, 0, -1, 0, 1 }, { 0, 1, 0, 0, -2, 0, 0, 1, 0 }, { 0, 1, 1, -1, 0, -1, 1, -1, 0 }, { -1, -1, 0, 0, -1, 0, 0, 2, 1 }, { 0, 0, -1, 1, -1, -1, 0, 1, 0 }, { -1, -2, 0, 1, 0, 1, 0, 1, 0 }, { 0, -1, -1, 1, 0, 1, 0, 0, 0 }, { 0, 1, 0, 0, 0, 2, -2, -1, 0 }, }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76.2658" calcext:value-type="float">
            <text:p>76.2658</text:p>
          </table:table-cell>
          <table:table-cell office:value-type="float" office:value="0.549494" calcext:value-type="float">
            <text:p>0.549494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2, 0, 1, 0, 0, 0, 0, 0, -1 }, { -1, 0, 0, 0, 0, 1, 0, 0, 0 }, { 0, 0, 0, 1, -2, 0, -1, 0, -2 }, { 0, 1, 0, -1, 1, 1, 0, 1, 1 }, { 0, -2, 0, 0, 0, 0, 1, 0, 0 }, { 0, 0, 0, 0, 0, 0, -1, 0, 2 }, { 1, 0, 1, 0, 0, 0, -1, -1, 0 }, { 1, 0, 0, 1, 0, 0, 0, 1, -1 }, { 1, -2, 0, 0, 0, 0, -1, 0, -1 }, { -1, 0, 2, 0, 0, 0, 0, 1, 1 }, { 1, 2, 0, 1, 2, -1, -1, 0, 1 }, { 0, 0, -1, -2, 0, 1, 0, 0, 0 }, { 0, 1, -1, 0, -2, 0, -2, 2, 0 }, { -1, 0, 1, -1, -2, 0, -1, 1, 0 }, { 0, 0, 0, 1, 0, 1, -2, 1, 1 }, { 1, -1, 0, 0, 0, 0, 1, 0, -1 }, { 0, -1, 1, -2, -1, -1, 0, 1, -2 }, { -1, -1, 0, 0, -1, 0, 0, 0, 0 }, { 1, 1, 0, 0, 2, 1, 1, 0, -1 }, { 0, -1, 0, -1, -1, 0, -2, 1, -2 }, { 2, 0, 2, 0, 1, 0, 0, -1, 0 }, { 0, 0, -1, 0, 0, -1, 1, 1, 2 }, { -2, 0, 0, 1, 0, 0, 1, 0, 0 }, { -1, 1, -2, 0, 0, 1, 0, 0, 0 }, { -1, -1, 1, 0, 0, 1, -1, -1, 0 }, { 0, -1, 0, 0, 1, 0, 0, 0, 0 }, { 0, -1, 0, 0, 2, -1, 0, 0, 0 }, }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03.622" calcext:value-type="float">
            <text:p>103.622</text:p>
          </table:table-cell>
          <table:table-cell table:style-name="ce6" office:value-type="float" office:value="0.727062" calcext:value-type="float">
            <text:p>0.727062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Blue diamond Fig. 3C</text:p>
          </table:table-cell>
          <table:table-cell office:value-type="string" calcext:value-type="string">
            <text:p>{ { 0, -2, 0, 0, 0, 0, 0, 1, 2 }, { 0, 0, 0, 0, 1, 0, 1, 0, -1 }, { 0, -1, 1, -1, -1, 2, 0, 1, -2 }, { -2, 0, 1, 1, 2, 0, 0, 0, -2 }, { 1, 0, 1, 0, -1, -1, 2, 0, 0 }, { 2, 0, 1, -1, 0, 0, 0, 0, 0 }, { 1, 0, 2, 1, -1, 0, 0, 0, 0 }, { 0, 0, 0, 0, 0, -1, 0, 0, 0 }, { 0, 0, -2, 0, 1, 1, -1, 0, 0 }, { 0, 1, -1, 0, 2, -1, 0, -1, 1 }, { 0, 2, -2, 1, 0, 0, 1, 0, 0 }, { 1, -1, 0, 1, -1, 1, 0, 2, 1 }, { 0, 0, 0, 1, 0, 0, 0, 0, 0 }, { -1, 0, 1, 0, 0, -1, 0, -1, 1 }, { -2, 1, 0, 0, 0, 0, 0, 0, -1 }, { 0, 1, 0, -1, 0, 0, 0, 0, -1 }, { -1, 0, 0, 0, 0, 1, 0, 0, 1 }, { 1, 0, -1, -1, 0, 1, -1, 1, 0 }, { 0, 0, 0, 0, 2, 0, -1, 0, 1 }, { 2, -1, 1, 0, 0, 0, 0, 1, 2 }, { 0, -1, 0, 0, 2, 1, 0, 0, 0 }, { 0, 1, 1, 0, 1, -2, 0, 0, -1 }, { -1, 0, 2, 1, -2, 0, 1, -1, 0 }, { -1, -1, 0, 1, 0, 0, 0, 1, 0 }, { -1, -1, 0, 1, 0, -1, 0, 1, 0 }, { -1, -1, -2, 1, 0, 0, 0, 0, 0 }, { 1, 0, -2, -1, 0, 1, 0, 1, 0 }, }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94.2247" calcext:value-type="float">
            <text:p>94.2247</text:p>
          </table:table-cell>
          <table:table-cell office:value-type="float" office:value="0.665658" calcext:value-type="float">
            <text:p>0.665658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0, 0, 0, -1, 0, 0, -1, -1, 0 }, { 0, 1, -1, 0, 0, 0, -1, -2, 1 }, { 0, -1, 0, 0, 0, 0, 1, 0, 0 }, { -1, -1, 0, 2, 0, 0, -1, 1, 0 }, { 0, -1, 0, 0, -1, 1, -2, 0, 0 }, { -1, 0, 0, 0, 0, 1, 2, -1, 0 }, { -1, -1, 0, -1, 1, 0, -1, 0, 1 }, { 0, 0, -2, 0, -1, 1, -2, 0, 0 }, { 0, -2, 0, 0, 0, 2, 0, 0, 1 }, { 1, 2, 0, 1, 1, 0, 0, -2, 2 }, { 0, 1, -1, 0, 0, 0, 2, 1, 0 }, { 0, -1, -1, -1, -1, 0, -1, 0, 2 }, { 0, 0, 0, 0, 0, 0, 2, 0, 0 }, { 0, 0, 2, 2, 0, 0, 0, 0, 0 }, { 0, 1, 1, 1, 1, 0, 0, 0, -1 }, { 0, -1, 0, 0, -2, -1, 0, 0, 0 }, { 0, 0, 0, 0, 0, 1, 0, 0, 0 }, { 0, 1, -1, 1, 0, 1, 1, 1, -1 }, { 1, 0, 0, 0, 0, -1, -1, 0, 0 }, { 0, 0, 0, -1, 0, 1, -1, 0, 0 }, { -1, -1, 2, 1, -2, 1, 1, 0, 0 }, { 0, 0, 0, 1, -1, -1, 0, 1, 0 }, { 0, -1, 1, 1, 0, 0, 1, 1, -1 }, { 2, -1, -2, 1, 0, 0, 2, 0, 0 }, { 0, -1, 0, 1, 1, -1, 0, 0, 0 }, { 0, 2, 0, -2, 0, 0, -1, 0, 0 }, { 0, 0, -1, -1, 0, -1, 0, 0, 0 }, }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85.8536" calcext:value-type="float">
            <text:p>85.8536</text:p>
          </table:table-cell>
          <table:table-cell table:style-name="ce6" office:value-type="float" office:value="0.752234" calcext:value-type="float">
            <text:p>0.752234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0, 0, 0, 0, 2, -1, 0, 0, 0 }, { 0, 0, 0, 0, 0, 0, 2, 0, 0 }, { 0, -2, 0, 0, 2, 0, 0, 0, -2 }, { 1, 0, 0, 1, 0, 0, 0, 0, 0 }, { -2, 1, 0, 0, -1, 0, -1, 0, 0 }, { -2, 1, 0, 1, 0, 1, -1, -1, -1 }, { 2, 1, 0, 0, 1, 0, 0, 0, 1 }, { 2, 0, 0, 1, -2, 1, -1, 1, -2 }, { 0, 1, -1, -1, 0, 0, 1, 2, 0 }, { -1, 2, -1, 0, 0, 1, 0, 0, 0 }, { 1, 0, 2, 0, 0, 0, 1, 1, 0 }, { 0, 1, -1, 0, 0, 1, 1, 0, 0 }, { 0, 1, -1, 0, 0, 1, 0, 1, -1 }, { 0, 0, 1, -1, 1, 0, -1, 0, 0 }, { 0, 1, -1, 0, 0, 0, 1, 0, 1 }, { 1, 0, 0, 0, 0, 1, 0, 2, 0 }, { 0, 0, 0, 1, 0, -1, 1, 2, -1 }, { -1, 2, 0, 0, -2, 0, 1, 0, 0 }, { 0, 0, 0, 0, 0, 0, 1, 1, 0 }, { 1, 0, 0, 0, 0, 0, -2, 0, 0 }, { 0, 1, 0, 2, -2, 0, 0, -1, 0 }, { -1, 1, 0, -1, 0, 1, 0, 0, 0 }, { 0, -1, 0, 0, -1, -1, 1, 2, 0 }, { -2, -1, 0, 1, 0, 0, 0, -1, 0 }, { 0, 0, 0, 0, 0, 0, -1, 0, 0 }, { -2, -1, 0, 1, 0, -1, 0, -1, 0 }, { 0, -1, 0, 0, -1, 0, 0, 2, 1 }, }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76.6299" calcext:value-type="float">
            <text:p>76.6299</text:p>
          </table:table-cell>
          <table:table-cell table:style-name="ce6" office:value-type="float" office:value="0.774744" calcext:value-type="float">
            <text:p>0.774744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2, 0, -1, 2, 0, -1, 2, 0, -1 }, { 0, 0, 0, 0, 0, 1, 0, 1, -1 }, { 1, 0, 0, 1, -1, 0, -1, 0, 0 }, { 0, 0, 0, 0, 1, 1, 0, 0, 1 }, { 0, 0, 1, -1, 0, 0, 0, 0, 0 }, { 0, 0, 0, -2, 1, 0, 0, 0, 0 }, { 0, 1, 0, 0, 0, 0, 1, -1, -1 }, { -1, 1, 1, -1, 0, 0, 0, 1, 1 }, { 0, 0, 0, -1, 1, 1, 0, 0, 0 }, { 1, 0, 0, 0, 1, 0, 0, 2, -2 }, { 0, 1, 1, 0, 0, 2, -1, 0, 0 }, { 0, 0, 0, 0, 0, 0, 0, 0, 0 }, { 0, 0, 0, 0, 0, 1, 1, 0, 0 }, { 0, 0, 2, 0, 1, 0, -1, 2, 0 }, { 0, 0, 1, 0, 0, 0, 0, 1, 0 }, { 0, 0, 2, 0, 0, 0, -2, 0, 0 }, { 1, -2, 0, 1, -1, -1, -1, 0, 0 }, { 0, 0, 2, 0, 1, 1, -1, -1, 0 }, { -1, 1, -1, 0, 1, 0, 2, 0, -1 }, { 0, 0, 0, -1, -1, 0, 1, 0, 0 }, { 1, 0, -1, 0, 0, 0, 1, 0, 0 }, { 1, 0, -1, -2, 2, -2, 0, 2, 2 }, { 0, -2, 0, 0, 1, 0, 1, -1, 1 }, { -2, 0, 0, 1, 1, 1, -1, 1, -1 }, { 0, -1, 0, 0, 0, -1, 0, 1, 1 }, { 0, 0, -1, 0, 0, 0, 0, 1, 0 }, { 0, 0, 0, 0, 1, 0, 0, -1, 1 }, }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97.9958" calcext:value-type="float">
            <text:p>97.9958</text:p>
          </table:table-cell>
          <table:table-cell table:style-name="ce6" office:value-type="float" office:value="0.728731" calcext:value-type="float">
            <text:p>0.728731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0, 1, 0, 0, 2, 1, -2, 1, -2 }, { 0, 0, -2, 2, 0, -1, 1, 0, -2 }, { 0, 1, -1, 0, 0, 0, 0, -1, 1 }, { 1, -1, -2, 1, 0, 0, 1, 0, -1 }, { 1, 0, 2, 0, -1, 1, 1, -1, 1 }, { -2, -2, 1, 2, 2, 0, 0, 2, 1 }, { 0, -1, 0, 0, 0, 0, -1, 1, -1 }, { 1, -1, -1, 0, 1, 0, 1, 0, -1 }, { 1, -1, 1, -1, 0, 1, 0, 0, 0 }, { 1, 0, 0, 2, 0, 0, 2, -1, 0 }, { 0, 0, -1, 0, 1, -1, -1, 0, 1 }, { -1, 1, -1, 2, 0, -1, 0, 0, 1 }, { -2, 0, 0, 0, 0, 0, -2, 0, 2 }, { -2, 0, 0, 0, 0, -2, 1, 0, -1 }, { -1, 0, 2, 0, 1, -1, 0, 0, 2 }, { 0, 0, 0, 0, 2, 0, 0, 0, 0 }, { 2, 0, -2, 0, -1, 0, -1, -1, 0 }, { 0, 0, 0, 1, 0, 0, 0, 0, 0 }, { 0, 0, 0, 0, 1, 1, -1, 0, 1 }, { 1, 0, -1, 1, -2, 0, 1, 0, 0 }, { 1, 2, 0, 1, -1, -2, 1, -1, -1 }, { 0, 0, -2, 1, -1, 1, 0, -1, 0 }, { 0, -2, 2, 1, 0, -2, -2, 0, 0 }, { 0, 1, -2, 0, -1, 0, 1, 0, 1 }, { 0, 1, -1, 0, -1, 1, 1, -1, 0 }, { 1, 0, -2, 0, -1, 0, 1, 0, 0 }, { 0, 0, 1, 0, 0, -2, -1, 1, 0 }, }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90.0394" calcext:value-type="float">
            <text:p>90.0394</text:p>
          </table:table-cell>
          <table:table-cell table:style-name="ce6" office:value-type="float" office:value="0.794201" calcext:value-type="float">
            <text:p>0.794201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0, 0, -2, 1, -1, 0, 1, -2, 1 }, { 0, -2, -2, 0, 2, -2, 2, 0, -1 }, { 0, 0, 0, 0, -1, 0, -1, 2, 0 }, { -1, -2, 0, 2, 0, 0, 1, -2, 0 }, { 0, 2, 1, -1, 2, -1, 0, 0, 0 }, { -1, 1, 0, 1, 0, 0, 0, 1, -1 }, { 0, 0, 0, 0, 0, 0, -1, 1, 0 }, { 1, -1, -1, 0, 0, 1, 0, -2, 0 }, { -1, 0, -1, 0, -1, 0, 0, 2, 2 }, { -1, 0, 0, 1, 2, 0, 1, -2, 1 }, { 0, 0, 0, 0, 1, 2, 2, -2, 1 }, { 0, 0, -1, -1, 0, 0, 0, 0, 0 }, { -1, -1, 1, 0, 0, 1, 0, 0, 1 }, { 0, -1, 0, 0, 0, 0, 0, 0, 1 }, { -1, 0, 0, 2, 0, -1, -1, -1, 0 }, { 1, 0, -1, 0, 0, 0, 1, 2, 0 }, { 0, 2, 0, -1, 0, -1, 1, 0, 1 }, { 1, 1, 0, -2, 0, 0, 1, -2, -1 }, { 0, 1, 0, 0, 1, 1, 0, 0, -2 }, { 1, 2, 0, -1, 0, 1, 1, -1, 0 }, { -2, -1, -2, -2, 2, 0, 1, 0, 0 }, { 0, 0, 1, 1, 0, -1, 0, 0, 0 }, { -1, -2, 1, -1, 1, -1, -1, 0, 0 }, { -1, 0, 0, 2, 1, -2, 0, 0, -1 }, { 0, 0, 1, 1, 0, 0, -1, 0, -1 }, { 0, 0, 0, 1, -2, 0, -1, 1, -1 }, { 0, 0, 2, -1, 0, 0, -1, 0, 0 }, }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95.1281" calcext:value-type="float">
            <text:p>95.1281</text:p>
          </table:table-cell>
          <table:table-cell table:style-name="ce6" office:value-type="float" office:value="0.707556" calcext:value-type="float">
            <text:p>0.707556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0, 0, -1, 0, -2, -1, 0, 0, 0 }, { 0, 1, 1, 0, 1, 0, 1, 0, 0 }, { 0, 2, 1, 0, -1, -1, -1, 0, 0 }, { 0, 0, 1, 2, 0, 0, -1, 0, 0 }, { -1, 0, 2, -2, 0, 0, 0, 0, 1 }, { 0, 0, 0, 2, 0, -1, -1, -1, -1 }, { 0, 0, 1, 0, 1, 0, 0, 0, 1 }, { 0, 0, 0, 0, 1, 0, 0, 2, 1 }, { 0, -1, 0, -2, 0, 0, 0, 1, 1 }, { 0, 0, -1, 2, 1, 0, 0, 2, 0 }, { 0, 0, 0, 0, 0, 0, 0, 1, 0 }, { -1, 0, -1, 1, 0, 0, 0, 0, 0 }, { 1, -2, 1, 0, -1, 0, -1, 0, 0 }, { -2, 1, 0, 0, 1, 0, 0, 0, 0 }, { 0, 2, 0, 1, 0, 1, 0, 0, 0 }, { -1, 0, 0, -2, 0, 0, 1, 0, 1 }, { 0, 1, -1, 1, 0, 0, 0, 0, -1 }, { 1, 0, 0, 0, 0, 1, -1, 0, 2 }, { -1, 0, 0, 0, -2, 2, 0, -1, 0 }, { 0, 1, 0, 0, 0, 0, 0, 0, -1 }, { 2, 0, 0, 2, 0, 2, -1, 0, 0 }, { 0, 0, 0, 0, 0, -2, 0, 0, 1 }, { 1, -1, -1, 1, 0, -1, 0, 0, 0 }, { 0, -1, -1, 1, 0, -1, 0, 0, 0 }, { 0, 0, 0, -1, 0, 0, 0, 0, 1 }, { -2, -1, -1, 0, 0, -1, 0, 1, -1 }, { 0, -1, 0, 0, -2, 2, 2, -1, 0 }, }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01.111" calcext:value-type="float">
            <text:p>101.111</text:p>
          </table:table-cell>
          <table:table-cell table:style-name="ce6" office:value-type="float" office:value="0.61502" calcext:value-type="float">
            <text:p>0.61502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1, 1, 0, 1, 0, 1, -2, -1, 1 }, { 2, 1, 0, 0, 0, -1, 1, 2, 1 }, { 1, 0, 0, 1, -2, 0, -1, 1, -2 }, { 1, 0, 1, 1, 0, 0, 0, 1, -1 }, { 1, 0, -1, 0, 0, 0, -1, 0, 0 }, { 2, 0, -1, 0, 1, 0, -1, -1, 0 }, { 0, 0, 1, 1, 0, 0, 2, 0, 1 }, { 0, -1, 0, -1, 0, 0, 0, 0, 0 }, { 0, 0, 0, 0, 0, 0, -2, 0, -1 }, { 0, 1, 0, 0, 1, 0, 0, -1, 0 }, { 0, 0, 0, 0, 1, 0, 2, -1, 0 }, { -1, 0, 0, 0, -1, 0, 0, 0, 2 }, { -1, 0, -1, 0, 1, 0, 0, 0, 1 }, { 0, 0, 0, 0, 0, 0, 0, 0, 0 }, { 0, 0, 0, 2, -1, 0, 0, 0, 0 }, { 1, 0, 0, 1, 0, 0, 0, 0, 0 }, { -2, -1, 0, 0, 0, 1, -1, 0, 1 }, { 1, 2, 0, 0, 0, 0, 1, -2, 0 }, { 0, 0, 1, 0, 0, 0, 1, 0, -1 }, { 2, 0, 2, -2, 0, -1, 1, 0, 0 }, { 0, 1, 0, -2, 0, 0, 0, 1, 0 }, { -2, 0, 0, 0, 1, -1, 1, 0, 0 }, { 0, -1, 0, 0, 0, 0, 1, -2, 1 }, { 0, 0, 0, 0, 0, 0, -2, 0, 2 }, { 0, 0, -1, 0, 1, 1, -1, 0, 2 }, { 0, -1, 0, 0, 0, 2, 1, 0, 0 }, { 0, -1, 0, 0, 0, 0, 1, 1, 0 }, }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94.5555" calcext:value-type="float">
            <text:p>94.5555</text:p>
          </table:table-cell>
          <table:table-cell table:style-name="ce6" office:value-type="float" office:value="0.724889" calcext:value-type="float">
            <text:p>0.724889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Organism-1 main text</text:p>
          </table:table-cell>
          <table:table-cell office:value-type="string" calcext:value-type="string">
            <text:p>{ { -1, -1, -2, 0, -2, 1, -2, 0, 2 }, { 1, 0, 2, 2, 0, 0, 2, 2, 0 }, { 0, 1, 0, -1, 2, 0, 1, 0, 0 }, { 1, -1, 0, 1, 0, 0, 0, 0, 0 }, { 0, 1, 0, 0, 0, 0, 0, -1, 0 }, { 1, 0, 0, 0, 0, 0, 2, 0, 0 }, { -1, 1, 0, 0, 1, 0, 0, 0, 0 }, { 0, 0, -1, 0, 0, -1, 1, 2, 0 }, { 0, 1, 0, 2, -1, 0, 0, -1, 1 }, { -1, 0, 0, 0, 1, 0, 0, 2, 0 }, { 0, 1, -1, 0, 0, 0, 1, 0, 0 }, { 0, 0, -1, 0, 0, 0, -1, 2, -2 }, { 0, 1, 2, 0, 1, -2, 0, 0, 0 }, { 0, 0, 1, 0, 0, 0, -1, -1, 1 }, { 0, 1, 1, -1, 0, 0, 0, 1, -1 }, { 0, 1, 0, 1, 0, 0, 0, 2, -2 }, { 1, 0, 0, -1, 0, 0, 1, 0, 0 }, { 1, 0, 2, 0, 2, 0, -1, 1, 1 }, { 0, 0, 1, 0, 0, 0, 0, 0, 1 }, { 0, 0, -2, -1, 1, 0, -2, 1, 1 }, { -1, 1, 0, 0, 1, 0, 0, 0, 0 }, { 0, 1, 0, 0, -1, 0, -1, 0, 0 }, { -1, 0, -1, 0, 0, 0, 0, 0, 1 }, { 1, -2, -1, 0, 1, 1, 1, 0, 0 }, { 0, -1, 0, 1, 0, -1, 0, 1, 0 }, { -1, 0, 0, 0, 0, 1, -1, 0, 0 }, { 0, -1, -1, -1, 0, 0, 0, 1, 1 }, }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18.59" calcext:value-type="float">
            <text:p>118.59</text:p>
          </table:table-cell>
          <table:table-cell table:style-name="ce6" office:value-type="float" office:value="0.754402" calcext:value-type="float">
            <text:p>0.754402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Organism-6 main text</text:p>
          </table:table-cell>
          <table:table-cell office:value-type="string" calcext:value-type="string">
            <text:p>{ { 0, 2, 2, 0, 0, 0, 0, 1, 0 }, { 0, -2, 2, -2, 0, 1, 0, 0, -2 }, { 0, 0, 1, -1, 0, 0, 0, 1, 1 }, { 0, 0, 0, 2, 0, 0, 0, -1, 1 }, { 0, 0, -1, 1, 0, 0, 1, -1, 0 }, { 1, 1, -1, -2, 2, 0, 0, 1, -1 }, { 0, 1, -1, 0, 0, 2, 1, 0, 0 }, { 0, 0, -1, -1, 0, 0, 1, 0, 0 }, { 2, -1, 0, 0, 1, -1, 0, 1, -1 }, { 2, 1, 0, 0, 0, 1, 0, 1, 1 }, { -1, 1, 0, 0, -1, 0, 2, 1, 0 }, { -1, -1, 0, 1, 0, 0, 0, 0, -1 }, { 1, 1, 1, 1, 2, -2, 1, 0, 0 }, { 1, 0, 2, 0, 2, 2, 0, 0, 0 }, { -1, 0, 0, 0, -1, 1, 1, 0, 1 }, { 1, -1, 0, 2, 1, 0, 0, -2, -1 }, { 1, -1, -1, 0, -1, 0, 0, 1, 0 }, { -1, 0, 0, -1, 1, 0, 0, 0, 0 }, { 0, 1, 0, 1, -1, -1, 0, -2, 0 }, { 1, 0, 0, 1, 0, 1, -2, 0, 0 }, { 0, 0, 0, 0, -2, 1, 0, 0, 0 }, { 0, 0, 0, -1, 0, 0, 2, -2, 0 }, { -2, 0, 1, 0, 0, 0, 1, 0, -1 }, { -2, 0, 2, 0, 1, 0, 0, 1, -1 }, { 0, 0, 0, 0, 0, 0, 0, 1, -1 }, { 0, -1, 0, 0, 0, 1, 0, 0, -1 }, { 0, 1, -2, 0, 0, 1, 0, 0, 0 }, }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93.3223" calcext:value-type="float">
            <text:p>93.3223</text:p>
          </table:table-cell>
          <table:table-cell table:style-name="ce6" office:value-type="float" office:value="0.745565" calcext:value-type="float">
            <text:p>0.745565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1, 0, 0, 1, 1, -1, 0, -1, 0 }, { 0, 1, 0, 0, 0, 1, -1, 1, 0 }, { 2, -1, 2, 0, 1, 0, 0, 0, 1 }, { 0, 0, 0, 0, 0, 0, 1, -1, 0 }, { 0, 0, 1, 0, 1, 0, 0, 0, 0 }, { -1, 0, 0, 1, -2, 0, 0, 0, 2 }, { 0, 1, 0, -1, -1, 1, 0, 0, 1 }, { 0, 0, 0, -1, 1, 0, 0, 0, 0 }, { 0, 0, 0, -1, 0, 0, 1, 0, -1 }, { -1, 1, 0, 0, 0, -1, 1, -1, 1 }, { -1, 0, 0, 0, 1, 1, 0, 0, -2 }, { 0, 0, 0, -1, 0, 0, 0, 0, 0 }, { -1, 0, 0, 0, 0, 1, 0, 1, 0 }, { -1, 0, 0, 0, -1, 1, 1, 0, 0 }, { 0, 0, 0, 0, 0, 1, -2, 0, 0 }, { 0, 0, 0, 1, 0, 0, 0, 0, 2 }, { -1, 0, 0, 0, -1, 2, 0, 0, -1 }, { -1, 1, 0, -2, 0, -1, 0, 0, -2 }, { 1, 0, 2, 0, 2, 0, 0, 2, 0 }, { 0, -1, 0, 0, 0, 2, 0, -1, 0 }, { 0, 0, 1, 1, 0, 0, -1, 0, 0 }, { -1, -1, 0, 1, 0, 0, -1, 0, 0 }, { -1, -1, 0, 0, -2, 0, 1, 1, 0 }, { -1, -1, -1, 0, 2, 0, 1, 2, 0 }, { -1, -1, -2, 1, 0, 0, 0, 0, 0 }, { 0, 0, 0, 1, 0, 0, -1, 0, 0 }, { -1, 0, 0, 0, 1, -1, -1, 0, 0 }, }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85.3577" calcext:value-type="float">
            <text:p>85.3577</text:p>
          </table:table-cell>
          <table:table-cell table:style-name="ce6" office:value-type="float" office:value="0.779331" calcext:value-type="float">
            <text:p>0.779331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-1, 0, 2, 0, 0, 1, 1, -1, 0 }, { 0, 0, 0, -1, 1, 0, 2, -2, -1 }, { 0, 1, -2, 0, -2, 1, 0, 1, -1 }, { 0, 0, 0, 0, 0, 0, -1, 0, 0 }, { 0, 0, 0, 2, 1, 0, -1, 0, 0 }, { 0, -2, 1, 0, 0, 1, 2, 1, -2 }, { -1, 1, -1, 0, 0, 0, -1, 0, 0 }, { 0, 1, 0, 2, -1, 0, 0, 0, 0 }, { 0, -2, 1, 0, 0, 0, -1, 0, -1 }, { 0, 0, 1, 0, 1, 1, 0, -1, 0 }, { 0, 2, 1, -1, -1, 1, 0, -1, 1 }, { -1, -1, 1, -1, 0, -1, -1, 0, 1 }, { 1, 0, 0, 0, 0, -1, 0, 1, 1 }, { 1, 0, 0, 0, 0, 0, 0, 1, 0 }, { 0, 0, 2, 1, -1, 1, 1, 0, -2 }, { 0, 0, 1, 0, -2, 0, 0, -2, 0 }, { 0, 0, 0, -1, 1, 0, 1, 0, -1 }, { 1, 0, -1, 1, 0, 1, 1, 0, -1 }, { -2, 0, -1, -1, 1, -1, 0, 0, -1 }, { 1, 0, 0, 0, 1, -1, 0, 0, -1 }, { -1, 0, 0, -1, 1, 1, 0, -2, 2 }, { 0, 0, 2, 1, 0, 0, 0, 0, 1 }, { 0, -1, -1, 0, 1, -1, 0, 0, -1 }, { 0, -1, 1, 1, 0, 0, -2, 2, 0 }, { -2, -1, 0, 1, 0, 0, 0, 0, 1 }, { -1, 0, 0, 0, 0, -1, 1, -1, -1 }, { -1, 0, -2, 0, 0, 0, -1, 0, -1 }, }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90.3102" calcext:value-type="float">
            <text:p>90.3102</text:p>
          </table:table-cell>
          <table:table-cell table:style-name="ce6" office:value-type="float" office:value="0.642527" calcext:value-type="float">
            <text:p>0.642527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0, 0, 1, 1, 1, 0, 0, 1, 1 }, { 1, 0, 0, -2, -2, 1, 0, 1, 0 }, { 1, 1, -2, 0, 0, 0, 1, 2, 0 }, { -1, -1, 1, 1, -1, 0, 0, 0, 0 }, { 1, 2, 0, -1, 0, -2, -2, 2, 0 }, { -1, 2, 0, 0, 1, 0, 0, 0, 0 }, { 0, -1, 0, 2, 0, 0, 1, 2, 0 }, { 1, 0, 0, 2, -1, 0, 1, -1, 0 }, { 0, 0, 0, 0, -1, 0, 1, 0, 0 }, { 0, -2, 0, 1, 0, 1, 1, 0, 0 }, { -1, 0, 1, 2, 0, 0, 0, 1, 1 }, { 0, 1, 0, 0, 1, 0, -1, 0, 0 }, { 1, 0, 0, 0, 1, 2, 0, -1, 0 }, { 0, 0, 1, 0, 0, 1, 0, -1, -1 }, { 0, 0, -2, -2, 2, -2, 0, 0, 0 }, { 0, 0, 0, 2, -2, 1, -1, 0, 0 }, { 2, 0, 0, 1, 1, -2, 0, 0, 0 }, { 0, 1, 0, 2, -1, 0, 0, -1, 0 }, { 1, -1, 1, 0, 0, 1, 0, 0, 1 }, { 0, 0, 2, 0, 0, 0, 2, -2, 1 }, { 1, 0, 0, -1, 2, 0, 1, 0, -1 }, { 1, 1, -1, 0, 1, 2, 2, -1, -1 }, { 0, -1, 0, 1, 0, 0, 0, -1, -1 }, { -1, 2, 1, 0, -1, -1, 0, 0, 0 }, { -1, -1, 0, 1, -1, 2, 0, 0, 0 }, { -1, 0, 0, 2, 0, 0, 0, 0, -1 }, { -1, 0, 0, 1, 1, 0, -2, 1, 1 }, }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83.7673" calcext:value-type="float">
            <text:p>83.7673</text:p>
          </table:table-cell>
          <table:table-cell table:style-name="ce6" office:value-type="float" office:value="0.751884" calcext:value-type="float">
            <text:p>0.751884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-1, 1, 0, 0, 0, -1, -1, 0, 0 }, { 0, 1, 2, 2, 0, -2, -1, 1, 0 }, { 1, 1, 1, 1, -1, 0, 1, 0, 1 }, { -1, 1, 0, 1, 0, 0, 0, 0, 0 }, { 0, -1, -1, 0, 0, 0, 2, 0, 0 }, { 0, 0, 0, 0, -1, 0, 0, 1, 0 }, { 1, 2, -1, 0, -2, 1, 0, 0, 0 }, { 0, 2, 0, -1, 1, 0, 1, 0, 0 }, { -1, 1, 0, 0, 0, -2, 1, 0, 0 }, { 0, -1, 0, 0, 0, 2, 0, 0, 0 }, { 1, 0, 1, 0, -1, 0, 0, 2, 0 }, { 0, 0, 0, 0, 2, 0, 0, 0, 0 }, { 0, 0, -1, 1, 0, 0, 0, 1, 0 }, { 0, 1, 0, 0, 0, 0, 0, 1, 0 }, { 0, 0, 0, -2, 0, 1, 0, 0, -1 }, { -2, 0, 2, 1, -1, 0, 1, 0, 1 }, { 0, -1, 1, 0, 0, -1, 0, 0, 0 }, { 0, 0, 0, 0, 0, 0, 2, -1, 0 }, { 0, 2, 0, 0, 0, 0, 0, 0, 0 }, { -2, -1, 0, 2, -2, -1, 2, 0, 0 }, { 0, 0, -2, -2, 0, 1, 0, 0, 0 }, { -1, 1, -1, 1, 2, 0, 0, 1, 0 }, { 0, 1, -1, 0, 0, -1, 0, 1, -1 }, { 0, 0, 0, 0, 1, -2, 0, 1, -1 }, { 0, -2, 2, 0, 0, 1, 1, -2, 1 }, { 1, 1, -1, 0, 0, -1, 0, 1, 0 }, { 1, -1, 1, 0, -1, -2, 0, 0, -1 }, }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80.904" calcext:value-type="float">
            <text:p>80.904</text:p>
          </table:table-cell>
          <table:table-cell table:style-name="ce6" office:value-type="float" office:value="0.730884" calcext:value-type="float">
            <text:p>0.730884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-1, -1, 0, 2, 0, 0, 0, 0, 0 }, { -1, 1, -1, 1, -2, 2, 2, -2, -1 }, { 2, 2, 2, 0, 0, -2, 0, -2, 1 }, { -1, 0, -1, 1, -1, -1, 0, 2, -1 }, { 0, 0, -2, 0, -1, 0, -2, 0, 1 }, { 0, 0, -2, 0, -2, 0, 1, 0, 2 }, { -1, 2, 2, 0, -1, 0, 0, 0, 0 }, { -1, 2, 0, 1, 0, 0, -2, 0, 1 }, { 0, -1, 0, 2, 1, 0, 0, 0, 0 }, { 2, 1, 0, -1, 1, 0, 1, 0, 2 }, { 0, 0, 1, 2, 1, 1, 0, 1, -1 }, { 0, 1, 1, 0, -1, 0, 1, 2, 0 }, { 1, -1, 0, 1, 0, -1, -1, 1, -1 }, { 2, 0, -1, 0, 2, 0, -1, 2, 1 }, { 1, -2, -1, -1, 1, 1, -1, 0, -1 }, { 1, 0, -1, -2, 0, 0, 1, 0, 0 }, { 0, 0, -1, 0, 1, 1, 0, 0, 0 }, { 0, 0, -1, 0, 0, 1, 0, 2, 0 }, { -1, 1, -1, 0, 0, 0, 0, -1, 0 }, { 0, 0, 0, 2, 1, -1, 2, 0, -1 }, { 2, -1, -1, 1, 1, -1, 0, 1, 0 }, { 0, 0, 1, 0, 0, 0, 0, 0, -1 }, { -1, -1, 0, 0, -1, 0, 1, -1, 0 }, { 1, 0, 0, -1, 1, -1, 0, 0, -1 }, { -1, -1, 1, -1, 0, 0, 0, 0, 0 }, { 0, -1, 0, -2, -1, -1, 2, 0, 0 }, { 0, 0, 1, 1, 0, -1, -1, 0, 0 }, }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05.58" calcext:value-type="float">
            <text:p>105.58</text:p>
          </table:table-cell>
          <table:table-cell table:style-name="ce6" office:value-type="float" office:value="0.780875" calcext:value-type="float">
            <text:p>0.780875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-1, 0, -2, 0, 0, -1, 0, 0, 0 }, { 0, 0, 0, 0, 2, 1, -1, 0, 1 }, { 0, 1, 0, -2, 1, -1, 0, 2, 0 }, { 0, 1, -1, 1, 0, 0, 0, 0, 0 }, { 0, -1, 2, -1, -2, 0, 0, 1, 0 }, { 0, 0, 1, 0, 1, -2, -2, -1, 0 }, { 0, -1, -1, 0, 1, 1, 0, -1, 1 }, { 2, 0, 0, 0, 1, 1, 0, 0, 0 }, { 2, 1, 0, 1, 2, 2, 0, -1, -2 }, { 0, 0, 1, 0, 0, 0, 0, 0, 1 }, { -2, 0, 1, 0, 0, -2, 0, 0, 1 }, { -1, 0, 0, 0, 0, 0, 0, -1, -1 }, { 0, 0, 2, 0, 1, 2, 0, 0, 1 }, { 0, 2, 2, 2, 1, 0, 0, 0, -1 }, { 1, 0, 0, -2, 1, -1, -1, 0, 0 }, { 0, 0, 0, 0, 1, -2, 0, 0, 1 }, { 1, 1, 0, 0, 0, -1, -2, 0, 2 }, { 0, 0, 0, 0, 0, 0, 0, -1, -1 }, { 0, 1, 1, 0, -1, -1, 0, -1, 0 }, { 2, -1, 0, 2, 0, 1, -1, 0, 1 }, { 2, -1, 2, -1, 0, 2, 0, -2, -1 }, { 0, 0, 0, 0, -1, 0, 0, 0, 1 }, { -1, -2, 0, -1, 0, 0, 2, 0, 0 }, { -1, 0, 0, 0, 0, -1, 1, 1, -1 }, { 0, -2, 1, -1, 0, 0, 2, 1, 0 }, { 1, 0, 1, 0, -2, 0, 1, -1, -1 }, { 0, -1, 0, 0, 1, -1, -1, 1, -1 }, }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74.9638" calcext:value-type="float">
            <text:p>74.9638</text:p>
          </table:table-cell>
          <table:table-cell table:style-name="ce6" office:value-type="float" office:value="0.715313" calcext:value-type="float">
            <text:p>0.715313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1, -2, -1, 2, 1, -1, 1, -1, 1 }, { 0, -1, 1, 1, 0, 1, 0, -1, 0 }, { 1, 0, 1, 0, 0, 0, 0, 0, -2 }, { 0, 2, 2, 0, 0, 1, -2, 0, 0 }, { -1, -1, 1, -1, 0, 0, 1, -2, -1 }, { 0, 0, 0, 2, 0, 0, 0, -1, 0 }, { 0, -2, 2, 1, -1, 1, -1, -1, 0 }, { 2, -1, 0, -1, 0, 0, 0, 1, 0 }, { 0, 2, 0, 2, 0, -1, 0, 0, 0 }, { 0, 1, 1, 0, -2, -1, -1, 1, 2 }, { 2, 1, 2, -1, -2, 2, 0, 1, 0 }, { 1, -1, 0, 0, 0, -1, 0, -2, 0 }, { 0, 1, 0, 0, -1, 0, 0, 0, 0 }, { 0, 0, 1, -2, 1, 0, 0, -1, 1 }, { 0, 1, -1, -1, 2, -1, 1, 1, 0 }, { -1, 0, 0, 0, 0, 0, 0, 1, 0 }, { 0, 0, 1, 0, 1, -2, 2, 2, 0 }, { 0, 0, -2, 2, 0, -1, 0, 1, -1 }, { 0, 0, 1, 2, 0, 0, -2, 2, 1 }, { 0, 2, -1, 0, 0, 2, 0, 0, 0 }, { 0, -1, 2, 0, 1, 2, 0, -2, 0 }, { 0, 1, -1, 0, -1, 1, 2, -1, 0 }, { 1, 0, 0, 0, 1, 0, 2, -1, -1 }, { -1, -1, 1, 1, 0, -1, 2, 0, -2 }, { 0, 0, 0, 0, 0, 1, 1, 0, -1 }, { 0, 0, -1, 0, 0, -1, 1, 0, 1 }, { -2, 0, 1, 1, 0, -1, 2, -2, -1 }, }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89.7973" calcext:value-type="float">
            <text:p>89.7973</text:p>
          </table:table-cell>
          <table:table-cell table:style-name="ce6" office:value-type="float" office:value="0.798632" calcext:value-type="float">
            <text:p>0.798632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1, 0, 0, 0, 1, 1, -1, 0, 0 }, { -2, 0, 1, 1, 1, 1, 1, 1, 2 }, { 0, 0, 0, 2, -1, 0, 0, 0, 0 }, { 0, 0, 0, 2, 1, 1, 0, 0, -1 }, { 0, 0, -1, 0, 2, 0, -1, 0, 0 }, { 1, 1, 0, 1, 0, -1, 1, -1, 0 }, { -2, 0, 1, 0, 1, 1, 0, 0, 1 }, { 0, 1, 1, -2, 0, 0, 0, 0, 1 }, { 0, 0, 0, 0, 2, 1, -1, 0, 1 }, { 2, 1, 1, -1, 1, 0, 1, 1, 1 }, { -1, 2, 0, 0, -2, 0, 1, 0, -2 }, { -1, 0, 0, 2, 1, 0, 0, -1, 0 }, { -1, 1, 0, -1, 0, 0, 1, 2, 0 }, { 2, 1, 1, 0, 0, -1, 0, 0, -1 }, { 0, 0, 0, -2, 0, 0, 0, -1, 1 }, { 2, 0, -2, 0, 0, 2, 0, 0, 1 }, { 1, 1, 0, -1, 0, 0, 0, 0, 0 }, { 2, -1, 0, -1, 0, 0, 0, -1, -1 }, { -1, 0, 2, 0, 0, 1, 0, 0, 0 }, { 0, 0, 0, 0, 1, -1, 0, 1, 1 }, { 0, 1, 0, 0, -1, 0, -2, 0, 0 }, { 0, 0, 1, 2, 1, 1, 0, 0, 0 }, { 0, -1, 0, 0, 0, 0, 0, 0, 1 }, { 0, -1, -1, 1, 0, -1, 0, 1, 1 }, { 0, 0, -1, 0, -1, 1, 1, -2, 0 }, { 0, 0, -1, 0, 0, 1, -1, 0, 1 }, { 1, -1, 0, 0, 2, 0, 0, 1, 0 }, }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78.0405" calcext:value-type="float">
            <text:p>78.0405</text:p>
          </table:table-cell>
          <table:table-cell office:value-type="float" office:value="0.799033" calcext:value-type="float">
            <text:p>0.799033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1, 1, -1, 1, 0, -1, 0, 1, 1 }, { 1, 1, 0, 0, 0, 0, -1, 0, 1 }, { 0, 2, -1, 0, 2, 0, 0, 0, 0 }, { 0, 0, 0, 2, 0, 0, 0, 0, 0 }, { 0, 0, 1, -1, -1, 0, 1, 0, -1 }, { 0, 1, 1, 0, -1, 0, 0, 0, 0 }, { -1, -1, 1, 1, 1, 1, 1, 2, 0 }, { 1, -1, 0, 0, 0, 0, 0, 0, 2 }, { 1, 1, -1, 0, -1, 0, -1, 0, 0 }, { 2, 1, 1, 1, 0, 0, 0, 0, 0 }, { 0, 0, 1, 0, 0, -1, 1, 0, 0 }, { 0, 1, 0, -1, 1, -2, 0, 0, 0 }, { -2, 0, 0, 0, 0, 0, 1, 1, 1 }, { -1, 0, 0, 0, 0, 0, 1, -2, -1 }, { -1, -1, 0, 2, -1, -1, 2, 0, 0 }, { 1, -1, 0, 0, -1, 1, 0, 0, -1 }, { 0, 0, 0, 0, -1, 0, 0, 0, 0 }, { 0, 0, 0, 0, 0, 0, -2, -2, -2 }, { 0, 1, 0, 0, 2, 1, 0, 0, 0 }, { 2, 0, 0, 0, 0, -1, -2, 1, 0 }, { 1, 0, 1, 0, 1, 2, 0, -1, 1 }, { 1, 1, -1, 0, 0, 0, 1, 0, 0 }, { 0, 0, 0, 0, 0, -1, 0, 1, 0 }, { 0, 0, 0, 0, 0, -1, 0, 1, 0 }, { 0, -1, 0, -1, 0, 0, 0, 1, 0 }, { -1, -2, 1, 0, 0, 0, -1, 2, 2 }, { 0, 0, 0, 0, 0, 1, 0, 1, 2 }, }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19.501" calcext:value-type="float">
            <text:p>119.501</text:p>
          </table:table-cell>
          <table:table-cell table:style-name="ce6" office:value-type="float" office:value="0.616708" calcext:value-type="float">
            <text:p>0.616708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0, 0, 0, -1, 0, -1, 1, 1, 0 }, { 0, 0, -1, 0, 1, -1, -1, 0, 2 }, { 0, -1, 2, 0, 1, -1, 0, 0, 0 }, { -1, -1, -1, -1, 0, 0, 2, -1, -1 }, { 0, -1, 0, 0, -1, -1, -1, 0, 2 }, { 2, 0, 1, -1, -2, 0, 0, 0, 0 }, { 1, 0, 0, 0, 0, 1, 0, 0, 0 }, { 0, 0, 0, 2, 0, 1, 0, 0, 0 }, { 0, 0, 0, 2, 1, -1, 1, 0, 0 }, { 0, 1, -1, -1, 1, 2, -1, 0, 0 }, { 0, 0, 0, 1, 0, 0, 0, 2, 2 }, { -1, 0, 0, -2, 0, 0, 0, 0, 0 }, { 0, 0, 0, -1, -2, 0, 1, 0, 0 }, { -2, 0, 0, 2, 1, 0, 0, 2, 0 }, { -1, 0, 0, 0, 1, -1, -2, 1, 0 }, { 0, 2, -1, -1, 0, 0, 0, 2, 1 }, { 0, 0, 0, 0, 1, 0, 0, 0, 0 }, { -2, 1, 0, 0, 0, 0, 0, -2, 0 }, { 1, -2, 0, 2, 0, 0, -1, 0, 0 }, { 1, 0, 0, 0, 0, 0, 1, 2, 0 }, { 0, -2, 0, -1, 0, 0, 0, 0, -2 }, { -2, -1, 0, 1, 0, 0, 0, -1, 0 }, { -1, 0, -1, 0, 0, 0, 0, 0, 1 }, { -1, -1, 0, -2, 0, 0, 0, -1, 1 }, { -1, -1, 0, 0, 0, -2, -1, 0, 1 }, { -1, 1, -1, -1, 1, 0, 0, 0, -2 }, { -1, -1, 0, 0, 1, -2, 0, 0, 0 }, }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87.3061" calcext:value-type="float">
            <text:p>87.3061</text:p>
          </table:table-cell>
          <table:table-cell table:style-name="ce6" office:value-type="float" office:value="0.714782" calcext:value-type="float">
            <text:p>0.714782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0, 0, -1, 0, 0, 0, 1, 0, 0 }, { 1, 0, 2, 0, -1, 1, 0, 1, 1 }, { 0, 2, 0, 1, 2, 0, 0, 0, 0 }, { 1, 0, 2, 0, 1, -2, 1, 1, -1 }, { 0, -1, 0, -1, 0, 1, 0, -1, 1 }, { 0, 1, 1, 2, -1, -1, 0, 1, 2 }, { 1, 0, 0, 1, -1, 0, 0, 1, -1 }, { 2, 0, -1, 2, 0, 0, 0, 0, 0 }, { 0, 2, -2, 1, 1, 0, 0, -1, -1 }, { 0, 1, 2, -1, 0, 0, 1, 0, 1 }, { 0, 1, 2, 0, 0, -2, 0, 0, 0 }, { 0, 0, 1, 0, 1, 0, 0, 0, 0 }, { 0, -2, 1, 1, -1, 1, 2, 0, 2 }, { 2, 1, 0, -2, 0, 0, -1, 0, 0 }, { 0, 0, 0, 1, 0, 0, 0, 0, 0 }, { -2, 1, 0, 0, 0, 1, 0, 0, 0 }, { -1, 0, -1, 0, 1, 0, 1, 0, 0 }, { 0, 1, 0, -2, 0, 0, -1, 1, 0 }, { -1, 0, -1, 2, 0, 1, 0, 0, 0 }, { 1, 1, 1, 0, -1, 1, 0, -1, 1 }, { 1, 0, 0, 2, 0, 0, 0, -1, -1 }, { 2, 1, 1, 0, 0, 0, -1, 0, -1 }, { -1, 0, 0, 0, 2, 0, -1, 0, 2 }, { 0, 0, 0, 0, 2, 0, -2, -1, 2 }, { 0, 0, 0, 0, 2, 0, 1, -1, 2 }, { 0, 1, -1, 1, 2, 0, -1, 0, 0 }, { 1, 0, 1, -1, 0, 2, 2, 0, -2 }, }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77.5469" calcext:value-type="float">
            <text:p>77.5469</text:p>
          </table:table-cell>
          <table:table-cell table:style-name="ce6" office:value-type="float" office:value="0.754089" calcext:value-type="float">
            <text:p>0.754089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-2, 0, 1, 0, -2, 0, 2, 0, 0 }, { 0, -1, -1, 0, 2, 0, 0, -1, 1 }, { -2, 0, 0, -1, 1, 0, -1, 1, 1 }, { 0, 1, 0, 1, 2, 0, 0, 0, 0 }, { 0, 0, 0, 0, 0, 0, -1, 1, 0 }, { 0, 0, 0, 0, 1, -1, 0, 1, 0 }, { 1, 0, 0, -2, -1, 0, 0, -1, 1 }, { 1, 0, 0, 0, 0, -1, 1, -1, 0 }, { 2, 0, 2, 0, 0, 0, 0, 0, 0 }, { 1, 1, -1, 0, -1, 0, 0, -1, 1 }, { -2, 0, 0, 0, 2, 1, 0, 2, 2 }, { 0, -1, -1, 0, 0, 0, 1, -2, 1 }, { -1, 0, 0, 1, 0, 0, -2, 1, 2 }, { -2, -2, 2, 1, 1, 2, 1, 2, -1 }, { -1, 0, 0, 0, 0, 2, 1, 0, 1 }, { -2, -1, 2, 1, 0, 1, 1, 1, 0 }, { 0, 0, 2, 1, -1, 0, 0, 0, 0 }, { 0, 1, 1, -1, -1, 0, 2, -1, 0 }, { 0, 1, 0, 0, 0, -1, 0, 0, 0 }, { 1, 1, 0, 1, 0, 2, 0, 0, -2 }, { -1, -1, 2, 2, 0, 0, -1, 2, 0 }, { 1, 0, 0, -2, 0, 0, 0, -1, 1 }, { -2, 1, 0, -2, 1, 0, 0, 2, 0 }, { 0, 0, -1, 0, 0, -1, 0, 1, 0 }, { -1, 0, 0, -1, -1, -1, 0, 0, 0 }, { -2, 1, 0, 0, 2, 2, 0, 2, -1 }, { 1, 0, 0, 0, -1, 2, -2, -2, 1 }, }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95.1405" calcext:value-type="float">
            <text:p>95.1405</text:p>
          </table:table-cell>
          <table:table-cell table:style-name="ce6" office:value-type="float" office:value="0.755517" calcext:value-type="float">
            <text:p>0.755517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-1, 0, 2, 0, 0, 1, 1, -1, 0 }, { 0, 0, 0, -1, 1, 0, 0, -2, 0 }, { 0, 1, -2, 1, -2, 1, 0, 1, -1 }, { 0, 0, 0, -1, 0, -1, -1, 0, -1 }, { 0, 0, 0, 2, 1, 0, -1, 0, 0 }, { 0, -2, 1, 0, 0, 1, 1, 1, 0 }, { -1, 1, -1, 0, 0, 0, -1, 0, 0 }, { 0, 1, 0, 0, -1, 0, 0, 0, 0 }, { 0, -2, 1, 0, 0, 0, 0, 0, -1 }, { 0, 0, 0, 0, 1, 1, -1, -1, 0 }, { 2, 2, 0, 1, 0, 0, 0, -1, 0 }, { 0, 0, 0, 0, 0, -1, 0, 0, 1 }, { 1, 0, 0, 0, 0, -1, 0, 1, 0 }, { 1, 0, 0, -2, 0, 0, 0, 1, 0 }, { 0, 0, 2, 1, -1, 0, 0, 0, -2 }, { 0, 1, 1, 0, -2, 0, 1, -2, 0 }, { 0, 0, -1, -1, 1, 0, -1, 0, -1 }, { 1, 0, -1, 0, 0, 1, 1, 0, 0 }, { -2, 0, -1, 1, 1, 0, 0, 0, -1 }, { 1, 1, 0, 1, 0, -2, 1, 0, 0 }, { -1, 0, 0, 1, 1, 1, 0, -2, 2 }, { 0, 0, 2, 0, 0, 0, 0, 0, 0 }, { 0, -1, -1, 0, 1, -1, 0, 0, -1 }, { 0, -1, 1, 0, 0, 0, 2, 2, 0 }, { 0, -1, 0, 0, 1, 0, 0, 0, 1 }, { -1, 0, 0, -1, 0, -1, -2, 0, -1 }, { 1, 0, -2, 0, 0, 0, 0, 0, 0 }, }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23.577" calcext:value-type="float">
            <text:p>123.577</text:p>
          </table:table-cell>
          <table:table-cell office:value-type="float" office:value="0.589231" calcext:value-type="float">
            <text:p>0.589231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1, 0, 0, 0, 0, 1, 0, 1, 0 }, { 0, 1, -1, 1, 0, 0, 0, 0, 0 }, { 0, 0, 0, 0, 0, 1, -2, 0, -1 }, { 1, 1, 0, 1, -1, 1, 1, -1, 0 }, { 1, 0, 0, 0, 0, 0, 0, -1, 0 }, { 0, 1, 2, 1, 0, 1, -1, -1, -1 }, { 0, 0, 0, 1, 0, 0, 0, 0, 1 }, { -1, -1, 0, 0, 0, 0, 0, 1, -1 }, { 0, 0, 0, 1, 0, 0, 0, 0, 1 }, { 1, 1, 0, 0, -1, -1, 0, 0, 0 }, { -1, 0, 1, 0, 1, 0, 0, 0, 1 }, { 2, -1, 1, -1, 0, 1, -1, 0, 0 }, { 2, 1, -1, 0, 0, 0, 0, 0, -1 }, { 0, -2, 0, 1, 0, 0, 0, -2, 0 }, { 0, 1, 0, 1, 0, 2, 0, 1, 0 }, { 2, 0, -1, 0, 0, 0, 0, 1, 0 }, { -2, 0, 0, 1, 1, -2, 1, 0, -1 }, { 0, 2, 0, 0, 0, -1, 1, 0, 2 }, { 2, 0, 0, 0, 1, 0, 1, 1, 0 }, { -1, 0, -2, 0, 0, 0, -2, -2, 0 }, { -1, 0, 0, 0, -2, 0, 0, 0, 1 }, { 0, 0, -1, 0, 0, 0, 0, 0, -1 }, { 0, -1, 1, 0, 0, -2, 1, 2, 0 }, { -2, -1, 0, 1, 1, -1, 0, 0, 0 }, { 0, 0, 1, 0, 0, 0, -2, 0, 1 }, { 0, -1, 0, 1, 0, -1, 0, -1, 0 }, { 0, -1, 0, 0, 0, 0, 0, 0, 1 }, }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float" office:value="138.621" calcext:value-type="float">
            <text:p>138.621</text:p>
          </table:table-cell>
          <table:table-cell office:value-type="float" office:value="0.622709" calcext:value-type="float">
            <text:p>0.622709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Fig. S8GHIJ</text:p>
          </table:table-cell>
          <table:table-cell office:value-type="string" calcext:value-type="string">
            <text:p>{ { -1, 0, 2, 0, 0, 1, 1, -1, -2 }, { 1, 0, 0, 1, 1, 0, 1, -2, 0 }, { 0, 1, -1, -1, -2, 1, 0, 1, 0 }, { 0, 0, 0, -1, 0, 0, -2, 0, 1 }, { 0, 0, 0, 2, 1, 0, -1, 0, 0 }, { 0, -2, 1, 0, 0, 1, 0, 1, 0 }, { -1, 1, -1, -1, 0, 0, -1, 0, 1 }, { 0, 1, 1, -1, -1, 0, 0, 0, 0 }, { 0, -2, 1, 2, 1, 0, -2, 0, -1 }, { -1, 0, 0, 0, 1, 0, 1, 0, 2 }, { 0, 2, 0, 0, -1, -1, 0, 0, 0 }, { 0, 0, 1, 1, 0, 0, 0, 0, 0 }, { 1, 0, 0, 0, 0, -1, 0, 1, 0 }, { 1, 0, 0, 0, 0, 0, 0, 1, 0 }, { 0, 0, 1, 0, -2, 0, 0, 0, 0 }, { 2, -1, 0, 0, 0, -2, 0, -2, 0 }, { 0, 0, -1, 0, 1, 0, 0, 0, 1 }, { 1, 0, -1, 0, 0, 1, 1, 1, 1 }, { -2, 0, -1, -2, 1, 0, 0, -2, 1 }, { 1, 1, -1, 0, 0, 0, 0, -2, 2 }, { 0, 0, 0, 0, 1, -1, 0, -2, 0 }, { 0, 0, 2, 1, 0, -1, 0, 1, 0 }, { 0, -1, -1, 1, 1, 1, 0, 0, 0 }, { 0, -1, 0, 1, 1, 1, 0, 2, -2 }, { 0, -1, -1, 0, 1, -2, 0, 0, 1 }, { 0, -1, -1, -1, 1, -2, 0, 0, -2 }, { 0, 0, 0, -1, -1, 0, 0, 0, 0 }, }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18.7096" calcext:value-type="float">
            <text:p>18.7096</text:p>
          </table:table-cell>
          <table:table-cell table:style-name="ce5" office:value-type="float" office:value="0.768279" calcext:value-type="float">
            <text:p>0.768279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0, 0, 0, 1, 0, 0, 0, -2, -1 }, { 1, 0, 1, 0, 1, 0, 1, 0, 0 }, { 0, 0, 2, 1, -1, 0, 0, 1, 0 }, { 1, 1, 2, 0, 0, -1, -1, 0, 0 }, { -1, 0, 1, 0, 0, 0, 0, 0, 1 }, { 0, 1, 0, 1, 0, 0, 0, -1, 0 }, { 0, 0, 0, -2, 0, 1, 0, -1, 0 }, { -1, 1, 0, 1, -1, 0, 1, 2, -1 }, { 0, 0, 0, -1, 0, 2, 1, 0, 2 }, { 0, 2, 1, 0, 0, -2, 0, 0, 2 }, { 1, 0, 2, 1, 1, 0, 0, 0, 0 }, { 0, 0, -1, 0, 0, 1, 0, 0, -1 }, { -2, 0, 0, 0, 1, 0, 0, 1, 1 }, { 0, 0, 1, -1, 1, 0, 1, 0, 0 }, { 0, -1, -1, 1, 0, -1, -2, -1, 0 }, { 0, -1, -1, 1, 0, -2, 0, 0, 0 }, { 0, 0, 0, 0, 0, 0, 0, 2, 0 }, { -1, -1, 1, -2, 0, 0, 0, -1, 0 }, { 0, -1, 0, 0, 0, 0, -1, -2, 0 }, { 0, 0, 1, 0, -2, 2, -1, 2, 0 }, { 2, 0, 0, -1, 0, 0, -2, 0, 0 }, { 0, 0, 0, 0, 0, 0, 0, 1, 0 }, { 0, 0, 0, 0, -1, -1, 0, 0, 0 }, { 0, 0, -1, 1, 0, -1, 1, 1, -1 }, { 0, -1, -1, -1, 0, 0, 0, 1, 1 }, { 0, 1, -1, -1, 0, 0, 0, -1, 0 }, { 0, -1, -2, 1, 0, 1, -2, 0, -1 }, }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17.1174" calcext:value-type="float">
            <text:p>17.1174</text:p>
          </table:table-cell>
          <table:table-cell table:style-name="ce5" office:value-type="float" office:value="0.867034" calcext:value-type="float">
            <text:p>0.867034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1, 0, 2, 0, 1, 0, 0 }, { 1, -1, 0, 0, -1, -1, 0, -1, 1 }, { 0, 0, 0, -1, 0, 0, 0, 1, 0 }, { -1, 0, 2, 2, 0, -1, 0, 0, 0 }, { 0, 0, 2, -2, 0, 0, -1, -1, -2 }, { -1, 1, 0, 0, 0, 1, 1, -1, 1 }, { 2, 2, 0, 0, 1, 0, 0, 0, 0 }, { 0, 1, 0, 0, 0, 0, 0, 0, -1 }, { 0, 0, 1, 0, 1, 0, 2, 0, 1 }, { 0, 0, 0, -1, 0, 1, -1, 0, 0 }, { 0, -1, -1, 1, 0, 0, 0, 1, -1 }, { 0, -2, 0, 0, 0, 0, 0, 0, 2 }, { 0, 0, 0, 2, 0, 0, 0, 0, 0 }, { -1, 0, 0, 0, 0, 1, 0, 0, 0 }, { 0, 1, -1, 0, 0, -2, 0, 1, 0 }, { 0, 1, 0, 0, -1, 1, 0, 0, 0 }, { 0, 0, -2, -1, 0, 1, -2, -1, 0 }, { 0, -1, 2, 0, 0, 0, 0, 0, 0 }, { -1, 0, 0, 0, 0, 0, -1, 0, 0 }, { 0, 2, 0, 1, 1, 0, 0, -2, 0 }, { 0, 0, -2, 0, 0, 0, 0, 0, -1 }, { 0, -1, 0, 1, 0, 0, -2, 0, 0 }, { 0, 0, 0, -1, 0, -1, 0, 0, -1 }, { 0, 0, 1, 0, 0, -1, 0, -1, -1 }, { 0, 0, 1, 0, 0, -1, 0, 0, -2 }, { 0, 0, 1, 0, 0, 0, -1, 0, 0 }, { 0, 0, -1, 1, 0, -1, 0, 1, -1 }, }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33.1695" calcext:value-type="float">
            <text:p>33.1695</text:p>
          </table:table-cell>
          <table:table-cell table:style-name="ce5" office:value-type="float" office:value="0.669221" calcext:value-type="float">
            <text:p>0.669221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0, 1, -1, -1, 0, 0, 0 }, { 0, 0, 0, 0, -1, 2, 0, 1, 0 }, { -1, 2, 0, 2, 1, -1, 0, 0, 0 }, { 0, -1, 0, 0, 0, 0, 0, 2, 1 }, { 0, 0, 0, 0, 1, 0, 0, -1, 0 }, { 0, 0, 1, -1, -1, 0, 0, 1, 0 }, { 0, 1, 0, -1, 0, 1, 0, 0, 0 }, { 0, 0, 0, 0, -1, -1, -1, 0, 1 }, { 1, 0, 0, 2, 0, 0, 0, 0, 0 }, { 0, 0, -1, 0, 2, 0, 1, 0, 1 }, { 0, 2, -2, -1, 0, 2, 0, 0, 1 }, { -1, 0, 0, -1, 0, 1, 0, 0, 1 }, { -1, 0, -1, 0, -2, 0, 1, 1, 0 }, { 0, -1, 0, 0, 1, 2, 0, -1, 1 }, { 1, 1, 0, 1, -1, 1, 0, 0, -1 }, { 0, 0, -2, 0, 0, 0, -1, 0, 0 }, { 2, 0, 0, -1, 0, 0, 0, 0, 0 }, { -1, 0, 2, 1, 0, -1, 0, 0, 2 }, { 0, 0, 0, 0, 0, -2, 0, 0, 0 }, { 0, 0, 2, 0, 0, -1, 0, 0, 0 }, { 0, 0, -1, 0, 0, 0, 1, 1, 1 }, { 1, 0, 0, 1, 0, 0, 1, 0, 1 }, { -1, 0, 0, 0, 0, 0, 0, -1, 1 }, { -1, 0, 0, 0, 0, -1, 1, 0, 1 }, { 0, 1, 0, -2, 0, -1, 0, 0, 1 }, { 0, -2, 0, -1, -1, 0, 0, -2, 1 }, { 0, 0, -1, 0, 0, 0, 0, 0, -1 }, }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47.9926" calcext:value-type="float">
            <text:p>47.9926</text:p>
          </table:table-cell>
          <table:table-cell office:value-type="float" office:value="0.77034" calcext:value-type="float">
            <text:p>0.77034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0, 0, -2, 0, -2, 1, 0, 0, 0 }, { 0, 1, 0, -1, 0, -1, 0, 2, 0 }, { -2, 0, -1, -1, 0, -2, -2, 1, 0 }, { 0, 0, 1, 1, 0, 0, 0, -1, -1 }, { 1, -1, 0, 0, 1, 0, 0, 0, 0 }, { 0, 0, 1, 0, 1, 0, 0, -2, 0 }, { -1, -1, -1, -2, 0, 1, 1, 0, -1 }, { 0, 0, 0, 0, -1, 0, 0, -1, 1 }, { -1, 0, 2, 1, 0, 0, -1, 1, 0 }, { 0, 2, 2, 0, 0, -1, 0, 0, 0 }, { -1, 2, 0, 0, 0, 0, 0, 0, 0 }, { 0, 1, 2, -1, 1, 0, 0, -1, 2 }, { 0, 0, -1, -2, 0, 0, 2, 0, 0 }, { 1, 0, 0, 0, 0, -2, 0, 1, 0 }, { 0, 0, 0, 0, -1, -1, 0, 0, 0 }, { 0, -1, 0, 0, 0, 0, 1, 2, 1 }, { 1, 1, 2, 0, 0, -2, 0, 0, 0 }, { 0, 1, 0, 0, 0, -1, -2, 1, 1 }, { -2, 1, 0, 0, 0, -2, 1, -1, 0 }, { 0, 0, 0, 1, 0, -1, 1, 0, 0 }, { 0, 1, 1, 0, 0, -1, 0, 0, 0 }, { -2, 0, 0, 0, 0, 0, 1, 2, -1 }, { 0, 0, 0, 0, 0, 1, 0, 0, 0 }, { 0, -2, 1, 0, -1, 0, -1, 0, 0 }, { 0, 0, 1, 0, 0, 0, 0, 0, 0 }, { 1, 1, -1, 0, 0, 0, 2, 0, 0 }, { 0, 0, 1, 0, 0, 0, -1, 1, -1 }, }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56.9726" calcext:value-type="float">
            <text:p>56.9726</text:p>
          </table:table-cell>
          <table:table-cell table:style-name="ce5" office:value-type="float" office:value="0.643453" calcext:value-type="float">
            <text:p>0.643453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-1, 2, 0, -1, 2, 0, 0, 0 }, { 0, 0, 0, 1, 0, 0, 0, 0, -1 }, { 0, 0, 0, 1, 1, 2, 0, 0, -1 }, { 0, -1, 0, 2, 2, -1, 0, 0, 1 }, { 0, 0, 0, 0, -1, 0, 0, 0, 0 }, { 0, 0, 0, 0, 0, 0, 2, 0, 0 }, { 0, 0, 0, 0, 0, 0, -1, 0, 0 }, { 0, 0, -1, 1, 1, -2, -1, -1, 0 }, { 1, 0, 0, 0, -2, -2, -2, 0, -1 }, { 1, 0, -1, 1, 0, 0, 1, 0, 1 }, { 0, 0, 2, 0, 0, 0, -1, -1, -1 }, { 0, 1, 1, -1, 2, 0, -2, 0, 2 }, { 0, 0, 2, 1, 0, 1, 0, 0, -1 }, { -1, -2, -1, -1, -1, -1, -1, 0, 0 }, { 0, 0, 2, 0, 0, 2, 0, 1, -2 }, { 0, 0, 0, 0, 2, 0, 0, -1, 1 }, { -1, 0, 0, 0, 0, 0, 0, 1, 0 }, { 0, -1, 0, 0, -1, 0, 0, 0, 0 }, { 1, 0, 2, 0, 0, 1, 0, 1, 0 }, { 0, 0, 0, -2, 0, 0, -2, 0, 0 }, { 0, 0, -1, 1, -1, -2, -2, 0, 0 }, { 0, 1, 0, 1, -1, 0, -1, -2, 0 }, { 0, 0, 0, 0, 0, 0, -1, 0, 0 }, { 0, 2, 0, -1, 1, 0, 0, 0, 0 }, { 0, 0, 2, -1, 0, -1, 2, 0, 0 }, { 1, 0, 0, 0, 2, -1, 0, 0, -2 }, { 0, 1, 0, 0, 0, 0, 0, 0, -1 }, }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30.8583" calcext:value-type="float">
            <text:p>30.8583</text:p>
          </table:table-cell>
          <table:table-cell table:style-name="ce5" office:value-type="float" office:value="0.733759" calcext:value-type="float">
            <text:p>0.733759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0, 1, -1, 0, 0, 0, 0 }, { -1, 0, 0, 0, 0, 0, 0, 1, 0 }, { 0, -1, 0, -2, 0, 0, 0, 0, -1 }, { 1, 1, 0, 0, -1, -2, 0, 0, 1 }, { 0, -1, 1, -1, 1, 0, 1, 0, 1 }, { 0, -1, 0, 0, 0, 1, 0, -1, 0 }, { 0, 0, -2, 0, 1, 0, 0, -1, 0 }, { 0, 0, 0, 0, 0, -1, 1, 0, 2 }, { 0, 0, 1, -1, 0, 0, -2, 0, 0 }, { -1, 0, 0, 0, 1, 1, 0, 0, 0 }, { 2, 0, -1, 0, 1, 0, 1, 2, 1 }, { 0, 0, -1, 0, -2, -2, 0, 0, -1 }, { 0, 0, 0, -1, 0, 2, 1, 2, 0 }, { 0, -1, -1, -2, 1, 0, -1, 0, 0 }, { 0, 1, -1, 1, 0, 2, 1, 0, 0 }, { 2, 1, -2, -1, -1, 0, 0, 0, 0 }, { 0, -2, 0, 1, 0, 0, 0, -2, 0 }, { 1, -2, -1, 1, 0, 0, 1, 1, 0 }, { 0, 0, -1, 0, 0, -2, 1, 1, 0 }, { -1, 1, -1, 0, 0, 0, -2, 0, 0 }, { 0, 0, 0, 0, 0, -1, 1, 0, 0 }, { 0, 1, 0, 0, 0, -1, 1, 0, 0 }, { -2, 1, 0, 0, 0, 0, -2, -1, 0 }, { 2, 1, -1, 0, -1, -1, 1, 0, -1 }, { -1, 0, -1, 1, 0, 0, 0, -2, 0 }, { 1, 0, 0, -1, 0, 0, -1, 0, 0 }, { -1, 0, 0, 1, 0, 0, 0, 0, 0 }, }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23.1194" calcext:value-type="float">
            <text:p>23.1194</text:p>
          </table:table-cell>
          <table:table-cell table:style-name="ce5" office:value-type="float" office:value="0.885523" calcext:value-type="float">
            <text:p>0.885523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-1, 0, 0, 0, -1, 0, 0, 0 }, { 0, 0, 0, 0, 0, -1, 0, 0, -2 }, { -1, 0, -1, 0, 0, 0, 0, -1, 1 }, { 0, -1, 0, 1, 0, 0, 0, -1, 1 }, { 1, 0, 2, 0, 1, 0, 0, 0, 0 }, { 2, 0, 0, 1, -1, -1, 0, 0, 0 }, { -1, 0, 1, 0, 0, 1, 0, 0, 0 }, { 0, 0, -1, -1, 0, 1, 0, -1, 0 }, { 1, 0, 0, -1, 1, -1, 0, 1, 1 }, { 1, 0, 0, 1, 0, -1, 0, 0, 0 }, { 1, 0, 0, 0, 1, 0, 1, -1, 0 }, { -1, 2, -1, -1, -2, 0, 0, 0, -2 }, { 0, -1, 0, 0, 0, 0, -1, 0, 0 }, { 0, 0, 0, 0, 0, 2, 0, 0, 0 }, { 0, 0, 0, 0, -2, 0, 2, 0, 2 }, { 0, 1, 1, 2, 0, 0, 0, 1, 2 }, { 0, 0, 2, 2, 0, 0, 0, 0, 0 }, { 0, 0, 0, 1, 1, -1, -1, 0, -1 }, { 1, 1, 0, 1, 0, 1, -1, 2, -1 }, { 0, -2, 0, 1, 0, 2, 0, -2, 0 }, { 0, 0, 1, 1, -1, 0, 0, 0, 0 }, { -1, -1, -2, 0, -1, 0, -1, -1, 0 }, { 0, 1, 2, 0, 0, 0, 1, 0, 1 }, { 1, 0, 0, -2, 0, 0, 0, 0, 0 }, { 1, 0, 0, -2, 0, -1, 0, -1, -1 }, { 0, 0, 0, 0, 0, 0, 2, -1, 0 }, { -1, 0, 0, 0, 0, 0, 0, 1, -1 }, }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55.9159" calcext:value-type="float">
            <text:p>55.9159</text:p>
          </table:table-cell>
          <table:table-cell table:style-name="ce5" office:value-type="float" office:value="0.674561" calcext:value-type="float">
            <text:p>0.674561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1, 1, -1, 1, 0, 1, 0, 0, 1 }, { 0, 0, 0, 0, 0, 0, 1, 0, 0 }, { 1, 0, 1, 0, 2, 0, 0, 0, 0 }, { 0, 0, -1, 0, 0, 0, 1, 1, 0 }, { 0, 0, 1, 0, -1, 2, 0, 1, 0 }, { -1, 0, 0, 0, 1, -1, -1, 0, -1 }, { 0, 0, 0, -1, 0, -2, 0, 1, -1 }, { 1, 1, 1, 0, -1, 0, -1, 1, -1 }, { 0, 0, 1, 2, 2, 0, 0, 0, 2 }, { 0, 0, 1, 0, 0, 0, 0, 0, 0 }, { 0, -2, 0, 1, 0, 0, -1, 0, 1 }, { 0, 0, 2, 0, 0, 0, 0, 1, 0 }, { 2, 1, -1, 0, 0, -1, 0, 1, 0 }, { 0, 0, 0, 1, 0, 1, 0, 1, 2 }, { 0, 0, 0, 0, 1, 1, 0, 0, 0 }, { 1, 1, 0, 0, -1, 0, 1, 0, 0 }, { 2, -1, 1, -1, -1, 1, 0, -1, 0 }, { 0, 1, 0, 0, -1, 1, 1, 1, 0 }, { 1, 0, 0, 1, 0, -1, 1, 1, 0 }, { 0, 0, 1, 0, -1, 0, 2, 0, 0 }, { 1, 0, 1, 0, 1, 0, 0, 0, 0 }, { 0, 2, 0, -1, 0, 0, 0, 0, 0 }, { 0, 0, 0, 0, -1, 0, 0, 0, 1 }, { 0, 0, 0, 1, 1, -1, 0, -1, 0 }, { 0, 0, 1, -1, -1, 0, 0, 0, 0 }, { 0, 0, 0, -1, 0, 1, -1, 0, 0 }, { 0, 1, 0, 2, -1, 0, 0, 0, 1 }, }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20.5986" calcext:value-type="float">
            <text:p>20.5986</text:p>
          </table:table-cell>
          <table:table-cell table:style-name="ce5" office:value-type="float" office:value="0.762966" calcext:value-type="float">
            <text:p>0.762966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0, 0, 0, 0, 2, 1, 0, 0, 1 }, { 0, 2, -2, -1, 0, 0, 2, 1, 0 }, { 1, 0, -1, -1, 0, 0, 2, 0, 0 }, { -1, 1, -1, 0, 0, -1, 1, 0, 0 }, { 1, -1, -1, 0, 0, -1, 0, 0, 0 }, { 0, -1, 0, -1, 0, 1, 0, 0, -2 }, { 1, 0, -1, 0, 0, 0, 0, 1, -2 }, { 0, -1, 1, 0, 0, 1, 0, 1, 0 }, { 0, 0, 1, 0, 0, -1, -1, 0, 0 }, { 1, 0, 0, 1, 0, 2, 0, 0, 1 }, { 0, 0, 1, 2, 0, 1, 0, -1, 0 }, { -2, -2, 1, 1, 0, -1, 0, 1, 0 }, { 0, 0, 1, 0, 0, -2, 0, 1, 0 }, { 0, 0, 0, 0, 0, 0, 0, 2, 0 }, { 0, 0, 1, 1, 0, 0, 0, 2, -1 }, { 0, 1, 0, 0, 2, -1, -1, -1, -1 }, { 0, 0, 0, 1, 0, 0, 0, 0, 0 }, { 0, 0, 0, 1, 0, 0, 0, 0, 0 }, { -2, 1, 0, -1, 0, 1, 0, 1, 0 }, { 0, 1, 0, 0, -1, 0, 0, 0, 0 }, { -2, 2, 0, 2, 1, 0, 0, 0, 0 }, { 0, 1, 0, -1, 0, 1, 1, 0, 0 }, { 0, -1, 0, 0, 0, -1, 0, 0, 0 }, { -1, 1, 0, 0, 0, -1, 1, 0, 0 }, { 0, 0, 0, -1, 0, 0, 0, 0, -1 }, { 2, -1, 0, 0, 0, 0, 0, -1, -1 }, { 0, 0, 0, 0, 0, 0, 0, 0, 0 }, }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52.9126" calcext:value-type="float">
            <text:p>52.9126</text:p>
          </table:table-cell>
          <table:table-cell table:style-name="ce5" office:value-type="float" office:value="0.71198" calcext:value-type="float">
            <text:p>0.71198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1, 0, 2, 0, 2, 1, 2, 0, 0 }, { 0, 0, 2, 0, 0, 0, -1, 0, 0 }, { 1, 0, 0, 1, -2, -1, 0, 0, 0 }, { 0, 2, -1, -1, -1, -2, 0, 0, 0 }, { 1, 1, 0, 0, 2, -1, 0, 0, -1 }, { 0, 0, -1, 1, 2, -2, 0, 0, -1 }, { 2, 1, 0, -1, 0, -1, 0, -1, 0 }, { 2, 1, 1, 0, 0, 0, 0, 0, 0 }, { -1, 0, -1, -1, 0, 0, 0, 0, 1 }, { 0, 0, 1, 0, -2, -1, 0, 0, 2 }, { 0, 0, 0, 2, 0, 0, 0, 1, 1 }, { -1, 2, -2, 2, 0, 1, 1, 0, -2 }, { -2, 0, 0, -1, 0, 0, -1, 0, 1 }, { 0, 0, 0, 0, 1, 0, 1, 0, -1 }, { 0, 0, 0, 0, 2, 1, 0, 0, 0 }, { -1, 0, -1, 0, 0, 0, -2, -1, 1 }, { 0, 0, -1, -1, -1, 0, -1, 0, -1 }, { 0, 2, 0, 2, 0, 1, 1, 0, -1 }, { 1, 2, 1, 0, 1, 0, 0, 1, 1 }, { 1, 0, -2, 0, 0, -1, 2, 0, 1 }, { 1, 1, 0, 0, -1, -2, 0, 1, 0 }, { -1, 0, 0, 0, 0, -1, 0, 0, 1 }, { 0, -1, 0, 0, -1, 1, 0, -2, 0 }, { 0, 1, 0, -2, 1, 1, -1, 0, 0 }, { 0, 0, -1, 0, 0, 0, 1, 0, 0 }, { -2, 0, 0, 0, 0, 0, 0, 1, -2 }, { 0, 0, 1, 0, -1, 0, 1, -1, 0 }, }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53.1237" calcext:value-type="float">
            <text:p>53.1237</text:p>
          </table:table-cell>
          <table:table-cell table:style-name="ce5" office:value-type="float" office:value="0.625994" calcext:value-type="float">
            <text:p>0.625994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1, 0, 1, 0, 0, 1, 1, 0 }, { 0, 0, 1, 0, 1, 0, 0, 0, -1 }, { 1, -1, 0, 0, 0, 0, 0, -1, 0 }, { 0, 0, 0, 2, -1, 0, 1, 1, 0 }, { -1, -2, 0, 0, 0, 1, -1, 0, 0 }, { -1, 0, 0, 0, 0, 1, -1, 1, 1 }, { 0, 1, 0, 0, -2, -1, 0, 2, 1 }, { -1, 0, 0, 1, 1, -1, 0, 0, 1 }, { 0, 0, 0, 2, -1, 0, -1, 0, 2 }, { 2, 0, 0, 1, 0, 0, 1, 0, 0 }, { 0, 0, 0, 1, 1, 1, 0, 0, 1 }, { -1, 0, 0, 0, 0, -2, -2, 1, -1 }, { 0, 0, 0, 0, 0, 2, 0, 0, 0 }, { 1, 0, 1, 0, 1, 2, -1, 0, 0 }, { 0, -1, 0, -1, 0, 0, 0, 0, 1 }, { 0, 0, -2, 0, -1, 0, 0, 1, -1 }, { 0, -1, 0, 0, 2, 0, 0, 1, 1 }, { 0, 1, -1, 0, 0, 0, 0, -2, -1 }, { 1, 1, 0, 0, -2, 0, -1, 0, 0 }, { 1, -1, 0, 0, -1, 0, 0, 2, 1 }, { -1, 1, 1, 0, 0, -1, 0, 2, 2 }, { 0, 0, 2, 0, -1, -1, 0, 1, -1 }, { 0, -2, 1, 1, 1, 0, 0, -1, 0 }, { 0, 0, 0, -1, 0, -1, 0, 0, 0 }, { 0, 0, 0, 0, 0, 0, 0, 0, 0 }, { 0, 0, -1, 0, 0, -2, 0, -2, 0 }, { 2, 0, -1, -2, 0, -1, -1, -2, 0 }, }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46.4406" calcext:value-type="float">
            <text:p>46.4406</text:p>
          </table:table-cell>
          <table:table-cell table:style-name="ce5" office:value-type="float" office:value="0.665909" calcext:value-type="float">
            <text:p>0.665909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0, 0, 0, -1, 1, 2, 0, 0, -1 }, { 0, 0, 0, 0, 2, -1, 0, 0, 0 }, { 0, 0, 1, 0, 0, 0, -1, -2, 1 }, { 0, 1, 1, -1, 0, -2, 0, 0, 0 }, { 0, 0, 0, -1, 1, 0, 0, 0, 2 }, { 0, 0, -2, 0, 0, 0, 0, -1, 0 }, { -1, 0, 0, 0, -2, -1, 0, 0, 0 }, { 0, 1, -1, 1, 0, 0, 0, 1, 0 }, { 0, -1, 0, 0, -1, 0, 1, 0, -1 }, { 0, 0, 0, 0, 0, 2, 0, -1, -1 }, { 0, 0, -1, 1, 0, 0, 0, 0, -1 }, { 0, 0, -1, 0, 0, 0, -1, 0, 0 }, { 2, -1, -1, -2, 1, 0, 0, 0, 0 }, { 0, 1, 0, 0, 0, 0, 1, 0, 0 }, { 1, 0, 1, -1, 2, 1, -1, 1, 2 }, { 0, 0, -2, 1, 1, 0, 0, 0, 0 }, { 0, -1, -1, 0, 1, 0, -2, 1, 0 }, { -1, -2, 0, -1, 0, 1, 0, 2, 0 }, { 0, -2, -1, 0, 0, -1, 1, -2, -2 }, { 1, -1, -2, -1, -1, 0, 0, -1, 0 }, { -1, 1, 0, 0, -1, 0, 1, 0, 0 }, { -1, 0, 0, 0, 0, -1, 0, 0, 0 }, { 0, 0, 1, 1, 0, 0, 0, 0, 0 }, { 0, 0, 0, 1, 0, 0, 0, 0, 0 }, { 0, 0, 0, 0, 0, 1, -2, 0, 0 }, { 0, 0, 0, 1, 0, 0, -1, 0, 1 }, { -1, 0, 1, 0, -1, 0, -2, -1, -1 }, }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35.9581" calcext:value-type="float">
            <text:p>35.9581</text:p>
          </table:table-cell>
          <table:table-cell table:style-name="ce5" office:value-type="float" office:value="0.776245" calcext:value-type="float">
            <text:p>0.776245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1, 0, -1, 0, 1, 1, -1, 0, 0 }, { 1, 1, 0, 0, -1, -2, 0, 1, -1 }, { -1, -1, 0, -1, -2, 0, 0, 0, -2 }, { 0, 0, 0, 1, 0, 0, 0, 0, 0 }, { 0, 0, 0, 1, -1, -1, 0, 0, 0 }, { 0, -1, -1, 0, -1, -1, 0, 1, 0 }, { 0, 0, 0, 1, 0, 0, 0, -1, 0 }, { 1, -2, 0, 0, 0, 1, 0, 0, 0 }, { 0, 1, 0, 1, -2, 1, 0, 0, 0 }, { -1, -2, 0, 0, 1, 0, -1, 0, 1 }, { 2, 0, 0, 0, -1, 0, 2, 0, 0 }, { -1, -1, 0, -1, 0, 0, -2, 0, 0 }, { -1, -2, 0, 0, 0, -1, 1, 0, -1 }, { 0, 0, 0, -1, 0, 0, 0, 1, 0 }, { 0, 0, -1, 0, 0, -2, -1, 1, 0 }, { 1, 0, 0, 0, 1, -1, 0, 1, -2 }, { -2, 2, 1, 1, 0, 0, 0, 0, 0 }, { 0, 0, 0, 0, 1, 1, -2, 0, 0 }, { 0, 0, 1, 0, 0, 0, 1, 0, 0 }, { 0, -1, 0, 0, 1, -1, 0, 0, 0 }, { 0, 1, 0, 0, -1, 2, 0, 0, 1 }, { 0, 0, 0, -1, 1, 0, 0, 0, 0 }, { -2, 1, 0, 0, 1, -2, -1, 0, 0 }, { 1, 0, 1, 1, 0, -2, -1, 1, 0 }, { -1, 0, 0, 0, -1, 0, 0, -2, -1 }, { -1, -1, 0, -1, 1, 0, 0, -1, 0 }, { 0, 0, 0, 0, -1, 0, 0, 0, 1 }, }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27.2053" calcext:value-type="float">
            <text:p>27.2053</text:p>
          </table:table-cell>
          <table:table-cell table:style-name="ce5" office:value-type="float" office:value="0.667716" calcext:value-type="float">
            <text:p>0.667716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0, -1, 0, 0, 0, 0, 1 }, { 1, 0, -1, 0, 1, 0, 0, -1, 0 }, { 0, -1, 0, 0, 0, 0, 0, 0, 0 }, { 1, 0, 1, 0, 0, 0, -1, 1, 0 }, { 0, 0, -1, 0, 2, -1, 1, 2, 0 }, { 1, -2, 0, 0, 0, 0, -2, 2, 1 }, { -1, 0, -1, 0, 0, 0, 2, -1, 0 }, { 1, 1, 0, 0, -1, 0, 0, 0, 0 }, { 0, 0, 1, 1, -1, -1, 1, 1, 1 }, { 0, 0, -2, -1, 0, 0, 0, 0, 0 }, { 2, 1, 1, 0, -1, -1, 1, 0, 0 }, { 0, 1, 0, -2, 0, 0, -2, 1, 0 }, { 2, 0, 0, 0, -1, 0, 0, 0, 1 }, { -1, 0, 0, 0, 1, 0, 0, 1, 0 }, { 0, 0, 0, 0, -1, 0, 0, 2, 1 }, { 0, 0, 1, -1, 0, 0, -1, 2, 0 }, { 2, 0, 0, 1, 0, -1, 0, 0, 0 }, { 0, 0, 0, 1, 0, 0, 0, 1, -1 }, { -1, 1, -1, 1, -1, -1, -1, 1, 0 }, { 0, 0, 1, 2, -1, 1, 1, 1, 0 }, { 1, 1, 1, 1, 0, 1, 1, 0, 0 }, { 0, 1, 1, 0, 0, 0, 0, 0, 1 }, { 0, 0, 0, -1, 0, -1, 0, 0, -1 }, { -1, 0, 0, 0, 0, 2, -1, 1, 0 }, { 0, -2, 0, 0, 0, 0, 0, 0, 0 }, { 0, 0, -1, 0, 1, 0, 0, 0, 0 }, { 0, 0, -1, 0, -1, 1, 0, 0, 0 }, }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37.0521" calcext:value-type="float">
            <text:p>37.0521</text:p>
          </table:table-cell>
          <table:table-cell table:style-name="ce5" office:value-type="float" office:value="0.699088" calcext:value-type="float">
            <text:p>0.699088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1, -1, 0, 1, -1, 0, 2, 0, -2 }, { 1, -1, -1, 0, 0, 1, 0, 1, 1 }, { 1, 1, -2, 0, 0, 0, -1, 0, 0 }, { 0, -1, -1, 1, 0, 0, -2, 1, 0 }, { 0, 0, -1, 0, 0, 0, 0, 0, -2 }, { 0, -1, 0, 0, 0, 1, 1, 0, 0 }, { 0, 0, 1, 0, 2, 0, 2, 0, -1 }, { 1, 0, 0, 0, 0, 0, -1, 0, -1 }, { 0, 0, 0, 2, 0, 1, -2, -2, 0 }, { 0, 0, 0, 0, 0, 0, 1, 0, 1 }, { 0, 0, 0, 0, 2, 0, 1, 0, 0 }, { 0, -1, 0, -2, -1, -1, 0, 1, -2 }, { -1, 2, 0, 0, 0, 0, -1, 0, -1 }, { 0, 1, 0, 2, -1, -1, -2, -1, 0 }, { -1, 1, 0, 0, 0, 0, 0, 0, 1 }, { -1, 0, 2, 0, 0, -1, 2, 0, 1 }, { 0, -1, 0, 0, 1, 0, 0, 0, 2 }, { 1, 0, -2, 0, 0, -2, -1, 0, 0 }, { 0, 0, 2, 2, -1, 0, 1, -1, 0 }, { -1, 1, 0, -1, -1, 1, -1, -1, 0 }, { 0, 0, 0, 0, 0, 0, -2, 0, 2 }, { 0, -1, 0, 0, 0, 1, 1, 0, -1 }, { -1, -2, 2, 0, 0, 2, 0, 1, 0 }, { 1, -2, 0, 0, 0, 0, 1, -1, 1 }, { -2, -1, 1, 0, 0, 0, 2, -1, 0 }, { -1, 0, 0, 0, 0, 0, 0, 1, -1 }, { 0, 1, 0, 1, 0, 0, 2, -1, 1 }, }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47.1153" calcext:value-type="float">
            <text:p>47.1153</text:p>
          </table:table-cell>
          <table:table-cell table:style-name="ce5" office:value-type="float" office:value="0.712787" calcext:value-type="float">
            <text:p>0.712787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1, 0, 1, 1, -1, 0, -1, -1, -1 }, { 0, 0, 0, 1, 0, 0, 2, 0, 0 }, { 0, -1, 1, -1, 0, 0, 0, 0, -1 }, { -1, 0, -1, 0, 0, 1, 0, 0, -1 }, { 1, -1, -1, 0, 0, 0, 0, 2, -1 }, { 0, 1, 0, 1, 0, 0, 1, 0, -1 }, { -1, 0, 0, 0, -1, 0, -1, 0, 1 }, { 1, 1, -1, -1, 1, 0, 0, 0, -1 }, { 0, 0, 0, 0, 0, 0, 0, 0, 0 }, { -1, -1, -1, -1, 0, 0, -1, 1, 0 }, { 1, 0, -1, 0, 2, 1, 0, -1, 0 }, { -1, 0, 0, -1, 0, 1, 0, 0, 0 }, { -1, 0, 0, 0, -1, 1, -1, 2, 1 }, { -1, 0, 1, 1, 0, -2, 2, 1, 1 }, { -1, -1, 2, -1, 1, 0, -1, 0, 0 }, { -2, 2, 1, 2, 0, 2, -1, 0, 0 }, { 2, 0, 2, -2, 1, 0, 0, 0, 0 }, { 0, 0, 0, 1, 0, 2, 1, -1, -1 }, { 0, 0, 2, 0, 0, 0, 0, 0, -1 }, { 1, 0, 0, 1, 0, 0, 0, 0, 0 }, { -1, -2, 0, 0, 1, -2, 1, 0, -1 }, { -1, 2, 1, 0, -1, 1, 2, 0, 0 }, { 0, -2, 0, 1, 0, -1, 1, -1, 0 }, { -1, -1, 2, -1, -2, 0, 0, 0, 0 }, { 0, -1, 0, 0, 0, 0, 2, 1, -1 }, { -2, -1, 1, 0, -1, 0, 0, -1, 1 }, { -1, 0, 0, 0, 0, 0, -1, -2, 0 }, }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61.1845" calcext:value-type="float">
            <text:p>61.1845</text:p>
          </table:table-cell>
          <table:table-cell table:style-name="ce5" office:value-type="float" office:value="0.616286" calcext:value-type="float">
            <text:p>0.616286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2, 0, 2, -2, 0, 0, 0, -1, 1 }, { 1, -1, 1, 1, 0, 0, 0, 0, 0 }, { 1, 2, 2, 0, -2, 0, 0, -1, 1 }, { 1, 0, 1, -1, 0, 2, 0, 0, -1 }, { 0, 0, -1, -1, 0, -1, 1, 2, 0 }, { 1, -1, 0, 1, 0, 0, 0, 0, 0 }, { 0, 1, 0, -1, 0, 1, -2, 2, 0 }, { 0, 0, 0, 1, -1, 0, 1, 0, 0 }, { 0, 0, -1, -2, 2, 2, 0, -1, 2 }, { 0, 0, 1, 0, 0, 0, 1, 1, 0 }, { 0, 1, 1, -2, 1, 0, 0, 2, 1 }, { 0, 0, 0, 0, 0, 1, 1, 0, 1 }, { 0, 2, 1, 0, 1, 0, 1, -1, 0 }, { -1, 2, 0, 1, 0, 0, 0, 2, 0 }, { 0, 0, 0, 0, -1, 0, -1, -2, 0 }, { 0, 0, -2, -1, 2, 0, 1, 1, -2 }, { -1, 0, 0, 0, 0, 0, 0, 0, 0 }, { 0, 1, -1, 1, 0, -1, -1, 0, -1 }, { -1, 0, 0, 0, 0, 0, -1, -1, 0 }, { 0, 0, 0, 0, 1, 0, 0, -1, 2 }, { -1, 1, 2, -1, 1, 1, -1, 0, 2 }, { 0, 0, 0, 1, 1, 0, 2, 0, 0 }, { 1, 0, -1, 0, 0, 0, 1, 0, 0 }, { 0, 0, -1, 1, -1, 0, 0, 1, 1 }, { 2, 1, -2, 0, 0, 1, 0, 0, 0 }, { -1, 0, 0, 1, -1, 0, -1, 1, 1 }, { 0, 0, 0, 0, 0, 0, 0, -2, 0 }, }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47.9263" calcext:value-type="float">
            <text:p>47.9263</text:p>
          </table:table-cell>
          <table:table-cell table:style-name="ce5" office:value-type="float" office:value="0.655384" calcext:value-type="float">
            <text:p>0.655384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0, 0, 0, 0, 1, -1, 1, 0, 1 }, { 1, 0, 0, 0, 0, 0, 1, 0, 0 }, { 0, 0, 0, 0, 0, 0, 1, 0, 0 }, { 0, 0, -1, 0, 0, 0, 2, 0, 0 }, { 0, 0, -2, -1, 0, 0, -1, -1, 0 }, { 0, 0, 0, 2, 0, 1, 0, 1, 1 }, { -2, 0, 1, 1, -1, 0, 0, 0, 0 }, { 0, -2, 0, 0, -2, 1, 0, 1, -1 }, { 0, 0, 0, 0, 0, 0, 1, 0, 0 }, { 2, 0, 0, 0, 0, 0, 0, 0, 0 }, { -2, 2, 0, 0, 0, 2, 0, 0, 0 }, { 0, 1, 0, 0, -1, 0, 0, 0, 0 }, { -2, -1, 0, -1, 0, 0, 1, 1, 0 }, { 0, 0, 1, 0, 0, 0, 0, 0, 0 }, { 0, -1, -2, 0, 0, 0, 0, 2, 0 }, { 1, 1, -1, 0, -1, 0, 0, 0, 0 }, { 0, -1, -2, -1, 0, 0, 0, 1, 0 }, { 2, 0, 0, 0, -1, 0, 0, 0, 0 }, { -1, 0, 0, 1, -1, -1, 0, 2, 0 }, { 0, 0, 1, 0, 1, 0, 1, 0, 0 }, { 0, -2, 0, 0, 0, 0, 0, 0, 0 }, { 0, 0, 0, 1, 0, 2, 0, 0, 2 }, { 0, -1, 0, 0, 1, 0, 1, 0, 0 }, { 1, 0, 1, 0, 1, 0, 0, 0, -1 }, { 2, 0, 0, 0, 0, -1, 0, 0, 0 }, { 0, 0, 0, -2, -1, 0, -1, 1, 0 }, { 0, -1, 0, 0, 0, 0, 1, 0, 0 }, }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15.9843" calcext:value-type="float">
            <text:p>15.9843</text:p>
          </table:table-cell>
          <table:table-cell table:style-name="ce5" office:value-type="float" office:value="0.783039" calcext:value-type="float">
            <text:p>0.783039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0, 0, 0, 0, 0, 0, 0 }, { 0, 0, 0, 0, 0, 0, 1, 0, 0 }, { 0, 0, -1, 1, 0, 1, 0, 0, -1 }, { 0, 1, 0, 1, 0, 0, 0, 0, 1 }, { -2, 0, 0, 0, -2, 2, 0, 0, -1 }, { 1, 1, 1, -1, -1, 0, 0, 0, 0 }, { 0, 0, 0, 0, -1, 0, 1, 0, 0 }, { 1, 0, 0, -1, 0, 0, -2, 0, 0 }, { 0, 0, 0, 0, 0, 0, 0, 1, 0 }, { 0, 0, 1, 0, 0, 0, 0, 0, 1 }, { 0, 0, -1, 2, 0, 0, -1, 2, 0 }, { 0, 0, 1, 0, 0, 0, 0, 1, 0 }, { 0, 1, 0, 0, 0, 0, 0, -1, 1 }, { 0, 0, 1, 0, 0, 0, 0, 0, 2 }, { 0, -1, -1, 0, 0, 0, 0, -1, -1 }, { 0, 2, 0, 0, 0, 0, 0, 1, 0 }, { 0, 0, 1, 1, 0, 0, 0, 1, 1 }, { 0, 1, 0, 0, 0, 0, 1, 0, 0 }, { 0, 0, -1, -1, 0, 0, 1, 0, -1 }, { 1, 0, 0, 1, 0, 0, 0, 0, 0 }, { 0, 1, 1, 0, 0, 0, 0, 0, 0 }, { 0, -1, 0, 0, 0, -1, 0, 1, 0 }, { -1, 0, 0, 0, 1, -1, -1, -2, 0 }, { 0, 0, 0, -1, 0, 0, 0, 0, 0 }, { 0, 1, 0, -1, -1, 0, 0, 0, 1 }, { -1, 0, 0, 0, 0, -1, 0, -2, 1 }, { 0, 0, 0, 0, 1, 2, 0, 1, 0 }, }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21.0217" calcext:value-type="float">
            <text:p>21.0217</text:p>
          </table:table-cell>
          <table:table-cell table:style-name="ce5" office:value-type="float" office:value="0.742937" calcext:value-type="float">
            <text:p>0.742937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1, 0, 2, 1, 1, 0, 0, 1, -1 }, { 0, 0, 0, 0, 2, -1, -1, 1, 0 }, { 2, 0, 0, 1, -2, 0, 2, 0, -1 }, { 1, 1, 0, -1, 0, 0, 0, 0, 0 }, { 0, 2, 1, 0, 2, 1, -1, 2, 1 }, { 0, 1, 1, 1, 0, 0, 0, 0, 0 }, { 0, -1, 0, 0, 0, -2, 0, 0, 1 }, { 2, 0, 1, 1, 2, 0, 0, 0, 1 }, { 0, -1, -1, 0, 0, 0, -1, 1, 1 }, { 0, 0, 0, -1, 1, -2, 0, 1, 0 }, { 0, 1, 1, 1, 0, 0, 0, -1, 0 }, { -1, 2, 0, 0, 1, 0, 0, 0, -1 }, { 0, -1, 0, 0, 2, 0, 0, 0, 0 }, { 0, 0, 0, 0, 0, 0, 1, 1, -1 }, { -1, 2, 0, 1, 0, 0, -2, 0, 2 }, { 0, -2, -1, -1, 0, -1, 0, 1, 1 }, { 0, 1, 0, 0, 0, 1, 1, 0, 0 }, { -1, -2, 0, -1, -1, 0, 2, 0, 2 }, { 0, 0, 1, 1, 0, 0, 0, -1, -1 }, { 1, 0, 0, 0, 1, 1, 2, 0, 0 }, { 1, 1, 0, 0, 2, -2, -1, 0, -1 }, { -1, 0, 0, 1, -1, 0, 0, 0, 0 }, { -1, 0, -1, 0, -1, 0, 0, 2, 0 }, { 0, 0, 0, -2, -1, 0, 0, -1, 1 }, { 0, -2, 0, -2, 0, 0, 0, 0, -2 }, { 0, -1, -1, -2, 1, 0, 1, 0, -1 }, { 0, 0, 1, 0, 0, -2, 1, 0, 0 }, }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55.8948" calcext:value-type="float">
            <text:p>55.8948</text:p>
          </table:table-cell>
          <table:table-cell table:style-name="ce5" office:value-type="float" office:value="0.591937" calcext:value-type="float">
            <text:p>0.591937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1, 1, 0, 0, 2, 2, -1, 0, 0 }, { 0, 0, 0, 1, 0, 2, 1, 0, 1 }, { 0, 1, 0, 1, 0, 0, 0, -1, 1 }, { 0, 1, 0, 0, 0, 0, 0, -1, 0 }, { -2, 0, 2, 0, 0, 1, 1, 1, -1 }, { -1, 0, 0, 0, 0, 0, 2, -2, 0 }, { 0, 0, 0, 0, 2, 0, 1, 1, 1 }, { 0, 2, -1, 0, 2, 0, 0, 0, 0 }, { 2, 0, -1, 1, 0, -2, -1, -1, 0 }, { 0, 1, -1, 0, 1, 1, 0, 0, 2 }, { 0, 0, -2, -2, 2, -1, 0, 2, -1 }, { 1, 1, -2, -1, 1, 1, 0, -1, 1 }, { 0, -1, -2, 0, 2, 1, 2, 0, 1 }, { 0, 0, 0, 0, 0, 0, -1, 0, 0 }, { 0, 0, 0, 0, 2, -1, -1, 1, 2 }, { 2, 0, 1, 0, -2, 0, 0, 0, 0 }, { 1, 0, 0, 0, 2, -1, 0, 0, 0 }, { -1, 0, 0, 0, 1, 0, 0, -1, 0 }, { 0, 0, 0, 0, -1, 0, 2, 0, 2 }, { 0, 0, 1, 0, 1, 0, 0, 0, 0 }, { -1, 0, -2, 0, 0, 0, 1, 1, 0 }, { -1, 0, 1, 0, 0, 0, 1, 0, 2 }, { 1, -2, 1, -2, 1, 1, 0, 0, 2 }, { -2, 1, 0, -1, 1, 0, 0, 0, 0 }, { -1, 0, -1, 0, 1, 1, 1, -2, 0 }, { 0, -1, 0, 1, 0, -2, 1, 0, 1 }, { -1, 0, 0, 0, 1, 0, 0, 0, 1 }, }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56.5873" calcext:value-type="float">
            <text:p>56.5873</text:p>
          </table:table-cell>
          <table:table-cell table:style-name="ce5" office:value-type="float" office:value="0.645147" calcext:value-type="float">
            <text:p>0.645147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-1, 0, 0, 1, 0, -1, 1 }, { -2, 0, 0, 0, 0, 1, 0, 0, 0 }, { -2, -2, 0, 0, 1, 0, 1, 0, 2 }, { -1, 0, 1, 1, -1, 0, 0, 1, 2 }, { 2, 0, 0, 1, -1, 1, 1, 0, -1 }, { 0, 2, 0, 1, 0, 0, 0, 0, 1 }, { 2, 0, 0, 0, 1, 0, 1, 1, 1 }, { 0, -1, 0, -2, 1, 1, 0, 0, 1 }, { 1, 1, 0, 0, 0, 0, -1, 0, 0 }, { 0, 1, 1, 2, 0, 0, 1, -1, 0 }, { 2, 0, 1, 2, 2, 1, 0, 0, 0 }, { 0, 0, 0, 0, 0, 0, -2, 0, 0 }, { 0, 0, 0, -1, 0, 0, -1, 1, 0 }, { 0, 0, 1, 0, 0, 1, 1, 1, 0 }, { 2, 0, -1, 0, 0, 0, 0, 0, 0 }, { 1, 0, 0, 0, 0, 0, 0, 0, 0 }, { 0, 0, 0, 1, -1, 0, 0, 0, 0 }, { 0, 2, 0, 1, 0, 0, 1, 2, 0 }, { 2, 0, 1, 1, 0, -1, 0, -1, 0 }, { 0, 1, 0, -2, 0, 0, 1, 0, -2 }, { 0, 0, 1, -1, 1, 2, 0, 0, 0 }, { 1, 0, 2, 1, 0, 0, 0, 0, 0 }, { 0, 1, -1, 1, 0, 0, -1, 1, -1 }, { -1, 1, 0, 0, -2, 0, 1, 1, 0 }, { 0, 0, 1, 0, -1, 0, -2, 0, 0 }, { 0, -1, 0, 0, 0, -1, 0, 0, 1 }, { 1, 0, 0, 1, 0, -1, 0, 0, 0 }, }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29.4609" calcext:value-type="float">
            <text:p>29.4609</text:p>
          </table:table-cell>
          <table:table-cell table:style-name="ce5" office:value-type="float" office:value="0.910644" calcext:value-type="float">
            <text:p>0.910644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0, 0, 2, 0, 0, 0, 0 }, { 0, 0, 0, 0, 0, 0, -1, 0, 0 }, { 0, 1, -2, 0, -1, 0, 0, -2, -1 }, { 1, 0, -1, 1, 0, 0, 0, 0, 0 }, { 0, 1, -1, 0, 1, 0, 0, 0, 0 }, { 0, 0, -1, 0, -2, 1, 0, 0, 0 }, { 1, -1, 0, -1, 1, 0, 1, 0, 0 }, { 0, 0, -1, -1, 0, 0, 0, -1, -2 }, { 0, 1, 0, 1, 0, 0, 0, 1, 2 }, { 0, 1, -1, 0, 0, 0, 0, 0, 1 }, { 0, 0, -1, 0, 2, -2, 0, 1, -1 }, { 1, -1, 0, 0, 0, 1, 0, 0, 0 }, { -1, 2, 0, 0, -2, 0, 0, 0, -1 }, { -1, 0, 0, 0, -1, 0, 0, 0, 2 }, { -1, 0, 1, 0, 0, 0, -1, 1, -1 }, { 0, 0, -2, 0, 0, 0, 1, 0, 0 }, { 0, -1, -2, -1, 1, 0, 1, 0, 0 }, { 1, -1, 0, 0, 0, 1, 0, 0, 1 }, { 0, 0, 0, 0, -1, -1, 0, 0, 1 }, { 0, 0, -1, 2, 1, 1, 0, 0, 0 }, { 0, 1, 1, 0, -2, 0, -1, 0, 1 }, { -2, 0, -1, 0, 1, 0, -2, 0, 1 }, { 1, 0, 0, 0, 0, 0, 0, 0, 0 }, { -1, 0, 0, 0, 0, 0, 0, 0, 0 }, { 0, 0, 0, -1, 2, 0, 0, 0, -1 }, { 0, 1, 0, 0, -1, 0, 0, 0, 0 }, { -1, -1, 0, 0, 0, 0, 0, 0, -2 }, }</text:p>
          </table:table-cell>
          <table:table-cell table:number-columns-repeated="10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10.5934" calcext:value-type="float">
            <text:p>10.5934</text:p>
          </table:table-cell>
          <table:table-cell table:style-name="ce5" office:value-type="float" office:value="0.823522" calcext:value-type="float">
            <text:p>0.823522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0, 0, -2, -2, 2, 0, 0 }, { 0, 0, -2, 0, 0, 0, 0, -2, 0 }, { -1, 0, 0, 0, 0, 0, 0, 0, 0 }, { -1, -1, 0, 0, 0, 0, 0, 0, -1 }, { 0, 0, 0, 0, 2, -1, 0, 0, -1 }, { 0, -1, -2, 2, 0, 0, 0, 0, 1 }, { 0, 0, 1, 2, 0, 0, -1, 2, 0 }, { 1, 1, -1, 0, 0, 1, 0, 1, 0 }, { 1, 0, 0, -1, 0, 0, 0, 1, 0 }, { 0, 2, 0, 0, -1, 0, 0, 0, 0 }, { 0, 0, 1, 0, -1, 0, 1, 0, 0 }, { 0, 0, 1, 0, 0, 0, 1, 0, 0 }, { 0, 0, 0, 0, 0, -1, 0, 1, 0 }, { 0, -1, 0, -1, 1, 1, 0, 0, 0 }, { 0, 0, 0, -1, 2, -1, 0, 0, 2 }, { -2, -1, 1, 0, 0, 0, 0, -1, 0 }, { 0, -2, 0, 1, 0, 0, 2, 1, -1 }, { 1, 2, 0, 2, 1, 0, 0, -1, 0 }, { 0, 0, 0, 0, 1, 0, 1, 0, 0 }, { 0, 2, 1, 1, 1, 0, 0, 0, 0 }, { 1, 0, 0, 0, -1, 1, 1, 0, 0 }, { -1, 0, 0, 0, -1, -1, 0, 0, 0 }, { 0, 0, 0, 0, 0, 1, 0, -2, 0 }, { 0, 0, 0, 0, 0, 0, -1, -1, 0 }, { 1, 0, 1, 0, 0, -2, 0, -2, 0 }, { 0, -2, 2, 0, -1, 1, -2, 0, -1 }, { -1, 2, 0, 0, 0, -2, 1, 1, 0 }, }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37.3836" calcext:value-type="float">
            <text:p>37.3836</text:p>
          </table:table-cell>
          <table:table-cell table:style-name="ce5" office:value-type="float" office:value="0.866301" calcext:value-type="float">
            <text:p>0.866301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1, 0, 0, 1, 0, -1, -1, -2, 0 }, { 0, 0, 0, 0, -1, -1, -1, 0, 0 }, { -1, 0, 0, -1, -2, 1, 0, 0, -1 }, { 2, -1, 0, 0, 0, 0, 0, 0, 1 }, { 0, 2, 1, 0, 0, 0, 0, -1, 1 }, { 0, 1, 0, 0, 0, 0, -1, 1, -1 }, { 0, -2, 0, 0, 0, 0, 0, 0, 2 }, { 0, -1, 0, -1, 1, 2, 2, 0, 0 }, { 2, -2, 1, 0, 0, -1, 0, 0, 1 }, { 1, 0, -2, 0, -1, 0, 0, -1, 0 }, { 0, 0, 0, 2, 0, 1, 0, 0, -1 }, { 0, 0, 0, 0, 0, -1, -1, 0, -1 }, { 0, -1, 0, 2, -2, 1, 0, 1, -2 }, { 2, -1, 0, 0, -2, 0, 0, 2, -2 }, { 0, 0, 0, 0, 0, 0, 0, 0, 1 }, { -1, -1, -2, 2, -2, 0, -1, 0, 0 }, { -1, 0, 0, -1, 2, 0, -2, 0, -1 }, { 2, 0, 1, 1, 2, 0, 0, -1, 0 }, { 0, 1, -2, 0, -1, -1, 1, 0, 0 }, { -1, 0, 0, 0, 0, 1, -1, 0, 0 }, { 0, 0, 2, 0, 0, 0, 0, 0, 0 }, { 0, -1, 0, 0, -1, 0, 0, 2, 0 }, { 0, 0, 0, 0, 1, 0, 0, -1, -1 }, { 1, 0, 1, 0, 0, 0, 1, 0, -2 }, { 0, 0, -1, 0, -2, 0, -1, 0, 0 }, { 0, -2, 0, 0, 0, 1, 0, -1, 0 }, { 0, 0, -2, -2, 0, 2, 0, -1, 0 }, }</text:p>
          </table:table-cell>
          <table:table-cell table:number-columns-repeated="10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47.1091" calcext:value-type="float">
            <text:p>47.1091</text:p>
          </table:table-cell>
          <table:table-cell table:style-name="ce5" office:value-type="float" office:value="0.758984" calcext:value-type="float">
            <text:p>0.758984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-1, 1, 0, 0, 1, 0, 0, -1, 0 }, { 0, -1, -1, -1, 1, 0, 0, -1, 0 }, { 0, 0, 0, 2, 1, 0, 0, 0, 0 }, { 0, -1, 0, 1, 1, 0, 0, -1, 0 }, { 1, 0, 0, 1, 0, -1, 0, 1, 1 }, { 0, 0, -1, 0, 0, 0, 0, 0, 1 }, { 0, 1, 2, -1, 1, 1, 1, 0, 1 }, { 0, 0, 1, 0, 0, 0, 0, 0, -1 }, { 0, -2, -1, 0, 0, 0, 1, -1, -1 }, { 2, 0, -1, 1, 0, 0, 0, -2, 2 }, { 0, 0, 0, -1, 0, 0, 1, -1, 0 }, { -1, 0, 1, 0, 1, 0, 2, 0, 1 }, { 1, -2, -1, 0, -1, 0, 0, 0, 0 }, { 0, 0, 1, 0, -1, 0, 0, -1, -1 }, { 0, 0, 1, 0, 2, -1, 2, 0, -2 }, { -1, 0, 0, -1, 0, 0, 1, 0, 0 }, { 0, 0, 0, 2, 0, 0, 0, 0, 0 }, { 0, 0, 0, -2, 0, 0, 0, 0, 1 }, { 0, 0, -1, 0, -1, 0, 1, 1, 1 }, { 1, 0, 0, -2, 0, 0, 0, 1, 1 }, { 1, 0, 2, 1, 0, -1, 0, -1, -1 }, { 0, 0, 0, 1, 1, 0, 1, 0, 0 }, { 0, -1, 1, -1, -1, 0, 0, 1, -1 }, { 1, 0, -1, 0, 0, 0, -1, 0, -2 }, { -1, -1, -1, -2, 0, 0, 0, 0, -1 }, { -2, 0, 1, 1, 0, 0, 0, 0, 0 }, { 1, 0, 0, 0, 0, 0, 1, -1, 0 }, }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18.3916" calcext:value-type="float">
            <text:p>18.3916</text:p>
          </table:table-cell>
          <table:table-cell table:style-name="ce5" office:value-type="float" office:value="0.810044" calcext:value-type="float">
            <text:p>0.810044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1, -1, 0, 0, 0, 0, 1, 0, 0 }, { -2, 1, 0, -1, 1, 0, 0, 0, 1 }, { 0, 0, -1, 1, 0, 1, 0, -1, 1 }, { 1, 1, 1, 1, 1, 0, 0, 0, 0 }, { -1, 1, 0, 0, 0, 0, 0, 0, -1 }, { 0, 1, 1, 0, -1, 1, 0, 0, 0 }, { 0, -1, 1, 0, -1, -1, 0, -1, 0 }, { 0, 0, -1, 0, 0, 1, 2, 0, 0 }, { 1, 0, -1, 0, 0, 1, -1, -1, 0 }, { 1, -1, 0, -1, 0, 0, 0, 1, 0 }, { -1, 0, -1, 1, 0, 1, 0, 0, 1 }, { 0, 0, -1, 0, 1, -1, -1, -1, 0 }, { 1, 2, 0, -1, -1, 1, -1, 0, 0 }, { 1, 0, 0, 0, 0, -1, 0, 1, -1 }, { -1, 1, 0, -1, 0, 0, 0, 2, 1 }, { 0, 0, -1, -1, -2, 0, 0, -2, -1 }, { 1, 0, 1, 1, 0, 1, -1, 0, 0 }, { 0, -1, 0, 1, 0, 0, -1, 0, 0 }, { 0, 0, -1, -1, -1, -1, -1, 1, 0 }, { 0, 0, 2, 0, -1, 1, 0, -1, 0 }, { 0, 0, 0, 1, -2, 0, 0, -1, 0 }, { 0, 1, -1, 0, -1, -1, -1, -1, 0 }, { 1, -1, 0, 0, 2, 0, 1, 1, 0 }, { 0, 1, 0, 0, 0, 0, 0, 1, 0 }, { 0, 0, 0, 0, 0, -1, 0, -1, 0 }, { 0, 0, 0, 0, 0, 0, 0, 0, 0 }, { 1, 0, 0, 1, 0, 0, 1, 0, -1 }, }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16.731" calcext:value-type="float">
            <text:p>16.731</text:p>
          </table:table-cell>
          <table:table-cell table:style-name="ce5" office:value-type="float" office:value="0.864407" calcext:value-type="float">
            <text:p>0.864407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1, 0, 0, 0, 0, 0, 0 }, { 0, 0, 2, 0, -1, -1, 0, 0, 0 }, { 1, 1, 0, 0, -1, -1, -1, 0, 0 }, { 0, 0, -1, 0, -1, 0, 0, 0, 0 }, { 1, 0, 1, -2, 1, 0, -1, 2, 0 }, { 0, 0, -1, 0, 0, -1, 1, 0, 0 }, { -1, 0, 2, 0, 0, 0, -1, 0, -1 }, { -1, 0, -1, 1, 0, -1, 0, 1, 0 }, { 0, -1, 1, 1, 2, -1, 0, 0, -1 }, { 0, -2, 0, 0, -2, 0, 0, 0, 2 }, { 1, 2, -1, 0, 0, 0, 0, 0, 0 }, { 2, 0, 1, 0, 2, 0, -1, -1, 0 }, { 0, 0, 0, 1, 0, 0, 1, 1, 0 }, { 1, 0, 0, -1, -1, 0, 0, -1, -1 }, { -1, 1, 0, -2, 0, 0, 0, 1, 0 }, { 0, 0, 1, -1, 1, 2, -1, 0, 1 }, { 0, 0, 0, 0, -1, 0, 0, 0, 0 }, { -2, -1, -2, -1, -1, 0, 1, -2, 2 }, { 1, -1, 1, 0, 1, 1, -1, 0, 0 }, { 0, 0, 0, 0, -2, 1, 0, 0, 0 }, { 0, 1, 0, 0, 0, 0, 0, -1, 1 }, { -2, 0, 0, 1, 1, 1, 0, 0, 1 }, { 1, -1, 0, 0, 0, 0, 1, 0, -1 }, { 0, 0, 1, 2, -2, -1, 0, 0, 0 }, { 0, 0, 0, 0, 0, 0, 0, -1, 0 }, { -1, 0, -2, 0, 0, -1, -1, -1, 0 }, { 0, 0, 0, 1, -1, 0, 0, -1, -2 }, }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42.2243" calcext:value-type="float">
            <text:p>42.2243</text:p>
          </table:table-cell>
          <table:table-cell table:style-name="ce5" office:value-type="float" office:value="0.878728" calcext:value-type="float">
            <text:p>0.878728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-2, 0, 0, 0, 1, -1, -1, -1 }, { 0, -1, 0, 1, 0, -2, -1, -1, 2 }, { 0, 0, 0, 0, 1, 0, 0, 0, 0 }, { -1, 0, 0, 1, -2, 0, -2, 1, 0 }, { -2, 0, 0, 0, -1, 0, 0, 1, 0 }, { 2, -1, 0, -1, 0, 1, 0, 0, 0 }, { 1, -1, 0, 0, 0, 0, -1, 0, 0 }, { 0, 1, 2, 0, 2, -1, -1, 1, 0 }, { 0, 0, 0, 0, 0, 0, 1, 0, 0 }, { 0, 0, 0, 0, -1, -2, 0, 0, 1 }, { -1, 0, 0, 0, 0, 0, 0, 0, 1 }, { 0, 0, 1, 1, 0, 1, 0, 0, -1 }, { 1, 0, 0, 1, 1, 0, -1, 0, 0 }, { 0, 0, 0, -1, 0, 0, 1, 0, 1 }, { -2, 0, 0, 1, 1, -1, 0, 1, 0 }, { -1, 1, 0, 0, 0, 0, 0, 1, 0 }, { -1, 0, 0, -1, 0, 1, 1, 0, 0 }, { 0, 0, 0, -1, 0, 0, 2, 0, 0 }, { 0, 0, 0, 0, 0, 0, 0, 1, -1 }, { 2, 0, -1, 1, -2, 1, 0, 1, 0 }, { 0, 0, 0, 0, 0, 0, 2, 0, 0 }, { 0, 0, 0, -1, 1, -1, 0, 0, 0 }, { 0, -1, 0, 1, 0, 0, 0, 0, 0 }, { -1, -1, -1, 0, 0, 2, -1, -1, 0 }, { -1, 0, -1, 1, 0, -1, 0, -1, 0 }, { 0, 0, 0, 0, 0, -1, 0, 0, 0 }, { 0, -1, -1, 0, -1, 0, 0, 1, 0 }, }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44.6283" calcext:value-type="float">
            <text:p>44.6283</text:p>
          </table:table-cell>
          <table:table-cell table:style-name="ce5" office:value-type="float" office:value="0.655387" calcext:value-type="float">
            <text:p>0.655387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-1, 0, 1, 0, -1, 0, 0, 0 }, { 0, 2, 0, -1, 0, 0, 0, 0, 0 }, { 2, 0, 0, 0, 1, 0, 0, 1, 1 }, { 1, -1, 0, 0, 0, 0, 0, 0, 0 }, { 0, 0, -1, 1, -1, 1, 0, 1, 0 }, { 1, 0, 1, 0, 0, 1, 2, 2, 0 }, { 0, 0, 0, 0, 2, 0, 1, 0, 0 }, { 0, 0, 0, 0, 1, 1, -1, 0, 1 }, { 0, 0, 0, 1, 2, 0, 0, -1, -2 }, { 1, -2, 0, 0, 0, 0, 0, 1, 0 }, { 0, 0, -1, -1, 0, 1, 1, 1, 1 }, { 0, 0, 1, -2, 0, -1, 0, 0, 0 }, { 0, 0, 0, 0, 0, 0, 0, 1, 2 }, { 1, -1, 1, 0, -1, 0, 0, 0, 0 }, { 1, -2, 0, 0, 0, 0, 0, 1, 0 }, { -1, 0, 0, 0, -1, 0, -1, 0, 0 }, { 1, -1, 0, 0, -1, 0, 0, 1, -1 }, { -1, 0, 0, -1, 0, 0, 0, 0, -1 }, { 0, 0, 0, -1, -1, 1, 0, 0, 0 }, { 0, 0, 0, 1, 0, 0, 0, -1, 1 }, { 0, -1, 1, 0, 0, 0, 0, 1, -1 }, { 0, -1, 0, -1, 0, 0, 0, 0, 0 }, { -1, 0, -1, 0, 1, 0, -2, -2, 1 }, { 1, 0, 0, 0, 0, -1, 1, 0, 1 }, { 1, 0, -1, 0, 1, 1, 0, -1, 0 }, { 0, 1, 0, 0, 0, 0, 0, 0, 1 }, { 0, 0, 0, 1, -1, 0, -1, 0, 1 }, }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11.2591" calcext:value-type="float">
            <text:p>11.2591</text:p>
          </table:table-cell>
          <table:table-cell table:style-name="ce5" office:value-type="float" office:value="0.815293" calcext:value-type="float">
            <text:p>0.815293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-1, -1, 0, 0, 0, 0, 0, 0, 0 }, { 0, 0, 0, 0, 0, 0, 1, 0, -2 }, { 1, 0, 1, 0, 0, 0, 0, 0, 1 }, { 1, -2, 0, 0, 0, 0, 1, 0, 0 }, { -1, 0, 0, 0, 0, 0, 0, 1, 2 }, { 0, 0, 0, 0, 0, 0, -1, 0, 0 }, { 0, 0, -2, 1, 0, 0, 0, 0, 0 }, { 1, 0, 0, 0, -1, 0, -1, 0, 0 }, { 0, 0, 0, 0, 1, 0, 1, 2, 0 }, { 0, 0, 0, 0, 0, 0, 0, 1, 0 }, { 0, -1, -1, 0, 0, -1, 1, 0, 0 }, { -1, 0, 0, -1, 0, -1, -2, 0, 0 }, { 0, -1, 1, 1, 0, 0, 0, 0, -2 }, { 0, 0, 0, 0, 1, -2, 0, 2, 0 }, { 2, 0, 0, 0, 0, 0, -1, 1, 0 }, { -1, 0, -2, 0, 0, 1, 0, -2, -1 }, { 0, -1, 0, 0, 0, 0, 0, 0, 0 }, { 1, 1, 0, 0, -1, 0, 0, 0, -2 }, { 0, -2, 0, -2, 0, 0, -1, 0, -1 }, { 0, 0, 0, -1, 1, 0, -1, 0, 1 }, { 0, 0, 0, 2, 0, 0, 0, 0, -2 }, { 0, 0, 0, -1, 0, 0, 0, 1, 2 }, { -1, 0, 0, 0, -1, 2, 0, 0, -2 }, { 0, 0, -1, 0, 0, 0, 1, -1, -1 }, { 0, 0, -1, 0, -2, 0, 0, 0, 0 }, { 0, 0, -1, 0, 0, 0, 0, -1, -2 }, { 1, -1, 0, 0, -2, 0, 0, 0, 1 }, }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37.5999" calcext:value-type="float">
            <text:p>37.5999</text:p>
          </table:table-cell>
          <table:table-cell table:style-name="ce5" office:value-type="float" office:value="0.672757" calcext:value-type="float">
            <text:p>0.672757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1, 2, 0, 2, 0, 0, 1, -2, 0 }, { 2, -1, 1, -1, -1, 0, 0, 1, 0 }, { 0, 0, -2, -1, 0, 1, 1, 1, 0 }, { 0, 0, -2, 0, 1, -2, 0, 0, 0 }, { 0, -1, 0, 1, 0, -2, 0, 2, 0 }, { 0, 0, 0, 0, -1, -1, 0, 0, 0 }, { 0, 0, 0, 0, 0, 0, 2, 0, 0 }, { 1, -1, -1, 0, 0, 1, 0, 0, 0 }, { 0, -1, 0, 1, -1, 0, 0, -1, -1 }, { 0, 0, 0, 0, 1, 0, 0, 0, 0 }, { 0, 0, 0, 0, 0, 0, 2, 0, 0 }, { 0, 0, 0, 1, 1, 0, 0, 0, 1 }, { 0, 0, 1, 0, 0, 0, 0, 0, -1 }, { 0, 0, 0, 0, 0, 2, -1, 0, 1 }, { 0, 0, 0, 0, 0, 0, 1, 0, 0 }, { 0, 0, 0, 0, 0, 1, 0, 0, -1 }, { 0, 0, 0, 2, 1, -1, 0, 0, 0 }, { 0, 0, -1, 0, 0, 1, 1, 1, 0 }, { 0, 2, 0, 0, 2, 1, -1, 0, 0 }, { -2, 0, -2, 0, 0, 0, -1, 0, 0 }, { 0, 0, 0, 1, 2, 0, 0, 0, 0 }, { 1, 0, 0, -1, 0, 0, 0, -1, 0 }, { 0, -1, 0, 1, 0, 0, 0, -1, 0 }, { 0, -1, 0, -1, 0, 1, 1, 0, 0 }, { 0, 0, 0, -1, -2, -1, -2, 0, 0 }, { 0, 0, 0, -2, -1, 1, 0, 0, 0 }, { 1, 1, 1, -2, 0, 1, 0, 0, 0 }, }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28.1705" calcext:value-type="float">
            <text:p>28.1705</text:p>
          </table:table-cell>
          <table:table-cell table:style-name="ce5" office:value-type="float" office:value="0.827044" calcext:value-type="float">
            <text:p>0.827044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-1, 1, 0, -1, 0, -2, 0, 0 }, { 0, 0, 0, -1, 1, 0, -1, 0, 2 }, { 2, -1, 1, 0, 0, -1, 0, -1, 0 }, { 0, -2, 0, 2, 0, 1, 0, 0, 0 }, { 0, 0, 0, 1, 0, -1, 0, -1, 0 }, { 0, 1, 0, 0, -1, -1, 0, -1, 1 }, { 2, 0, -2, 1, -1, 0, -1, -1, 1 }, { 0, 2, 0, 0, 1, 0, 1, 0, -1 }, { 0, 2, 0, 0, 1, 1, 0, -1, -1 }, { -2, -1, 0, -2, 0, 0, 0, 0, -2 }, { -2, 0, 0, 1, 0, 0, 1, -1, -1 }, { -1, 1, 0, 1, 0, -1, 0, 0, 0 }, { 0, 0, 0, 0, 0, 0, 0, 1, 0 }, { 2, 0, 0, 0, 1, 0, 2, 0, 2 }, { 0, -1, -1, 1, -1, 1, 0, 0, 0 }, { 0, 0, 2, 0, 1, 2, 0, -2, 0 }, { 1, 2, 0, 0, -1, -1, 0, -2, -2 }, { -1, 0, -1, 1, 0, 0, -1, -1, 0 }, { 0, -1, 0, 0, 0, 2, 0, 0, -1 }, { 2, 0, 0, 1, -2, 0, 1, 0, 0 }, { 0, 0, -1, 1, 0, 0, 0, 0, 1 }, { 0, 0, -1, -1, 2, 0, -1, 1, -2 }, { 0, 0, 0, 1, 0, 0, 1, -1, 0 }, { 0, 2, 1, 1, 0, 0, 0, -1, 0 }, { 0, 0, -1, -1, 1, 0, 0, 0, 0 }, { 0, -1, 1, -1, 0, -1, 0, 0, 0 }, { 0, 2, 0, 0, 0, -2, 1, 0, 1 }, }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56.0618" calcext:value-type="float">
            <text:p>56.0618</text:p>
          </table:table-cell>
          <table:table-cell table:style-name="ce5" office:value-type="float" office:value="0.75552" calcext:value-type="float">
            <text:p>0.75552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0, 0, 1, 0, -2, 0, 0, 0, -2 }, { 0, 0, 1, 0, 0, 0, 1, 0, -1 }, { -1, 0, 0, -1, 0, 0, 1, 1, 0 }, { 0, -1, -1, 2, 1, 1, -1, 1, -1 }, { 0, 0, 0, -2, 0, 0, 0, 0, -2 }, { 0, 1, -1, 2, 1, 0, 0, 0, 0 }, { 0, 0, 0, 2, 0, 0, 1, 0, 1 }, { 1, 0, 0, 0, 1, 0, 1, -1, -2 }, { 0, 0, 2, 0, -1, 0, 1, 0, 0 }, { -1, 1, 2, -1, -1, -1, 2, 0, 0 }, { 0, 1, 1, 0, 0, 0, 1, -2, -1 }, { 0, 0, 0, 0, 2, -1, 1, -1, 0 }, { -2, 0, -1, 1, 0, -1, -1, 0, 0 }, { -2, 0, 0, 0, 1, 2, 0, 0, 0 }, { 1, 0, 2, 0, 0, 0, 0, 1, 0 }, { -1, 0, 2, 0, -1, -1, -1, 0, 0 }, { 0, 1, -1, 0, 1, 2, 0, -1, 0 }, { 1, 0, -1, 0, 2, 0, -1, -2, 2 }, { -1, -1, 0, 0, 0, 0, 0, 0, 0 }, { -1, -2, -2, 0, -2, 2, -1, 1, 0 }, { 2, 0, -1, -1, 1, 1, 1, 0, 0 }, { 0, 0, 1, -1, 0, -1, 1, 0, -1 }, { 1, 1, -1, 0, 0, -1, 0, 1, 0 }, { 0, 0, 0, 0, 0, -1, -1, 0, 0 }, { 0, -1, 0, 0, 0, 0, 0, 0, 0 }, { 0, 0, 0, 0, 0, -2, 0, 0, -2 }, { 0, 1, 0, -1, 0, 1, 0, 0, 0 }, }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47.9947" calcext:value-type="float">
            <text:p>47.9947</text:p>
          </table:table-cell>
          <table:table-cell table:style-name="ce5" office:value-type="float" office:value="0.743202" calcext:value-type="float">
            <text:p>0.743202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0, 1, 1, 1, 0, -1, -2, 0, 0 }, { 1, 1, 0, -2, 1, 1, 1, -1, 1 }, { 0, -1, -1, 0, -2, 0, 1, -2, 0 }, { 0, 0, 0, 0, -1, 0, 0, 0, 0 }, { 1, 1, -1, -1, 0, -1, 0, 0, -1 }, { 0, -1, -2, 1, -1, 0, 1, 0, -1 }, { 0, 0, -1, 1, 2, 0, 0, 0, 0 }, { 0, -2, -1, -1, -2, 0, 0, 1, 0 }, { 1, 0, 1, 0, 0, -1, 0, -1, 0 }, { 0, 0, 0, 1, 1, 0, 0, 2, 1 }, { 0, 0, 2, 0, 1, 2, 2, 0, 0 }, { 0, 0, 2, 2, 0, -1, 2, 1, 0 }, { -2, 0, 1, 0, 0, 0, 0, 2, 0 }, { -2, 2, 0, 0, 0, 2, 0, 0, 0 }, { 1, -2, 2, 0, 1, 2, 1, 0, 0 }, { 0, 1, 1, 0, 0, -1, 0, 1, -2 }, { 0, 1, -1, -1, -1, 0, 1, 2, -1 }, { 0, 1, 1, 0, -1, -2, -1, 0, 0 }, { 0, 0, -1, 0, -1, 0, 0, 1, -1 }, { -1, 0, -1, 1, -1, 0, 0, 1, 2 }, { -2, 0, 1, 2, 1, 2, 1, 0, 0 }, { 0, 0, 2, -2, 0, 1, 1, 0, 1 }, { 0, 0, 0, 1, 0, -1, 0, 0, 0 }, { 2, 0, -2, -2, 1, 0, 1, -1, 0 }, { 1, 0, 0, 0, -2, 0, -1, 0, 0 }, { 0, 1, -1, 0, -2, 1, -1, 0, 1 }, { 0, 0, 0, 0, 0, 1, 0, -1, 1 }, }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5" office:value-type="float" office:value="46.5744" calcext:value-type="float">
            <text:p>46.5744</text:p>
          </table:table-cell>
          <table:table-cell table:style-name="ce5" office:value-type="float" office:value="0.769814" calcext:value-type="float">
            <text:p>0.769814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1, 0, -1, 1, -2, -2, 0, 0, 0 }, { 0, 0, 0, 1, 0, 0, 0, -2, 2 }, { 0, -1, -1, -2, 2, 0, 2, -1, 0 }, { -1, 0, -1, 1, -1, 0, 1, 0, -1 }, { 0, 0, 0, -2, 1, 0, 0, 0, 2 }, { 0, 1, 0, 0, 0, -1, 0, 1, -1 }, { 0, 1, -2, 0, 0, 0, 0, 0, 0 }, { 0, 0, -1, 1, 0, 0, -2, -1, 0 }, { 0, 2, -2, -1, 1, 1, 0, 1, 0 }, { 2, 0, 0, 0, 0, 0, 0, -1, 1 }, { 1, 1, 0, 0, -1, 1, 0, -1, -1 }, { -1, 0, 0, 0, 0, 1, -1, 0, -1 }, { 1, 1, 1, 2, 0, 0, 1, 0, -1 }, { 0, 0, 0, 0, 1, 0, 0, 0, 0 }, { 0, 0, 2, 1, 1, 0, 0, 1, 0 }, { 0, 1, 0, -2, 0, 2, -1, 0, 0 }, { 0, 0, 0, -1, 1, 0, 0, 1, 0 }, { 0, 0, 0, 0, 0, 0, 0, -1, 2 }, { 1, 0, 0, 0, -2, 0, 0, 1, 0 }, { 1, 0, 0, -2, 0, 0, 1, -1, 2 }, { 1, 2, -1, 1, -1, 0, -1, 2, 0 }, { 1, 0, 1, 0, 0, 0, 1, 0, 0 }, { 0, -1, -2, 0, 0, 1, 0, 0, 1 }, { 0, 0, 1, 0, 0, -1, 1, 1, 0 }, { 0, 0, 0, -1, -1, 1, 0, 0, 0 }, { 2, -2, -2, -1, -1, -1, 0, 2, -1 }, { -1, -1, 0, 0, 0, 0, 1, -1, 1 }, }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871895" calcext:value-type="float">
            <text:p>0.871895</text:p>
          </table:table-cell>
          <table:table-cell office:value-type="float" office:value="21.8614" calcext:value-type="float">
            <text:p>21.8614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0, 2, -1, 0, 0, 0, 0, 0 }, { 0, 0, 0, 0, -1, 0, 2, 0, 2 }, { -1, -1, 1, 0, -1, 0, 1, -1, 1 }, { -2, 1, -1, 2, 0, -2, -1, 0, 0 }, { 0, 2, 2, 2, 0, 2, 1, -1, 0 }, { 0, 0, -1, 0, 0, 0, -1, -2, 0 }, { 1, -1, 0, 0, -1, 2, 0, 0, 1 }, { 2, 1, -1, -1, 0, 1, 1, 2, 1 }, { 1, -1, -1, 0, 0, 0, 0, 0, 0 }, { 2, 1, -2, 0, 0, 0, -1, 1, 0 }, { 0, -1, 0, 1, 0, 0, 0, 1, -1 }, { -1, 1, 2, 0, 1, 0, -1, 0, 2 }, { 0, 0, 1, 0, -2, 0, 0, 1, -2 }, { 0, 0, 0, 1, 0, 1, 1, 0, -2 }, { 0, 1, 1, -1, 0, 1, 0, -1, 1 }, { -1, -1, 0, -2, -1, -1, -1, 1, 1 }, { 1, 0, 0, -2, 0, -2, 0, 1, -1 }, { 1, 0, 0, 0, -1, -1, 1, -2, 1 }, { 0, 0, 0, 1, 0, 0, 1, 2, 1 }, { 1, 0, 0, 0, -1, 1, 0, 1, 0 }, { 1, 2, -1, 0, 1, 0, 0, 0, 0 }, { 0, 0, 0, 1, 0, 2, 2, 0, 1 }, { 1, 0, 1, 2, 0, 0, 1, -1, -1 }, { 0, 0, 2, 0, 0, 0, 0, 0, 0 }, { 0, 0, -1, -1, 0, 0, 0, 0, 0 }, { 0, -1, 0, 0, 0, -1, 0, 0, 0 }, { 0, -1, 0, -1, 1, 1, 0, 0, 2 }, }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836684" calcext:value-type="float">
            <text:p>0.836684</text:p>
          </table:table-cell>
          <table:table-cell office:value-type="float" office:value="17.2159" calcext:value-type="float">
            <text:p>17.2159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10" office:value-type="string" calcext:value-type="string">
            <text:p>{ { -2, 1, 0, 1, 2, 0, 0, 0, 0 }, { 1, -1, 2, 0, 1, 2, 1, 1, -1 }, { 0, 0, 2, 0, 0, 1, 2, 0, 1 }, { 0, 0, 0, 1, 0, 2, 0, 0, 0 }, { -1, 1, 0, 0, 1, -1, -2, 0, 0 }, { -1, 1, -1, -2, 0, 0, 1, 1, 2 }, { 1, 0, 1, -1, 0, 0, 2, -1, 0 }, { 2, 0, 1, 0, 2, -1, -1, 1, 0 }, { 1, 1, -1, 1, 0, -1, -1, 2, -1 }, { -1, 1, 1, 0, 1, 0, 1, 0, 2 }, { 0, 0, 0, 0, 2, 1, 0, 1, 1 }, { -1, -1, -1, -2, -1, -1, 0, 0, 0 }, { 0, 1, 2, 2, 1, -1, 1, 0, 0 }, { -1, 1, 0, -1, 0, 0, 2, 0, 0 }, { 0, -2, 0, -1, 0, 1, 2, 0, 2 }, { 0, 0, 0, 0, -1, 0, 1, 1, -1 }, { 1, 0, -2, 0, 1, 0, 2, -1, 1 }, { 1, -1, 0, 0, 0, -1, 0, 0, 1 }, { -1, -2, -2, -1, 0, 0, -1, 0, 2 }, { -1, -1, 0, 0, -2, 0, 1, -1, 0 }, { 1, 0, -1, 0, 0, -2, 0, 1, 0 }, { 0, -1, -1, 0, 2, -1, 0, 0, 0 }, { 0, 2, 0, 0, 0, 0, 0, 0, -1 }, { 1, 0, -1, 1, -1, 0, 0, 0, -1 }, { 2, 1, 0, 0, 0, -1, 0, -1, 0 }, { 0, 1, 1, 0, 0, -1, -1, 1, 0 }, { 2, 0, 0, -1, 0, 0, 0, 0, 0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804793" calcext:value-type="float">
            <text:p>0.804793</text:p>
          </table:table-cell>
          <table:table-cell office:value-type="float" office:value="20.5385" calcext:value-type="float">
            <text:p>20.5385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10" office:value-type="string" calcext:value-type="string">
            <text:p>{ { 1, -1, -2, 1, 0, 1, 0, 0, 1 }, { 0, 2, 0, 0, 0, 1, 1, 0, 2 }, { 0, -1, 1, -2, 0, -1, 0, 1, 0 }, { 0, 1, 0, -2, 1, 2, 0, 2, 0 }, { 0, 0, 1, 0, 0, -2, 2, 1, 0 }, { 0, 0, -2, -1, 0, 0, 1, -2, 0 }, { -1, -1, 1, 0, 0, 2, 0, 0, 2 }, { 1, 1, 2, 0, 0, 1, -1, 1, -2 }, { 1, 0, -2, -1, 0, 1, 0, 0, 1 }, { 2, 0, 0, 0, 0, 0, 0, -1, 0 }, { 2, 0, 0, 0, 0, 1, 0, 1, 1 }, { 2, 1, -1, 0, 0, 0, 1, -1, 0 }, { 0, 0, 0, 0, 1, 1, -1, 0, 0 }, { -1, 0, 0, 0, 1, 0, 1, 2, 0 }, { 0, -1, 1, 2, 0, 0, -1, 0, 0 }, { 0, 1, 0, -1, -1, 0, 1, -2, 0 }, { 0, 0, -1, -1, 0, 0, 0, -1, 1 }, { 2, 0, 0, -2, 0, 0, -1, -2, 0 }, { -2, 0, 0, -1, -1, 0, -1, 0, 1 }, { 0, -2, 0, 0, 1, 1, 0, -1, 1 }, { 1, -1, 0, 0, 1, 0, 0, 0, 0 }, { 1, 0, 1, 0, 0, 1, 2, 1, -1 }, { 0, -1, 0, 0, 1, 0, 0, 0, -1 }, { 0, 1, 0, 0, -1, 2, 2, 0, 1 }, { 1, 0, 0, 0, 0, 0, 1, -2, 0 }, { -1, 0, 0, 0, 2, 0, 0, -1, 1 }, { -1, 0, 0, 0, 0, 1, -1, 1, 1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686777" calcext:value-type="float">
            <text:p>0.686777</text:p>
          </table:table-cell>
          <table:table-cell office:value-type="float" office:value="20.059" calcext:value-type="float">
            <text:p>20.059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10" office:value-type="string" calcext:value-type="string">
            <text:p>{ { 2, 2, 0, 1, -2, 1, 1, 1, 2 }, { 0, 0, 0, -1, 1, 0, 0, 0, 0 }, { 0, 0, 0, 0, 0, -1, 0, -1, 0 }, { 0, 1, 1, 2, 0, 1, 0, 0, -2 }, { 2, 0, 1, 1, -1, -2, 2, 0, -1 }, { -1, 2, 0, 0, 2, 1, 0, 2, 2 }, { -2, 0, 2, 1, 0, 0, -1, -2, 1 }, { 1, -2, 0, -1, 1, -1, -1, 0, 2 }, { 0, 0, 0, 1, -1, -1, 0, 0, 1 }, { 1, 1, 0, 1, 0, 0, -2, 1, -1 }, { 0, -2, -1, 0, 1, 0, 0, 1, 0 }, { -1, 0, -1, 0, 2, 2, 1, -1, 1 }, { 0, 0, 0, -1, -1, 2, 0, 1, 0 }, { 0, 1, 2, 0, 0, 0, 0, 0, 0 }, { 1, -2, 2, -2, 2, 1, -1, -1, 0 }, { 1, 0, 1, -1, -1, 1, 1, 0, 0 }, { -1, -1, 0, 1, -1, 0, 0, 0, 1 }, { 0, -1, -1, 0, 1, 0, -1, -1, 0 }, { 0, -2, 1, 0, -1, 1, 1, 1, -1 }, { 1, 0, 0, 0, 0, 0, 1, 0, 2 }, { 0, 2, 0, 0, 1, 0, 0, -1, 0 }, { -1, 2, -2, 0, 0, -1, 1, -1, -1 }, { 0, 1, 2, 0, 0, 0, 0, 2, 0 }, { 0, 0, 0, 1, 0, 2, -2, 0, -2 }, { 0, 0, 0, 0, 0, 0, 0, 2, 0 }, { 0, -2, 2, 0, 0, 0, 0, 2, 0 }, { 0, -1, 0, 0, 0, 0, -2, 0, 0 }, }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827574" calcext:value-type="float">
            <text:p>0.827574</text:p>
          </table:table-cell>
          <table:table-cell office:value-type="float" office:value="34.1373" calcext:value-type="float">
            <text:p>34.1373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<text:s/>{ -1, 1, -1, 1, 2, 0, 0, 0, 0 }, { -1, 0, 0, -2, 0, -1, 0, 0, 1 }, { 1, -1, 2, 0, 1, 0, 1, 0, -1 }, { 0, 0, 0, 0, -1, 0, -1, -1, 1 }, { 0, 2, 0, 0, 0, 0, -2, 2, -2 }, { 0, 1, 2, 0, 0, -1, -1, 1, 0 }, { -1, 0, -1, -2, 1, 0, 0, 0, 0 }, { -1, -2, 1, -1, 1, 2, 0, -1, 2 }, { 0, -2, -2, 0, -1, 0, 0, 0, 1 }, { 1, 0, 0, 0, 0, 0, 0, 0, 1 }, { -1, -1, -1, 1, 0, 0, -1, 2, 1 }, { 0, 0, 0, 0, 2, 2, 0, 0, 0 }, { 2, 0, -1, 1, 0, 0, 2, 0, -1 }, { 0, 0, 0, -1, 1, 0, 0, 0, -1 }, { 0, 1, 1, -1, 0, 0, 0, 0, 0 }, { 0, 0, 1, -1, 0, 0, 0, 0, 0 }, { -1, 0, 1, 0, 1, 0, 1, 0, -2 }, { 0, 0, 0, 1, 0, 0, 0, 0, 1 }, { -1, 0, 1, 0, -1, 1, -1, 0, 0 }, { -1, 0, 0, 0, 0, 1, -1, 0, 0 }, { -1, 0, 1, 0, -1, -1, 0, 2, 0 }, { -1, 0, 1, 0, -1, 1, 0, 0, 0 }, { 2, 0, 0, 1, 1, 0, 0, 0, 0 }, { 1, -1, 0, 0, 0, -2, -1, 0, 1 }, { 0, 1, 0, -1, 0, 0, 0, 0, 0 }, { 1, 1, 0, 2, 1, 0, 0, 0, 0 }, { 1, -1, 0, 0, -1, 0, 0, -1, -2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833649" calcext:value-type="float">
            <text:p>0.833649</text:p>
          </table:table-cell>
          <table:table-cell office:value-type="float" office:value="35.9142" calcext:value-type="float">
            <text:p>35.9142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10" office:value-type="string" calcext:value-type="string">
            <text:p>{ { 0, 0, 0, 0, -1, 2, 0, 0, 0 }, { 1, 0, 0, 0, 0, 2, 1, 0, 0 }, { 0, 1, 0, 0, 0, 0, 1, 1, 0 }, { 0, -1, 1, 1, 0, 0, 0, 0, -1 }, { 0, 0, 0, 1, 1, 0, 1, 2, 0 }, { 0, 1, 0, 0, 0, 0, -1, 1, 0 }, { 0, 1, 2, 2, 1, -2, -2, 2, 0 }, { 1, -1, 0, 1, 0, 1, -1, 1, 1 }, { 0, 1, -1, 0, -1, 2, 0, 0, 0 }, { 2, -1, 2, 0, 0, 0, 0, 0, -1 }, { 0, 0, 0, 1, 0, 0, 1, 0, 1 }, { 0, 1, 2, -1, 0, -2, 0, 2, 0 }, { 1, -2, 1, -2, 0, 1, 0, 0, 1 }, { 0, 0, -1, 1, 2, 0, -1, 1, 1 }, { 0, -1, -1, -1, -1, -1, 0, 0, 0 }, { 2, 0, 0, -1, 2, 0, -1, 0, 0 }, { 1, -1, 0, 0, 2, 0, -1, 0, 1 }, { 0, 2, 0, 0, 0, -2, -1, -2, 1 }, { -1, 1, 0, 1, -1, 0, 1, 0, 0 }, { 0, 1, 1, 1, 0, 0, -1, 0, 0 }, { 0, 1, 0, 0, 0, 0, 0, -2, -1 }, { 0, -1, -2, 0, 0, 2, 0, -2, 0 }, { 0, -1, 0, -1, -1, 2, -1, 0, 1 }, { 0, 0, -1, -2, 0, -1, 0, 0, 2 }, { 0, 0, -1, 1, 2, 0, -1, 0, 0 }, { -1, 1, 2, 1, -1, 0, 0, 0, -2 }, { -1, -1, 1, 0, 1, -1, 0, 0, 1 }, }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903907" calcext:value-type="float">
            <text:p>0.903907</text:p>
          </table:table-cell>
          <table:table-cell office:value-type="float" office:value="17.0671" calcext:value-type="float">
            <text:p>17.0671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10" office:value-type="string" calcext:value-type="string">
            <text:p>{ { 1, -2, 0, 0, 0, 0, 0, -1, 0 }, { 0, 1, -1, 0, 2, 0, 0, 0, -1 }, { 2, 0, -1, -1, 0, 0, -1, -1, 0 }, { 1, 0, -1, -1, 0, 1, 0, -1, 0 }, { 1, 0, 0, 0, 2, 1, 0, 0, 0 }, { 0, 0, -1, 0, 0, 0, 0, -1, 1 }, { 0, 0, 0, 0, 2, 0, 1, 0, 0 }, { 0, 0, 0, -1, 1, 0, 0, 1, -1 }, { 1, 0, 1, 0, 1, 0, 0, 1, -1 }, { -1, 1, 0, 0, 0, 0, 0, 1, 1 }, { -1, 0, 0, 1, 1, -1, 0, 0, 0 }, { 1, 2, 0, 0, 0, 0, 0, 1, -1 }, { 0, 0, 1, 0, 1, -2, 1, -1, 1 }, { -1, 0, -1, 0, 0, 0, 0, 1, 1 }, { -2, -1, 0, 0, 0, 0, 0, 2, 0 }, { 1, 0, 2, 0, 0, 0, 0, 0, 0 }, { 0, 0, 1, 0, 0, 1, 1, 0, 0 }, { 0, 1, 0, 0, -1, 0, 0, 0, 0 }, { -1, 0, -1, 0, 1, -2, -1, 1, 0 }, { 0, 0, 2, 0, 0, 1, 0, 1, 0 }, { 1, 0, 0, 1, 1, 0, -1, 0, 0 }, { 0, -1, 0, 0, 1, 0, 0, 0, -1 }, { 0, 2, 1, -1, 0, 0, 0, -1, -1 }, { -1, -1, -1, 0, 0, 0, 1, 0, 0 }, { -1, -1, -1, 0, 1, -1, 1, 1, 0 }, { 0, 0, 0, 0, 0, 0, -1, 1, -1 }, { 0, 0, 0, -1, 1, 0, -1, 1, 1 }, }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761986" calcext:value-type="float">
            <text:p>0.761986</text:p>
          </table:table-cell>
          <table:table-cell office:value-type="float" office:value="60.1649" calcext:value-type="float">
            <text:p>60.1649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10" office:value-type="string" calcext:value-type="string">
            <text:p>{ { 0, 0, 1, 0, 0, 0, 0, 1, 1 }, { 0, 0, 0, 1, 0, 1, 0, -1, 0 }, { 0, 1, -1, -2, 0, 2, 0, -1, -1 }, { 0, 0, 0, -1, 0, 1, 0, 2, 0 }, { -1, 0, 0, 1, 2, 0, -1, 1, -1 }, { 0, -1, 1, 0, -2, 0, 0, -1, 0 }, { 0, 1, -1, 1, -1, 0, 1, -1, 0 }, { 0, 0, 0, 0, 0, 1, 0, 1, 0 }, { 0, 0, 0, 1, 0, -1, 1, 0, 0 }, { 2, 0, 0, 0, 0, 0, -1, 2, 0 }, { 0, 0, 0, 0, 0, 0, 0, 0, 1 }, { -2, 0, 0, -1, 2, 0, -2, 0, 0 }, { 2, 0, 0, 2, 0, -1, -2, -1, -1 }, { -1, 0, 1, 0, 0, 0, 0, 1, 0 }, { 2, 1, 0, 1, -1, -2, 1, -1, -2 }, { 1, 0, -1, -1, 0, 0, 2, 0, 0 }, { 0, -1, 0, 1, 0, 0, 2, 0, 0 }, { -2, 1, 0, 0, 0, 0, 2, 1, 0 }, { 2, 0, 1, -1, -1, 0, 0, 1, 2 }, { 2, -1, -1, 0, -1, 0, -1, -1, -2 }, { 0, 0, 0, -1, 1, 0, 0, 0, 1 }, { 2, 0, 0, -1, 1, -2, -2, 0, 0 }, { -1, 0, 0, 0, 0, -2, 1, 0, 0 }, { -1, -1, 0, 0, 0, 0, 0, 2, -1 }, { -1, 0, -1, 0, -2, -2, 0, 1, 0 }, { -1, 0, 0, 0, 1, 1, 0, 1, 0 }, { 0, 1, -1, 1, 1, 1, 0, 0, -1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912495" calcext:value-type="float">
            <text:p>0.912495</text:p>
          </table:table-cell>
          <table:table-cell office:value-type="float" office:value="16.0521" calcext:value-type="float">
            <text:p>16.0521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10" office:value-type="string" calcext:value-type="string">
            <text:p>{ { 0, 0, 0, 0, 0, 0, 0, 0, -2 }, { -1, 0, 0, 0, 1, 1, 1, -1, 1 }, { 1, 0, 0, 0, 0, 1, 0, 0, 0 }, { 0, -1, -1, -1, 1, -1, 1, -1, -1 }, { 2, 0, -2, 0, 0, 0, 0, -1, 0 }, { -2, 1, 1, 1, 0, 1, 1, -1, 0 }, { 0, 0, 0, 1, -1, 0, 1, 0, -1 }, { 1, 0, 0, 0, -1, 0, 0, 1, 1 }, { 2, 0, 0, 0, 0, 2, -1, 0, -1 }, { 0, 1, 0, 0, 1, 0, -1, 0, 0 }, { 0, 1, 1, 0, 0, -1, 0, 1, 1 }, { 1, 0, 0, 0, 0, 0, 0, 0, 0 }, { 1, 0, 1, 0, 0, 0, -1, 0, 0 }, { 0, 0, 0, 0, 0, 1, 1, 0, 0 }, { 0, 1, 0, 0, 0, 0, 0, 0, 1 }, { 0, 0, 0, -2, 0, 0, 0, 0, 2 }, { -1, 0, 0, 0, 1, 0, 1, -1, 2 }, { 0, 0, 0, 2, 1, -1, 0, 1, 0 }, { 2, 0, 0, 0, 0, 1, 1, -2, -1 }, { 0, 0, -1, 0, 0, 0, 0, 1, -1 }, { -2, -1, 0, -1, 1, 0, 0, -1, 0 }, { -1, 1, 0, 0, 2, 0, 0, -2, 0 }, { 0, 0, 2, 0, 0, 0, -2, -1, 0 }, { -1, 2, 0, 2, 0, 0, 0, -1, 0 }, { -1, 0, 2, 1, 0, 0, 0, -1, 0 }, { 0, 0, 2, 1, 2, -2, 2, 1, 0 }, { 0, -1, 1, 1, 1, -1, -1, 1, -2 }, }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911761" calcext:value-type="float">
            <text:p>0.911761</text:p>
          </table:table-cell>
          <table:table-cell office:value-type="float" office:value="15.8703" calcext:value-type="float">
            <text:p>15.8703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10" office:value-type="string" calcext:value-type="string">
            <text:p>{ { 0, 0, -1, 0, 0, 0, -1, 0, -2 }, { 1, 1, 0, -1, 0, 1, 0, 2, 1 }, { -2, 1, 0, -1, -1, 1, 0, 0, 0 }, { -1, 0, 0, -1, 0, 0, 1, 1, 1 }, { 0, 0, -1, -1, 1, 1, 0, 0, 1 }, { 1, 0, 0, 0, 1, -1, -1, -1, -1 }, { 1, 2, 1, 1, 0, 2, 0, 0, 1 }, { 1, 0, 0, -1, 0, 0, 1, 1, -1 }, { 0, -1, 0, 1, 0, 0, 0, 0, -1 }, { 0, 2, -1, 0, 0, 1, 1, 1, 0 }, { 0, 2, 1, 1, 0, 0, 1, 0, 0 }, { 0, 2, 1, 0, 1, -1, 1, -1, 1 }, { 2, -1, -1, 0, 0, 0, 0, 2, 0 }, { 0, 1, 1, 0, -1, 0, 0, 1, -1 }, { 0, 1, 1, 0, 0, -1, 1, 0, -1 }, { 2, 0, 0, 0, 0, 0, 0, -1, 2 }, { -2, 0, 2, 1, 0, 0, 0, -1, 0 }, { -1, 0, 0, 1, 1, 0, 0, -1, 0 }, { 0, 0, 0, 1, 0, -1, 0, -1, 0 }, { 1, 0, 0, 0, 0, 0, 1, -1, 0 }, { 0, 0, 1, 0, 1, 0, 0, 1, 0 }, { 0, 0, 2, 1, 0, 1, 1, 0, 0 }, { 0, 0, 0, 0, -1, 1, 0, 0, -2 }, { 0, 2, 0, -1, -1, -1, 0, 0, 0 }, { 0, 2, 0, -1, 0, 2, -1, 1, 0 }, { -2, 2, -1, 2, 1, 1, -2, -1, 0 }, { 1, -1, 2, 0, 0, 0, 0, 0, 1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71963" calcext:value-type="float">
            <text:p>0.71963</text:p>
          </table:table-cell>
          <table:table-cell office:value-type="float" office:value="60.9584" calcext:value-type="float">
            <text:p>60.9584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table:style-name="ce10" office:value-type="string" calcext:value-type="string">
            <text:p>{ { 0, -1, 0, -1, 1, 0, -1, 0, -1 }, { 0, 0, 0, 0, 2, 2, 0, 0, 0 }, { 2, -2, 0, 0, 1, -1, 1, 0, 2 }, { 1, 1, 1, 0, 2, -2, 0, 0, 0 }, { 0, 2, 2, 0, 1, 0, 0, 0, 0 }, { 0, -1, 0, 0, -1, 0, -1, 1, 0 }, { 0, 0, 1, 2, -1, 0, 0, 0, -2 }, { 0, 0, 0, 2, -1, 1, 2, 1, -1 }, { 0, 2, -1, -1, 2, 0, 0, 0, 0 }, { 0, 1, 1, 1, 0, 0, 0, 0, 2 }, { 0, 2, -1, 0, 0, 0, 0, 1, 0 }, { -1, 0, 0, 0, 1, 0, 0, 0, 0 }, { 0, -1, 1, -1, 1, 0, 1, 1, 0 }, { 2, 0, 2, -1, 0, -2, 0, 0, 0 }, { 0, -1, 0, 0, 0, 2, 0, -2, 1 }, { 0, 0, 0, 1, 1, -1, 0, -1, -1 }, { -2, 1, 0, 0, 0, 1, 2, -1, -1 }, { 0, 0, 1, 0, 0, -1, 0, -1, 0 }, { 0, 1, 0, -1, 0, 2, 0, 1, 0 }, { 0, 0, 1, 2, -1, 0, 0, 0, 2 }, { 1, 0, -1, 0, 0, 0, 0, 0, 0 }, { 1, 1, 0, 1, 0, 0, 1, 0, 1 }, { 0, 0, -1, 0, 0, 0, 1, 0, 1 }, { 0, -1, 0, 0, 0, 0, -1, -1, 1 }, { 0, 0, -1, 0, 0, 0, -1, -2, 1 }, { 0, 0, -1, 1, 0, -1, 1, 0, 0 }, { 2, 1, 0, -2, 0, 1, 0, 0, 0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883429" calcext:value-type="float">
            <text:p>0.883429</text:p>
          </table:table-cell>
          <table:table-cell office:value-type="float" office:value="18.7789" calcext:value-type="float">
            <text:p>18.7789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10" office:value-type="string" calcext:value-type="string">
            <text:p>{ { -1, 2, 0, -1, -2, -1, 2, -2, -1 }, { 2, 0, 1, 0, -2, -1, 0, -1, -1 }, { 0, 0, 0, -1, -1, 0, -2, 0, 1 }, { 0, 2, 0, 1, 0, -1, -1, 0, 1 }, { 1, 1, 0, 1, 1, 0, 0, 0, 0 }, { 0, 0, 1, 0, 0, 1, 0, 0, 0 }, { 0, -1, 1, 0, 2, 0, 0, 0, 0 }, { 0, 0, 0, 0, -1, 1, 1, 1, -2 }, { 2, -1, -1, 0, -1, 0, 0, -1, 0 }, { 0, -1, 2, 1, 0, 0, 1, 1, 0 }, { 1, 1, 0, 0, 0, 0, 0, 1, -1 }, { 1, 0, 0, 0, -1, 0, 0, 1, 0 }, { 2, 0, 0, 0, 2, -1, 1, 0, 1 }, { 0, -1, 0, -2, 0, 1, 1, 0, 0 }, { 0, 0, 1, 1, 0, 1, 0, 0, 0 }, { -2, 1, -2, 0, 0, 0, 1, 0, 0 }, { 0, 0, -1, 0, 0, 0, 1, 0, 2 }, { -1, 0, 2, 2, -1, 1, 0, 0, 0 }, { 1, 1, 1, -1, 1, -2, -1, 0, 1 }, { -1, 1, 0, 1, 0, -1, 1, 1, -1 }, { 0, -1, 0, 1, 2, 2, -1, -1, 0 }, { -2, 0, 0, -2, 0, 0, -1, 1, -1 }, { -1, 0, 0, -2, 0, -1, 0, -2, 1 }, { 0, 1, -1, -1, -2, 0, 2, 0, 1 }, { -1, 0, 0, 1, 2, 0, -1, 0, 0 }, { 1, -1, 1, 1, 0, 0, 0, 0, 1 }, { -1, -1, 1, 0, 0, 0, 0, 0, 1 }, }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912234" calcext:value-type="float">
            <text:p>0.912234</text:p>
          </table:table-cell>
          <table:table-cell office:value-type="float" office:value="23.46" calcext:value-type="float">
            <text:p>23.46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10" office:value-type="string" calcext:value-type="string">
            <text:p>{ { 0, 0, 0, 0, 0, 0, 0, -1, 0 }, { -1, -1, 0, 1, 0, 1, -1, 0, 1 }, { 0, 0, 0, 0, 0, 0, 0, 0, 0 }, { 0, 1, 0, -2, 0, 0, 2, 1, -2 }, { 2, 2, -1, 0, 0, 0, 0, -1, 2 }, { 0, 2, 1, -2, 0, 0, 2, 0, 0 }, { 0, 0, 0, -1, 1, 0, 0, -1, 0 }, { 0, 0, 0, 1, -1, 0, 0, 1, 0 }, { 0, -1, -1, 0, 1, 0, 0, 0, 0 }, { 2, 0, -1, 1, 0, 0, 0, 0, 0 }, { 0, 1, 0, 0, 0, 1, 0, 0, -2 }, { 0, -1, 1, -1, 0, -1, 0, 1, 0 }, { 0, 0, 1, 0, 0, 0, 2, 0, 0 }, { 0, 0, -1, -1, 0, 2, 1, 0, 0 }, { 1, 0, -1, 0, 0, -1, 0, 2, 0 }, { -1, 0, 0, 0, 1, 0, 0, 2, 0 }, { 0, -1, -1, 0, 2, 2, 0, 0, 0 }, { -1, 0, 0, 0, 0, 0, 0, -1, 0 }, { -1, 1, 0, 0, -2, -1, 0, 0, -1 }, { 0, 2, -1, -1, 0, 2, 0, 2, 0 }, { -1, 0, -1, 0, 0, -1, 0, 1, 0 }, { 1, -1, 0, 1, 0, -1, 1, 1, 0 }, { 0, 2, 1, 1, 0, 0, 0, 0, -1 }, { 0, 2, 1, 1, 0, 0, 0, -1, -1 }, { 0, 0, 0, 0, 0, 0, 0, -1, 0 }, { -1, 0, 0, 0, 0, 2, 0, -1, -2 }, { 0, -2, 0, 0, 0, -1, 0, -1, 0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915822" calcext:value-type="float">
            <text:p>0.915822</text:p>
          </table:table-cell>
          <table:table-cell office:value-type="float" office:value="23.6609" calcext:value-type="float">
            <text:p>23.6609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10" office:value-type="string" calcext:value-type="string">
            <text:p>{ { 0, 0, 0, 0, 0, 0, 0, -1, 0 }, { -1, -1, 0, 1, 0, 1, -1, 0, 1 }, { 0, 0, 0, 0, 0, 0, 0, 0, 0 }, { 0, 1, 0, -2, 0, 0, 2, 1, -2 }, { 2, 2, -1, 0, 0, 0, 0, -1, 2 }, { 0, 2, 1, -2, 0, 0, 2, 0, 0 }, { 0, 0, 0, -1, 1, 0, 0, -1, 0 }, { 0, 0, 0, 1, -1, 0, 0, 1, 0 }, { 0, -1, -1, 0, 1, 0, 0, 0, 0 }, { 2, 0, -1, 1, 0, 0, 0, 0, 0 }, { 0, 1, 0, 0, 0, 1, 0, 0, -2 }, { 0, -1, 1, -1, 0, -1, 0, 1, 0 }, { 0, 0, 1, 0, 0, 0, 2, 0, 0 }, { 0, 0, -1, -1, 0, 2, 1, 0, 0 }, { 1, 0, -1, 0, 0, -1, 0, 2, 0 }, { -1, 0, 0, 0, 1, 0, 0, 2, 0 }, { 0, -1, -1, 0, 2, 2, 0, 0, 0 }, { -1, 0, 0, 0, 0, 0, 0, -1, 0 }, { -1, 1, 0, 0, -2, -1, 0, 0, -1 }, { 0, 2, -1, -1, 0, 2, 0, 2, 0 }, { -1, 0, -1, 0, 0, -1, 0, 1, 0 }, { 1, -1, 0, 1, 0, -1, 1, 1, 0 }, { 0, 2, 1, 1, 0, 0, 0, 0, -1 }, { 0, 2, 1, 1, 0, 0, 0, -1, -1 }, { 0, 0, 0, 0, 0, 0, 0, -1, 0 }, { -1, 0, 0, 0, 0, 2, 0, -1, -2 }, { 0, -2, 0, 0, 0, -1, 0, -1, 0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870291" calcext:value-type="float">
            <text:p>0.870291</text:p>
          </table:table-cell>
          <table:table-cell office:value-type="float" office:value="10.88" calcext:value-type="float">
            <text:p>10.88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10" office:value-type="string" calcext:value-type="string">
            <text:p>{ { -2, 2, 1, -1, 1, 0, -1, 0, 1 }, { 0, 0, 0, -1, 1, 1, 0, 2, 0 }, { 1, 0, 0, 1, 1, 2, -1, 1, -2 }, { 0, 0, 0, 0, 0, 0, 0, 0, 2 }, { 1, 2, -1, 0, 0, 1, 1, 0, 0 }, { -2, 0, 2, 1, 0, 0, 0, 0, 1 }, { 0, 0, 0, -1, 0, 1, 0, 0, -1 }, { 1, 1, 0, -2, 1, 0, -1, 2, 0 }, { 0, 0, 0, 1, 0, -2, 0, 1, -1 }, { 0, 0, -1, 0, 0, -1, 1, 0, 0 }, { 1, 1, 0, -1, 0, -1, 1, 0, 2 }, { 0, 0, 2, -1, 1, 0, 0, 0, 0 }, { -1, 2, 2, -1, 1, 2, 0, -1, -2 }, { 0, 1, 1, 0, 0, 1, 0, 0, 0 }, { 0, 0, -1, 1, 0, 1, 0, 0, 1 }, { 0, 0, 1, 0, -2, 1, 1, 0, 0 }, { 0, 0, 0, 0, 0, 0, -1, 0, -1 }, { -2, 0, -2, 2, 0, 0, 1, -2, 1 }, { 0, 0, 1, -2, -1, 0, 0, 1, -2 }, { 1, 0, 0, 0, -1, 0, -1, 1, 0 }, { -1, 0, 1, 1, 0, 0, 2, 0, 1 }, { 0, 2, 1, 0, 2, 0, 0, 0, -1 }, { 1, 0, 0, 0, 0, -1, 1, 0, -1 }, { 2, 0, -1, 0, 0, 0, -1, -2, -1 }, { 0, -1, 0, -1, 0, 0, 2, 0, -1 }, { 0, 2, 0, -1, 1, -2, 2, -1, 0 }, { 0, 0, -1, 0, 0, -1, 0, 0, -1 }, }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80815" calcext:value-type="float">
            <text:p>0.80815</text:p>
          </table:table-cell>
          <table:table-cell office:value-type="float" office:value="35.7622" calcext:value-type="float">
            <text:p>35.7622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table:style-name="ce10" office:value-type="string" calcext:value-type="string">
            <text:p>{ { 0, 1, -1, 0, 0, 1, 2, 0, -1 }, { 1, 0, 1, -1, 0, 0, 1, 0, 0 }, { -1, 1, 0, 1, 1, -2, 0, 0, -1 }, { 1, 0, 1, 2, -1, 0, 0, 1, 0 }, { 2, 0, 0, 1, 1, -2, 1, -2, 0 }, { 0, 0, 1, 0, 1, 1, -1, 1, 0 }, { 1, 1, 0, -1, 0, 0, -1, 0, 1 }, { 1, 0, 0, -1, 0, 0, 2, 0, 1 }, { -1, 2, 1, 1, 0, -1, 0, 0, 1 }, { 0, 1, 0, 1, 0, 2, 0, 0, 0 }, { 0, -1, -2, 0, -1, 1, 0, 0, 2 }, { 1, 0, -1, -1, 1, 1, 0, -1, 0 }, { 0, 1, 0, 0, 0, 0, 2, 2, 2 }, { 2, 0, 1, 0, -2, 0, 0, 0, 0 }, { 1, 1, -2, 0, 2, -1, 0, 0, 0 }, { -1, 0, 0, 2, 0, 0, 0, 0, 0 }, { -1, 0, -1, 1, -2, 0, 0, 0, 0 }, { 0, 0, 0, 0, 1, 0, 1, 0, 0 }, { -2, 1, 0, -1, 0, 1, -1, -1, 1 }, { -1, 0, 1, 0, 0, 0, 0, 1, 2 }, { 0, 0, 0, 0, 1, 0, 1, -1, 0 }, { 0, 1, 1, -2, 0, -1, -2, 1, 0 }, { 0, -1, 0, 0, 0, 0, 0, 1, -1 }, { 0, 1, 0, 1, 2, -1, 0, 0, 0 }, { -1, -1, 0, -1, -2, 0, 2, -2, 1 }, { -1, -1, 0, 0, 0, -2, 1, 1, 0 }, { 0, 2, 0, 0, -2, -1, -2, -1, 0 }, }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780688" calcext:value-type="float">
            <text:p>0.780688</text:p>
          </table:table-cell>
          <table:table-cell office:value-type="float" office:value="41.6229" calcext:value-type="float">
            <text:p>41.6229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10" office:value-type="string" calcext:value-type="string">
            <text:p>{ { 0, -1, 2, 0, 0, 0, 0, 0, 0 }, { 0, 0, -1, 0, 1, 0, 1, 0, 0 }, { 1, 1, -1, 0, 2, 0, -1, 0, 0 }, { 0, -1, 0, 1, 0, 1, -1, 0, 0 }, { 0, 0, 0, 1, 0, 0, 0, 0, 1 }, { -1, -1, -1, 1, 1, 0, 0, 0, 0 }, { 0, 0, 0, -2, 1, 0, 0, 1, 0 }, { 0, 0, -1, 0, 0, 0, 0, 1, -1 }, { 2, 1, 0, 0, 0, 1, 1, 0, 0 }, { 2, -2, -1, 0, 1, 1, 1, -1, 0 }, { 0, 0, 0, 1, 0, 0, 0, 0, 0 }, { 0, 0, 0, 0, 0, 1, -2, 0, 0 }, { 1, -1, 0, 0, 1, 0, 0, 0, 1 }, { 1, 0, -1, 0, 0, -1, 0, 0, 0 }, { -1, 1, 0, 0, 0, 0, 2, 0, 0 }, { 0, -1, 1, 0, 0, 1, 0, 1, 0 }, { 1, 0, 0, 2, -1, -1, 0, -2, 0 }, { 0, 0, 0, 0, -1, -1, 2, -2, 0 }, { 0, 0, 0, 0, 1, 0, 0, 0, 0 }, { 1, -1, -1, 0, 0, 1, 0, -1, 1 }, { 0, 0, 0, 0, 1, 0, 1, 0, -1 }, { -1, -2, 0, 0, -1, 0, 0, 1, -1 }, { -1, -1, 0, 0, 0, 1, 0, 0, 1 }, { 0, 0, 0, 0, 0, 1, 0, 0, 0 }, { 0, 0, 1, 0, 0, 1, 1, 0, -2 }, { 1, 0, 0, -1, -1, 2, 0, 0, 1 }, { 0, 0, 0, -1, 1, 1, 0, 0, 0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839291" calcext:value-type="float">
            <text:p>0.839291</text:p>
          </table:table-cell>
          <table:table-cell office:value-type="float" office:value="15.845" calcext:value-type="float">
            <text:p>15.845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10" office:value-type="string" calcext:value-type="string">
            <text:p>{ { 0, -2, 2, 1, 0, -1, -2, 2, 1 }, { 2, 1, 2, 0, -1, 0, -1, 0, -1 }, { 0, 1, 0, 1, 2, -1, 1, 0, 0 }, { 0, 0, 0, 2, 1, -1, 0, 1, 0 }, { 0, 1, 0, 0, 2, 0, 0, 0, 0 }, { 0, 2, 0, 0, -1, 1, 0, 1, 1 }, { 2, 0, -1, 0, 0, 1, 0, 0, 0 }, { 0, 1, -1, -1, 2, 0, 1, 1, -2 }, { -1, 0, 0, 1, 0, 0, 0, 0, 0 }, { -1, 1, 2, 1, 0, 0, 0, 1, 0 }, { 2, -1, 0, 0, -2, 1, 1, 0, 0 }, { 0, 1, -2, 0, -1, 0, 1, -1, 0 }, { 1, 0, 0, 0, 0, -1, -1, 0, 0 }, { -1, -1, -1, 1, -1, 0, 0, 1, -1 }, { 2, 2, 0, 0, 0, 0, 0, 0, 0 }, { 0, 1, 0, -1, 1, 0, 0, -1, 0 }, { -2, 1, 0, 0, 0, -2, -1, -1, -2 }, { 1, 0, -1, 0, 0, 1, 0, 0, 0 }, { 1, 1, 0, 1, 1, 0, 0, 0, 0 }, { 0, 0, 1, 0, 0, 0, 0, -1, 0 }, { 0, 0, 0, 1, 0, 1, 0, 0, 0 }, { 1, 1, 2, 0, -1, 0, 1, 0, 1 }, { -1, 1, 1, 2, 0, -1, 0, 0, -1 }, { 1, 0, -1, 1, 0, 0, 0, 0, 0 }, { 0, 0, -1, 0, 1, 0, 0, 0, 2 }, { 0, 0, 0, 0, 2, 0, -1, 0, 1 }, { 0, -1, 0, 0, 2, -1, 1, -1, 0 }, }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864444" calcext:value-type="float">
            <text:p>0.864444</text:p>
          </table:table-cell>
          <table:table-cell office:value-type="float" office:value="30.938" calcext:value-type="float">
            <text:p>30.938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10" office:value-type="string" calcext:value-type="string">
            <text:p>{ { 0, 1, 0, 1, 0, 0, 0, -1, 1 }, { -1, 2, 1, 0, 0, 1, 1, 0, 0 }, { 1, 0, 2, 2, -2, 1, 2, 0, -1 }, { 0, 0, 0, 2, 0, -1, -1, 2, 0 }, { 0, 0, 0, 1, -1, 0, 0, 1, 0 }, { 0, -1, 0, -1, 0, 0, 1, -1, -1 }, { 2, 1, -2, 1, 0, 0, 0, 0, -1 }, { 0, -1, 0, 0, 0, 0, 1, -1, -1 }, { 0, 0, -1, 0, -1, 2, 1, 2, 0 }, { 0, -1, 1, 2, 2, -1, 2, 0, -2 }, { 1, 0, 0, 0, 1, 0, 1, 1, 0 }, { 0, 0, 0, 1, 0, 0, -1, 0, -1 }, { 0, 2, 0, -2, 2, 0, 0, 1, 0 }, { 0, 2, 0, 0, 0, 0, 0, 0, 0 }, { 1, 0, 1, 0, 2, 0, 0, 0, 0 }, { 2, 0, 1, -1, -1, 0, 0, 0, 0 }, { -2, 0, 0, -1, 1, -1, 1, 0, -1 }, { 1, -1, -1, 2, 0, 0, 1, 0, 0 }, { 0, -1, 0, 2, 0, 1, 0, 0, -2 }, { -2, 2, 0, 0, 1, -1, 0, 2, 0 }, { 0, 0, 0, 0, 1, -1, 0, -1, 0 }, { -1, 0, 1, 1, 1, 0, 1, 0, 1 }, { -2, 1, 0, 0, 0, 0, 1, -2, 1 }, { 0, 0, 0, -2, 0, 1, 0, 0, 2 }, { 0, -1, 1, 1, 0, 0, 0, 1, 2 }, { 0, 0, 0, 0, 0, 1, 0, 0, 2 }, { 0, -1, 0, 1, -1, 0, 1, -2, 1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836627" calcext:value-type="float">
            <text:p>0.836627</text:p>
          </table:table-cell>
          <table:table-cell office:value-type="float" office:value="33.7082" calcext:value-type="float">
            <text:p>33.7082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table:style-name="ce10" office:value-type="string" calcext:value-type="string">
            <text:p>{ { -1, 1, -1, 1, 2, 0, 0, 0, 0 }, { -1, 0, 0, -2, 0, -1, 0, 0, 1 }, { 1, -1, 2, 0, 1, 0, 1, 0, -1 }, { 0, 0, 0, 0, -1, 0, -1, -1, 1 }, { 0, 2, 0, 0, 0, 0, -2, 2, -2 }, { 0, 1, 2, 0, 0, -1, -1, 1, 0 }, { -1, 0, -1, -2, 1, 0, 0, 0, 0 }, { -1, -2, 1, -1, 1, 2, 0, -1, 2 }, { 0, -2, -2, 0, -1, 0, 0, 0, 1 }, { 1, 0, 0, 0, 0, 0, 0, 0, 1 }, { -1, -1, -1, 1, 0, 0, -1, 2, 1 }, { 0, 0, 0, 0, 2, 2, 0, 0, 0 }, { 2, 0, -1, 1, 0, 0, 2, 0, -1 }, { 0, 0, 0, -1, 1, 0, 0, 0, -1 }, { 0, 1, 1, -1, 0, 0, 0, 0, 0 }, { 0, 0, 1, -1, 0, 0, 0, 0, 0 }, { -1, 0, 1, 0, 1, 0, 1, 0, -2 }, { 0, 0, 0, 1, 0, 0, 0, 0, 1 }, { -1, 0, 1, 0, -1, 1, -1, 0, 0 }, { -1, 0, 0, 0, 0, 1, -1, 0, 0 }, { -1, 0, 1, 0, -1, -1, 0, 2, 0 }, { -1, 0, 1, 0, -1, 1, 0, 0, 0 }, { 2, 0, 0, 1, 1, 0, 0, 0, 0 }, { 1, -1, 0, 0, 0, -2, -1, 0, 1 }, { 0, 1, 0, -1, 0, 0, 0, 0, 0 }, { 1, 1, 0, 2, 1, 0, 0, 0, 0 }, { 1, -1, 0, 0, -1, 0, 0, -1, -2 }, }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85714" calcext:value-type="float">
            <text:p>0.85714</text:p>
          </table:table-cell>
          <table:table-cell office:value-type="float" office:value="25.7577" calcext:value-type="float">
            <text:p>25.7577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table:style-name="ce10" office:value-type="string" calcext:value-type="string">
            <text:p>{ { 0, 0, 0, -2, 1, -1, -1, 2, 2 }, { 1, 0, 2, 0, -2, 0, 1, -1, 0 }, { 0, 0, 2, 0, 0, 0, 0, 0, 0 }, { 0, 1, 1, 0, 0, 0, 0, 0, 0 }, { 2, 0, -1, 0, 0, -2, 1, 0, 0 }, { -1, 0, 0, 1, 1, 0, 0, 1, 0 }, { 0, 0, 1, 0, 1, 0, 0, -1, 1 }, { 0, 0, 0, 0, -1, 0, 0, 0, 0 }, { 2, 0, -1, 0, 1, 1, 1, 0, 0 }, { 1, 0, 0, 1, 0, -1, 1, 0, -1 }, { -1, 0, 2, 0, 0, 1, 0, -1, 0 }, { 1, -2, 0, 0, -1, -2, 1, 0, 0 }, { 0, -1, 0, -2, 1, 0, 1, -1, 0 }, { -1, -1, 0, -1, 0, 0, 1, -1, 1 }, { 0, -1, 0, 2, 1, 1, 0, 1, 2 }, { 0, 0, -2, 0, 2, 0, 0, 0, 1 }, { 2, 0, 0, 0, 1, 0, 1, 0, 1 }, { 1, 0, 1, 0, -1, 1, -2, 0, 1 }, { 0, 0, 0, 0, 0, -1, 0, -1, 0 }, { 0, 0, 0, 2, -1, 0, -2, 0, 0 }, { 0, 0, 0, -1, -2, 0, -1, 0, -1 }, { -1, 1, 1, 1, 0, 0, 0, 0, 0 }, { -2, 2, -1, -1, 0, 0, -1, 0, 0 }, { 0, 1, 0, -1, 1, -1, 0, 0, 0 }, { 0, -1, 0, 0, 0, -1, 0, 0, 1 }, { -1, 1, 1, -1, -1, -1, 2, 1, 0 }, { 0, 0, 0, 0, 0, 0, 0, -1, 0 }, }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848056" calcext:value-type="float">
            <text:p>0.848056</text:p>
          </table:table-cell>
          <table:table-cell office:value-type="float" office:value="30.146" calcext:value-type="float">
            <text:p>30.146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10" office:value-type="string" calcext:value-type="string">
            <text:p>{ { 0, 0, 0, 1, -1, 0, 1, 0, 0 }, { 0, 0, -1, 1, 0, 2, 0, 0, 2 }, { -2, 1, -1, 1, 0, 1, 1, 0, 2 }, { 0, -1, 0, 0, 0, 0, 0, 1, 2 }, { -1, 0, -2, 1, -1, 2, 0, 2, -1 }, { 0, 0, 0, -1, 0, 2, -1, 0, 0 }, { 0, 0, -1, 0, -1, -1, 0, 1, 2 }, { 0, -1, 0, 1, 1, 1, 1, 0, 0 }, { 1, -1, -1, 0, -1, -1, 1, 0, 1 }, { 0, 1, 1, 0, -1, -1, 0, 2, -2 }, { 1, 0, -1, 1, 1, 0, 0, 0, 1 }, { 1, 0, 1, 1, 0, 0, -1, -2, 0 }, { -2, -2, 0, -1, 0, 0, -2, 1, -1 }, { 0, -1, 0, 1, 1, 2, 2, 0, 1 }, { 0, 2, 0, -2, 0, 0, 0, 0, 2 }, { 0, 0, 0, 1, 1, 0, 0, 1, 2 }, { -1, 0, 0, 1, 0, 0, 1, 0, 0 }, { 0, 0, 1, -1, 2, 0, -1, 0, 0 }, { 1, 0, 0, -1, -2, 0, 1, 0, 0 }, { 0, 1, 0, 2, -1, 0, 0, 0, -2 }, { 0, 1, 2, -1, -1, 2, -1, -2, 0 }, { 2, 1, 0, 0, -1, 2, 1, 0, 0 }, { -2, 2, -2, 1, 2, 1, -2, -2, 1 }, { -1, 0, -1, 1, 0, 1, 0, 0, 2 }, { 0, -1, -2, -1, 1, -1, 0, 2, 0 }, { 0, 0, 1, -1, 0, 0, -1, -1, 0 }, { 0, 1, -1, 0, 2, -2, 0, -2, 0 }, }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732672" calcext:value-type="float">
            <text:p>0.732672</text:p>
          </table:table-cell>
          <table:table-cell office:value-type="float" office:value="66.297" calcext:value-type="float">
            <text:p>66.297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table:style-name="ce10" office:value-type="string" calcext:value-type="string">
            <text:p>{ { -1, -1, 0, -1, 0, 0, -1, 2, 0 }, { 1, 1, 0, 0, 0, 0, 1, 0, 0 }, { -2, -1, -1, 0, 2, -1, 0, 0, 1 }, { -2, 0, 2, 1, -1, 0, 0, 0, 0 }, { 0, 0, 2, 0, 0, 1, 0, -1, 0 }, { 1, 0, -1, -2, 0, 0, 2, 0, -1 }, { -1, -1, 0, 0, 0, 0, 0, 2, 0 }, { 0, 0, 1, 0, 1, -1, 0, 0, 1 }, { 0, 2, -1, -1, 1, 1, -2, 0, -1 }, { 0, 1, 0, 0, -1, 0, 0, 1, 1 }, { -2, 1, 1, 1, 0, 0, 0, 0, 2 }, { 0, -1, 0, 1, 1, 0, 0, 0, -1 }, { -2, -1, 0, 0, 1, 0, -1, 0, 0 }, { -1, 1, 1, 0, -1, 0, 0, 0, -1 }, { 2, 0, 0, 0, 1, 0, 0, 0, 0 }, { 0, 0, 0, -1, 2, 1, 0, 0, -1 }, { 1, -1, 0, -1, 0, 0, -2, 0, 0 }, { 1, 1, 0, -2, 0, 1, 0, 0, -1 }, { 2, 0, 0, 0, 2, 0, 0, 2, 1 }, { 0, 1, 2, 0, 0, 0, -1, 0, -2 }, { 0, 0, 0, 1, 0, -1, 0, 0, 0 }, { 0, 0, -1, -2, 1, 1, 1, 0, -1 }, { 0, -1, 2, 0, 1, 0, 0, 0, -1 }, { 0, 0, 0, 2, 0, 1, 0, 0, -1 }, { 0, -1, 0, 0, 1, 1, 1, -2, 0 }, { 1, 0, 2, -1, 0, 0, 0, 0, -1 }, { 2, -2, 0, 1, 2, -1, 0, 1, -1 }, }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909053" calcext:value-type="float">
            <text:p>0.909053</text:p>
          </table:table-cell>
          <table:table-cell office:value-type="float" office:value="15.8609" calcext:value-type="float">
            <text:p>15.8609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10" office:value-type="string" calcext:value-type="string">
            <text:p>{ { 0, 0, 0, 2, 0, 1, -1, 0, -1 }, { 0, 1, 0, 1, 0, -2, 0, 2, 1 }, { 2, 0, -2, 0, 1, 0, 1, 0, 0 }, { -1, 0, -1, -1, 0, 2, 1, 1, 0 }, { -2, -2, -1, 0, 0, 2, 0, 0, 1 }, { 1, 0, 0, 0, 0, 0, 1, 1, 0 }, { 0, 0, 1, 2, 0, -2, 2, -1, 0 }, { -1, 0, 0, -1, 0, 0, 0, 1, 0 }, { -1, 2, 1, 1, 0, 1, 0, 1, -2 }, { 0, 1, 1, 1, 1, 0, -1, 1, 0 }, { 1, 0, 1, 0, 0, 0, 1, 1, -1 }, { 0, 0, 0, 0, 0, 1, -1, -1, 0 }, { -1, 2, -1, 0, 0, 2, 0, 0, 0 }, { 1, 0, 0, 0, -2, 0, 0, 0, -1 }, { -1, 0, 0, 2, 0, 0, 0, 0, 0 }, { 1, -2, 1, 1, -1, -2, 0, -1, 0 }, { 0, -2, 0, 0, 0, 2, 0, -1, -2 }, { 1, 0, -1, 0, 0, 0, 0, 0, 0 }, { 1, 2, 0, 0, 1, 0, -1, 0, 1 }, { 0, 0, -1, -1, 0, -1, 0, 1, 0 }, { 1, 0, 1, 0, 0, 0, 0, 0, 2 }, { 1, -1, 2, 0, 0, 0, 0, -1, 1 }, { 1, 1, 0, -2, 0, 0, 0, 0, 1 }, { 0, 1, 1, 2, -1, 0, -2, 0, 0 }, { 0, -1, -1, 1, 0, 0, 0, 1, 0 }, { 0, 0, 1, 2, -2, -1, 0, 0, 0 }, { 1, 2, 1, 0, 0, -1, 0, 0, -1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irectional motion</text:p>
          </table:table-cell>
          <table:table-cell/>
          <table:table-cell office:value-type="float" office:value="0.864285" calcext:value-type="float">
            <text:p>0.864285</text:p>
          </table:table-cell>
          <table:table-cell office:value-type="float" office:value="18.3747" calcext:value-type="float">
            <text:p>18.3747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table:style-name="ce10" office:value-type="string" calcext:value-type="string">
            <text:p>{ { 0, 0, -1, 0, 0, 0, 0, -1, 0 }, { 1, 0, -1, 2, 0, -1, 0, -1, 0 }, { 1, -2, 0, 2, 0, 0, 0, 0, 1 }, { 0, -1, -1, 1, 0, 0, -1, -1, 2 }, { 0, -1, 0, 0, 0, -1, 1, -1, 0 }, { 1, 0, 1, 0, -1, 1, 0, -1, 1 }, { 0, 0, 1, 0, 1, 0, -2, -1, 0 }, { -1, 1, 0, 0, 0, 0, 1, -1, -1 }, { 1, 1, 0, 1, -1, 0, 0, 0, 0 }, { -1, -1, 1, 0, 0, 1, -1, 0, 1 }, { 0, 0, -1, 0, 0, 1, 0, 0, 0 }, { 0, 0, 0, 0, 2, 0, -1, 0, -1 }, { 1, 0, 0, 0, -2, 0, 0, 0, 0 }, { -2, 0, -2, 0, 1, 1, 1, 0, 0 }, { 0, 0, 0, 0, 1, 0, -1, -1, 0 }, { 0, 0, 0, -1, 0, 2, 0, 1, -1 }, { -1, -1, -1, 0, 0, 1, 0, 0, 0 }, { -1, 0, -1, -1, -1, 2, -1, 1, 0 }, { 1, 0, 0, 0, 0, 0, -2, -2, 1 }, { 2, 0, 0, -2, -1, 1, 0, 1, 1 }, { 1, -1, 0, 1, 0, 0, 0, -2, 0 }, { 1, -1, 0, 0, 0, -1, 0, 0, 0 }, { 0, 0, 1, 1, 0, -1, -1, 0, -1 }, { 0, 0, 0, 2, 0, -1, -1, 0, -1 }, { 0, 0, 1, 0, 0, 0, 0, -2, 0 }, { 1, 0, 0, -2, 0, 0, 0, 0, 0 }, { -2, -1, 0, 1, 1, 0, 0, 0, 0 }, }</text:p>
          </table:table-cell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86.8492" calcext:value-type="float">
            <text:p>86.8492</text:p>
          </table:table-cell>
          <table:table-cell office:value-type="float" office:value="0.720617" calcext:value-type="float">
            <text:p>0.720617</text:p>
          </table:table-cell>
          <table:table-cell table:style-name="ce7" office:value-type="boolean" office:boolean-value="true" calcext:value-type="boolean">
            <text:p>TRUE</text:p>
          </table:table-cell>
          <table:table-cell/>
          <table:table-cell table:style-name="ce10" office:value-type="string" calcext:value-type="string">
            <text:p>{ { 0, -1, 2, 0, 0, 0, 0, 0, 0 }, { 0, 0, -1, 0, 1, 0, 1, -2, 0 }, { 0, 1, 0, 1, 2, 0, 0, 0, -1 }, { 0, -1, 0, 1, 0, 1, -1, 0, 0 }, { 0, 1, 2, 0, 0, 0, 0, 0, 1 }, { -1, -1, -1, 1, 1, 0, -1, 0, 0 }, { 1, 0, 0, -2, 1, 0, 0, 2, 0 }, { 0, 0, 1, 0, 0, 0, 0, 0, -1 }, { 1, 0, 1, 0, 0, 0, 0, 0, 0 }, { 0, -1, 0, 0, 1, 0, 0, -1, 0 }, { 0, 0, 0, 0, 1, 0, -2, 1, 2 }, { 1, 0, 1, 1, 0, 0, 1, 1, -2 }, { 2, -1, 0, 0, 1, 0, -2, 0, -1 }, { -1, 0, -1, -2, -1, 0, 0, 1, 0 }, { 1, 0, 0, -2, 0, -1, 0, 0, 0 }, { 0, 0, 0, 2, 0, 0, 0, 1, 0 }, { 0, 0, 0, 1, 0, 0, -1, 1, 0 }, { 1, 0, 0, 0, -1, 0, 2, 0, 0 }, { 0, 0, 0, 0, 1, -1, 2, 1, 0 }, { 1, 0, 0, 1, 1, 0, 0, 1, -1 }, { 0, 0, 0, 0, 1, 0, 1, 1, -1 }, { 1, 0, -1, 0, 0, 0, 0, -2, -1 }, { -1, -1, 0, 0, 0, 1, 0, 1, 1 }, { 0, 0, 0, 0, 0, 1, 0, 0, 0 }, { 0, 0, -1, 1, 0, 0, 0, -2, 0 }, { 1, 0, 0, -1, -1, 2, 0, 1, 1 }, { 0, -1, 0, -1, 1, 2, -1, 0, 0 }, }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85.1277" calcext:value-type="float">
            <text:p>85.1277</text:p>
          </table:table-cell>
          <table:table-cell office:value-type="float" office:value="0.744376" calcext:value-type="float">
            <text:p>0.744376</text:p>
          </table:table-cell>
          <table:table-cell table:style-name="ce7" office:value-type="boolean" office:boolean-value="true" calcext:value-type="boolean">
            <text:p>TRUE</text:p>
          </table:table-cell>
          <table:table-cell/>
          <table:table-cell table:style-name="ce10" office:value-type="string" calcext:value-type="string">
            <text:p>{ { 1, 0, 0, -1, 0, 1, -1, 1, 0 }, { 0, 0, 0, 2, 0, 0, 0, -1, 0 }, { -1, 0, 0, 0, 0, 0, -1, 1, 0 }, { -1, 0, -2, -1, 0, 0, 2, -1, 0 }, { -1, 0, 0, 1, -1, 0, 0, 0, -1 }, { 0, 1, 1, -1, 0, 0, 1, 1, 0 }, { 0, 2, 0, 1, 0, 0, 0, 0, 0 }, { 0, 0, 0, 0, 0, 2, -1, -1, 0 }, { 0, 0, -1, -1, -1, 1, 0, 1, -1 }, { 0, 0, 1, 0, 0, 1, 0, 0, 0 }, { -1, 1, 0, 0, 0, 1, 2, 0, 1 }, { 0, -2, 0, 0, 0, 1, 0, 0, 0 }, { -1, 0, 0, 1, 0, 0, 0, 0, 1 }, { 0, 2, 0, 0, -1, 0, 0, 0, 0 }, { -1, 0, 0, 1, 0, 0, 0, 0, 0 }, { 0, -1, 0, 0, 0, 0, 1, 0, 0 }, { 1, -1, 0, -1, 0, 2, 0, 0, 2 }, { -1, 1, 0, 0, 1, -2, 2, -2, 1 }, { 0, 0, 0, 0, -2, 0, 0, 0, 0 }, { -1, 1, -1, -1, 0, 0, -1, 2, 0 }, { 1, 0, -1, 0, 1, 0, 0, 0, -1 }, { 1, -1, 0, 0, -1, -1, -1, 0, 0 }, { -1, 0, 0, 0, 1, -2, 2, 0, 0 }, { -1, 0, 0, 0, 1, 0, 0, 0, 0 }, { -1, 0, 0, 0, 0, 0, -1, 2, 0 }, { -1, 0, 0, 0, 1, 0, 0, 0, 0 }, { -1, 0, -1, 0, 1, 0, 0, 0, 0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83.1455" calcext:value-type="float">
            <text:p>83.1455</text:p>
          </table:table-cell>
          <table:table-cell office:value-type="float" office:value="0.727843" calcext:value-type="float">
            <text:p>0.727843</text:p>
          </table:table-cell>
          <table:table-cell table:style-name="ce7" office:value-type="boolean" office:boolean-value="true" calcext:value-type="boolean">
            <text:p>TRUE</text:p>
          </table:table-cell>
          <table:table-cell/>
          <table:table-cell table:style-name="ce10" office:value-type="string" calcext:value-type="string">
            <text:p>{ { 0, 0, 0, 0, 0, 1, 0, 0, 0 }, { 0, 1, 0, 1, 0, 1, 1, 0, 0 }, { 0, 2, 0, 1, 1, 0, 0, 1, 0 }, { 0, 1, 2, 2, 0, 0, 0, 2, 1 }, { 0, 2, 0, 0, 1, 0, 0, 0, 2 }, { -1, 0, 1, -1, 1, 2, 0, -1, 0 }, { 0, 0, 0, -1, 0, -1, -1, 0, 0 }, { -1, 0, 0, 2, 0, 0, 0, 0, 2 }, { 0, 1, 0, 0, 0, 2, 0, -1, 0 }, { 0, 1, 2, -1, 1, -2, 1, 0, 0 }, { 0, 0, 0, -1, 1, 2, 0, 1, 1 }, { 1, -1, 1, 1, 0, -2, 0, 0, 1 }, { -1, 0, -1, -1, 1, 0, 0, 1, 2 }, { 1, 0, 0, 0, 0, 0, -1, 0, 2 }, { 0, 0, 1, 0, 2, -2, 0, 2, 0 }, { 1, -1, 0, 2, 0, 0, 0, 0, 0 }, { 1, 0, 0, -1, 1, 1, 0, 0, 0 }, { 0, 0, 0, 0, 0, 1, -1, 1, -1 }, { -1, 1, 1, 0, -1, -2, 0, 0, 0 }, { -1, 0, -1, 0, 0, 0, 0, 1, 0 }, { 1, -1, 1, 0, 0, 0, -1, 0, 0 }, { -2, -1, 0, 0, 1, -1, -1, 1, 0 }, { 0, 0, -1, -2, 1, -1, 0, 2, -2 }, { -1, -1, 0, 1, 0, -2, 0, 0, 1 }, { 0, -1, 0, 1, 0, 0, 0, 0, -1 }, { -1, -1, 0, 0, 0, 1, 0, 1, 0 }, { 0, 0, -1, 0, 1, 0, 1, 0, 2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94.4995" calcext:value-type="float">
            <text:p>94.4995</text:p>
          </table:table-cell>
          <table:table-cell office:value-type="float" office:value="0.808026" calcext:value-type="float">
            <text:p>0.808026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5"/>
          <table:table-cell table:style-name="ce10" office:value-type="string" calcext:value-type="string">
            <text:p>{ { 0, 0, 0, -1, 1, 2, -1, 0, 0 }, { 0, 0, 0, 1, 0, 0, 1, 0, -2 }, { 1, 0, 0, 0, 0, 0, -2, -1, 0 }, { 0, -1, -2, 1, 0, 0, 1, 1, -2 }, { 1, 0, 1, -1, -1, 1, 1, 0, 1 }, { 0, 0, -1, 0, 0, 1, -2, 1, 0 }, { 0, -1, -1, 0, 0, 0, -1, 1, -1 }, { 2, 1, 0, 1, 2, -1, 0, 0, 1 }, { 1, -1, 2, -1, 0, 1, 0, 0, 0 }, { 0, 1, 1, 0, 1, -1, 1, 0, 1 }, { 1, 0, 1, 0, 2, 0, -2, 0, 2 }, { 1, 0, -1, 1, 1, 0, 0, 0, 0 }, { 0, 0, 0, -1, -2, 0, 0, 0, 0 }, { 0, 0, 1, -1, 0, 0, 0, -2, 0 }, { 0, -2, -1, 0, 2, 1, 0, -1, 1 }, { 0, 0, -2, 0, 0, 1, 0, 0, -1 }, { -2, 0, 1, 0, 0, 0, 0, 0, 0 }, { 1, 0, 0, 0, 0, 0, 0, 0, -2 }, { 1, 0, 1, 0, 0, 0, 0, 0, -2 }, { 0, -1, 0, 2, 0, 1, -1, 0, -1 }, { 1, 0, -1, -2, 0, 0, 1, 0, 0 }, { 0, 0, 1, 0, 0, 1, 2, 0, -1 }, { 0, 0, 1, -1, 0, 0, 0, 1, 0 }, { 0, 1, -2, 0, -1, 0, 1, 0, 0 }, { 0, 1, -2, 0, -1, -1, 1, 1, -1 }, { 1, 0, -1, 0, -1, 0, 1, 0, -2 }, { 0, 0, -1, -1, 0, -1, -1, 0, -1 }, }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93.0668" calcext:value-type="float">
            <text:p>93.0668</text:p>
          </table:table-cell>
          <table:table-cell office:value-type="float" office:value="0.76067" calcext:value-type="float">
            <text:p>0.76067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5"/>
          <table:table-cell table:style-name="ce10" office:value-type="string" calcext:value-type="string">
            <text:p>{ { 0, 0, 1, 1, 0, 0, 0, 0, 0 }, { -1, 0, 0, 2, -1, 0, 0, 0, 0 }, { -1, 1, 1, 1, 0, 1, 0, 0, -1 }, { 1, 0, 0, -1, 1, 2, -1, 1, 0 }, { -1, -1, -1, -1, -2, 0, 1, 0, 1 }, { 0, 0, 0, 1, 0, 1, 1, -2, 0 }, { 0, 0, 0, 1, 0, 1, -1, 1, 0 }, { -1, -1, -1, 0, -1, 0, 0, 2, 0 }, { -2, 0, 0, 0, 0, 0, 0, 0, 1 }, { 1, 1, 0, 0, 1, -2, 1, 1, 0 }, { 0, -1, 1, 0, 0, 0, 0, 1, 0 }, { 0, -1, 0, 0, 2, 1, 0, 0, 0 }, { 0, 0, 0, -1, 0, 0, 0, 1, 0 }, { -2, 0, 0, 0, 0, 0, 0, 2, 1 }, { 0, 0, 1, 0, 0, 0, 2, -2, 0 }, { 0, 0, -1, 0, 0, -2, 1, 1, -1 }, { 0, 0, 0, 0, 1, -1, 0, 1, 0 }, { 0, 1, 0, 0, -1, 2, -1, 0, 2 }, { 1, 0, 0, -1, 0, -1, 0, 0, -2 }, { 0, 0, 0, 0, 1, 1, 1, 0, 0 }, { 0, 0, 0, 0, 2, 1, 0, 0, 0 }, { 0, -1, -2, 0, 0, 0, 0, 0, 1 }, { -2, 0, -1, 0, 2, -1, 1, 0, 1 }, { 0, -1, -1, -2, 1, -2, 1, 0, 0 }, { 1, 2, 0, 1, 0, 0, -2, 0, 0 }, { -1, 0, 0, -1, 1, 0, 1, 0, 1 }, { -2, 0, -2, 0, 2, 0, 1, 0, 0 }, }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78.3599" calcext:value-type="float">
            <text:p>78.3599</text:p>
          </table:table-cell>
          <table:table-cell office:value-type="float" office:value="0.817812" calcext:value-type="float">
            <text:p>0.817812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5"/>
          <table:table-cell table:style-name="ce10" office:value-type="string" calcext:value-type="string">
            <text:p>{ { 1, -2, 0, 0, 0, 0, 0, -1, 0 }, { 0, 1, -1, 0, 2, 0, 0, 0, -1 }, { 2, 0, -1, -1, 0, 0, -1, -1, 0 }, { 1, 0, -1, -1, 0, 1, 0, -1, 0 }, { 1, 0, 0, 0, 2, 1, 0, 0, 0 }, { 0, 0, -1, 0, 0, 0, 0, -1, 1 }, { 0, 0, 0, 0, 2, 0, 1, 0, 0 }, { 0, 0, 0, -1, 1, 0, 0, 1, -1 }, { 1, 0, 1, 0, 1, 0, 0, 1, -1 }, { -1, 1, 0, 0, 0, 0, 0, 1, 1 }, { -1, 0, 0, 1, 1, -1, 0, 0, 0 }, { 1, 2, 0, 0, 0, 0, 0, 1, -1 }, { 0, 0, 1, 0, 1, -2, 1, -1, 1 }, { -1, 0, -1, 0, 0, 0, 0, 1, 1 }, { -2, -1, 0, 0, 0, 0, 0, 2, 0 }, { 1, 0, 2, 0, 0, 0, 0, 0, 0 }, { 0, 0, 1, 0, 0, 1, 1, 0, 0 }, { 0, 1, 0, 0, -1, 0, 0, 0, 0 }, { -1, 0, -1, 0, 1, -2, -1, 1, 0 }, { 0, 0, 2, 0, 0, 1, 0, 1, 0 }, { 1, 0, 0, 1, 1, 0, -1, 0, 0 }, { 0, -1, 0, 0, 1, 0, 0, 0, -1 }, { 0, 2, 1, -1, 0, 0, 0, -1, -1 }, { -1, -1, -1, 0, 0, 0, 1, 0, 0 }, { -1, -1, -1, 0, 1, -1, 1, 1, 0 }, { 0, 0, 0, 0, 0, 0, -1, 1, -1 }, { 0, 0, 0, -1, 1, 0, -1, 1, 1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89.5947" calcext:value-type="float">
            <text:p>89.5947</text:p>
          </table:table-cell>
          <table:table-cell office:value-type="float" office:value="0.716568" calcext:value-type="float">
            <text:p>0.716568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5"/>
          <table:table-cell table:style-name="ce10" office:value-type="string" calcext:value-type="string">
            <text:p>{ { 0, -1, 1, 0, -1, 1, 0, 0, 0 }, { 1, 0, 0, 2, 0, 0, -2, -1, -1 }, { 0, 0, 0, 1, 1, -1, 1, 1, 0 }, { -1, 0, 0, 1, -1, 0, 0, 0, 0 }, { 0, 0, -1, 1, 1, 0, 0, -1, 0 }, { 1, 0, 1, -1, 0, 0, 0, 0, 0 }, { 1, 0, -2, 0, 2, 1, 0, 0, -1 }, { 0, 0, 0, 0, 0, 0, 0, 1, 1 }, { 1, 0, 0, 0, 0, 1, -2, -1, 0 }, { 0, 0, 1, 0, 2, 0, 0, 0, 1 }, { 2, 0, 0, 2, 0, -1, -1, 0, 0 }, { -1, 1, -1, 1, -1, -1, 0, 0, 0 }, { -1, 0, 0, 0, 0, 2, 0, 0, 1 }, { 1, -1, 1, 0, 0, 0, 0, 0, 0 }, { 0, 1, -1, 0, -2, 1, 0, 0, 0 }, { -1, 0, 0, 0, 0, 0, 0, 0, -1 }, { -1, 0, 0, 0, 1, 2, -1, 0, 1 }, { 0, 2, 0, 2, 1, 0, 1, 1, -1 }, { 0, 0, -1, 0, 0, -1, 1, 2, 0 }, { -1, 0, 0, 1, 1, -2, 0, 0, 0 }, { -2, 0, 0, 1, 0, -2, -2, 0, 1 }, { 1, 0, 1, 0, 0, -2, -1, 0, 0 }, { 0, 1, 0, -1, 1, 1, 0, 0, 1 }, { -1, 0, -1, 0, 0, -1, 1, 1, 1 }, { -1, -1, 0, 1, 0, 0, 0, 0, -1 }, { -1, -1, 0, 1, 0, 0, -1, 0, 1 }, { 0, -1, 0, 1, -1, 0, -1, 0, 0 }, }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82.8091" calcext:value-type="float">
            <text:p>82.8091</text:p>
          </table:table-cell>
          <table:table-cell office:value-type="float" office:value="0.692762" calcext:value-type="float">
            <text:p>0.692762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5"/>
          <table:table-cell table:style-name="ce10" office:value-type="string" calcext:value-type="string">
            <text:p>{ { 0, 0, 0, -1, 0, -1, 0, 2, 0 }, { 0, 0, 1, 1, 1, 0, 2, 1, 1 }, { 0, 1, 1, 0, 0, 1, -1, 0, 1 }, { 2, 0, 0, 0, 0, 0, 1, 0, 0 }, { -1, 1, 2, 0, 2, 0, 0, 0, 0 }, { 0, 0, 0, 0, -1, -1, 1, 0, 2 }, { 0, 0, 0, -1, 1, 0, 0, -2, 1 }, { 0, 0, 1, 0, 0, 0, -1, 1, 0 }, { -1, 0, 0, 1, 0, 1, -1, 0, 1 }, { 0, 2, 0, 0, 0, -1, -1, 2, 1 }, { 1, 1, 1, -1, 0, 0, 0, 0, 0 }, { 0, 0, -2, -2, 0, -2, 0, -1, 2 }, { 1, -2, 2, 0, -1, 0, 0, 0, 1 }, { 0, -1, 0, 1, 0, -1, 1, -1, 0 }, { 1, 1, 0, 0, -1, 1, 0, -1, 0 }, { 0, 1, 0, 0, 1, 0, 0, 0, 1 }, { -2, 0, 0, 1, 0, 0, 1, -1, 0 }, { 0, 2, 1, 0, 1, -1, 0, -1, 0 }, { 0, 0, 0, 0, 0, 1, 0, -1, 0 }, { 0, 1, 0, 0, -2, 0, -1, 1, 1 }, { -1, 0, -1, -1, 0, 0, 2, 0, 0 }, { 0, 0, 0, 1, 1, -2, 0, 1, 0 }, { 0, 1, -2, 1, 1, -2, 1, 0, 0 }, { 0, 0, -1, -1, 0, 1, 0, -1, 1 }, { -2, -1, 0, -1, 1, 0, 1, 0, 0 }, { 1, 0, -1, 0, 0, 0, 0, 0, 1 }, { 0, -1, 0, -1, 0, -1, 1, -1, 2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79.9288" calcext:value-type="float">
            <text:p>79.9288</text:p>
          </table:table-cell>
          <table:table-cell office:value-type="float" office:value="0.778071" calcext:value-type="float">
            <text:p>0.778071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5"/>
          <table:table-cell table:style-name="ce10" office:value-type="string" calcext:value-type="string">
            <text:p>{ { 1, 0, 1, -1, 1, 0, 1, 0, 0 }, { 1, 0, 0, 1, 0, -1, -1, 0, 2 }, { 0, 0, -1, -2, 0, 0, 0, 0, 0 }, { -1, 0, 0, 1, -1, -1, 0, 0, 1 }, { 0, 1, 0, 0, 0, 0, 0, 0, -1 }, { 0, 1, 1, -1, 1, 0, 2, -1, 0 }, { 1, 0, 1, 0, 1, -1, 1, -1, 2 }, { 1, 0, 0, 0, 0, 0, -1, 0, 0 }, { -1, 0, 2, 1, -2, 0, 0, 1, 0 }, { -1, 0, 2, 0, 1, 1, 0, 1, 1 }, { 0, 0, 0, 0, 1, 0, 0, -1, 1 }, { -1, 0, 0, 0, 1, 0, 1, 0, 1 }, { 0, -1, -2, 1, 0, 0, 0, 0, 2 }, { 1, -1, -1, 0, 0, 0, 0, 0, 0 }, { 1, 2, 1, 0, 1, 0, -2, 0, -2 }, { 0, 0, 0, 0, -2, 0, 1, 1, 1 }, { 0, -1, -1, 0, -2, 1, 1, 0, 0 }, { 0, 0, 2, 0, 1, 0, 0, 2, 0 }, { -1, 2, 0, -2, -1, 0, 1, 1, 0 }, { -2, 0, -1, 2, -2, 0, -1, 0, 1 }, { 0, 0, 0, 0, 0, 1, 0, 1, -1 }, { 0, 0, 0, 0, 1, 0, 0, 0, 0 }, { -2, -1, -1, -1, 0, -1, 1, -1, 2 }, { 2, -1, 1, 0, -1, 1, 0, 0, 0 }, { -1, -1, 2, 1, 0, 1, 0, 0, -1 }, { 0, -1, 0, 1, 0, 0, 0, 0, 0 }, { -1, -1, 2, 2, 1, 0, -1, 2, 0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53.4783" calcext:value-type="float">
            <text:p>53.4783</text:p>
          </table:table-cell>
          <table:table-cell office:value-type="float" office:value="0.770483" calcext:value-type="float">
            <text:p>0.770483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5"/>
          <table:table-cell table:style-name="ce10" office:value-type="string" calcext:value-type="string">
            <text:p>{ { 1, 0, 0, 1, 0, 0, 0, 0, 0 }, { 0, -1, 0, 1, -1, 0, 1, 1, -1 }, { 0, -1, 1, 0, 0, -2, -1, 0, 0 }, { 1, 2, -2, 2, 1, 0, 1, -2, 0 }, { 0, 1, -1, 1, 2, -2, 0, 0, 0 }, { 0, 1, -2, -1, -1, 0, 0, 0, 0 }, { 0, -1, 0, 1, 1, 0, -2, 0, 0 }, { -1, 0, 0, 1, 0, 1, 2, 0, 1 }, { -2, -2, 0, 0, -1, 0, 0, 1, 0 }, { 2, 1, -1, -1, 0, 0, 2, 1, 0 }, { 0, 0, 0, -1, 0, 0, 1, 2, 1 }, { 0, 1, 0, 0, -1, 1, -2, 0, 0 }, { -2, 2, 1, 0, -1, 0, -2, 2, -1 }, { 1, 2, 0, 1, -1, -1, 2, -1, -2 }, { 0, 0, -2, 1, 0, 2, 0, 0, 0 }, { 1, 0, -2, 1, -1, 0, 0, 1, -1 }, { 0, -2, 1, 0, 1, 1, -1, 0, 1 }, { -1, 2, 0, 1, -1, 1, 0, 1, -1 }, { -1, 2, 1, -2, 0, 0, -1, 2, -1 }, { 0, 1, -1, -1, 1, 0, 1, -1, 2 }, { 2, 1, -1, 0, 0, -1, 0, 1, 2 }, { -1, 0, 1, 1, -1, -1, 0, 1, -1 }, { 2, 0, 0, -1, 0, 0, -2, 0, 0 }, { 0, -1, 2, -1, 0, 0, -1, 0, 2 }, { 0, 0, -1, 1, -1, 0, -1, 1, 0 }, { 1, 0, 2, 0, -1, 0, 0, 0, 1 }, { -1, 0, 2, 0, 0, -2, -2, 0, 0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84.754" calcext:value-type="float">
            <text:p>84.754</text:p>
          </table:table-cell>
          <table:table-cell office:value-type="float" office:value="0.578916" calcext:value-type="float">
            <text:p>0.578916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5"/>
          <table:table-cell office:value-type="string" calcext:value-type="string">
            <text:p>{ { 0, 0, 0, 0, 1, 1, -1, 1, 1 }, { 0, 0, 1, -1, 0, -1, 0, 0, 0 }, { 0, 0, 0, 0, 1, 0, 0, 0, 2 }, { -1, 0, 0, 0, 1, 0, 1, 1, 1 }, { 1, 1, 0, 0, 1, 1, 0, 0, 0 }, { 0, -2, 0, 0, -1, 2, 0, -2, 1 }, { -1, 1, 0, 1, -1, 0, 0, 0, 1 }, { -1, 1, -1, -1, 0, 0, 0, 0, 1 }, { 0, 2, 2, -1, 0, 0, 0, 0, 0 }, { -1, -1, 0, 0, 0, 1, 0, 0, 2 }, { -1, 0, 0, 0, 1, 1, -1, 1, 0 }, { -2, 0, 1, 0, 1, 1, 0, 2, 0 }, { -2, 0, -2, -1, 2, 1, -1, 0, 2 }, { 0, 1, 0, 0, 0, 0, 1, -1, 2 }, { -1, 1, 0, 1, 1, 0, 0, 0, -2 }, { 0, 0, 1, 0, 0, -1, -1, 0, 0 }, { 0, 0, 0, 0, 0, 1, 0, 0, 0 }, { 0, 0, -1, 1, 0, -1, 2, 0, -1 }, { 0, 2, 0, 0, 0, -1, 0, 0, -1 }, { 0, 0, 1, 1, -2, 1, 0, 0, 0 }, { 0, 0, 1, 1, -2, 2, -1, 0, -1 }, { 2, 0, 1, 0, 0, -1, 0, 1, -2 }, { 1, 0, -2, 0, 1, 0, 0, 1, 0 }, { 1, 0, -2, 1, 1, -1, 0, 0, 0 }, { 2, -1, -1, 1, 0, 0, 2, 0, -2 }, { -1, 0, 1, 0, -1, 2, 1, 0, -1 }, { 0, 1, 0, 0, 1, 0, 1, 0, -1 }, }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62.6752" calcext:value-type="float">
            <text:p>62.6752</text:p>
          </table:table-cell>
          <table:table-cell office:value-type="float" office:value="0.794466" calcext:value-type="float">
            <text:p>0.794466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5"/>
          <table:table-cell office:value-type="string" calcext:value-type="string">
            <text:p>{ { -2, 0, 0, -1, 0, 2, 0, 2, 1 }, { 2, 1, 0, -1, -1, 0, 0, -1, 0 }, { 0, -1, 1, 1, 0, -2, 1, 0, 0 }, { 0, 1, 2, 0, 1, 0, 1, 0, -1 }, { 2, 2, 0, 2, -2, 0, 0, 1, 1 }, { 2, -1, -1, 1, 0, 0, -2, 0, -1 }, { 0, 2, 2, 1, 0, 2, 0, -1, -2 }, { 0, 0, 0, -1, 0, 0, 0, 1, 0 }, { 0, -1, 0, -1, -1, 0, 0, 2, 0 }, { 1, 0, 0, 2, -1, 2, 0, -1, 0 }, { 0, 0, 0, 0, 0, 2, -1, 0, 0 }, { 0, 1, 0, 0, 0, 0, 0, -2, 0 }, { 0, 1, 0, -2, 1, 1, 0, 0, 0 }, { 0, 0, 0, 0, 0, -1, 0, 1, 1 }, { 0, 2, 1, 0, 0, 1, 2, 0, -2 }, { 1, 1, 0, -1, -1, -1, -1, 1, 2 }, { 0, 0, 0, -1, 1, 0, 0, 0, 0 }, { 0, 0, 0, 0, 0, 2, 2, -2, -1 }, { -1, 0, 0, 1, 1, 0, 0, 0, -1 }, { 0, 0, -1, 0, 2, 1, 1, 1, -1 }, { 0, 1, 0, 2, 0, -2, 2, 0, 0 }, { -1, 0, 0, 0, 0, 1, -1, -1, 0 }, { 0, -2, -1, 0, 0, 2, -2, 0, 0 }, { 0, 0, 1, 1, -2, 0, -1, 0, 0 }, { -1, 0, -1, 0, 0, 0, 1, -1, 0 }, { -2, -1, 0, 0, 0, 1, 0, 0, 0 }, { 0, 0, -1, -1, 1, 2, 0, -1, 0 }, }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53.9279" calcext:value-type="float">
            <text:p>53.9279</text:p>
          </table:table-cell>
          <table:table-cell office:value-type="float" office:value="0.716593" calcext:value-type="float">
            <text:p>0.716593</text:p>
          </table:table-cell>
          <table:table-cell table:style-name="ce7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2, 2, 0, -1, 0, -1, 2, 0, 1 }, { -1, -2, 1, 0, 0, -1, 1, 2, 1 }, { -1, 1, -1, 2, 2, 1, 0, 0, 0 }, { 0, 0, 0, 1, 0, 0, -1, 1, 0 }, { 0, 0, 2, 2, 0, -1, -1, -1, 0 }, { 0, 0, -1, 0, -1, 0, 1, 1, 0 }, { 2, -1, 1, -1, 0, 0, -2, 0, 0 }, { 1, 0, 0, -1, -1, -1, 0, 0, -1 }, { -1, 1, 0, 0, 0, 0, 0, 0, 0 }, { 0, 1, 0, 2, 1, 0, 0, 0, 0 }, { 0, 0, 0, 0, 1, 0, 0, 0, 0 }, { -2, 0, -2, 0, -1, 0, 0, 0, 2 }, { 0, 1, 0, 1, 0, 1, -1, 1, -1 }, { 0, 0, 0, 1, 0, 1, 0, 2, 0 }, { 0, -1, 0, -2, 0, -1, 1, 1, 2 }, { 0, -1, 0, -1, 0, -1, 1, -2, -2 }, { 0, 1, 0, 0, 0, 1, 0, 0, 0 }, { 1, 0, 0, -1, 0, -2, 0, 1, 0 }, { 2, 2, 0, -2, -2, 0, 2, 0, 0 }, { 0, 2, 1, 0, 0, 2, -2, 0, -1 }, { 0, 1, 1, 1, -1, 1, -1, 0, -1 }, { 2, 0, -1, 0, 1, 0, -2, 1, 0 }, { 2, 0, 0, 0, 0, 0, 2, 0, 2 }, { -2, 0, 0, -1, 0, 1, 1, 0, 0 }, { 2, 0, 0, 0, 0, -2, -2, 0, 2 }, { 2, 0, 0, 0, 0, -2, -2, -2, 2 }, { 0, 0, 1, 1, -2, 0, 0, -1, 1 }, }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84.0535" calcext:value-type="float">
            <text:p>84.0535</text:p>
          </table:table-cell>
          <table:table-cell office:value-type="float" office:value="0.680335" calcext:value-type="float">
            <text:p>0.680335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5"/>
          <table:table-cell office:value-type="string" calcext:value-type="string">
            <text:p>{ { -1, -1, 1, 0, 2, -2, 1, 0, 1 }, { 1, 1, -1, -1, 0, 1, 0, 0, 1 }, { 0, 1, 0, 1, 0, 0, 0, -1, 2 }, { 1, 0, 0, 1, 1, 1, 0, 0, -1 }, { 0, 0, 0, 2, 1, 0, -2, -1, -1 }, { -1, -1, -1, 0, 0, -1, 0, 2, 0 }, { 0, 0, 0, -1, -1, 2, 2, 2, 0 }, { 1, 0, -1, 0, 0, -1, 0, -1, 1 }, { 0, 0, 0, -1, 2, 0, 1, 0, 0 }, { 0, 1, 2, 1, 0, -1, 0, 0, 0 }, { 1, 0, 0, 1, 0, -1, -1, 2, 2 }, { 1, 0, 0, -1, 2, 0, 0, -1, -2 }, { 2, 2, 0, -1, 0, 0, -1, 2, 0 }, { 0, 0, -1, 2, 1, 1, 0, 0, 0 }, { 1, 1, -1, 0, 1, 0, 2, -1, 0 }, { 0, -1, 0, -1, -1, 0, 0, 0, 2 }, { 0, -1, -1, 0, 2, 0, 2, 1, -1 }, { -1, 0, 0, 0, 0, 0, 1, 1, -2 }, { 0, -1, 0, -1, -1, 1, 1, 0, 2 }, { 0, -1, 0, 1, 0, 0, 0, -1, 1 }, { 0, 1, 0, -2, 0, 0, -1, 0, -1 }, { -1, -1, 1, -1, 1, -2, 1, -1, 2 }, { 0, 0, -2, 1, 0, -1, 0, 1, 1 }, { -1, -1, -1, -1, 0, 1, 2, -1, 1 }, { 0, 0, -1, 0, 0, 0, -1, 0, 2 }, { 0, -1, 0, 0, 0, 0, 1, 0, 0 }, { -1, -1, 0, 0, 0, 0, 1, 1, 0 }, }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67.5697" calcext:value-type="float">
            <text:p>67.5697</text:p>
          </table:table-cell>
          <table:table-cell office:value-type="float" office:value="0.737346" calcext:value-type="float">
            <text:p>0.737346</text:p>
          </table:table-cell>
          <table:table-cell table:style-name="ce7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-1, 0, 0, -1, 0, 2, 1, 0, -1 }, { -1, 0, 0, -1, 1, -1, -1, 2, 1 }, { 1, -2, 0, 0, 1, 0, 0, 1, 1 }, { 1, 1, -1, 0, 0, 0, -1, 0, 1 }, { -1, 0, 0, 0, 0, 1, 0, -1, 1 }, { 1, -1, 1, 0, 0, 1, 0, 0, -1 }, { 2, 0, 1, 0, -2, -1, 0, 0, -2 }, { 1, 0, 1, -1, 0, 1, -2, 0, 0 }, { 2, 1, 1, 1, 2, -2, 0, 0, -1 }, { 0, 1, 0, -1, 0, 2, 1, -1, 0 }, { 1, 0, 1, -2, 0, 0, 0, 0, -1 }, { 0, -2, 0, 0, 0, -1, -1, 0, 0 }, { 1, 0, 0, 1, 0, -2, 0, 0, 1 }, { -2, 0, 0, 0, 0, -1, 0, -1, 0 }, { 0, 0, 0, 0, 1, 0, -1, 0, 0 }, { 0, 2, 1, 0, 0, -1, 0, 0, 0 }, { 2, 0, 1, 0, 0, 0, 1, 1, -1 }, { 0, 0, 0, 0, 1, 0, 1, 1, 2 }, { 1, 1, -1, 0, -1, 1, 2, 0, -1 }, { 2, 0, 0, 0, -2, 1, 0, -1, 0 }, { 0, 0, 0, 1, 0, 0, 1, 0, 0 }, { 0, 2, 0, 0, 1, 0, 0, -1, 0 }, { 1, -2, 0, 1, 2, 0, 0, 0, -2 }, { -1, 0, 0, 0, 1, 0, -1, 1, 1 }, { -1, -2, 0, 0, 1, 1, 0, 0, -1 }, { 0, 0, 0, 1, -2, 2, 0, -2, 0 }, { 0, -1, -1, 0, 2, -1, 1, 0, 0 }, }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56.0485" calcext:value-type="float">
            <text:p>56.0485</text:p>
          </table:table-cell>
          <table:table-cell office:value-type="float" office:value="0.800808" calcext:value-type="float">
            <text:p>0.800808</text:p>
          </table:table-cell>
          <table:table-cell table:style-name="ce7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0, -2, 1, 0, 0, 0, 0, 1, 0 }, { 1, 1, 0, -1, 0, 0, 1, -2, 0 }, { 0, 0, 0, 1, 0, 0, 0, -1, 0 }, { -1, -2, 0, -1, 1, 0, -1, 2, 0 }, { 0, 2, 0, -2, 1, 0, -2, 0, 0 }, { 0, 1, 0, 1, 0, 0, 0, 1, 0 }, { 1, 0, 0, 0, 0, 1, 1, -1, 0 }, { 0, -1, -1, 2, 0, 0, 0, 1, -2 }, { 0, 1, 0, 1, 0, 0, -1, 1, -1 }, { 0, 0, -2, -1, 2, 1, 0, 1, 2 }, { 1, -1, 1, 0, 1, -1, 2, 1, 0 }, { 1, 0, 0, 2, 1, 0, -1, -1, 0 }, { 1, -1, 1, 1, 1, 1, 0, 0, -1 }, { 0, -1, -1, 1, 2, -1, 2, 2, 2 }, { 1, 0, 2, 0, -1, 0, 0, 0, 1 }, { 0, -1, 0, 0, -1, 0, -2, 0, -1 }, { -2, 2, -1, 1, 1, 1, -2, 0, 0 }, { -2, 1, -1, 0, 0, 0, 0, -2, -1 }, { -1, 2, 0, 0, 0, -1, 0, 0, 0 }, { -2, 1, 0, 1, -1, 0, 0, -2, 0 }, { 1, -1, 0, 0, 0, 1, 0, 0, 0 }, { 0, 0, 0, -1, 0, 1, 0, 0, 1 }, { 2, -2, 0, 1, 1, -1, 0, 0, 0 }, { 2, -1, 0, 0, 1, -1, 2, -2, 2 }, { 0, 0, 1, 0, 1, 0, 0, -1, 1 }, { 0, -1, 0, -1, 0, -2, 0, 0, 0 }, { 0, 0, -1, -2, 1, -1, 0, 0, 0 }, }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82.0152" calcext:value-type="float">
            <text:p>82.0152</text:p>
          </table:table-cell>
          <table:table-cell office:value-type="float" office:value="0.709446" calcext:value-type="float">
            <text:p>0.709446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5"/>
          <table:table-cell office:value-type="string" calcext:value-type="string">
            <text:p>{ { 0, 0, 0, 1, 0, -2, 0, 0, 1 }, { 0, 2, 1, 0, 0, 2, 0, 0, 1 }, { -1, 0, -1, 0, 0, 1, 1, 2, 0 }, { 0, 0, -1, 0, 1, 2, 0, 0, -1 }, { 1, 0, -2, 2, 1, 0, -1, 0, 0 }, { 1, 0, 0, -1, 0, 0, 0, 1, -1 }, { 2, -1, 0, 1, 0, 1, 0, 0, 0 }, { 0, -1, 0, 0, -1, 0, 0, -1, 0 }, { 0, 1, 0, -1, 0, 0, 0, 0, 1 }, { 0, 0, 1, -1, 0, 1, 2, 0, 0 }, { 1, 2, 0, 0, 1, 0, 0, 0, 2 }, { -2, 1, 1, 0, 0, -1, 0, 1, 1 }, { 2, 1, 1, 0, 0, -1, 0, -1, 0 }, { 0, 0, 0, 0, 1, 0, 0, 1, 0 }, { 1, 0, 0, -1, 2, 0, -1, 0, -1 }, { 0, 0, 0, 0, -2, 0, 1, 1, 0 }, { 0, 0, 1, 1, 2, -1, 0, -1, 0 }, { 1, 1, 1, 0, 1, 2, -1, 0, -2 }, { 0, 0, -1, 2, -1, 0, 2, -1, -1 }, { 0, 0, 1, -1, -1, -1, 0, 0, 1 }, { -1, -1, 1, 1, 0, 0, 1, -1, 0 }, { 0, 0, 0, 0, 0, 0, 2, -1, 0 }, { -1, 0, 0, 0, -2, 0, 1, 1, 0 }, { -1, 0, 0, 0, -1, 1, 1, 0, 0 }, { 0, 0, -1, 0, 1, 0, 1, 0, -1 }, { 0, -1, 0, -1, -2, 0, 0, 1, 1 }, { 0, -1, 0, 0, -1, 2, 0, -1, 1 }, }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125.366" calcext:value-type="float">
            <text:p>125.366</text:p>
          </table:table-cell>
          <table:table-cell office:value-type="float" office:value="0.547282" calcext:value-type="float">
            <text:p>0.547282</text:p>
          </table:table-cell>
          <table:table-cell table:style-name="ce7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1, 0, 0, -2, 1, 0, -1, 1, -1 }, { 0, 2, 1, 1, 0, 0, 0, 0, 0 }, { -1, 0, 0, 0, 0, 2, 0, 0, 0 }, { 0, 0, 2, 0, 0, 0, 1, 0, 0 }, { 1, 1, 0, 1, 1, -1, -1, -1, 0 }, { 0, -2, -1, -1, 1, 0, 0, 0, 1 }, { 0, -1, 0, -1, 0, 1, 0, -1, 0 }, { 0, 0, 1, 1, 0, 0, 0, 0, 0 }, { 0, 0, 0, 0, 2, 2, 0, -1, 0 }, { 1, 0, -1, 1, 0, 0, 0, 0, 0 }, { 1, 1, 2, 0, 0, 0, 0, 0, -1 }, { 0, 0, 0, 0, -2, 2, 0, 1, -1 }, { 0, 0, 0, 0, 0, 0, -1, 1, 0 }, { 1, 1, -1, 0, 1, 0, 1, 1, 1 }, { 0, 1, -1, 1, -1, 0, 0, 0, 0 }, { -2, 0, 1, 0, 2, 1, 0, -1, -1 }, { 0, 0, 0, 0, 0, -1, 0, 0, 0 }, { 0, 1, 2, 0, -1, 2, 1, 1, -1 }, { 1, 1, 0, 0, -2, 0, 0, 0, -2 }, { 0, 0, 0, 0, 0, 0, 1, 0, 1 }, { 2, -2, -1, -1, 0, -1, -1, 2, 1 }, { -2, 0, 0, -1, 1, 0, 1, 1, 1 }, { -1, 0, 0, 0, -1, 0, 0, 2, 1 }, { 0, 0, -2, 2, 0, 0, 0, 0, 0 }, { 0, -1, 1, 0, 0, 0, 0, 2, 0 }, { 0, -1, 0, 1, 0, 0, 0, 2, 0 }, { 0, 0, -1, 0, 1, -2, 0, 1, 0 }, }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90.8866" calcext:value-type="float">
            <text:p>90.8866</text:p>
          </table:table-cell>
          <table:table-cell office:value-type="float" office:value="0.696485" calcext:value-type="float">
            <text:p>0.696485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5"/>
          <table:table-cell office:value-type="string" calcext:value-type="string">
            <text:p>{ { 0, 0, -1, -2, 1, 1, 0, 0, 0 }, { 1, 0, 0, 1, 0, 0, 2, -2, 0 }, { 0, 1, -1, 1, 0, 0, 1, 0, 2 }, { 0, 0, 0, 2, 1, 2, 2, -1, -2 }, { 1, 1, 2, 0, 1, 0, 1, 0, 0 }, { 0, 0, 0, 0, 0, 0, 2, 0, 0 }, { 0, -2, 0, 0, -1, -2, 1, 1, 0 }, { 0, 1, 0, -1, 0, 0, -1, 1, 1 }, { 1, -1, 1, 1, -1, 1, 0, 1, 0 }, { 0, 0, 1, 0, 0, 0, 1, 0, 0 }, { -2, 0, 1, 1, -1, 0, 0, -1, 2 }, { 0, -2, 0, 0, 1, 0, -1, 0, 0 }, { -1, 0, 1, 1, 1, 1, -2, 0, -1 }, { 0, -1, 0, 0, -1, 1, 0, 0, 1 }, { -1, 0, 0, 2, 0, 0, 0, -2, 0 }, { 0, 0, 0, 1, 0, 0, 0, -1, -1 }, { -2, 1, 1, 0, 0, 0, 0, -1, -2 }, { 0, 0, 0, 0, -1, 0, 0, 1, 2 }, { -1, 1, 0, 0, 0, -1, 1, 0, 0 }, { 0, 0, 0, 0, 0, 0, 0, 0, 1 }, { -2, 0, -2, 0, 0, 1, 0, 0, 2 }, { 2, 0, 1, -1, 0, 0, -1, 1, 1 }, { -1, 0, -1, 1, 0, 2, -1, 0, -1 }, { -1, 0, -1, 2, -1, 0, 0, -1, 0 }, { -1, -1, 0, 1, 0, 1, 0, 0, -1 }, { -1, -2, 1, 0, 1, 0, 0, 1, -1 }, { -1, 0, -1, 1, 0, 0, 1, 0, -1 }, }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87.9975" calcext:value-type="float">
            <text:p>87.9975</text:p>
          </table:table-cell>
          <table:table-cell office:value-type="float" office:value="0.727583" calcext:value-type="float">
            <text:p>0.727583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5"/>
          <table:table-cell office:value-type="string" calcext:value-type="string">
            <text:p>{ { -1, -2, 0, 0, 1, 0, 0, 2, 0 }, { 0, 1, 0, 1, 0, 1, 1, 2, 0 }, { 0, -1, 1, 0, -1, 0, -1, 0, 2 }, { 0, 0, 0, 1, 0, -1, 0, 0, 0 }, { 0, 1, 0, 2, -1, 0, 1, 0, -1 }, { 1, 0, -1, -2, -2, 1, 0, 0, 2 }, { -1, 0, 0, 0, 0, 0, 0, 0, 0 }, { 2, 2, -2, -1, 0, 2, 0, -1, 1 }, { 0, -1, 1, 0, 0, 2, -1, -1, -1 }, { 1, 1, 0, 0, 0, 1, -1, -1, 0 }, { 1, 0, 0, 2, 1, 1, 0, 0, 1 }, { 1, 0, -2, 0, 1, 0, 1, 0, 0 }, { 0, 0, 0, 0, 1, 0, -1, 0, 0 }, { 0, 0, -2, -1, 0, 2, 1, 0, 2 }, { 0, -1, 0, 0, -1, 0, 1, 0, 0 }, { 2, 0, 0, 1, 0, -1, 1, 0, -1 }, { 0, -1, 0, 0, 1, 1, 0, 0, 1 }, { 1, 0, 0, 0, -1, 0, 0, 0, 1 }, { -1, 1, 1, 0, 0, 0, 0, -1, -2 }, { 0, 1, 0, 0, 2, 0, 1, 0, 1 }, { -2, 0, 1, 0, 0, 2, 0, 0, 1 }, { 0, 0, 0, 0, 1, 0, -2, -2, 0 }, { 0, -1, 0, -1, 0, 1, 0, 0, 0 }, { -1, -1, -1, 1, -1, 0, -2, 2, 0 }, { 0, -2, 1, 2, 0, 1, 0, 0, 0 }, { 0, -1, 0, 0, 0, 1, -1, 0, 0 }, { 0, -1, 0, 0, 0, 0, 1, 1, 0 }, }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89.3914" calcext:value-type="float">
            <text:p>89.3914</text:p>
          </table:table-cell>
          <table:table-cell office:value-type="float" office:value="0.712835" calcext:value-type="float">
            <text:p>0.712835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2, 1, 0, 1, 1, 0, 0, 0, 1 }, { 0, -1, 0, 0, 2, -2, 0, 1, 0 }, { 1, 0, 0, 1, -1, -2, 1, 1, 0 }, { 0, 1, 0, 0, 1, -1, 0, 0, 1 }, { 0, 1, 2, 1, 0, 1, 0, 0, -1 }, { 0, 1, 0, 0, -1, -1, 0, 0, 2 }, { 0, -1, 0, 0, 0, 1, 0, -1, 0 }, { 1, -2, 0, 0, 0, -1, 0, 1, 1 }, { 0, 1, 1, 2, 0, 1, 0, -1, 2 }, { 2, 0, 2, 2, 1, 0, -1, 0, 0 }, { 0, 0, 2, 0, 0, 1, -1, 0, 0 }, { 0, 0, -2, -1, -1, 2, 0, -1, 0 }, { 0, 0, 1, 0, 0, 2, 0, 0, 2 }, { -1, 0, -1, 0, 0, -1, 1, 0, 1 }, { 0, 0, 0, 1, 0, -1, 0, 1, 0 }, { 0, 2, 1, 1, 0, -1, -1, 1, 0 }, { 0, 0, 0, 1, 0, 0, 1, 0, 0 }, { -1, -1, 0, 2, 2, 0, -2, 0, 0 }, { 0, -2, -1, -1, 0, 1, 0, 0, 0 }, { 1, 0, -1, -1, -2, -1, 0, 2, 0 }, { 0, 2, 0, -1, -1, 0, -1, -1, 2 }, { 0, 0, 0, 0, 0, 1, -1, 0, 0 }, { -1, -2, -1, 0, -2, -1, 0, 0, 2 }, { -1, 0, 0, 0, 1, 0, 0, 2, -1 }, { -1, -2, -1, -1, 2, 0, 0, 0, 1 }, { -1, 0, -1, 1, -1, 1, 0, 0, 0 }, { -1, -1, 0, 0, -1, 0, 0, 0, 1 }, }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74.5036" calcext:value-type="float">
            <text:p>74.5036</text:p>
          </table:table-cell>
          <table:table-cell office:value-type="float" office:value="0.794614" calcext:value-type="float">
            <text:p>0.794614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5"/>
          <table:table-cell office:value-type="string" calcext:value-type="string">
            <text:p>{ { -2, -1, -1, 2, 0, 2, 1, 1, 2 }, { 1, 1, 1, 0, 0, 1, 0, -1, 0 }, { -1, 1, 0, 0, 2, 0, 2, -1, -1 }, { 0, 1, -1, 1, 0, 0, 0, 0, 0 }, { 1, -2, 1, 2, 0, -2, 2, 0, 0 }, { 1, 1, 0, 2, 1, 0, 0, -1, 0 }, { 0, 0, 1, 0, 0, 0, -2, 0, 0 }, { -1, -2, 0, 0, 2, -1, 1, 1, 1 }, { 0, 2, 0, 0, -2, 1, 0, 0, -1 }, { -1, 1, 0, 0, 1, 0, 0, 0, -1 }, { 0, -1, 0, 0, 2, 0, 1, -1, 0 }, { 0, 0, 0, 1, -1, 1, 0, 1, 0 }, { 0, 2, 1, -1, 1, 0, 0, 0, 0 }, { -1, 0, 0, 0, 0, 0, 0, 1, 2 }, { 0, 1, 0, 2, 0, 0, 0, 1, -1 }, { 1, -1, 0, 0, 1, 0, 1, 0, 0 }, { -1, 2, 0, 1, -2, 1, 1, 1, 0 }, { 0, 2, 1, 2, 0, 0, 0, 0, 0 }, { 1, 1, 0, 0, -2, 0, -1, -2, 0 }, { 0, 1, 0, 0, -1, 0, 0, 0, 0 }, { 0, 1, 2, 0, -1, 0, 2, 0, 0 }, { 0, 0, 2, 0, 1, -1, 0, 0, 1 }, { -1, -1, 0, 0, 1, 0, 0, 0, -1 }, { 0, 0, 0, 0, 1, 0, 0, -1, 0 }, { -1, -2, 0, 0, 1, 0, 0, 0, 1 }, { 0, -1, 0, -1, 0, 1, -1, -2, 2 }, { -1, 0, 0, -1, 1, 0, 0, 0, 0 }, }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89.2153" calcext:value-type="float">
            <text:p>89.2153</text:p>
          </table:table-cell>
          <table:table-cell office:value-type="float" office:value="0.671888" calcext:value-type="float">
            <text:p>0.671888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5"/>
          <table:table-cell office:value-type="string" calcext:value-type="string">
            <text:p>{ { 2, 1, 1, 0, 1, 0, 0, 1, 1 }, { 1, 0, 2, 0, 1, 0, -1, 0, 0 }, { 1, 0, 0, 0, -1, -1, -1, -1, 0 }, { 0, 0, -1, -2, 0, 0, 2, 0, 0 }, { -1, -1, 0, -2, 1, 0, 0, 0, 1 }, { -1, -1, 0, 0, 1, 0, 1, 0, 0 }, { 0, 0, -2, 1, -2, 0, 0, 0, 0 }, { -2, -2, -1, 1, -2, 0, 1, 0, 0 }, { 0, 2, 1, 1, 0, 0, 1, 2, -1 }, { 1, 0, 0, 0, 1, 0, 0, 2, 0 }, { 0, 0, 0, 0, 1, 1, 1, -1, 2 }, { 1, 0, 1, 0, 1, -1, 1, 0, 0 }, { -1, 0, 0, -2, 1, 0, -2, -1, 1 }, { 0, 1, 0, -2, 0, 1, 2, -2, 0 }, { 0, 0, 2, 0, 1, -1, 0, 0, 0 }, { 0, -2, -1, 1, -1, 0, 0, 0, 0 }, { 0, -1, 1, 0, 2, 0, 2, 1, 0 }, { 0, -1, 0, 1, -2, 2, 0, 0, 0 }, { 1, 1, 1, 1, 0, -2, -1, 0, 0 }, { 1, -1, 1, -1, 0, 0, 2, 1, 0 }, { 1, 1, 1, 0, 0, 0, 0, 1, -1 }, { 1, 0, -1, 0, 1, 0, 0, -1, -1 }, { 0, -1, 0, 1, 1, 1, -1, 1, 0 }, { 0, 0, 0, 1, -1, 2, -2, 0, 1 }, { -2, 0, 0, -1, 0, -1, 0, 2, 2 }, { 0, 0, 1, 1, 0, 1, 0, 1, -1 }, { 0, -1, -1, -1, 1, 2, 1, -1, 0 }, }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83.5092" calcext:value-type="float">
            <text:p>83.5092</text:p>
          </table:table-cell>
          <table:table-cell office:value-type="float" office:value="0.690654" calcext:value-type="float">
            <text:p>0.690654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0, 0, 0, 1, 0, -2, 0, 0, 1 }, { 0, 2, 1, 0, 0, 2, 0, 0, 1 }, { -1, 0, -1, 0, 0, 1, 1, 2, 0 }, { 0, 0, -1, 0, 1, 2, 0, 0, -1 }, { 1, 0, -2, 2, 1, 0, -1, 0, 0 }, { 1, 0, 0, -1, 0, 0, 0, 1, -1 }, { 2, -1, 0, 1, 0, 1, 0, 0, 0 }, { 0, -1, 0, 0, -1, 0, 0, -1, 0 }, { 0, 1, 0, -1, 0, 0, 0, 0, 1 }, { 0, 0, 1, -1, 0, 1, 2, 0, 0 }, { -1, 2, 0, 0, 1, 0, 0, 0, 2 }, { -2, 1, 1, 0, 0, 0, 0, 1, 1 }, { 2, 1, 1, 0, 0, -1, 0, -1, 0 }, { 0, 0, 0, 0, 1, 0, 0, 1, 0 }, { 1, 0, 0, -1, 2, 0, -1, 0, -1 }, { 0, 0, 0, 0, -2, 0, 1, 1, 0 }, { 0, 0, 1, 1, 2, -1, 0, -1, 0 }, { 1, 1, 1, 0, 1, 2, -1, 0, -2 }, { 0, 0, -1, 2, -1, 0, 2, -1, -1 }, { 0, 0, 1, -1, -1, -1, 0, 0, 1 }, { -1, -1, 1, 1, 0, 0, 1, -1, 0 }, { 0, 0, 0, 0, 0, 0, 2, -1, 0 }, { -1, 0, 0, 0, -2, 0, 1, 1, 0 }, { -1, 0, 0, 0, -1, -1, 1, 0, 0 }, { 0, 0, -1, 0, 1, 0, 1, 0, -1 }, { 0, -1, 0, -1, -2, 0, 0, 1, 1 }, { 0, -1, 0, 0, -1, 2, 0, -1, 1 }, }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76.6409" calcext:value-type="float">
            <text:p>76.6409</text:p>
          </table:table-cell>
          <table:table-cell office:value-type="float" office:value="0.701911" calcext:value-type="float">
            <text:p>0.701911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{ { 1, 0, 1, -1, 1, 0, -1, 0, -1 }, { 2, 0, 0, 2, 2, 2, 0, 0, 0 }, { -1, -2, 0, 0, 2, -1, 1, 0, 2 }, { -1, 1, 1, 0, 2, -2, 0, 0, 0 }, { -1, 2, 2, 0, 1, 0, 0, 0, 0 }, { 1, -1, 0, 0, -1, 0, -1, 1, 0 }, { 1, 0, 1, 2, -1, 0, 0, 0, -2 }, { 2, 0, 0, 2, -1, 1, 2, 1, -1 }, { 1, 2, 0, -1, 2, 0, 0, 0, 0 }, { 0, 0, 2, 1, 0, 0, 0, 0, 0 }, { 0, 2, 0, 0, -1, 0, 0, -2, 0 }, { 0, -2, 1, 0, 1, 0, -1, -2, 0 }, { 1, -1, 1, -1, 1, 2, 1, 2, 0 }, { 0, 0, 2, -1, 0, 0, 0, 0, 0 }, { 0, -1, 0, 0, 0, 2, 0, 0, 1 }, { 0, 0, 0, 1, 1, 0, 2, -1, -1 }, { 2, 1, 1, 0, -2, 0, 0, 0, -2 }, { 0, 0, 1, 0, 0, 1, 0, -1, 0 }, { 1, 1, 0, -1, 0, 2, 0, 1, 0 }, { 0, 1, 1, 2, 1, 0, 0, 0, 1 }, { 2, 0, -1, 1, 0, 2, 0, 0, 0 }, { -1, 0, -1, 1, 0, -1, 2, 0, 1 }, { 1, 0, -1, 0, 0, 0, 1, -1, 1 }, { 0, -1, 0, 0, 0, 0, 1, -1, 1 }, { 0, 0, -1, 0, 0, 0, 2, -2, 1 }, { 0, 0, -1, 1, 0, 0, 1, -1, 0 }, { 2, 1, -1, -1, 0, 2, 0, 0, 0 }, }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66.1631" calcext:value-type="float">
            <text:p>66.1631</text:p>
          </table:table-cell>
          <table:table-cell office:value-type="float" office:value="0.761462" calcext:value-type="float">
            <text:p>0.761462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5"/>
          <table:table-cell table:style-name="ce10" office:value-type="string" calcext:value-type="string">
            <text:p>{ { 0, -1, 0, -1, 0, 2, 1, 2, 0 }, { 0, 0, 1, 0, -1, -1, 0, 1, 0 }, { 1, -2, -1, 0, 0, 0, 1, 1, -1 }, { -1, 0, -1, 0, 0, 0, 0, 0, 0 }, { 0, 1, 1, 0, -1, 0, -1, 1, 2 }, { 0, 0, 0, 0, 1, 0, 2, -1, 1 }, { -1, 0, -1, 0, 0, 0, 0, 2, 0 }, { -1, 0, 1, 2, 0, 1, 1, 0, 0 }, { 0, 1, 0, -2, -1, 0, -1, 1, 2 }, { 0, 0, 2, 1, 0, 2, 1, -1, 0 }, { 0, 0, 0, 2, 2, 1, 0, 0, 2 }, { 2, 1, 2, 0, 0, 0, 0, 0, 0 }, { 1, 1, 0, 0, 0, -1, 1, -1, 1 }, { -2, -1, 1, 0, 0, 0, 0, 0, 2 }, { -1, 0, 0, 1, 0, 0, 0, 0, 0 }, { 0, 0, -2, 0, 1, 1, 0, 1, 0 }, { 0, -2, 0, 0, 0, 0, 1, 1, -2 }, { -1, 1, 0, -1, 0, 0, -1, 2, 0 }, { 0, -1, 1, 0, 0, 1, 0, 0, -2 }, { 0, 0, 0, 1, 0, 1, 1, 0, -2 }, { 0, -1, 0, 0, 0, 1, 0, -1, 2 }, { 0, 0, -2, 1, 0, 0, 0, 1, 2 }, { 0, 1, 0, 1, -2, 1, 2, 0, -1 }, { -2, -1, 1, 1, 0, 0, 0, 1, 2 }, { -1, 0, 0, 2, 0, 0, 2, 0, -1 }, { 0, 2, 0, 0, -1, 1, 0, 0, 0 }, { 0, 0, 0, 0, -1, 0, 2, 0, 0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78.0628" calcext:value-type="float">
            <text:p>78.0628</text:p>
          </table:table-cell>
          <table:table-cell office:value-type="float" office:value="0.756798" calcext:value-type="float">
            <text:p>0.756798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table:style-name="ce10" office:value-type="string" calcext:value-type="string">
            <text:p>{ { 0, 2, 0, 1, 1, 2, 2, 2, 0 }, { 1, 0, 2, 0, -1, 2, 1, 0, -1 }, { -1, -1, 1, 0, 2, 1, -1, -2, 0 }, { 0, -1, 0, 1, 2, -1, 0, 0, 0 }, { -1, 0, 1, 2, 0, 1, -1, 0, -1 }, { -1, -1, 0, 0, 2, 0, 1, -2, 2 }, { 0, 2, 0, 1, 0, 0, 2, 1, 0 }, { 0, 1, -1, 1, 1, -1, -1, 0, 0 }, { 0, -1, 0, 0, 0, -2, -1, 0, 1 }, { 0, 0, 0, 2, 2, 1, 0, 0, -2 }, { 1, 2, 0, 1, 0, 0, 0, 1, 1 }, { 0, 2, 1, 2, 2, 0, 0, -2, -2 }, { -1, 0, 0, 0, 0, 0, 1, 0, 0 }, { 1, 0, -1, -1, -2, 0, 0, 2, 0 }, { 0, 0, -2, 0, 0, -1, 1, 0, 0 }, { -1, 2, -1, 0, 0, -1, -1, 1, 0 }, { 2, -2, -1, 0, 0, 0, 1, 0, 1 }, { 0, -1, 2, 1, 0, 1, 0, -1, -2 }, { 0, 0, 1, 0, 1, 0, 0, -1, 0 }, { 0, 2, 2, 0, 0, 0, -1, 1, 0 }, { 1, -1, 1, -1, 0, 1, 0, 0, 0 }, { -1, 2, 0, 0, 1, 0, 0, -2, 0 }, { 0, -1, 0, 0, 1, 0, 0, 1, -1 }, { 0, 0, -1, -1, 0, 0, 2, -2, 0 }, { -1, 0, 0, 0, -1, 2, 0, 0, 0 }, { -1, -2, 2, 0, 0, 1, 0, 0, 1 }, { -1, 0, 0, 0, 0, 1, 0, -1, 0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43.2735" calcext:value-type="float">
            <text:p>43.2735</text:p>
          </table:table-cell>
          <table:table-cell office:value-type="float" office:value="0.695279" calcext:value-type="float">
            <text:p>0.695279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5"/>
          <table:table-cell table:style-name="ce10" office:value-type="string" calcext:value-type="string">
            <text:p>{ { 1, 2, 0, -1, -1, 0, 1, 2, 0 }, { 1, 1, 0, -1, 0, -2, -2, 0, -2 }, { 1, 0, 2, -1, -1, 1, 1, 0, 1 }, { 0, 0, 0, 0, 0, 0, 1, 0, 0 }, { 0, -1, 0, 0, 0, 0, 0, -1, -1 }, { 2, 0, 1, 2, 1, -1, 2, 0, 2 }, { 0, 0, 0, 0, 2, 0, 0, 0, -1 }, { 0, 1, 0, 1, -2, -1, -1, 0, 1 }, { 2, 0, 0, -2, 0, 0, -1, 0, 2 }, { -1, 1, 1, 0, 0, -1, 0, 2, 2 }, { 1, 1, 0, -2, 0, 1, 1, -1, 0 }, { 0, -1, 0, 0, 0, 0, -1, 0, -1 }, { 0, 0, 0, 0, 1, 0, 0, -1, 1 }, { 0, 1, 0, 0, -2, 0, 0, 0, 0 }, { 0, -1, 1, 0, 0, 1, 0, 1, -1 }, { 0, 0, 1, 1, 0, 1, 0, -1, -2 }, { 2, 2, 0, 0, 0, 0, -2, 0, 0 }, { 0, 0, 2, 0, -1, -1, -1, 1, 0 }, { -1, -1, 2, 0, -1, 0, 0, -1, -1 }, { 0, 0, 0, 0, 1, 0, 0, 0, 1 }, { -1, 0, 0, 0, -2, 0, 0, -1, 0 }, { 0, 0, 1, -1, 1, 0, 0, -2, -1 }, { 0, 0, 0, 2, -2, 1, 1, 0, 0 }, { 1, -1, 0, 1, 1, 1, 1, 1, -2 }, { 0, 0, 0, 1, 1, 1, 0, 0, -1 }, { 0, -1, 0, 2, 0, 1, 0, -2, -1 }, { 0, 0, 0, 1, 0, 1, 0, 2, -1 }, }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110.545" calcext:value-type="float">
            <text:p>110.545</text:p>
          </table:table-cell>
          <table:table-cell office:value-type="float" office:value="0.53539" calcext:value-type="float">
            <text:p>0.53539</text:p>
          </table:table-cell>
          <table:table-cell table:style-name="ce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{ { 0, 1, -1, -1, 0, -1, 0, 0, 0 }, { -1, 1, 1, 1, 1, 0, 1, 1, 1 }, { 0, 1, 0, 1, 0, 2, -2, 0, 0 }, { 0, 0, -1, -1, 0, 1, 2, 0, -1 }, { 2, 0, 0, -1, 1, 0, 1, 0, 0 }, { 1, 0, 0, 1, -1, -1, -1, 0, 1 }, { -1, -2, 0, 0, 2, 0, 0, 1, 0 }, { 1, 2, 0, 0, -2, 1, 0, -1, 2 }, { 0, -1, -1, 0, 1, 0, 1, 0, -2 }, { 0, 1, 0, 0, 0, 0, 0, 0, 0 }, { 0, 0, 2, 1, 1, 0, 1, 0, 0 }, { 0, 2, 1, 0, 0, -1, -1, 0, 0 }, { 1, -1, -1, -2, -1, 0, 0, -1, 1 }, { 0, 1, 1, 0, 1, -1, -1, -1, 2 }, { 0, 1, -1, -1, 0, -1, 2, 0, 1 }, { -2, -1, 2, 1, 0, 0, 0, 0, 0 }, { 0, 0, 0, 1, 1, -2, -1, 0, 1 }, { 0, 1, 2, 0, 0, 0, 0, -1, 0 }, { 0, 2, -1, 1, -2, 0, 1, 1, -1 }, { 0, 0, 0, 1, 0, 0, 0, 1, -1 }, { 0, -1, 0, 0, 2, 0, -1, 0, 0 }, { 1, 0, -2, 0, -2, 0, 1, 0, -1 }, { 0, -1, -1, 0, 0, -2, 2, 0, 0 }, { -2, 0, -2, 1, 1, 2, -1, 0, 1 }, { 0, 1, 0, 0, -1, 0, 0, 0, 2 }, { -1, 0, 0, 0, 0, 0, 0, 0, 2 }, { 0, 0, -1, 1, 0, 0, 0, 0, 0 }, }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54.8102" calcext:value-type="float">
            <text:p>54.8102</text:p>
          </table:table-cell>
          <table:table-cell office:value-type="float" office:value="0.761626" calcext:value-type="float">
            <text:p>0.761626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table:style-name="ce10" office:value-type="string" calcext:value-type="string">
            <text:p>{ { 0, 1, 1, 2, 0, 1, -2, 1, 0 }, { 0, 0, 0, -1, 0, -2, 0, 0, 0 }, { 2, 0, 0, 0, 2, 0, 0, 0, -1 }, { 0, -1, -1, 0, 2, -2, 0, -1, 0 }, { 1, 0, 2, 0, -1, 0, 0, 0, 0 }, { 1, 0, -1, 1, 0, -1, 0, 2, 2 }, { -1, -1, 0, -1, 2, 0, 2, 0, -1 }, { -2, 0, 0, 0, 0, 0, -1, 0, 2 }, { 0, 0, -1, 1, -2, 0, 1, 0, 0 }, { 1, 0, 1, -2, 1, 0, 2, 0, 1 }, { 0, 0, 2, -1, 0, -1, 1, 0, 1 }, { 0, 1, 0, 2, 0, 0, 1, -2, 0 }, { 0, 1, 0, 1, -2, 1, 0, 0, 0 }, { 1, 1, 0, 1, -1, -1, -1, 1, 2 }, { 2, 0, 0, 0, -1, 1, -1, 0, 1 }, { -1, -1, 0, 2, 0, -1, 0, 2, -1 }, { -1, 0, 0, 0, 0, -1, 2, 0, 0 }, { 0, 0, -1, 1, 0, 1, 0, 0, -1 }, { -2, 0, 0, 1, 0, 0, 1, -1, 0 }, { 1, -1, 1, 0, 0, 0, 0, 0, 0 }, { 0, 2, 0, 0, 0, 0, 0, 1, 0 }, { 0, 1, 1, 0, 0, 0, 0, 0, 0 }, { 0, 0, 0, -1, 0, 1, 0, -2, -1 }, { 0, 0, 0, 0, 0, 0, 0, 0, 0 }, { 0, -1, 1, 0, 2, 0, 0, -1, 1 }, { 0, 0, -1, 0, -1, -1, 0, 0, 1 }, { 0, 0, 2, 1, 1, 0, 1, -1, 0 }, }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irectional motion + complexity</text:p>
          </table:table-cell>
          <table:table-cell/>
          <table:table-cell office:value-type="float" office:value="63.6758" calcext:value-type="float">
            <text:p>63.6758</text:p>
          </table:table-cell>
          <table:table-cell office:value-type="float" office:value="0.703019" calcext:value-type="float">
            <text:p>0.703019</text:p>
          </table:table-cell>
          <table:table-cell table:style-name="ce3" office:value-type="boolean" office:boolean-value="true" calcext:value-type="boolean">
            <text:p>TRUE</text:p>
          </table:table-cell>
          <table:table-cell/>
          <table:table-cell table:style-name="ce10" office:value-type="string" calcext:value-type="string">
            <text:p>{ { 0, 0, 2, 1, 1, 1, -1, 1, 1 }, { 0, -2, -1, 0, 0, 2, 1, -1, 2 }, { 0, -1, -2, 0, 0, 0, 0, 0, 2 }, { 0, -1, 0, -1, -1, 0, 1, 0, 0 }, { 1, 0, 0, -1, 0, -1, 0, -2, -1 }, { 0, -1, -1, -2, 0, 1, 0, 0, 1 }, { 0, -1, 2, 0, 0, 0, 0, 0, 1 }, { 0, 0, -2, 0, 0, -1, 0, 0, 2 }, { -1, -1, -1, 0, 1, 0, 2, 0, 0 }, { 1, 0, 0, -1, 0, -2, 1, -1, 0 }, { -1, -1, 1, 0, 0, 0, 1, 1, 2 }, { 0, 1, -1, 1, 0, 0, 0, -1, 0 }, { 2, 0, 2, -1, 0, 2, -2, -1, 0 }, { -1, -1, -1, 0, -1, 0, 0, 0, 0 }, { 1, -2, 0, 0, -1, -1, 1, 1, 0 }, { 0, 2, 0, 0, -1, 1, 1, 1, 0 }, { 2, 0, -1, 0, -1, 0, -2, -1, 1 }, { 0, 0, 0, 0, -1, 0, 0, 2, 0 }, { -1, 0, 0, 0, 0, -1, 2, 0, 0 }, { 0, 0, -1, 0, -1, 2, 0, -1, 0 }, { 0, 0, 0, 0, 2, -1, -1, 1, -1 }, { 0, 0, 0, 0, -1, 0, 1, 0, 0 }, { 0, 0, 0, 1, 0, 1, 0, 0, 0 }, { 0, 0, 0, 1, 1, -1, 0, 0, 0 }, { 0, 0, 0, 1, 0, 0, 0, 0, 0 }, { 0, 0, 0, 1, 0, 0, 0, 0, 0 }, { 0, 0, 2, 0, 0, 0, 0, -2, 0 }, }</text:p>
          </table:table-cell>
          <table:table-cell table:number-columns-repeated="1016"/>
        </table:table-row>
        <table:table-row table:style-name="ro1">
          <table:table-cell table:style-name="ce3"/>
          <table:table-cell table:number-columns-repeated="2"/>
          <table:table-cell table:style-name="ce5" table:number-columns-repeated="3"/>
          <table:table-cell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 table:style-name="ce3"/>
          <table:table-cell table:number-columns-repeated="2"/>
          <table:table-cell table:style-name="ce5" table:number-columns-repeated="4"/>
          <table:table-cell table:style-name="ce10"/>
          <table:table-cell table:number-columns-repeated="101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Default" office:value-type="float" office:value="110.654" calcext:value-type="float">
            <text:p>110.654</text:p>
          </table:table-cell>
          <table:table-cell table:style-name="Default" office:value-type="float" office:value="0.60405" calcext:value-type="float">
            <text:p>0.60405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small genome (see Fig. S7)</text:p>
          </table:table-cell>
          <table:table-cell table:style-name="ce10" office:value-type="string" calcext:value-type="string">
            <text:p>{ { 1, 1, 0, -2, 0, 1 }, { 0, 2, -1, 2, 0, 2 }, { 0, 0, -1, 1, 0, -2 }, { 0, 2, 2, 0, -1, 1 }, { 0, -1, 0, 1, 0, 2 }, { 0, 2, -1, 0, -1, 0 }, { -1, -1, 0, -1, 0, 1 }, { 1, 0, 0, 1, 1, 1 }, { 2, 2, 0, 0, 0, 0 }, { 1, 2, 1, 0, -1, -1 }, { 0, 0, 0, 0, 1, -1 }, { 0, 0, 0, 0, 1, -1 }, }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Default" office:value-type="float" office:value="128.047" calcext:value-type="float">
            <text:p>128.047</text:p>
          </table:table-cell>
          <table:table-cell table:style-name="Default" office:value-type="float" office:value="0.490509" calcext:value-type="float">
            <text:p>0.490509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small genome (see Fig. S7)</text:p>
          </table:table-cell>
          <table:table-cell table:style-name="ce10" office:value-type="string" calcext:value-type="string">
            <text:p>{ { 0, 0, 2, -1, 0, 0 }, { -1, -1, 0, 1, 0, 1 }, { 1, 0, 0, 0, 1, 1 }, { 1, 0, 0, 0, 1, -1 }, { -1, -1, 1, 0, -2, 2 }, { 0, 0, 0, 0, 1, 0 }, { 2, 1, 1, -1, -2, -1 }, { 2, 0, 0, 1, -1, 0 }, { 0, 0, -1, 1, 0, 1 }, { 0, 0, 0, 0, 0, -2 }, { 0, 0, -1, 0, 0, 1 }, { 0, 0, -1, 0, 0, 1 }, }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Default" office:value-type="float" office:value="118.379" calcext:value-type="float">
            <text:p>118.379</text:p>
          </table:table-cell>
          <table:table-cell table:style-name="Default" office:value-type="float" office:value="0.543556" calcext:value-type="float">
            <text:p>0.543556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small genome (see Fig. S7)</text:p>
          </table:table-cell>
          <table:table-cell table:style-name="ce10" office:value-type="string" calcext:value-type="string">
            <text:p>{ { 0, 0, 0, 2, 0, -1 }, { 0, 2, 1, 1, -2, 0 }, { 0, 0, 0, 2, 0, 0 }, { -1, 0, 0, 1, 1, 1 }, { 2, 0, -1, 0, 0, 0 }, { 1, 0, 0, 0, 1, -2 }, { 0, 0, -1, 1, 2, 1 }, { 0, 0, -1, 0, 2, -1 }, { 1, -1, 0, -1, -1, 0 }, { 0, -1, -1, 1, -1, 0 }, { 0, -1, 0, 0, 1, 0 }, { -1, 0, -1, 1, 0, 1 }, }</text:p>
          </table:table-cell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Default" office:value-type="float" office:value="103.844" calcext:value-type="float">
            <text:p>103.844</text:p>
          </table:table-cell>
          <table:table-cell table:style-name="Default" office:value-type="float" office:value="0.686719" calcext:value-type="float">
            <text:p>0.686719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mall genome (see Fig. S7)</text:p>
          </table:table-cell>
          <table:table-cell table:style-name="ce10" office:value-type="string" calcext:value-type="string">
            <text:p>{ { -2, 0, 0, 0, 0, 0 }, { 0, 0, 1, 0, 0, -1 }, { 0, -2, 1, 0, 1, 1 }, { 1, 1, 0, 1, -1, 1 }, { 0, -2, 0, 1, 1, 0 }, { 0, 0, -1, -1, 1, 1 }, { 0, -1, 0, -1, 0, 1 }, { 0, -1, 0, 1, -1, 1 }, { 1, 1, 1, -1, 0, -1 }, { 0, -1, 0, -1, 1, 0 }, { -1, 0, -1, 0, 1, 0 }, { 0, 0, 2, 2, 0, -2 }, }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Default" office:value-type="float" office:value="125.32" calcext:value-type="float">
            <text:p>125.32</text:p>
          </table:table-cell>
          <table:table-cell table:style-name="Default" office:value-type="float" office:value="0.693784" calcext:value-type="float">
            <text:p>0.693784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mall genome (see Fig. S7)</text:p>
          </table:table-cell>
          <table:table-cell table:style-name="ce10" office:value-type="string" calcext:value-type="string">
            <text:p>{ { 0, 0, 1, 0, 0, 2 }, { 1, -1, 1, 2, 0, -2 }, { 1, 0, 0, 0, 0, 2 }, { 2, 0, -2, -1, 2, -1 }, { 0, 2, 0, 2, 0, 0 }, { 1, -2, 2, -1, 0, -1 }, { 1, 1, 0, 0, -1, 0 }, { 0, 1, 0, 0, 1, 0 }, { 0, 1, 1, 0, 0, -1 }, { 1, 0, 0, -1, -2, 0 }, { 0, -1, -1, 1, 0, 1 }, { -1, -1, 0, 1, 0, 1 }, }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complexity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Default" office:value-type="float" office:value="119.626" calcext:value-type="float">
            <text:p>119.626</text:p>
          </table:table-cell>
          <table:table-cell table:style-name="Default" office:value-type="float" office:value="0.539296" calcext:value-type="float">
            <text:p>0.539296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small genome (see Fig. S7)</text:p>
          </table:table-cell>
          <table:table-cell table:style-name="ce10" office:value-type="string" calcext:value-type="string">
            <text:p>{ { -2, -1, 1, 0, 2, 0 }, { 0, 1, 1, -1, 2, -1 }, { 0, -1, 2, 0, -1, 1 }, { -1, 2, 0, -1, -1, 0 }, { -1, 0, 1, 0, 1, -1 }, { 0, 0, 0, 1, 0, 1 }, { -1, 0, 0, -1, 1, 2 }, { 0, 0, 1, 0, 0, 0 }, { 1, 2, 1, 2, 0, -1 }, { 0, 0, 0, 0, 0, 0 }, { 0, 0, -1, 0, 0, 1 }, { 0, -1, -1, 0, 0, 1 }, }</text:p>
          </table:table-cell>
          <table:table-cell table:number-columns-repeated="1016"/>
        </table:table-row>
        <table:table-row table:style-name="ro1">
          <table:table-cell table:style-name="ce3"/>
          <table:table-cell table:number-columns-repeated="2"/>
          <table:table-cell table:style-name="ce5" table:number-columns-repeated="3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3"/>
          <table:table-cell table:number-columns-repeated="2"/>
          <table:table-cell table:style-name="ce5" table:number-columns-repeated="3"/>
          <table:table-cell/>
          <table:table-cell table:style-name="Default"/>
          <table:table-cell table:style-name="ce5"/>
          <table:table-cell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irectional motion + complexity</text:p>
          </table:table-cell>
          <table:table-cell/>
          <table:table-cell table:style-name="Default" office:value-type="float" office:value="38.7019" calcext:value-type="float">
            <text:p>38.7019</text:p>
          </table:table-cell>
          <table:table-cell table:style-name="Default" office:value-type="float" office:value="0.811484" calcext:value-type="float">
            <text:p>0.811484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mall genome (see Fig. S7)</text:p>
          </table:table-cell>
          <table:table-cell table:style-name="ce10" office:value-type="string" calcext:value-type="string">
            <text:p>{ { 1, 1, 0, 0, 1, 0 }, { -2, 0, 1, 0, 0, 0 }, { 0, 0, -2, 0, 0, 0 }, { 1, 1, 0, 0, 0, 0 }, { 0, 0, 1, -1, 2, 0 }, { -2, 0, -1, 0, 0, 1 }, { 2, 2, 1, 1, 1, -1 }, { 0, 1, 2, 0, 0, -2 }, { 0, 0, 1, -1, 0, 1 }, { 0, 1, 0, -1, -1, 1 }, { 0, -1, 2, 0, -1, 0 }, { 0, 0, 0, 2, 0, 0 }, }</text:p>
          </table:table-cell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directional motion + complexity</text:p>
          </table:table-cell>
          <table:table-cell/>
          <table:table-cell table:style-name="Default" office:value-type="float" office:value="64.528" calcext:value-type="float">
            <text:p>64.528</text:p>
          </table:table-cell>
          <table:table-cell table:style-name="Default" office:value-type="float" office:value="0.807367" calcext:value-type="float">
            <text:p>0.807367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mall genome (see Fig. S7)</text:p>
          </table:table-cell>
          <table:table-cell table:style-name="ce10" office:value-type="string" calcext:value-type="string">
            <text:p>{ { 0, 1, 1, -1, -2, 0 }, { -2, 0, -1, 1, 0, 1 }, { 2, 1, 2, 0, -2, 0 }, { 0, 0, -2, 2, 0, 0 }, { -1, 0, -1, 2, -2, 0 }, { 1, 0, -1, 1, 1, 1 }, { 1, -1, 0, -1, -2, -1 }, { 0, 0, 1, 0, -1, 0 }, { 0, 0, -1, 0, 0, 1 }, { 0, 0, -1, 1, 0, 0 }, { -2, 2, -2, 0, -1, 0 }, { 1, 0, 0, 0, 0, -1 }, }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directional motion + complexity</text:p>
          </table:table-cell>
          <table:table-cell/>
          <table:table-cell table:style-name="Default" office:value-type="float" office:value="51.9859" calcext:value-type="float">
            <text:p>51.9859</text:p>
          </table:table-cell>
          <table:table-cell table:style-name="Default" office:value-type="float" office:value="0.801944" calcext:value-type="float">
            <text:p>0.801944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mall genome (see Fig. S7)</text:p>
          </table:table-cell>
          <table:table-cell table:style-name="ce10" office:value-type="string" calcext:value-type="string">
            <text:p>{ { 0, -1, 0, 2, 0, 1 }, { 0, 0, 0, 0, 1, 2 }, { -1, 1, 0, 1, -2, 0 }, { 0, -1, 0, 2, -2, 0 }, { 0, 1, -1, 0, 0, 0 }, { 1, 0, 0, 0, -2, 1 }, { -1, 0, -2, 0, 1, 0 }, { 0, -1, 2, 0, 1, -1 }, { 2, 0, 2, 0, -1, 0 }, { 0, 1, -1, 0, -1, 1 }, { 1, 1, 0, 0, -2, -1 }, { 0, 0, 1, -1, 0, 0 }, }</text:p>
          </table:table-cell>
          <table:table-cell table:number-columns-repeated="101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directional motion + complexity</text:p>
          </table:table-cell>
          <table:table-cell/>
          <table:table-cell table:style-name="Default" office:value-type="float" office:value="70.3612" calcext:value-type="float">
            <text:p>70.3612</text:p>
          </table:table-cell>
          <table:table-cell table:style-name="Default" office:value-type="float" office:value="0.750919" calcext:value-type="float">
            <text:p>0.750919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mall genome (see Fig. S7)</text:p>
          </table:table-cell>
          <table:table-cell table:style-name="ce10" office:value-type="string" calcext:value-type="string">
            <text:p>{ { 0, 1, -2, 2, 0, 1 }, { 0, 0, -1, 2, 0, 0 }, { 0, -1, 1, 1, 0, 0 }, { -1, 0, 0, -1, 0, 1 }, { 1, 1, -1, 0, 0, -1 }, { 1, 1, -1, 1, 0, 0 }, { 1, 0, 0, 0, 0, 0 }, { 0, 0, 0, 0, 0, 1 }, { 0, 1, 0, -2, 1, 0 }, { 0, 0, 1, 0, -1, 0 }, { -1, 0, 0, 0, 1, 1 }, { -1, 0, 0, 0, 0, 1 }, }</text:p>
          </table:table-cell>
          <table:table-cell table:number-columns-repeated="101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directional motion + complexity</text:p>
          </table:table-cell>
          <table:table-cell/>
          <table:table-cell table:style-name="Default" office:value-type="float" office:value="51.242" calcext:value-type="float">
            <text:p>51.242</text:p>
          </table:table-cell>
          <table:table-cell table:style-name="Default" office:value-type="float" office:value="0.756878" calcext:value-type="float">
            <text:p>0.756878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mall genome (see Fig. S7)</text:p>
          </table:table-cell>
          <table:table-cell table:style-name="ce10" office:value-type="string" calcext:value-type="string">
            <text:p>{ { 0, 0, 0, 2, 1, 0 }, { 1, -2, -1, -1, 2, 0 }, { 2, -1, 0, -1, 2, 1 }, { 1, 0, 0, 1, 0, 0 }, { -1, 1, 1, 0, 1, 0 }, { 1, 1, 0, 0, 1, 1 }, { 1, 1, 0, 0, -2, 0 }, { 0, 0, -2, 2, -1, 1 }, { 0, 2, 0, 0, 1, 0 }, { 0, -2, 0, -1, 2, 0 }, { -1, -2, 0, 1, 2, 0 }, { -1, -2, 0, 0, 0, 1 }, }</text:p>
          </table:table-cell>
          <table:table-cell table:number-columns-repeated="101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directional motion + complexity</text:p>
          </table:table-cell>
          <table:table-cell/>
          <table:table-cell table:style-name="Default" office:value-type="float" office:value="26.5697" calcext:value-type="float">
            <text:p>26.5697</text:p>
          </table:table-cell>
          <table:table-cell table:style-name="Default" office:value-type="float" office:value="0.672074" calcext:value-type="float">
            <text:p>0.672074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small genome (see Fig. S7)</text:p>
          </table:table-cell>
          <table:table-cell table:style-name="ce10" office:value-type="string" calcext:value-type="string">
            <text:p>{ { -1, 0, 1, 1, 0, 2 }, { 1, 0, 0, 1, 0, 0 }, { -1, 0, 0, 1, 0, 0 }, { -2, 0, 0, 2, 0, -1 }, { 0, 0, 0, 1, 1, 0 }, { 0, -1, -1, 1, 0, 2 }, { 0, 0, 1, -2, 0, 2 }, { -1, 0, -2, 1, 1, 0 }, { 2, 0, 2, 0, 0, -2 }, { -1, 0, -1, 2, 1, 0 }, { 0, 2, 2, 0, 1, -2 }, { 0, 2, 1, 1, 0, -1 }, }</text:p>
          </table:table-cell>
          <table:table-cell table:number-columns-repeated="101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directional motion + complexity</text:p>
          </table:table-cell>
          <table:table-cell/>
          <table:table-cell table:style-name="Default" office:value-type="float" office:value="54.7424" calcext:value-type="float">
            <text:p>54.7424</text:p>
          </table:table-cell>
          <table:table-cell table:style-name="Default" office:value-type="float" office:value="0.777493" calcext:value-type="float">
            <text:p>0.777493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mall genome (see Fig. S7)</text:p>
          </table:table-cell>
          <table:table-cell table:style-name="ce10" office:value-type="string" calcext:value-type="string">
            <text:p>{ { 0, 0, -2, 2, -1, 1 }, { 1, 1, 0, 0, 1, -1 }, { 0, 0, -2, 0, 2, -1 }, { 2, 1, -1, 1, 0, 0 }, { 1, 1, 0, 1, 0, 1 }, { 0, 0, 0, -1, 0, 1 }, { 0, 0, -1, -2, 0, 0 }, { 0, -1, 0, -1, 0, 1 }, { 0, 0, -1, -2, -1, 2 }, { 0, 0, 0, 1, 0, 0 }, { -1, -2, 1, 0, 0, 0 }, { -2, 2, 1, 2, -2, 1 }, }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directional motion + complexity</text:p>
          </table:table-cell>
          <table:table-cell/>
          <table:table-cell table:style-name="Default" office:value-type="float" office:value="71.708" calcext:value-type="float">
            <text:p>71.708</text:p>
          </table:table-cell>
          <table:table-cell table:style-name="Default" office:value-type="float" office:value="0.803047" calcext:value-type="float">
            <text:p>0.803047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mall genome (see Fig. S7)</text:p>
          </table:table-cell>
          <table:table-cell table:style-name="ce10" office:value-type="string" calcext:value-type="string">
            <text:p>{ { 2, 1, -2, 1, 0, -2 }, { 0, 1, 0, 1, 0, 0 }, { 0, 2, 0, 0, -2, -1 }, { 0, -2, -1, 0, 1, 0 }, { 2, -1, -2, 1, 2, 0 }, { 1, 0, 0, -1, 1, 1 }, { -2, 1, 2, 0, 1, -1 }, { 0, 0, 1, 0, 1, 0 }, { 0, -1, 0, 1, -1, 1 }, { -1, 1, 2, 0, -1, 0 }, { 2, -1, 0, -1, 0, 1 }, { 0, -1, 0, -1, 1, 0 }, }</text:p>
          </table:table-cell>
          <table:table-cell table:number-columns-repeated="1016"/>
        </table:table-row>
        <table:table-row table:style-name="ro1" table:number-rows-repeated="2">
          <table:table-cell table:style-name="ce3"/>
          <table:table-cell table:number-columns-repeated="3"/>
          <table:table-cell table:style-name="ce5"/>
          <table:table-cell table:style-name="ce7"/>
          <table:table-cell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2"/>
          <table:table-cell table:style-name="ce7"/>
          <table:table-cell/>
          <table:table-cell table:style-name="ce10"/>
          <table:table-cell table:number-columns-repeated="1016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2"/>
          <table:table-cell table:style-name="ce7"/>
          <table:table-cell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 table:style-name="ce3"/>
          <table:table-cell table:number-columns-repeated="3"/>
          <table:table-cell table:style-name="ce5"/>
          <table:table-cell table:style-name="ce7"/>
          <table:table-cell table:style-name="ce5"/>
          <table:table-cell table:style-name="ce10"/>
          <table:table-cell table:style-name="ce5"/>
          <table:table-cell table:number-columns-repeated="1015"/>
        </table:table-row>
        <table:table-row table:style-name="ro1" table:number-rows-repeated="2">
          <table:table-cell table:style-name="ce3"/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5"/>
          <table:table-cell table:style-name="ce5"/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1" table:number-rows-repeated="3">
          <table:table-cell table:number-columns-repeated="4"/>
          <table:table-cell table:style-name="ce5"/>
          <table:table-cell table:style-name="ce7"/>
          <table:table-cell table:style-name="ce5"/>
          <table:table-cell table:style-name="ce10"/>
          <table:table-cell table:style-name="ce5"/>
          <table:table-cell table:number-columns-repeated="1015"/>
        </table:table-row>
        <table:table-row table:style-name="ro1" table:number-rows-repeated="11">
          <table:table-cell table:number-columns-repeated="4"/>
          <table:table-cell table:style-name="ce5"/>
          <table:table-cell table:style-name="ce3"/>
          <table:table-cell table:number-columns-repeated="1018"/>
        </table:table-row>
        <table:table-row table:style-name="ro1" table:number-rows-repeated="10483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helvetica" svg:font-family="helvetica" style:font-adornments="Regular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22:11:10.786695716</meta:creation-date>
    <dc:date>2024-09-04T23:18:27.520247168</dc:date>
    <meta:editing-duration>PT24M9S</meta:editing-duration>
    <meta:editing-cycles>6</meta:editing-cycles>
    <meta:generator>LibreOffice/7.3.7.2$Linux_X86_64 LibreOffice_project/30$Build-2</meta:generator>
    <meta:document-statistic meta:table-count="1" meta:cell-count="1335" meta:object-count="0"/>
  </office:meta>
</office:document-meta>
</file>